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3333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3333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FF66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FF66FF" style:repeat-content="false"/>
      <style:paragraph-properties fo:text-align="center"/>
      <style:text-properties fo:color="#FF3333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36">
      <style:table-cell-properties fo:border="thin solid #000000" style:vertical-align="automatic" fo:background-color="#FF66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  <style:text-properties fo:color="#000000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automatic" fo:background-color="#FF3333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  <style:text-properties fo:color="#FF3333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36">
      <style:table-cell-properties fo:border="thin solid #000000" style:vertical-align="automatic" fo:background-color="#99FF6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  <style:text-properties fo:color="#FF3333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color="#FF3333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36">
      <style:table-cell-properties fo:border="thin solid #000000" style:vertical-align="automatic" fo:background-color="#00CC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6666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FFFFFF"/>
      <style:text-properties fo:color="#FF3333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FF3333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#FF3333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9.36625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2.24895833333333cm" style:use-optimal-column-width="true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48.6pt" style:use-optimal-row-height="false" fo:break-before="auto"/>
    </style:style>
    <style:style style:name="ro2" style:family="table-row">
      <style:table-row-properties style:row-height="51.95pt" style:use-optimal-row-height="false" fo:break-before="auto"/>
    </style:style>
    <style:style style:name="ro3" style:family="table-row">
      <style:table-row-properties style:row-height="31.15pt" style:use-optimal-row-height="false" fo:break-before="auto"/>
    </style:style>
    <style:style style:name="ro4" style:family="table-row">
      <style:table-row-properties style:row-height="58.15pt" style:use-optimal-row-height="false" fo:break-before="auto"/>
    </style:style>
    <style:style style:name="ro5" style:family="table-row">
      <style:table-row-properties style:row-height="46.35pt" style:use-optimal-row-height="false" fo:break-before="auto"/>
    </style:style>
    <style:style style:name="ro6" style:family="table-row">
      <style:table-row-properties style:row-height="53.65pt" style:use-optimal-row-height="false" fo:break-before="auto"/>
    </style:style>
    <style:style style:name="ro7" style:family="table-row">
      <style:table-row-properties style:row-height="96.2pt" style:use-optimal-row-height="false" fo:break-before="auto"/>
    </style:style>
    <style:style style:name="ro8" style:family="table-row">
      <style:table-row-properties style:row-height="37.7pt" style:use-optimal-row-height="false" fo:break-before="auto"/>
    </style:style>
    <style:style style:name="ro9" style:family="table-row">
      <style:table-row-properties style:row-height="59.65pt" style:use-optimal-row-height="false" fo:break-before="auto"/>
    </style:style>
    <style:style style:name="ro10" style:family="table-row">
      <style:table-row-properties style:row-height="57.2pt" style:use-optimal-row-height="false" fo:break-before="auto"/>
    </style:style>
    <style:style style:name="ro11" style:family="table-row">
      <style:table-row-properties style:row-height="57.95pt" style:use-optimal-row-height="false" fo:break-before="auto"/>
    </style:style>
    <style:style style:name="ro12" style:family="table-row">
      <style:table-row-properties style:row-height="50.45pt" style:use-optimal-row-height="false" fo:break-before="auto"/>
    </style:style>
    <style:style style:name="ro13" style:family="table-row">
      <style:table-row-properties style:row-height="64.9pt" style:use-optimal-row-height="false" fo:break-before="auto"/>
    </style:style>
    <style:style style:name="ro14" style:family="table-row">
      <style:table-row-properties style:row-height="111.4pt" style:use-optimal-row-height="false" fo:break-before="auto"/>
    </style:style>
    <style:style style:name="ro15" style:family="table-row">
      <style:table-row-properties style:row-height="101.65pt" style:use-optimal-row-height="false" fo:break-before="auto"/>
    </style:style>
    <style:style style:name="ro16" style:family="table-row">
      <style:table-row-properties style:row-height="57.4pt" style:use-optimal-row-height="false" fo:break-before="auto"/>
    </style:style>
    <style:style style:name="ro17" style:family="table-row">
      <style:table-row-properties style:row-height="64.7pt" style:use-optimal-row-height="false" fo:break-before="auto"/>
    </style:style>
    <style:style style:name="ro18" style:family="table-row">
      <style:table-row-properties style:row-height="15.75pt" style:use-optimal-row-height="true" fo:break-before="auto"/>
    </style:style>
    <style:style style:name="ro1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7"/>
        <table:table-column table:style-name="co2" table:default-cell-style-name="ce11"/>
        <table:table-column table:style-name="co3" table:default-cell-style-name="ce28"/>
        <table:table-column table:style-name="co4" table:default-cell-style-name="ce29"/>
        <table:table-column table:style-name="co5" table:default-cell-style-name="ce29"/>
        <table:table-column table:style-name="co4" table:default-cell-style-name="ce29"/>
        <table:table-column table:style-name="co6" table:default-cell-style-name="ce29"/>
        <table:table-column table:style-name="co7" table:default-cell-style-name="ce3"/>
        <table:table-column table:style-name="co8" table:default-cell-style-name="ce1"/>
        <table:table-column table:style-name="co9" table:number-columns-repeated="1013" table:default-cell-style-name="ce1"/>
        <table:table-column table:style-name="co10" table:number-columns-repeated="15362" table:default-cell-style-name="ce1"/>
        <table:table-row table:style-name="ro1">
          <table:table-cell office:value-type="string" table:number-columns-spanned="3" table:number-rows-spanned="1" table:style-name="ce30">
            <text:p>TAŞINMAZLAR ŞEF ARŞİV-2025</text:p>
          </table:table-cell>
          <table:covered-table-cell table:number-columns-repeated="2"/>
          <table:table-cell table:number-columns-repeated="4" table:style-name="ce2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4">
            <text:p>SIRA NO</text:p>
          </table:table-cell>
          <table:table-cell office:value-type="string" table:style-name="ce4">
            <text:p>DOSYA NO</text:p>
          </table:table-cell>
          <table:table-cell office:value-type="string" table:style-name="ce5">
            <text:p>ŞEFLİĞİ</text:p>
          </table:table-cell>
          <table:table-cell office:value-type="string" table:style-name="ce4">
            <text:p>VERİLDİĞİ</text:p>
            <text:p><text:s/>TARİH</text:p>
          </table:table-cell>
          <table:table-cell office:value-type="string" table:style-name="ce4">
            <text:p><text:span text:style-name="T2">TESLİM ALAN</text:span><text:span text:style-name="T2"/></text:p>
            <text:p><text:span text:style-name="T2"><text:s/></text:span><text:span text:style-name="T2">PERSONELİN</text:span><text:span text:style-name="T2"/></text:p>
            <text:p><text:span text:style-name="T2"><text:s/></text:span><text:span text:style-name="T2">ADI SOYADI</text:span></text:p>
          </table:table-cell>
          <table:table-cell office:value-type="string" table:style-name="ce33">
            <text:p><text:span text:style-name="T2">ARŞİV</text:span><text:span text:style-name="T2"/></text:p>
            <text:p><text:span text:style-name="T2">GÖREVLİSİ</text:span><text:span text:style-name="T2"/></text:p>
            <text:p><text:span text:style-name="T2"><text:s/></text:span><text:span text:style-name="T2">ADI SOYAD</text:span>I</text:p>
          </table:table-cell>
          <table:table-cell office:value-type="string" table:style-name="ce32">
            <text:p>ARŞİVE</text:p>
            <text:p><text:s/>TESLİM</text:p>
            <text:p>TARİHİ</text:p>
          </table:table-cell>
          <table:table-cell table:style-name="ce3"/>
          <table:table-cell table:number-columns-repeated="16376" table:style-name="ce1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string" table:style-name="ce4">
            <text:p>KARŞIYAKA 141</text:p>
          </table:table-cell>
          <table:table-cell office:value-type="string" table:style-name="ce5">
            <text:p>TAŞINMAZLAR</text:p>
          </table:table-cell>
          <table:table-cell office:value-type="date" office:date-value="2023-09-27T00:00:00" table:style-name="ce6">
            <text:p>27/09/23</text:p>
          </table:table-cell>
          <table:table-cell office:value-type="string" table:style-name="ce4">
            <text:p>AYTAÇ</text:p>
          </table:table-cell>
          <table:table-cell office:value-type="string" table:style-name="ce4">
            <text:p>NURETTİN</text:p>
          </table:table-cell>
          <table:table-cell office:value-type="date" office:date-value="2026-03-05T00:00:00" table:style-name="ce6">
            <text:p>05/03/26</text:p>
          </table:table-cell>
          <table:table-cell table:style-name="ce7"/>
          <table:table-cell table:number-columns-repeated="16376" table:style-name="ce8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BALÇONA 178</text:p>
            <text:p><text:s/>7 NOLU DOSYASI</text:p>
          </table:table-cell>
          <table:table-cell office:value-type="string" table:style-name="ce5">
            <text:p>TAŞINMAZLAR</text:p>
          </table:table-cell>
          <table:table-cell office:value-type="date" office:date-value="2023-10-17T00:00:00" table:style-name="ce6">
            <text:p>17/10/23</text:p>
          </table:table-cell>
          <table:table-cell office:value-type="string" table:style-name="ce4">
            <text:p>İLKNUR</text:p>
          </table:table-cell>
          <table:table-cell table:number-columns-repeated="2"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string" table:style-name="ce4">
            <text:p>BUCA 494</text:p>
          </table:table-cell>
          <table:table-cell office:value-type="string" table:style-name="ce5">
            <text:p>TAŞINMAZLAR</text:p>
          </table:table-cell>
          <table:table-cell office:value-type="date" office:date-value="2023-10-30T00:00:00" table:style-name="ce6">
            <text:p>30/10/23</text:p>
          </table:table-cell>
          <table:table-cell office:value-type="string" table:style-name="ce4">
            <text:p>AYTAÇ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4" table:style-name="ce4">
            <text:p>4</text:p>
          </table:table-cell>
          <table:table-cell office:value-type="string" table:style-name="ce4">
            <text:p>BORNOVA 1230</text:p>
          </table:table-cell>
          <table:table-cell office:value-type="string" table:style-name="ce5">
            <text:p>TAŞINMAZLAR</text:p>
          </table:table-cell>
          <table:table-cell office:value-type="date" office:date-value="2023-11-06T00:00:00" table:style-name="ce6">
            <text:p>06/11/23</text:p>
          </table:table-cell>
          <table:table-cell office:value-type="string" table:style-name="ce4">
            <text:p>SELEN</text:p>
          </table:table-cell>
          <table:table-cell office:value-type="string" table:style-name="ce10">
            <text:p>DOSYA TAK</text:p>
          </table:table-cell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4">
            <text:p>BORNOVA 506</text:p>
          </table:table-cell>
          <table:table-cell office:value-type="string" table:style-name="ce5">
            <text:p>TAŞINMAZLAR</text:p>
          </table:table-cell>
          <table:table-cell office:value-type="date" office:date-value="2023-11-24T00:00:00" table:style-name="ce6">
            <text:p>24/11/23</text:p>
          </table:table-cell>
          <table:table-cell office:value-type="string" table:style-name="ce4">
            <text:p>AYTAÇ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6" table:style-name="ce4">
            <text:p>6</text:p>
          </table:table-cell>
          <table:table-cell office:value-type="string" table:style-name="ce4">
            <text:p>GAZİEMİR 208</text:p>
          </table:table-cell>
          <table:table-cell office:value-type="string" table:style-name="ce5">
            <text:p>TAŞINMAZLAR</text:p>
          </table:table-cell>
          <table:table-cell office:value-type="date" office:date-value="2023-11-29T00:00:00" table:style-name="ce6">
            <text:p>29/11/23</text:p>
          </table:table-cell>
          <table:table-cell office:value-type="string" table:style-name="ce4"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4">
            <text:p>BUCA 1854</text:p>
          </table:table-cell>
          <table:table-cell office:value-type="string" table:style-name="ce5">
            <text:p>TAŞINMAZLAR</text:p>
          </table:table-cell>
          <table:table-cell office:value-type="date" office:date-value="2023-12-01T00:00:00" table:style-name="ce6">
            <text:p>01/12/23</text:p>
          </table:table-cell>
          <table:table-cell office:value-type="string" table:style-name="ce4">
            <text:p>ONUR</text:p>
            <text:p>HALUK BEY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8" table:style-name="ce4">
            <text:p>8</text:p>
          </table:table-cell>
          <table:table-cell office:value-type="string" table:style-name="ce4">
            <text:p>URLA 118</text:p>
          </table:table-cell>
          <table:table-cell office:value-type="string" table:style-name="ce5">
            <text:p>TAŞINMAZLAR</text:p>
          </table:table-cell>
          <table:table-cell office:value-type="date" office:date-value="2023-12-04T00:00:00" table:style-name="ce6">
            <text:p>04/12/23</text:p>
          </table:table-cell>
          <table:table-cell office:value-type="string" table:style-name="ce4">
            <text:p>ONUR</text:p>
          </table:table-cell>
          <table:table-cell office:value-type="string" table:style-name="ce4">
            <text:p>DOSYA TAK</text:p>
          </table:table-cell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9" table:style-name="ce4">
            <text:p>9</text:p>
          </table:table-cell>
          <table:table-cell office:value-type="string" table:style-name="ce4">
            <text:p>BORNOVA 4</text:p>
          </table:table-cell>
          <table:table-cell office:value-type="string" table:style-name="ce5">
            <text:p>TAŞINMAZLAR</text:p>
          </table:table-cell>
          <table:table-cell office:value-type="date" office:date-value="2024-01-05T00:00:00" table:style-name="ce6">
            <text:p>05/01/24</text:p>
          </table:table-cell>
          <table:table-cell office:value-type="string" table:style-name="ce4">
            <text:p>ŞENDA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10" table:style-name="ce4">
            <text:p>10</text:p>
          </table:table-cell>
          <table:table-cell office:value-type="string" table:style-name="ce4">
            <text:p>KONAK VAPUR</text:p>
            <text:p><text:s/>İSKELESİ</text:p>
          </table:table-cell>
          <table:table-cell office:value-type="string" table:style-name="ce5">
            <text:p>TAŞINMAZLAR</text:p>
          </table:table-cell>
          <table:table-cell office:value-type="date" office:date-value="2024-01-16T00:00:00" table:style-name="ce6">
            <text:p>16/01/24</text:p>
          </table:table-cell>
          <table:table-cell office:value-type="string" table:style-name="ce4">
            <text:p>AKIN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11" table:style-name="ce4">
            <text:p>11</text:p>
          </table:table-cell>
          <table:table-cell office:value-type="string" table:style-name="ce4">
            <text:p>MUHTELİF 251</text:p>
          </table:table-cell>
          <table:table-cell office:value-type="string" table:style-name="ce5">
            <text:p>TAŞINMAZLAR</text:p>
          </table:table-cell>
          <table:table-cell office:value-type="date" office:date-value="2024-01-30T00:00:00" table:style-name="ce6">
            <text:p>30/01/24</text:p>
          </table:table-cell>
          <table:table-cell office:value-type="string" table:style-name="ce4">
            <text:p>OLCAY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12" table:style-name="ce4">
            <text:p>12</text:p>
          </table:table-cell>
          <table:table-cell office:value-type="string" table:style-name="ce4">
            <text:p>KARŞIYAKA 650</text:p>
          </table:table-cell>
          <table:table-cell office:value-type="string" table:style-name="ce5">
            <text:p>TAŞINMAZLAR</text:p>
          </table:table-cell>
          <table:table-cell office:value-type="date" office:date-value="2024-02-13T00:00:00" table:style-name="ce6">
            <text:p>13/02/24</text:p>
          </table:table-cell>
          <table:table-cell office:value-type="string" table:style-name="ce4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13" table:style-name="ce4">
            <text:p>13</text:p>
          </table:table-cell>
          <table:table-cell office:value-type="string" table:style-name="ce4">
            <text:p>KARŞIYAKA 256</text:p>
          </table:table-cell>
          <table:table-cell office:value-type="string" table:style-name="ce5">
            <text:p>TAŞINMAZLAR</text:p>
          </table:table-cell>
          <table:table-cell office:value-type="date" office:date-value="2024-02-13T00:00:00" table:style-name="ce6">
            <text:p>13/02/24</text:p>
          </table:table-cell>
          <table:table-cell office:value-type="string" table:style-name="ce4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14" table:style-name="ce4">
            <text:p>14</text:p>
          </table:table-cell>
          <table:table-cell office:value-type="string" table:style-name="ce4">
            <text:p>KARŞIYAKA 250</text:p>
          </table:table-cell>
          <table:table-cell office:value-type="string" table:style-name="ce5">
            <text:p>TAŞINMAZLAR</text:p>
          </table:table-cell>
          <table:table-cell office:value-type="date" office:date-value="2024-02-13T00:00:00" table:style-name="ce6">
            <text:p>13/02/24</text:p>
          </table:table-cell>
          <table:table-cell office:value-type="string" table:style-name="ce4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15" table:style-name="ce4">
            <text:p>15</text:p>
          </table:table-cell>
          <table:table-cell office:value-type="string" table:style-name="ce4">
            <text:p>İLİŞİKLİ 242</text:p>
          </table:table-cell>
          <table:table-cell office:value-type="string" table:style-name="ce5">
            <text:p>TAŞINMAZLAR</text:p>
          </table:table-cell>
          <table:table-cell office:value-type="date" office:date-value="2024-02-21T00:00:00" table:style-name="ce6">
            <text:p>21/02/24</text:p>
          </table:table-cell>
          <table:table-cell office:value-type="string" table:style-name="ce4">
            <text:p>SELEN</text:p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16" table:style-name="ce4">
            <text:p>16</text:p>
          </table:table-cell>
          <table:table-cell office:value-type="string" table:style-name="ce4">
            <text:p>İLİŞİKLİ 20</text:p>
          </table:table-cell>
          <table:table-cell office:value-type="string" table:style-name="ce5">
            <text:p>TAŞINMAZLAR</text:p>
          </table:table-cell>
          <table:table-cell office:value-type="date" office:date-value="2024-02-21T00:00:00" table:style-name="ce6">
            <text:p>21/02/24</text:p>
          </table:table-cell>
          <table:table-cell office:value-type="string" table:style-name="ce4">
            <text:p>SELEN</text:p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17" table:style-name="ce4">
            <text:p>17</text:p>
          </table:table-cell>
          <table:table-cell office:value-type="string" table:style-name="ce4">
            <text:p>BUCA 155</text:p>
          </table:table-cell>
          <table:table-cell office:value-type="string" table:style-name="ce5">
            <text:p>TAŞINMAZLAR</text:p>
          </table:table-cell>
          <table:table-cell office:value-type="date" office:date-value="2024-02-21T00:00:00" table:style-name="ce6">
            <text:p>21/02/24</text:p>
          </table:table-cell>
          <table:table-cell office:value-type="string" table:style-name="ce4">
            <text:p>SELEN</text:p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18" table:style-name="ce4">
            <text:p>18</text:p>
          </table:table-cell>
          <table:table-cell office:value-type="string" table:style-name="ce4">
            <text:p>İLİŞİKLİ 291</text:p>
          </table:table-cell>
          <table:table-cell office:value-type="string" table:style-name="ce5">
            <text:p>TAŞINMAZLAR</text:p>
          </table:table-cell>
          <table:table-cell office:value-type="date" office:date-value="2024-02-21T00:00:00" table:style-name="ce6">
            <text:p>21/02/24</text:p>
          </table:table-cell>
          <table:table-cell office:value-type="string" table:style-name="ce4">
            <text:p>SELEN</text:p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19" table:style-name="ce4">
            <text:p>19</text:p>
          </table:table-cell>
          <table:table-cell office:value-type="string" table:style-name="ce4">
            <text:p>İLİŞİKLİ 290</text:p>
          </table:table-cell>
          <table:table-cell office:value-type="string" table:style-name="ce5">
            <text:p>TAŞINMAZLAR</text:p>
          </table:table-cell>
          <table:table-cell office:value-type="date" office:date-value="2024-02-21T00:00:00" table:style-name="ce6">
            <text:p>21/02/24</text:p>
          </table:table-cell>
          <table:table-cell office:value-type="string" table:style-name="ce4">
            <text:p>SELEN</text:p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" table:style-name="ce9"/>
          <table:table-cell table:number-columns-repeated="16360" table:style-name="ce8"/>
        </table:table-row>
        <table:table-row table:style-name="ro3">
          <table:table-cell office:value-type="float" office:value="20" table:style-name="ce4">
            <text:p>20</text:p>
          </table:table-cell>
          <table:table-cell office:value-type="string" table:style-name="ce4">
            <text:p>BUCA 610</text:p>
          </table:table-cell>
          <table:table-cell office:value-type="string" table:style-name="ce5">
            <text:p>TAŞINMAZLAR</text:p>
          </table:table-cell>
          <table:table-cell office:value-type="date" office:date-value="2024-02-22T00:00:00" table:style-name="ce6">
            <text:p>22/02/24</text:p>
          </table:table-cell>
          <table:table-cell office:value-type="string" table:style-name="ce4">
            <text:p>GÜŞAH</text:p>
          </table:table-cell>
          <table:table-cell table:style-name="ce4"/>
          <table:table-cell table:style-name="ce6"/>
          <table:table-cell table:style-name="ce7"/>
          <table:table-cell table:number-columns-repeated="10" table:style-name="ce9"/>
          <table:table-cell table:number-columns-repeated="16366" table:style-name="ce8"/>
        </table:table-row>
        <table:table-row table:style-name="ro3">
          <table:table-cell office:value-type="float" office:value="21" table:style-name="ce4">
            <text:p>21</text:p>
          </table:table-cell>
          <table:table-cell office:value-type="string" table:style-name="ce4">
            <text:p>BUCA 611</text:p>
          </table:table-cell>
          <table:table-cell office:value-type="string" table:style-name="ce5">
            <text:p>TAŞINMAZLAR</text:p>
          </table:table-cell>
          <table:table-cell office:value-type="date" office:date-value="2024-02-22T00:00:00" table:style-name="ce6">
            <text:p>22/02/24</text:p>
          </table:table-cell>
          <table:table-cell office:value-type="string" table:style-name="ce4">
            <text:p>GÜŞAH</text:p>
          </table:table-cell>
          <table:table-cell table:style-name="ce4"/>
          <table:table-cell table:style-name="ce6"/>
          <table:table-cell table:style-name="ce7"/>
          <table:table-cell table:number-columns-repeated="10" table:style-name="ce9"/>
          <table:table-cell table:number-columns-repeated="16366" table:style-name="ce8"/>
        </table:table-row>
        <table:table-row table:style-name="ro3">
          <table:table-cell office:value-type="float" office:value="22" table:style-name="ce4">
            <text:p>22</text:p>
          </table:table-cell>
          <table:table-cell office:value-type="string" table:style-name="ce4">
            <text:p>BUCA 612</text:p>
          </table:table-cell>
          <table:table-cell office:value-type="string" table:style-name="ce5">
            <text:p>TAŞINMAZLAR</text:p>
          </table:table-cell>
          <table:table-cell office:value-type="date" office:date-value="2024-02-22T00:00:00" table:style-name="ce6">
            <text:p>22/02/24</text:p>
          </table:table-cell>
          <table:table-cell office:value-type="string" table:style-name="ce4">
            <text:p>GÜŞAH</text:p>
          </table:table-cell>
          <table:table-cell table:style-name="ce4"/>
          <table:table-cell table:style-name="ce6"/>
          <table:table-cell table:style-name="ce7"/>
          <table:table-cell table:number-columns-repeated="10" table:style-name="ce9"/>
          <table:table-cell table:number-columns-repeated="16366" table:style-name="ce8"/>
        </table:table-row>
        <table:table-row table:style-name="ro3">
          <table:table-cell office:value-type="float" office:value="23" table:style-name="ce4">
            <text:p>23</text:p>
          </table:table-cell>
          <table:table-cell office:value-type="string" table:style-name="ce4">
            <text:p>BUCA 613</text:p>
          </table:table-cell>
          <table:table-cell office:value-type="string" table:style-name="ce5">
            <text:p>TAŞINMAZLAR</text:p>
          </table:table-cell>
          <table:table-cell office:value-type="date" office:date-value="2024-02-22T00:00:00" table:style-name="ce6">
            <text:p>22/02/24</text:p>
          </table:table-cell>
          <table:table-cell office:value-type="string" table:style-name="ce4">
            <text:p>GÜŞAH</text:p>
          </table:table-cell>
          <table:table-cell table:style-name="ce4"/>
          <table:table-cell table:style-name="ce6"/>
          <table:table-cell table:style-name="ce7"/>
          <table:table-cell table:number-columns-repeated="10" table:style-name="ce9"/>
          <table:table-cell table:number-columns-repeated="16366" table:style-name="ce8"/>
        </table:table-row>
        <table:table-row table:style-name="ro3">
          <table:table-cell office:value-type="float" office:value="24" table:style-name="ce4">
            <text:p>24</text:p>
          </table:table-cell>
          <table:table-cell office:value-type="string" table:style-name="ce4">
            <text:p>BUCA 614</text:p>
          </table:table-cell>
          <table:table-cell office:value-type="string" table:style-name="ce5">
            <text:p>TAŞINMAZLAR</text:p>
          </table:table-cell>
          <table:table-cell office:value-type="date" office:date-value="2024-02-22T00:00:00" table:style-name="ce6">
            <text:p>22/02/24</text:p>
          </table:table-cell>
          <table:table-cell office:value-type="string" table:style-name="ce4">
            <text:p>GÜŞAH</text:p>
          </table:table-cell>
          <table:table-cell table:style-name="ce4"/>
          <table:table-cell table:style-name="ce6"/>
          <table:table-cell table:style-name="ce7"/>
          <table:table-cell table:number-columns-repeated="10" table:style-name="ce9"/>
          <table:table-cell table:number-columns-repeated="16366" table:style-name="ce8"/>
        </table:table-row>
        <table:table-row table:style-name="ro3">
          <table:table-cell office:value-type="float" office:value="25" table:style-name="ce4">
            <text:p>25</text:p>
          </table:table-cell>
          <table:table-cell office:value-type="string" table:style-name="ce4">
            <text:p>BUCA 615</text:p>
          </table:table-cell>
          <table:table-cell office:value-type="string" table:style-name="ce5">
            <text:p>TAŞINMAZLAR</text:p>
          </table:table-cell>
          <table:table-cell office:value-type="date" office:date-value="2024-02-22T00:00:00" table:style-name="ce6">
            <text:p>22/02/24</text:p>
          </table:table-cell>
          <table:table-cell office:value-type="string" table:style-name="ce4">
            <text:p>GÜŞAH</text:p>
          </table:table-cell>
          <table:table-cell table:style-name="ce4"/>
          <table:table-cell table:style-name="ce6"/>
          <table:table-cell table:style-name="ce7"/>
          <table:table-cell table:number-columns-repeated="10" table:style-name="ce9"/>
          <table:table-cell table:number-columns-repeated="16366" table:style-name="ce8"/>
        </table:table-row>
        <table:table-row table:style-name="ro3">
          <table:table-cell office:value-type="float" office:value="26" table:style-name="ce4">
            <text:p>26</text:p>
          </table:table-cell>
          <table:table-cell office:value-type="string" table:style-name="ce4">
            <text:p>İLİŞİKLİ 670</text:p>
          </table:table-cell>
          <table:table-cell office:value-type="string" table:style-name="ce5">
            <text:p>TAŞINMAZLAR</text:p>
          </table:table-cell>
          <table:table-cell office:value-type="date" office:date-value="2024-02-22T00:00:00" table:style-name="ce6">
            <text:p>22/02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9T00:00:00" table:style-name="ce6">
            <text:p>19/02/26</text:p>
          </table:table-cell>
          <table:table-cell table:style-name="ce7"/>
          <table:table-cell table:number-columns-repeated="10" table:style-name="ce9"/>
          <table:table-cell table:number-columns-repeated="16366" table:style-name="ce8"/>
        </table:table-row>
        <table:table-row table:style-name="ro3">
          <table:table-cell office:value-type="float" office:value="27" table:style-name="ce4">
            <text:p>27</text:p>
          </table:table-cell>
          <table:table-cell office:value-type="string" table:style-name="ce4">
            <text:p>İLİŞİKLİ 238</text:p>
          </table:table-cell>
          <table:table-cell office:value-type="string" table:style-name="ce5">
            <text:p>TAŞINMAZLAR</text:p>
          </table:table-cell>
          <table:table-cell office:value-type="date" office:date-value="2024-02-22T00:00:00" table:style-name="ce6">
            <text:p>22/02/24</text:p>
          </table:table-cell>
          <table:table-cell office:value-type="string" table:style-name="ce4">
            <text:p>SELEN</text:p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0" table:style-name="ce9"/>
          <table:table-cell table:number-columns-repeated="16366" table:style-name="ce8"/>
        </table:table-row>
        <table:table-row table:style-name="ro3">
          <table:table-cell office:value-type="float" office:value="28" table:style-name="ce4">
            <text:p>28</text:p>
          </table:table-cell>
          <table:table-cell office:value-type="string" table:style-name="ce4">
            <text:p>İLİŞİKLİ 230</text:p>
          </table:table-cell>
          <table:table-cell office:value-type="string" table:style-name="ce5">
            <text:p>TAŞINMAZLAR</text:p>
          </table:table-cell>
          <table:table-cell office:value-type="date" office:date-value="2024-02-22T00:00:00" table:style-name="ce6">
            <text:p>22/02/24</text:p>
          </table:table-cell>
          <table:table-cell office:value-type="string" table:style-name="ce4">
            <text:p>SELEN</text:p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0" table:style-name="ce9"/>
          <table:table-cell table:number-columns-repeated="16366" table:style-name="ce8"/>
        </table:table-row>
        <table:table-row table:style-name="ro3">
          <table:table-cell office:value-type="float" office:value="29" table:style-name="ce4">
            <text:p>29</text:p>
          </table:table-cell>
          <table:table-cell office:value-type="string" table:style-name="ce4">
            <text:p>SEFERİHİSAR 5</text:p>
          </table:table-cell>
          <table:table-cell office:value-type="string" table:style-name="ce5">
            <text:p>TAŞINMAZLAR</text:p>
          </table:table-cell>
          <table:table-cell office:value-type="date" office:date-value="2024-02-23T00:00:00" table:style-name="ce6">
            <text:p>23/02/24</text:p>
          </table:table-cell>
          <table:table-cell office:value-type="string" table:style-name="ce4">
            <text:p>SELEN</text:p>
            <text:p>GÜLŞAH</text:p>
          </table:table-cell>
          <table:table-cell table:style-name="ce11"/>
          <table:table-cell table:style-name="ce12"/>
          <table:table-cell table:style-name="ce7"/>
          <table:table-cell table:number-columns-repeated="16376" table:style-name="ce8"/>
        </table:table-row>
        <table:table-row table:style-name="ro3">
          <table:table-cell office:value-type="float" office:value="30" table:style-name="ce4">
            <text:p>30</text:p>
          </table:table-cell>
          <table:table-cell office:value-type="string" table:style-name="ce4">
            <text:p>KONAK 133</text:p>
          </table:table-cell>
          <table:table-cell office:value-type="string" table:style-name="ce5">
            <text:p>TAŞINMAZLAR</text:p>
          </table:table-cell>
          <table:table-cell office:value-type="date" office:date-value="2024-02-27T00:00:00" table:style-name="ce6">
            <text:p>27/02/24</text:p>
          </table:table-cell>
          <table:table-cell office:value-type="string" table:style-name="ce4">
            <text:p>YAVUZ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8"/>
        </table:table-row>
        <table:table-row table:style-name="ro3">
          <table:table-cell office:value-type="float" office:value="31" table:style-name="ce4">
            <text:p>31</text:p>
          </table:table-cell>
          <table:table-cell office:value-type="string" table:style-name="ce4">
            <text:p>KONAK 178</text:p>
          </table:table-cell>
          <table:table-cell office:value-type="string" table:style-name="ce5">
            <text:p>TAŞINMAZLAR</text:p>
          </table:table-cell>
          <table:table-cell office:value-type="date" office:date-value="2024-02-27T00:00:00" table:style-name="ce6">
            <text:p>27/02/24</text:p>
          </table:table-cell>
          <table:table-cell office:value-type="string" table:style-name="ce4">
            <text:p>YAVUZ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8"/>
        </table:table-row>
        <table:table-row table:style-name="ro3">
          <table:table-cell office:value-type="float" office:value="32" table:style-name="ce4">
            <text:p>32</text:p>
          </table:table-cell>
          <table:table-cell office:value-type="string" table:style-name="ce4">
            <text:p>BORNOVA 634</text:p>
          </table:table-cell>
          <table:table-cell office:value-type="string" table:style-name="ce5">
            <text:p>TAŞINMAZLAR</text:p>
          </table:table-cell>
          <table:table-cell office:value-type="date" office:date-value="2024-03-01T00:00:00" table:style-name="ce6">
            <text:p>01/03/24</text:p>
          </table:table-cell>
          <table:table-cell office:value-type="string" table:style-name="ce4">
            <text:p>BURCU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8"/>
        </table:table-row>
        <table:table-row table:style-name="ro3">
          <table:table-cell office:value-type="float" office:value="33" table:style-name="ce4">
            <text:p>33</text:p>
          </table:table-cell>
          <table:table-cell office:value-type="string" table:style-name="ce4">
            <text:p>BUCA 84</text:p>
          </table:table-cell>
          <table:table-cell office:value-type="string" table:style-name="ce5">
            <text:p>TAŞINMAZLAR</text:p>
          </table:table-cell>
          <table:table-cell office:value-type="date" office:date-value="2024-03-04T00:00:00" table:style-name="ce6">
            <text:p>04/03/24</text:p>
          </table:table-cell>
          <table:table-cell office:value-type="string" table:style-name="ce4">
            <text:p>ONUR BEY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8"/>
        </table:table-row>
        <table:table-row table:style-name="ro4">
          <table:table-cell office:value-type="float" office:value="34" table:style-name="ce4">
            <text:p>34</text:p>
          </table:table-cell>
          <table:table-cell office:value-type="string" table:style-name="ce4">
            <text:p>KARABAĞLAR İPOTEK</text:p>
            <text:p>DEVAM EDENLER</text:p>
            <text:p>149</text:p>
          </table:table-cell>
          <table:table-cell office:value-type="string" table:style-name="ce5">
            <text:p>TAŞINMAZLAR</text:p>
          </table:table-cell>
          <table:table-cell office:value-type="date" office:date-value="2024-03-05T00:00:00" table:style-name="ce6">
            <text:p>05/03/24</text:p>
          </table:table-cell>
          <table:table-cell office:value-type="string" table:style-name="ce4">
            <text:p>CEYDANUR</text:p>
          </table:table-cell>
          <table:table-cell table:style-name="ce4"/>
          <table:table-cell table:style-name="ce6"/>
          <table:table-cell office:value-type="string" table:style-name="ce13">
            <text:p>SÜLEYMAN ALDI</text:p>
            <text:p>CEYDAYA VERDİ</text:p>
          </table:table-cell>
          <table:table-cell table:number-columns-repeated="16376"/>
        </table:table-row>
        <table:table-row table:style-name="ro5">
          <table:table-cell office:value-type="float" office:value="35" table:style-name="ce4">
            <text:p>35</text:p>
          </table:table-cell>
          <table:table-cell office:value-type="string" table:style-name="ce4">
            <text:p>BUCA 410</text:p>
            <text:p>SATILAN</text:p>
          </table:table-cell>
          <table:table-cell office:value-type="string" table:style-name="ce5">
            <text:p>MESKEN</text:p>
          </table:table-cell>
          <table:table-cell office:value-type="date" office:date-value="2024-03-05T00:00:00" table:style-name="ce6">
            <text:p>05/03/24</text:p>
          </table:table-cell>
          <table:table-cell office:value-type="string" table:style-name="ce4">
            <text:p>HANDE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36" table:style-name="ce4">
            <text:p>36</text:p>
          </table:table-cell>
          <table:table-cell office:value-type="string" table:style-name="ce4">
            <text:p>KARŞIYAKA 231</text:p>
          </table:table-cell>
          <table:table-cell office:value-type="string" table:style-name="ce5">
            <text:p>TAŞINMAZLAR</text:p>
          </table:table-cell>
          <table:table-cell office:value-type="date" office:date-value="2024-03-08T00:00:00" table:style-name="ce6">
            <text:p>08/03/24</text:p>
          </table:table-cell>
          <table:table-cell office:value-type="string" table:style-name="ce4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6">
          <table:table-cell office:value-type="float" office:value="37" table:style-name="ce4">
            <text:p>37</text:p>
          </table:table-cell>
          <table:table-cell office:value-type="string" table:style-name="ce4">
            <text:p>İL ÖZEL İDARE</text:p>
            <text:p><text:s/>54/4</text:p>
            <text:p><text:s/>DAVA DOSYASI</text:p>
          </table:table-cell>
          <table:table-cell office:value-type="string" table:style-name="ce5">
            <text:p>TAŞINMAZLAR</text:p>
          </table:table-cell>
          <table:table-cell office:value-type="date" office:date-value="2024-03-11T00:00:00" table:style-name="ce6">
            <text:p>11/03/24</text:p>
          </table:table-cell>
          <table:table-cell office:value-type="string" table:style-name="ce4">
            <text:p>İLKNUR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38" table:style-name="ce4">
            <text:p>38</text:p>
          </table:table-cell>
          <table:table-cell office:value-type="string" table:style-name="ce4">
            <text:p>ÖDEMİŞ 57</text:p>
          </table:table-cell>
          <table:table-cell office:value-type="string" table:style-name="ce5">
            <text:p>TAŞINMAZLAR</text:p>
          </table:table-cell>
          <table:table-cell office:value-type="date" office:date-value="2024-03-15T00:00:00" table:style-name="ce6">
            <text:p>15/03/24</text:p>
          </table:table-cell>
          <table:table-cell office:value-type="string" table:style-name="ce4">
            <text:p>RESUL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39" table:style-name="ce4">
            <text:p>39</text:p>
          </table:table-cell>
          <table:table-cell office:value-type="string" table:style-name="ce4">
            <text:p>KAT KARŞILIĞI</text:p>
            <text:p>VEKALET KLASÖRÜ</text:p>
          </table:table-cell>
          <table:table-cell office:value-type="string" table:style-name="ce5">
            <text:p>TAŞINMAZLAR</text:p>
          </table:table-cell>
          <table:table-cell office:value-type="date" office:date-value="2024-03-18T00:00:00" table:style-name="ce6">
            <text:p>18/03/24</text:p>
          </table:table-cell>
          <table:table-cell office:value-type="string" table:style-name="ce4">
            <text:p>AYTAÇ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40" table:style-name="ce4">
            <text:p>40</text:p>
          </table:table-cell>
          <table:table-cell office:value-type="string" table:style-name="ce4">
            <text:p>KINIK 61</text:p>
          </table:table-cell>
          <table:table-cell office:value-type="string" table:style-name="ce5">
            <text:p>TAŞINMAZLAR</text:p>
          </table:table-cell>
          <table:table-cell office:value-type="date" office:date-value="2024-03-20T00:00:00" table:style-name="ce6">
            <text:p>20/03/24</text:p>
          </table:table-cell>
          <table:table-cell office:value-type="string" table:style-name="ce4"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41" table:style-name="ce4">
            <text:p>41</text:p>
          </table:table-cell>
          <table:table-cell office:value-type="string" table:style-name="ce4">
            <text:p>KINIK 62</text:p>
          </table:table-cell>
          <table:table-cell office:value-type="string" table:style-name="ce5">
            <text:p>TAŞINMAZLAR</text:p>
          </table:table-cell>
          <table:table-cell office:value-type="date" office:date-value="2024-03-20T00:00:00" table:style-name="ce6">
            <text:p>20/03/24</text:p>
          </table:table-cell>
          <table:table-cell office:value-type="string" table:style-name="ce4"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42" table:style-name="ce4">
            <text:p>42</text:p>
          </table:table-cell>
          <table:table-cell office:value-type="string" table:style-name="ce4">
            <text:p>KINIK 63</text:p>
          </table:table-cell>
          <table:table-cell office:value-type="string" table:style-name="ce5">
            <text:p>TAŞINMAZLAR</text:p>
          </table:table-cell>
          <table:table-cell office:value-type="date" office:date-value="2024-03-20T00:00:00" table:style-name="ce6">
            <text:p>20/03/24</text:p>
          </table:table-cell>
          <table:table-cell office:value-type="string" table:style-name="ce4"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43" table:style-name="ce4">
            <text:p>43</text:p>
          </table:table-cell>
          <table:table-cell office:value-type="string" table:style-name="ce4">
            <text:p>KINIK 64</text:p>
          </table:table-cell>
          <table:table-cell office:value-type="string" table:style-name="ce5">
            <text:p>TAŞINMAZLAR</text:p>
          </table:table-cell>
          <table:table-cell office:value-type="date" office:date-value="2024-03-20T00:00:00" table:style-name="ce6">
            <text:p>20/03/24</text:p>
          </table:table-cell>
          <table:table-cell office:value-type="string" table:style-name="ce4"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44" table:style-name="ce4">
            <text:p>44</text:p>
          </table:table-cell>
          <table:table-cell office:value-type="string" table:style-name="ce4">
            <text:p>KINIK 65</text:p>
          </table:table-cell>
          <table:table-cell office:value-type="string" table:style-name="ce5">
            <text:p>TAŞINMAZLAR</text:p>
          </table:table-cell>
          <table:table-cell office:value-type="date" office:date-value="2024-03-20T00:00:00" table:style-name="ce6">
            <text:p>20/03/24</text:p>
          </table:table-cell>
          <table:table-cell office:value-type="string" table:style-name="ce4"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45" table:style-name="ce4">
            <text:p>45</text:p>
          </table:table-cell>
          <table:table-cell office:value-type="string" table:style-name="ce4">
            <text:p>KARŞIYAKA 215</text:p>
          </table:table-cell>
          <table:table-cell office:value-type="string" table:style-name="ce5">
            <text:p>TAŞINMAZLAR</text:p>
          </table:table-cell>
          <table:table-cell office:value-type="date" office:date-value="2024-03-20T00:00:00" table:style-name="ce6">
            <text:p>20/03/24</text:p>
          </table:table-cell>
          <table:table-cell office:value-type="string" table:style-name="ce4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46" table:style-name="ce4">
            <text:p>46</text:p>
          </table:table-cell>
          <table:table-cell office:value-type="string" table:style-name="ce4">
            <text:p>KARŞIYAKA 571</text:p>
          </table:table-cell>
          <table:table-cell office:value-type="string" table:style-name="ce5">
            <text:p>TAŞINMAZLAR</text:p>
          </table:table-cell>
          <table:table-cell office:value-type="date" office:date-value="2024-04-01T00:00:00" table:style-name="ce6">
            <text:p>01/04/24</text:p>
          </table:table-cell>
          <table:table-cell office:value-type="string" table:style-name="ce4">
            <text:p>GÜLŞAH</text:p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47" table:style-name="ce4">
            <text:p>47</text:p>
          </table:table-cell>
          <table:table-cell office:value-type="string" table:style-name="ce4">
            <text:p>KARŞIYAKA 272</text:p>
          </table:table-cell>
          <table:table-cell office:value-type="string" table:style-name="ce5">
            <text:p>TAŞINMAZLAR</text:p>
          </table:table-cell>
          <table:table-cell office:value-type="date" office:date-value="2024-04-01T00:00:00" table:style-name="ce6">
            <text:p>01/04/24</text:p>
          </table:table-cell>
          <table:table-cell office:value-type="string" table:style-name="ce4">
            <text:p>GÜLŞAH</text:p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48" table:style-name="ce4">
            <text:p>48</text:p>
          </table:table-cell>
          <table:table-cell office:value-type="string" table:style-name="ce4">
            <text:p>BORNOVA 968</text:p>
          </table:table-cell>
          <table:table-cell office:value-type="string" table:style-name="ce5">
            <text:p>TAŞINMAZLAR</text:p>
          </table:table-cell>
          <table:table-cell office:value-type="date" office:date-value="2024-04-04T00:00:00" table:style-name="ce6">
            <text:p>04/04/24</text:p>
          </table:table-cell>
          <table:table-cell office:value-type="string" table:style-name="ce4">
            <text:p>BURCU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7">
          <table:table-cell office:value-type="float" office:value="49" table:style-name="ce4">
            <text:p>49</text:p>
          </table:table-cell>
          <table:table-cell office:value-type="string" table:style-name="ce4">
            <text:p>1 NOLU</text:p>
            <text:p>KARŞIYAKA</text:p>
            <text:p>KAT KARŞILIĞI</text:p>
            <text:p>26791 ADA 1 PARSEL</text:p>
            <text:p>KIRKPINAR DAYANIKLI</text:p>
            <text:p/>
          </table:table-cell>
          <table:table-cell office:value-type="string" table:style-name="ce5">
            <text:p>TAŞINMAZLAR</text:p>
          </table:table-cell>
          <table:table-cell office:value-type="date" office:date-value="2024-04-05T00:00:00" table:style-name="ce6">
            <text:p>05/04/24</text:p>
          </table:table-cell>
          <table:table-cell office:value-type="string" table:style-name="ce4"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50" table:style-name="ce4">
            <text:p>50</text:p>
          </table:table-cell>
          <table:table-cell office:value-type="string" table:style-name="ce4">
            <text:p>ÇİĞLİ 374</text:p>
          </table:table-cell>
          <table:table-cell office:value-type="string" table:style-name="ce5">
            <text:p>TAŞINMAZLAR</text:p>
          </table:table-cell>
          <table:table-cell office:value-type="date" office:date-value="2024-04-22T00:00:00" table:style-name="ce6">
            <text:p>22/04/24</text:p>
          </table:table-cell>
          <table:table-cell office:value-type="string" table:style-name="ce4">
            <text:p>YAVUZ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52" table:style-name="ce4">
            <text:p>52</text:p>
          </table:table-cell>
          <table:table-cell office:value-type="string" table:style-name="ce4">
            <text:p>MUHTELİF 192</text:p>
          </table:table-cell>
          <table:table-cell office:value-type="string" table:style-name="ce5">
            <text:p>TAŞINMAZLAR</text:p>
          </table:table-cell>
          <table:table-cell office:value-type="date" office:date-value="2024-04-25T00:00:00" table:style-name="ce6">
            <text:p>25/04/24</text:p>
          </table:table-cell>
          <table:table-cell office:value-type="string" table:style-name="ce4"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53" table:style-name="ce4">
            <text:p>53</text:p>
          </table:table-cell>
          <table:table-cell office:value-type="string" table:style-name="ce4">
            <text:p>KARABAĞLAR 3615</text:p>
          </table:table-cell>
          <table:table-cell office:value-type="string" table:style-name="ce5">
            <text:p>TAŞINMAZLAR</text:p>
          </table:table-cell>
          <table:table-cell office:value-type="date" office:date-value="2024-05-13T00:00:00" table:style-name="ce6">
            <text:p>13/05/24</text:p>
          </table:table-cell>
          <table:table-cell office:value-type="string" table:style-name="ce4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9T00:00:00" table:style-name="ce6">
            <text:p>19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54" table:style-name="ce4">
            <text:p>54</text:p>
          </table:table-cell>
          <table:table-cell office:value-type="string" table:style-name="ce4">
            <text:p>GAZİEMİR 170</text:p>
          </table:table-cell>
          <table:table-cell office:value-type="string" table:style-name="ce5">
            <text:p>TAŞINMAZLAR</text:p>
          </table:table-cell>
          <table:table-cell office:value-type="date" office:date-value="2024-05-22T00:00:00" table:style-name="ce6">
            <text:p>22/05/24</text:p>
          </table:table-cell>
          <table:table-cell office:value-type="string" table:style-name="ce4">
            <text:p>YAVUZ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55" table:style-name="ce4">
            <text:p>55</text:p>
          </table:table-cell>
          <table:table-cell office:value-type="string" table:style-name="ce4">
            <text:p>BALÇOVA 194</text:p>
          </table:table-cell>
          <table:table-cell office:value-type="string" table:style-name="ce5">
            <text:p>TAŞINMAZLAR</text:p>
          </table:table-cell>
          <table:table-cell office:value-type="date" office:date-value="2024-05-29T00:00:00" table:style-name="ce6">
            <text:p>29/05/24</text:p>
          </table:table-cell>
          <table:table-cell office:value-type="string" table:style-name="ce4">
            <text:p>SELEN</text:p>
          </table:table-cell>
          <table:table-cell office:value-type="string" table:style-name="ce6">
            <text:p>NURETTİN</text:p>
          </table:table-cell>
          <table:table-cell office:value-type="date" office:date-value="2025-12-02T00:00:00" table:style-name="ce6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56" table:style-name="ce4">
            <text:p>56</text:p>
          </table:table-cell>
          <table:table-cell office:value-type="string" table:style-name="ce4">
            <text:p>BALÇOVA 31</text:p>
          </table:table-cell>
          <table:table-cell office:value-type="string" table:style-name="ce5">
            <text:p>TAŞINMAZLAR</text:p>
          </table:table-cell>
          <table:table-cell office:value-type="date" office:date-value="2024-06-05T00:00:00" table:style-name="ce6">
            <text:p>05/06/24</text:p>
          </table:table-cell>
          <table:table-cell office:value-type="string" table:style-name="ce4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57" table:style-name="ce4">
            <text:p>57</text:p>
          </table:table-cell>
          <table:table-cell office:value-type="string" table:style-name="ce4">
            <text:p>BALÇOVA 32</text:p>
          </table:table-cell>
          <table:table-cell office:value-type="string" table:style-name="ce5">
            <text:p>TAŞINMAZLAR</text:p>
          </table:table-cell>
          <table:table-cell office:value-type="date" office:date-value="2024-06-05T00:00:00" table:style-name="ce6">
            <text:p>05/06/24</text:p>
          </table:table-cell>
          <table:table-cell office:value-type="string" table:style-name="ce4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58" table:style-name="ce4">
            <text:p>58</text:p>
          </table:table-cell>
          <table:table-cell office:value-type="string" table:style-name="ce4">
            <text:p>KARŞIYAKA 1479</text:p>
          </table:table-cell>
          <table:table-cell office:value-type="string" table:style-name="ce5">
            <text:p>TAŞINMAZLAR</text:p>
          </table:table-cell>
          <table:table-cell office:value-type="date" office:date-value="2024-07-02T00:00:00" table:style-name="ce6">
            <text:p>02/07/24</text:p>
          </table:table-cell>
          <table:table-cell office:value-type="string" table:style-name="ce4"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59" table:style-name="ce4">
            <text:p>59</text:p>
          </table:table-cell>
          <table:table-cell office:value-type="string" table:style-name="ce4">
            <text:p>BUCA 910</text:p>
          </table:table-cell>
          <table:table-cell office:value-type="string" table:style-name="ce5">
            <text:p>TAŞINMAZLAR</text:p>
          </table:table-cell>
          <table:table-cell office:value-type="date" office:date-value="2024-07-10T00:00:00" table:style-name="ce6">
            <text:p>10/07/24</text:p>
          </table:table-cell>
          <table:table-cell office:value-type="string" table:style-name="ce4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60" table:style-name="ce4">
            <text:p>60</text:p>
          </table:table-cell>
          <table:table-cell office:value-type="string" table:style-name="ce4">
            <text:p>BUCA <text:s/>40</text:p>
          </table:table-cell>
          <table:table-cell office:value-type="string" table:style-name="ce5">
            <text:p>TAŞINMAZLAR</text:p>
          </table:table-cell>
          <table:table-cell office:value-type="date" office:date-value="2024-07-16T00:00:00" table:style-name="ce6">
            <text:p>16/07/24</text:p>
          </table:table-cell>
          <table:table-cell office:value-type="string" table:style-name="ce4">
            <text:p>SÜLEYMA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61" table:style-name="ce4">
            <text:p>61</text:p>
          </table:table-cell>
          <table:table-cell office:value-type="string" table:style-name="ce4">
            <text:p>1445 ADA</text:p>
          </table:table-cell>
          <table:table-cell office:value-type="string" table:style-name="ce5">
            <text:p>TAŞINMAZLAR</text:p>
          </table:table-cell>
          <table:table-cell office:value-type="date" office:date-value="2024-07-18T00:00:00" table:style-name="ce6">
            <text:p>18/07/24</text:p>
          </table:table-cell>
          <table:table-cell office:value-type="string" table:style-name="ce4">
            <text:p>GÜŞAH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62" table:style-name="ce4">
            <text:p>62</text:p>
          </table:table-cell>
          <table:table-cell office:value-type="string" table:style-name="ce14">
            <text:p>SELÇUK 25</text:p>
          </table:table-cell>
          <table:table-cell office:value-type="string" table:style-name="ce15">
            <text:p>TAŞINMAZLAR</text:p>
          </table:table-cell>
          <table:table-cell office:value-type="date" office:date-value="2024-07-19T00:00:00" table:style-name="ce16">
            <text:p>19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63" table:style-name="ce4">
            <text:p>63</text:p>
          </table:table-cell>
          <table:table-cell office:value-type="string" table:style-name="ce14">
            <text:p>SELÇUK 26</text:p>
          </table:table-cell>
          <table:table-cell office:value-type="string" table:style-name="ce15">
            <text:p>TAŞINMAZLAR</text:p>
          </table:table-cell>
          <table:table-cell office:value-type="date" office:date-value="2024-07-19T00:00:00" table:style-name="ce16">
            <text:p>19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64" table:style-name="ce4">
            <text:p>64</text:p>
          </table:table-cell>
          <table:table-cell office:value-type="string" table:style-name="ce14">
            <text:p>SELÇUK 27</text:p>
          </table:table-cell>
          <table:table-cell office:value-type="string" table:style-name="ce15">
            <text:p>TAŞINMAZLAR</text:p>
          </table:table-cell>
          <table:table-cell office:value-type="date" office:date-value="2024-07-19T00:00:00" table:style-name="ce16">
            <text:p>19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65" table:style-name="ce4">
            <text:p>65</text:p>
          </table:table-cell>
          <table:table-cell office:value-type="string" table:style-name="ce14">
            <text:p>SELÇUK 28</text:p>
          </table:table-cell>
          <table:table-cell office:value-type="string" table:style-name="ce15">
            <text:p>TAŞINMAZLAR</text:p>
          </table:table-cell>
          <table:table-cell office:value-type="date" office:date-value="2024-07-19T00:00:00" table:style-name="ce16">
            <text:p>19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66" table:style-name="ce4">
            <text:p>66</text:p>
          </table:table-cell>
          <table:table-cell office:value-type="string" table:style-name="ce14">
            <text:p>SELÇUK 29</text:p>
          </table:table-cell>
          <table:table-cell office:value-type="string" table:style-name="ce15">
            <text:p>TAŞINMAZLAR</text:p>
          </table:table-cell>
          <table:table-cell office:value-type="date" office:date-value="2024-07-19T00:00:00" table:style-name="ce16">
            <text:p>19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67" table:style-name="ce4">
            <text:p>67</text:p>
          </table:table-cell>
          <table:table-cell office:value-type="string" table:style-name="ce14">
            <text:p>SELÇUK 30</text:p>
          </table:table-cell>
          <table:table-cell office:value-type="string" table:style-name="ce15">
            <text:p>TAŞINMAZLAR</text:p>
          </table:table-cell>
          <table:table-cell office:value-type="date" office:date-value="2024-07-20T00:00:00" table:style-name="ce16">
            <text:p>20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68" table:style-name="ce4">
            <text:p>68</text:p>
          </table:table-cell>
          <table:table-cell office:value-type="string" table:style-name="ce14">
            <text:p>SELÇUK 31</text:p>
          </table:table-cell>
          <table:table-cell office:value-type="string" table:style-name="ce15">
            <text:p>TAŞINMAZLAR</text:p>
          </table:table-cell>
          <table:table-cell office:value-type="date" office:date-value="2024-07-21T00:00:00" table:style-name="ce16">
            <text:p>21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69" table:style-name="ce4">
            <text:p>69</text:p>
          </table:table-cell>
          <table:table-cell office:value-type="string" table:style-name="ce14">
            <text:p>SELÇUK 32</text:p>
          </table:table-cell>
          <table:table-cell office:value-type="string" table:style-name="ce15">
            <text:p>TAŞINMAZLAR</text:p>
          </table:table-cell>
          <table:table-cell office:value-type="date" office:date-value="2024-07-22T00:00:00" table:style-name="ce16">
            <text:p>22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70" table:style-name="ce4">
            <text:p>70</text:p>
          </table:table-cell>
          <table:table-cell office:value-type="string" table:style-name="ce14">
            <text:p>SELÇUK 33</text:p>
          </table:table-cell>
          <table:table-cell office:value-type="string" table:style-name="ce15">
            <text:p>TAŞINMAZLAR</text:p>
          </table:table-cell>
          <table:table-cell office:value-type="date" office:date-value="2024-07-23T00:00:00" table:style-name="ce16">
            <text:p>23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71" table:style-name="ce4">
            <text:p>71</text:p>
          </table:table-cell>
          <table:table-cell office:value-type="string" table:style-name="ce14">
            <text:p>SELÇUK 34</text:p>
          </table:table-cell>
          <table:table-cell office:value-type="string" table:style-name="ce15">
            <text:p>TAŞINMAZLAR</text:p>
          </table:table-cell>
          <table:table-cell office:value-type="date" office:date-value="2024-07-24T00:00:00" table:style-name="ce16">
            <text:p>24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72" table:style-name="ce4">
            <text:p>72</text:p>
          </table:table-cell>
          <table:table-cell office:value-type="string" table:style-name="ce14">
            <text:p>SELÇUK 35</text:p>
          </table:table-cell>
          <table:table-cell office:value-type="string" table:style-name="ce15">
            <text:p>TAŞINMAZLAR</text:p>
          </table:table-cell>
          <table:table-cell office:value-type="date" office:date-value="2024-07-25T00:00:00" table:style-name="ce16">
            <text:p>25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73" table:style-name="ce4">
            <text:p>73</text:p>
          </table:table-cell>
          <table:table-cell office:value-type="string" table:style-name="ce14">
            <text:p>SELÇUK 36</text:p>
          </table:table-cell>
          <table:table-cell office:value-type="string" table:style-name="ce15">
            <text:p>TAŞINMAZLAR</text:p>
          </table:table-cell>
          <table:table-cell office:value-type="date" office:date-value="2024-07-26T00:00:00" table:style-name="ce16">
            <text:p>26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74" table:style-name="ce4">
            <text:p>74</text:p>
          </table:table-cell>
          <table:table-cell office:value-type="string" table:style-name="ce14">
            <text:p>SELÇUK 37</text:p>
          </table:table-cell>
          <table:table-cell office:value-type="string" table:style-name="ce15">
            <text:p>TAŞINMAZLAR</text:p>
          </table:table-cell>
          <table:table-cell office:value-type="date" office:date-value="2024-07-27T00:00:00" table:style-name="ce16">
            <text:p>27/07/24</text:p>
          </table:table-cell>
          <table:table-cell office:value-type="string" table:style-name="ce14">
            <text:p>AYTAÇ</text:p>
            <text:p>'LARIN ODADA</text:p>
          </table:table-cell>
          <table:table-cell table:style-name="ce14"/>
          <table:table-cell table:style-name="ce16"/>
          <table:table-cell table:style-name="ce7"/>
          <table:table-cell table:number-columns-repeated="16376"/>
        </table:table-row>
        <table:table-row table:style-name="ro3">
          <table:table-cell office:value-type="float" office:value="75" table:style-name="ce4">
            <text:p>75</text:p>
          </table:table-cell>
          <table:table-cell office:value-type="string" table:style-name="ce4">
            <text:p>URLA 104</text:p>
          </table:table-cell>
          <table:table-cell office:value-type="string" table:style-name="ce5">
            <text:p>TAŞINMAZLAR</text:p>
          </table:table-cell>
          <table:table-cell office:value-type="date" office:date-value="2024-07-26T00:00:00" table:style-name="ce6">
            <text:p>26/07/24</text:p>
          </table:table-cell>
          <table:table-cell office:value-type="string" table:style-name="ce4">
            <text:p>OLCAY</text:p>
          </table:table-cell>
          <table:table-cell table:number-columns-repeated="2"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76" table:style-name="ce4">
            <text:p>76</text:p>
          </table:table-cell>
          <table:table-cell office:value-type="string" table:style-name="ce4">
            <text:p>KONAK 387</text:p>
          </table:table-cell>
          <table:table-cell office:value-type="string" table:style-name="ce5">
            <text:p>TAŞINMAZLAR</text:p>
          </table:table-cell>
          <table:table-cell office:value-type="date" office:date-value="2024-07-29T00:00:00" table:style-name="ce6">
            <text:p>29/07/24</text:p>
          </table:table-cell>
          <table:table-cell office:value-type="string" table:style-name="ce4">
            <text:p>YAVUZ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77" table:style-name="ce4">
            <text:p>77</text:p>
          </table:table-cell>
          <table:table-cell office:value-type="string" table:style-name="ce4">
            <text:p>KONAK YAPI KAYIT BELEGELERİ</text:p>
          </table:table-cell>
          <table:table-cell office:value-type="string" table:style-name="ce5">
            <text:p>TAŞINMAZLAR</text:p>
          </table:table-cell>
          <table:table-cell office:value-type="date" office:date-value="2024-07-31T00:00:00" table:style-name="ce6">
            <text:p>31/07/24</text:p>
          </table:table-cell>
          <table:table-cell office:value-type="string" table:style-name="ce4">
            <text:p>YAVUZ</text:p>
            <text:p>ONUR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78" table:style-name="ce4">
            <text:p>78</text:p>
          </table:table-cell>
          <table:table-cell office:value-type="string" table:style-name="ce4">
            <text:p>İLİŞİKLİ 57</text:p>
          </table:table-cell>
          <table:table-cell office:value-type="string" table:style-name="ce5">
            <text:p>TAŞINMAZLAR</text:p>
          </table:table-cell>
          <table:table-cell office:value-type="date" office:date-value="2024-08-02T00:00:00" table:style-name="ce6">
            <text:p>02/08/24</text:p>
          </table:table-cell>
          <table:table-cell office:value-type="string" table:style-name="ce4">
            <text:p>OLCAY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79" table:style-name="ce4">
            <text:p>79</text:p>
          </table:table-cell>
          <table:table-cell office:value-type="string" table:style-name="ce4">
            <text:p>MUHTELİF 167</text:p>
          </table:table-cell>
          <table:table-cell office:value-type="string" table:style-name="ce5">
            <text:p>TAŞINMAZLAR</text:p>
          </table:table-cell>
          <table:table-cell office:value-type="date" office:date-value="2024-08-08T00:00:00" table:style-name="ce6">
            <text:p>08/08/24</text:p>
          </table:table-cell>
          <table:table-cell office:value-type="string" table:style-name="ce4">
            <text:p>YAVUZ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80" table:style-name="ce4">
            <text:p>80</text:p>
          </table:table-cell>
          <table:table-cell office:value-type="string" table:style-name="ce4">
            <text:p>BAYRAKLI 189</text:p>
          </table:table-cell>
          <table:table-cell office:value-type="string" table:style-name="ce5">
            <text:p>TAŞINMAZLAR</text:p>
          </table:table-cell>
          <table:table-cell office:value-type="date" office:date-value="2024-08-12T00:00:00" table:style-name="ce6">
            <text:p>12/08/24</text:p>
          </table:table-cell>
          <table:table-cell office:value-type="string" table:style-name="ce4">
            <text:p>İSMAİL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81" table:style-name="ce4">
            <text:p>81</text:p>
          </table:table-cell>
          <table:table-cell office:value-type="string" table:style-name="ce4">
            <text:p>BALÇOVA 14</text:p>
          </table:table-cell>
          <table:table-cell office:value-type="string" table:style-name="ce5">
            <text:p>TAŞINMAZLAR</text:p>
          </table:table-cell>
          <table:table-cell office:value-type="date" office:date-value="2024-08-21T00:00:00" table:style-name="ce12">
            <text:p>21/08/24</text:p>
          </table:table-cell>
          <table:table-cell office:value-type="string" table:style-name="ce4">
            <text:p>GÜLÇİ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82" table:style-name="ce4">
            <text:p>82</text:p>
          </table:table-cell>
          <table:table-cell office:value-type="string" table:style-name="ce4">
            <text:p>BALÇOVA 15</text:p>
          </table:table-cell>
          <table:table-cell office:value-type="string" table:style-name="ce5">
            <text:p>TAŞINMAZLAR</text:p>
          </table:table-cell>
          <table:table-cell office:value-type="date" office:date-value="2024-08-21T00:00:00" table:style-name="ce12">
            <text:p>21/08/24</text:p>
          </table:table-cell>
          <table:table-cell office:value-type="string" table:style-name="ce4">
            <text:p>GÜLÇİ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83" table:style-name="ce4">
            <text:p>83</text:p>
          </table:table-cell>
          <table:table-cell office:value-type="string" table:style-name="ce4">
            <text:p>İLİŞİKLİ 680</text:p>
          </table:table-cell>
          <table:table-cell office:value-type="string" table:style-name="ce5">
            <text:p>TAŞINMAZLAR</text:p>
          </table:table-cell>
          <table:table-cell office:value-type="date" office:date-value="2024-08-21T00:00:00" table:style-name="ce12">
            <text:p>21/08/24</text:p>
          </table:table-cell>
          <table:table-cell office:value-type="string" table:style-name="ce4">
            <text:p>BURCU</text:p>
          </table:table-cell>
          <table:table-cell office:value-type="string" table:style-name="ce10">
            <text:p>DOSYA TAK</text:p>
          </table:table-cell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84" table:style-name="ce4">
            <text:p>84</text:p>
          </table:table-cell>
          <table:table-cell office:value-type="string" table:style-name="ce4">
            <text:p>ÇİĞLİ 8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text:s text:c="2"/>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85" table:style-name="ce4">
            <text:p>85</text:p>
          </table:table-cell>
          <table:table-cell office:value-type="string" table:style-name="ce4">
            <text:p>ÇİĞLİ 24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text:s text:c="2"/>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86" table:style-name="ce4">
            <text:p>86</text:p>
          </table:table-cell>
          <table:table-cell office:value-type="string" table:style-name="ce4">
            <text:p>ÇİĞLİ 45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text:s text:c="2"/>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87" table:style-name="ce4">
            <text:p>87</text:p>
          </table:table-cell>
          <table:table-cell office:value-type="string" table:style-name="ce4">
            <text:p>ÇİĞLİ 150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text:s text:c="2"/></text:p>
          </table:table-cell>
          <table:table-cell office:value-type="string" table:style-name="ce11">
            <text:p>NURETTİN</text:p>
          </table:table-cell>
          <table:table-cell office:value-type="date" office:date-value="2025-12-08T00:00:00" table:style-name="ce12">
            <text:p>08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88" table:style-name="ce4">
            <text:p>88</text:p>
          </table:table-cell>
          <table:table-cell office:value-type="string" table:style-name="ce4">
            <text:p>ÇİĞLİ 172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text:s text:c="2"/>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89" table:style-name="ce4">
            <text:p>89</text:p>
          </table:table-cell>
          <table:table-cell office:value-type="string" table:style-name="ce4">
            <text:p>ÇİĞLİ 529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90" table:style-name="ce4">
            <text:p>90</text:p>
          </table:table-cell>
          <table:table-cell office:value-type="string" table:style-name="ce4">
            <text:p>ÇİĞLİ 530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91" table:style-name="ce4">
            <text:p>91</text:p>
          </table:table-cell>
          <table:table-cell office:value-type="string" table:style-name="ce4">
            <text:p>ÇİĞLİ 531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92" table:style-name="ce4">
            <text:p>92</text:p>
          </table:table-cell>
          <table:table-cell office:value-type="string" table:style-name="ce4">
            <text:p>ÇİĞLİ 532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93" table:style-name="ce4">
            <text:p>93</text:p>
          </table:table-cell>
          <table:table-cell office:value-type="string" table:style-name="ce4">
            <text:p>ÇİĞLİ 533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94" table:style-name="ce4">
            <text:p>94</text:p>
          </table:table-cell>
          <table:table-cell office:value-type="string" table:style-name="ce4">
            <text:p>ÇİĞLİ 534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95" table:style-name="ce4">
            <text:p>95</text:p>
          </table:table-cell>
          <table:table-cell office:value-type="string" table:style-name="ce4">
            <text:p>ÇİĞLİ 535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96" table:style-name="ce4">
            <text:p>96</text:p>
          </table:table-cell>
          <table:table-cell office:value-type="string" table:style-name="ce4">
            <text:p>ÇİĞLİ 536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97" table:style-name="ce4">
            <text:p>97</text:p>
          </table:table-cell>
          <table:table-cell office:value-type="string" table:style-name="ce4">
            <text:p>ÇİĞLİ 537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98" table:style-name="ce4">
            <text:p>98</text:p>
          </table:table-cell>
          <table:table-cell office:value-type="string" table:style-name="ce4">
            <text:p>ÇİĞLİ 538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99" table:style-name="ce4">
            <text:p>99</text:p>
          </table:table-cell>
          <table:table-cell office:value-type="string" table:style-name="ce4">
            <text:p>ÇİGLİ 457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5-12-02T00:00:00" table:style-name="ce6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00" table:style-name="ce4">
            <text:p>100</text:p>
          </table:table-cell>
          <table:table-cell office:value-type="string" table:style-name="ce4">
            <text:p>ÇİGLİ 458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101" table:style-name="ce4">
            <text:p>101</text:p>
          </table:table-cell>
          <table:table-cell office:value-type="string" table:style-name="ce4">
            <text:p>ÇİGLİ 459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02" table:style-name="ce4">
            <text:p>102</text:p>
          </table:table-cell>
          <table:table-cell office:value-type="string" table:style-name="ce4">
            <text:p>ÇİGLİ 460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103" table:style-name="ce4">
            <text:p>103</text:p>
          </table:table-cell>
          <table:table-cell office:value-type="string" table:style-name="ce4">
            <text:p>ÇİGLİ 461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04" table:style-name="ce4">
            <text:p>104</text:p>
          </table:table-cell>
          <table:table-cell office:value-type="string" table:style-name="ce4">
            <text:p>ÇİGLİ 462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05" table:style-name="ce4">
            <text:p>105</text:p>
          </table:table-cell>
          <table:table-cell office:value-type="string" table:style-name="ce4">
            <text:p>ÇİĞLİ 465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106" table:style-name="ce4">
            <text:p>106</text:p>
          </table:table-cell>
          <table:table-cell office:value-type="string" table:style-name="ce4">
            <text:p>ÇİĞLİ 466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107" table:style-name="ce4">
            <text:p>107</text:p>
          </table:table-cell>
          <table:table-cell office:value-type="string" table:style-name="ce4">
            <text:p>ÇİĞLİ 504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08" table:style-name="ce4">
            <text:p>108</text:p>
          </table:table-cell>
          <table:table-cell office:value-type="string" table:style-name="ce4">
            <text:p>ÇİĞLİ 527</text:p>
          </table:table-cell>
          <table:table-cell office:value-type="string" table:style-name="ce5">
            <text:p>TAŞINMAZLAR</text:p>
          </table:table-cell>
          <table:table-cell office:value-type="date" office:date-value="2024-08-22T00:00:00" table:style-name="ce6">
            <text:p>22/08/24</text:p>
          </table:table-cell>
          <table:table-cell office:value-type="string" table:style-name="ce4">
            <text:p>SELEN</text:p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09" table:style-name="ce4">
            <text:p>109</text:p>
          </table:table-cell>
          <table:table-cell office:value-type="string" table:style-name="ce4">
            <text:p>KONAK 2629</text:p>
          </table:table-cell>
          <table:table-cell office:value-type="string" table:style-name="ce5">
            <text:p>TAŞINMAZLAR</text:p>
          </table:table-cell>
          <table:table-cell office:value-type="date" office:date-value="2024-08-26T00:00:00" table:style-name="ce6">
            <text:p>26/08/24</text:p>
          </table:table-cell>
          <table:table-cell office:value-type="string" table:style-name="ce4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10" table:style-name="ce4">
            <text:p>110</text:p>
          </table:table-cell>
          <table:table-cell office:value-type="string" table:style-name="ce4">
            <text:p>ÇİĞLİ 249</text:p>
          </table:table-cell>
          <table:table-cell office:value-type="string" table:style-name="ce5">
            <text:p>TAŞINMAZLAR</text:p>
          </table:table-cell>
          <table:table-cell office:value-type="date" office:date-value="2024-08-26T00:00:00" table:style-name="ce6">
            <text:p>26/08/24</text:p>
          </table:table-cell>
          <table:table-cell office:value-type="string" table:style-name="ce4">
            <text:p>GÜLŞAH</text:p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111" table:style-name="ce4">
            <text:p>111</text:p>
          </table:table-cell>
          <table:table-cell office:value-type="string" table:style-name="ce4">
            <text:p>BUCA 1805</text:p>
          </table:table-cell>
          <table:table-cell office:value-type="string" table:style-name="ce5">
            <text:p>TAŞINMAZLAR</text:p>
          </table:table-cell>
          <table:table-cell office:value-type="date" office:date-value="2024-08-26T00:00:00" table:style-name="ce6">
            <text:p>26/08/24</text:p>
          </table:table-cell>
          <table:table-cell office:value-type="string" table:style-name="ce4">
            <text:p>GÜLÇİ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112" table:style-name="ce4">
            <text:p>112</text:p>
          </table:table-cell>
          <table:table-cell office:value-type="string" table:style-name="ce4">
            <text:p>ÇİĞLİ 382</text:p>
          </table:table-cell>
          <table:table-cell office:value-type="string" table:style-name="ce5">
            <text:p>TAŞINMAZLAR</text:p>
          </table:table-cell>
          <table:table-cell office:value-type="date" office:date-value="2024-08-26T00:00:00" table:style-name="ce6">
            <text:p>26/08/24</text:p>
          </table:table-cell>
          <table:table-cell office:value-type="string" table:style-name="ce4">
            <text:p>GÜLŞAH</text:p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113" table:style-name="ce4">
            <text:p>113</text:p>
          </table:table-cell>
          <table:table-cell office:value-type="string" table:style-name="ce4">
            <text:p>ÇİĞLİ 403</text:p>
          </table:table-cell>
          <table:table-cell office:value-type="string" table:style-name="ce5">
            <text:p>TAŞINMAZLAR</text:p>
          </table:table-cell>
          <table:table-cell office:value-type="date" office:date-value="2024-08-26T00:00:00" table:style-name="ce6">
            <text:p>26/08/24</text:p>
          </table:table-cell>
          <table:table-cell office:value-type="string" table:style-name="ce4">
            <text:p>GÜLŞAH</text:p>
            <text:p>SELEN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114" table:style-name="ce4">
            <text:p>114</text:p>
          </table:table-cell>
          <table:table-cell office:value-type="string" table:style-name="ce4">
            <text:p>GAZİEMİR 43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15" table:style-name="ce4">
            <text:p>115</text:p>
          </table:table-cell>
          <table:table-cell office:value-type="string" table:style-name="ce4">
            <text:p>KARABAĞLAR 3355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16" table:style-name="ce4">
            <text:p>116</text:p>
          </table:table-cell>
          <table:table-cell office:value-type="string" table:style-name="ce4">
            <text:p>KARABAĞLAR 3356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117" table:style-name="ce4">
            <text:p>117</text:p>
          </table:table-cell>
          <table:table-cell office:value-type="string" table:style-name="ce4">
            <text:p>KARABAĞLAR 3357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18" table:style-name="ce4">
            <text:p>118</text:p>
          </table:table-cell>
          <table:table-cell office:value-type="string" table:style-name="ce4">
            <text:p>KARABAĞLAR 3375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19" table:style-name="ce4">
            <text:p>119</text:p>
          </table:table-cell>
          <table:table-cell office:value-type="string" table:style-name="ce4">
            <text:p>KARABAĞLAR 3389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table:style-name="ce4"/>
          <table:table-cell table:style-name="ce6"/>
          <table:table-cell table:style-name="ce7"/>
          <table:table-cell table:number-columns-repeated="16376"/>
        </table:table-row>
        <table:table-row table:style-name="ro3">
          <table:table-cell office:value-type="float" office:value="120" table:style-name="ce4">
            <text:p>120</text:p>
          </table:table-cell>
          <table:table-cell office:value-type="string" table:style-name="ce4">
            <text:p>BALÇOVA 173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21" table:style-name="ce4">
            <text:p>121</text:p>
          </table:table-cell>
          <table:table-cell office:value-type="string" table:style-name="ce4">
            <text:p>BALÇOVA 36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22" table:style-name="ce4">
            <text:p>122</text:p>
          </table:table-cell>
          <table:table-cell office:value-type="string" table:style-name="ce4">
            <text:p>BALÇOVA 30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23" table:style-name="ce4">
            <text:p>123</text:p>
          </table:table-cell>
          <table:table-cell office:value-type="string" table:style-name="ce4">
            <text:p>BALÇOVA 28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24" table:style-name="ce4">
            <text:p>124</text:p>
          </table:table-cell>
          <table:table-cell office:value-type="string" table:style-name="ce4">
            <text:p>BALÇOVA 22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25" table:style-name="ce4">
            <text:p>125</text:p>
          </table:table-cell>
          <table:table-cell office:value-type="string" table:style-name="ce4">
            <text:p>BALÇOVA 17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26" table:style-name="ce4">
            <text:p>126</text:p>
          </table:table-cell>
          <table:table-cell office:value-type="string" table:style-name="ce4">
            <text:p>KONAK 1043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27" table:style-name="ce4">
            <text:p>127</text:p>
          </table:table-cell>
          <table:table-cell office:value-type="string" table:style-name="ce4">
            <text:p>KONAK 243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28" table:style-name="ce4">
            <text:p>128</text:p>
          </table:table-cell>
          <table:table-cell office:value-type="string" table:style-name="ce4">
            <text:p>KONAK 299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29" table:style-name="ce4">
            <text:p>129</text:p>
          </table:table-cell>
          <table:table-cell office:value-type="string" table:style-name="ce4">
            <text:p>KONAK 455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30" table:style-name="ce4">
            <text:p>130</text:p>
          </table:table-cell>
          <table:table-cell office:value-type="string" table:style-name="ce4">
            <text:p>KONAK 488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31" table:style-name="ce4">
            <text:p>131</text:p>
          </table:table-cell>
          <table:table-cell office:value-type="string" table:style-name="ce4">
            <text:p>KONAK 842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32" table:style-name="ce4">
            <text:p>132</text:p>
          </table:table-cell>
          <table:table-cell office:value-type="string" table:style-name="ce4">
            <text:p>KONAK 1285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33" table:style-name="ce4">
            <text:p>133</text:p>
          </table:table-cell>
          <table:table-cell office:value-type="string" table:style-name="ce4">
            <text:p>KONAK 1325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34" table:style-name="ce4">
            <text:p>134</text:p>
          </table:table-cell>
          <table:table-cell office:value-type="string" table:style-name="ce4">
            <text:p>KONAK 1331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35" table:style-name="ce4">
            <text:p>135</text:p>
          </table:table-cell>
          <table:table-cell office:value-type="string" table:style-name="ce4">
            <text:p>KONAK 1533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36" table:style-name="ce4">
            <text:p>136</text:p>
          </table:table-cell>
          <table:table-cell office:value-type="string" table:style-name="ce4">
            <text:p>KONAK 824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37" table:style-name="ce4">
            <text:p>137</text:p>
          </table:table-cell>
          <table:table-cell office:value-type="string" table:style-name="ce4">
            <text:p>KONAK 450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38" table:style-name="ce4">
            <text:p>138</text:p>
          </table:table-cell>
          <table:table-cell office:value-type="string" table:style-name="ce4">
            <text:p>KONAK 1356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39" table:style-name="ce4">
            <text:p>139</text:p>
          </table:table-cell>
          <table:table-cell office:value-type="string" table:style-name="ce4">
            <text:p>KONAK 1006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40" table:style-name="ce4">
            <text:p>140</text:p>
          </table:table-cell>
          <table:table-cell office:value-type="string" table:style-name="ce4">
            <text:p>KONAK 1245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41" table:style-name="ce4">
            <text:p>141</text:p>
          </table:table-cell>
          <table:table-cell office:value-type="string" table:style-name="ce4">
            <text:p>KONAK 1363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42" table:style-name="ce4">
            <text:p>142</text:p>
          </table:table-cell>
          <table:table-cell office:value-type="string" table:style-name="ce4">
            <text:p>KONAK 1386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43" table:style-name="ce4">
            <text:p>143</text:p>
          </table:table-cell>
          <table:table-cell office:value-type="string" table:style-name="ce4">
            <text:p>KONAK 1000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44" table:style-name="ce4">
            <text:p>144</text:p>
          </table:table-cell>
          <table:table-cell office:value-type="string" table:style-name="ce4">
            <text:p>KONAK 1632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45" table:style-name="ce4">
            <text:p>145</text:p>
          </table:table-cell>
          <table:table-cell office:value-type="string" table:style-name="ce4">
            <text:p>KONAK 1033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46" table:style-name="ce4">
            <text:p>146</text:p>
          </table:table-cell>
          <table:table-cell office:value-type="string" table:style-name="ce4">
            <text:p>KONAK 504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47" table:style-name="ce4">
            <text:p>147</text:p>
          </table:table-cell>
          <table:table-cell office:value-type="string" table:style-name="ce4">
            <text:p>KONAK 1286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48" table:style-name="ce4">
            <text:p>148</text:p>
          </table:table-cell>
          <table:table-cell office:value-type="string" table:style-name="ce4">
            <text:p>KONAK 1366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49" table:style-name="ce4">
            <text:p>149</text:p>
          </table:table-cell>
          <table:table-cell office:value-type="string" table:style-name="ce4">
            <text:p>KONAK 1005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50" table:style-name="ce4">
            <text:p>150</text:p>
          </table:table-cell>
          <table:table-cell office:value-type="string" table:style-name="ce4">
            <text:p>KONAK 197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51" table:style-name="ce4">
            <text:p>151</text:p>
          </table:table-cell>
          <table:table-cell office:value-type="string" table:style-name="ce4">
            <text:p>KONAK 913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52" table:style-name="ce4">
            <text:p>152</text:p>
          </table:table-cell>
          <table:table-cell office:value-type="string" table:style-name="ce4">
            <text:p>KONAK 796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53" table:style-name="ce4">
            <text:p>153</text:p>
          </table:table-cell>
          <table:table-cell office:value-type="string" table:style-name="ce4">
            <text:p>KONAK 700</text:p>
          </table:table-cell>
          <table:table-cell office:value-type="string" table:style-name="ce5">
            <text:p>TAŞINMAZLAR</text:p>
          </table:table-cell>
          <table:table-cell office:value-type="date" office:date-value="2024-09-06T00:00:00" table:style-name="ce6">
            <text:p>06/09/24</text:p>
          </table:table-cell>
          <table:table-cell office:value-type="string" table:style-name="ce4">
            <text:p>GÜLŞAH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54" table:style-name="ce4">
            <text:p>154</text:p>
          </table:table-cell>
          <table:table-cell office:value-type="string" table:style-name="ce4">
            <text:p>İLİŞİKLİ 80</text:p>
          </table:table-cell>
          <table:table-cell office:value-type="string" table:style-name="ce5">
            <text:p>TAŞINMAZLAR</text:p>
          </table:table-cell>
          <table:table-cell office:value-type="date" office:date-value="2024-09-12T00:00:00" table:style-name="ce12">
            <text:p>12/09/24</text:p>
          </table:table-cell>
          <table:table-cell office:value-type="string" table:style-name="ce4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55" table:style-name="ce4">
            <text:p>155</text:p>
          </table:table-cell>
          <table:table-cell office:value-type="string" table:style-name="ce4">
            <text:p>MUHTELİF 142</text:p>
          </table:table-cell>
          <table:table-cell office:value-type="string" table:style-name="ce5">
            <text:p>TAŞINMAZLAR</text:p>
          </table:table-cell>
          <table:table-cell office:value-type="date" office:date-value="2024-09-12T00:00:00" table:style-name="ce12">
            <text:p>12/09/24</text:p>
          </table:table-cell>
          <table:table-cell office:value-type="string" table:style-name="ce4">
            <text:p>GÜLÇİ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56" table:style-name="ce4">
            <text:p>156</text:p>
          </table:table-cell>
          <table:table-cell office:value-type="string" table:style-name="ce4">
            <text:p>GAZİEMİR 2049 ADA 1 P.</text:p>
          </table:table-cell>
          <table:table-cell office:value-type="string" table:style-name="ce5">
            <text:p>TAŞINMAZLAR</text:p>
          </table:table-cell>
          <table:table-cell office:value-type="date" office:date-value="2024-09-13T00:00:00" table:style-name="ce6">
            <text:p>13/09/24</text:p>
          </table:table-cell>
          <table:table-cell office:value-type="string" table:style-name="ce4">
            <text:p>ONUR BEY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57" table:style-name="ce4">
            <text:p>157</text:p>
          </table:table-cell>
          <table:table-cell office:value-type="string" table:style-name="ce4">
            <text:p>BORNOVA 401</text:p>
          </table:table-cell>
          <table:table-cell office:value-type="string" table:style-name="ce5">
            <text:p>TAŞINMAZLAR</text:p>
          </table:table-cell>
          <table:table-cell office:value-type="date" office:date-value="2024-09-18T00:00:00" table:style-name="ce6">
            <text:p>18/09/24</text:p>
          </table:table-cell>
          <table:table-cell office:value-type="string" table:style-name="ce4">
            <text:p>ONUR BEY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58" table:style-name="ce4">
            <text:p>158</text:p>
          </table:table-cell>
          <table:table-cell office:value-type="string" table:style-name="ce4">
            <text:p>BORNOVA 402</text:p>
          </table:table-cell>
          <table:table-cell office:value-type="string" table:style-name="ce5">
            <text:p>TAŞINMAZLAR</text:p>
          </table:table-cell>
          <table:table-cell office:value-type="date" office:date-value="2024-09-18T00:00:00" table:style-name="ce6">
            <text:p>18/09/24</text:p>
          </table:table-cell>
          <table:table-cell office:value-type="string" table:style-name="ce4">
            <text:p>ONUR BEY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59" table:style-name="ce4">
            <text:p>159</text:p>
          </table:table-cell>
          <table:table-cell office:value-type="string" table:style-name="ce4">
            <text:p>BORNOVA 651</text:p>
          </table:table-cell>
          <table:table-cell office:value-type="string" table:style-name="ce5">
            <text:p>TAŞINMAZLAR</text:p>
          </table:table-cell>
          <table:table-cell office:value-type="date" office:date-value="2024-09-18T00:00:00" table:style-name="ce6">
            <text:p>18/09/24</text:p>
          </table:table-cell>
          <table:table-cell office:value-type="string" table:style-name="ce4">
            <text:p>ONUR BEY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60" table:style-name="ce4">
            <text:p>160</text:p>
          </table:table-cell>
          <table:table-cell office:value-type="string" table:style-name="ce4">
            <text:p>BORNOVA 652</text:p>
          </table:table-cell>
          <table:table-cell office:value-type="string" table:style-name="ce5">
            <text:p>TAŞINMAZLAR</text:p>
          </table:table-cell>
          <table:table-cell office:value-type="date" office:date-value="2024-09-18T00:00:00" table:style-name="ce6">
            <text:p>18/09/24</text:p>
          </table:table-cell>
          <table:table-cell office:value-type="string" table:style-name="ce4">
            <text:p>ONUR BEY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61" table:style-name="ce4">
            <text:p>161</text:p>
          </table:table-cell>
          <table:table-cell office:value-type="string" table:style-name="ce4">
            <text:p>DİKİLİ 54</text:p>
          </table:table-cell>
          <table:table-cell office:value-type="string" table:style-name="ce5">
            <text:p>GAYRİMENKUL</text:p>
            <text:p>ŞUBE MD.</text:p>
          </table:table-cell>
          <table:table-cell office:value-type="date" office:date-value="2024-09-18T00:00:00" table:style-name="ce6">
            <text:p>18/09/24</text:p>
          </table:table-cell>
          <table:table-cell office:value-type="string" table:style-name="ce4">
            <text:p>SERKAN OK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62" table:style-name="ce4">
            <text:p>162</text:p>
          </table:table-cell>
          <table:table-cell office:value-type="string" table:style-name="ce4">
            <text:p>BERGAMA 119</text:p>
          </table:table-cell>
          <table:table-cell office:value-type="string" table:style-name="ce5">
            <text:p>GAYRİMENKUL</text:p>
            <text:p>ŞUBE MD.</text:p>
          </table:table-cell>
          <table:table-cell office:value-type="date" office:date-value="2024-09-18T00:00:00" table:style-name="ce6">
            <text:p>18/09/24</text:p>
          </table:table-cell>
          <table:table-cell office:value-type="string" table:style-name="ce4">
            <text:p>SERKAN OK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3">
          <table:table-cell office:value-type="float" office:value="163" table:style-name="ce4">
            <text:p>163</text:p>
          </table:table-cell>
          <table:table-cell office:value-type="string" table:style-name="ce4">
            <text:p>BAYRAKLI 257</text:p>
          </table:table-cell>
          <table:table-cell office:value-type="string" table:style-name="ce5">
            <text:p>TAŞINMAZLAR</text:p>
          </table:table-cell>
          <table:table-cell office:value-type="date" office:date-value="2024-09-18T00:00:00" table:style-name="ce12">
            <text:p>18/09/24</text:p>
          </table:table-cell>
          <table:table-cell office:value-type="string" table:style-name="ce4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164" table:style-name="ce4">
            <text:p>164</text:p>
          </table:table-cell>
          <table:table-cell office:value-type="string" table:style-name="ce4">
            <text:p>GAZİEMİR 25</text:p>
          </table:table-cell>
          <table:table-cell office:value-type="string" table:style-name="ce5">
            <text:p>TAŞINMAZLAR</text:p>
          </table:table-cell>
          <table:table-cell office:value-type="date" office:date-value="2024-09-19T00:00:00" table:style-name="ce6">
            <text:p>19/09/24</text:p>
          </table:table-cell>
          <table:table-cell office:value-type="string" table:style-name="ce4">
            <text:p>ONUR BEY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65" table:style-name="ce4">
            <text:p>165</text:p>
          </table:table-cell>
          <table:table-cell office:value-type="string" table:style-name="ce4">
            <text:p>BAYRAKLI 267</text:p>
          </table:table-cell>
          <table:table-cell office:value-type="string" table:style-name="ce5">
            <text:p>TAŞINMAZLAR</text:p>
          </table:table-cell>
          <table:table-cell office:value-type="date" office:date-value="2024-09-23T00:00:00" table:style-name="ce12">
            <text:p>23/09/24</text:p>
          </table:table-cell>
          <table:table-cell office:value-type="string" table:style-name="ce4">
            <text:p>GÜLŞAH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66" table:style-name="ce4">
            <text:p>166</text:p>
          </table:table-cell>
          <table:table-cell office:value-type="string" table:style-name="ce4">
            <text:p>KONAK 3215</text:p>
          </table:table-cell>
          <table:table-cell office:value-type="string" table:style-name="ce5">
            <text:p>TAŞINMAZLAR</text:p>
          </table:table-cell>
          <table:table-cell office:value-type="date" office:date-value="2024-09-24T00:00:00" table:style-name="ce6">
            <text:p>24/09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67" table:style-name="ce4">
            <text:p>167</text:p>
          </table:table-cell>
          <table:table-cell office:value-type="string" table:style-name="ce4">
            <text:p>BAÇOVA 60</text:p>
          </table:table-cell>
          <table:table-cell office:value-type="string" table:style-name="ce5">
            <text:p>TAŞINMAZLAR</text:p>
          </table:table-cell>
          <table:table-cell office:value-type="date" office:date-value="2024-09-24T00:00:00" table:style-name="ce6">
            <text:p>24/09/24</text:p>
          </table:table-cell>
          <table:table-cell office:value-type="string" table:style-name="ce4">
            <text:p>SELEN</text:p>
            <text:p>ÖZKA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68" table:style-name="ce4">
            <text:p>168</text:p>
          </table:table-cell>
          <table:table-cell office:value-type="string" table:style-name="ce4">
            <text:p>BALÇOVA 190</text:p>
          </table:table-cell>
          <table:table-cell office:value-type="string" table:style-name="ce5">
            <text:p>TAŞINMAZLAR</text:p>
          </table:table-cell>
          <table:table-cell office:value-type="date" office:date-value="2024-09-24T00:00:00" table:style-name="ce6">
            <text:p>24/09/24</text:p>
          </table:table-cell>
          <table:table-cell office:value-type="string" table:style-name="ce4">
            <text:p>SELEN</text:p>
            <text:p>ÖZKA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69" table:style-name="ce4">
            <text:p>169</text:p>
          </table:table-cell>
          <table:table-cell office:value-type="string" table:style-name="ce4">
            <text:p>KINIK 3</text:p>
          </table:table-cell>
          <table:table-cell office:value-type="string" table:style-name="ce5">
            <text:p>TAŞINMAZLAR</text:p>
          </table:table-cell>
          <table:table-cell office:value-type="date" office:date-value="2024-09-24T00:00:00" table:style-name="ce6">
            <text:p>24/09/24</text:p>
          </table:table-cell>
          <table:table-cell office:value-type="string" table:style-name="ce4">
            <text:p>SELEN</text:p>
            <text:p>ÖZKA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70" table:style-name="ce4">
            <text:p>170</text:p>
          </table:table-cell>
          <table:table-cell office:value-type="string" table:style-name="ce4">
            <text:p>KINIK 58</text:p>
          </table:table-cell>
          <table:table-cell office:value-type="string" table:style-name="ce5">
            <text:p>TAŞINMAZLAR</text:p>
          </table:table-cell>
          <table:table-cell office:value-type="date" office:date-value="2024-09-24T00:00:00" table:style-name="ce6">
            <text:p>24/09/24</text:p>
          </table:table-cell>
          <table:table-cell office:value-type="string" table:style-name="ce4">
            <text:p>SELEN</text:p>
            <text:p>ÖZKA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71" table:style-name="ce4">
            <text:p>171</text:p>
          </table:table-cell>
          <table:table-cell office:value-type="string" table:style-name="ce4">
            <text:p>KARŞIYAKA 1346</text:p>
          </table:table-cell>
          <table:table-cell office:value-type="string" table:style-name="ce5">
            <text:p>TAŞINMAZLAR</text:p>
          </table:table-cell>
          <table:table-cell office:value-type="date" office:date-value="2024-09-24T00:00:00" table:style-name="ce6">
            <text:p>24/09/24</text:p>
          </table:table-cell>
          <table:table-cell office:value-type="string" table:style-name="ce4">
            <text:p>SELEN</text:p>
            <text:p>ÖZKA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72" table:style-name="ce4">
            <text:p>172</text:p>
          </table:table-cell>
          <table:table-cell office:value-type="string" table:style-name="ce4">
            <text:p>KARŞIYAKA 1190</text:p>
          </table:table-cell>
          <table:table-cell office:value-type="string" table:style-name="ce5">
            <text:p>TAŞINMAZLAR</text:p>
          </table:table-cell>
          <table:table-cell office:value-type="date" office:date-value="2024-09-24T00:00:00" table:style-name="ce6">
            <text:p>24/09/24</text:p>
          </table:table-cell>
          <table:table-cell office:value-type="string" table:style-name="ce4">
            <text:p>SELEN</text:p>
            <text:p>ÖZKA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73" table:style-name="ce4">
            <text:p>173</text:p>
          </table:table-cell>
          <table:table-cell office:value-type="string" table:style-name="ce4">
            <text:p>KONAK 251</text:p>
          </table:table-cell>
          <table:table-cell office:value-type="string" table:style-name="ce5">
            <text:p>TAŞINMAZLAR</text:p>
          </table:table-cell>
          <table:table-cell office:value-type="date" office:date-value="2024-09-25T00:00:00" table:style-name="ce6">
            <text:p>25/09/24</text:p>
          </table:table-cell>
          <table:table-cell office:value-type="string" table:style-name="ce4">
            <text:p>ONUR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74" table:style-name="ce4">
            <text:p>174</text:p>
          </table:table-cell>
          <table:table-cell office:value-type="string" table:style-name="ce4">
            <text:p>KONAK 219</text:p>
          </table:table-cell>
          <table:table-cell office:value-type="string" table:style-name="ce5">
            <text:p>TAŞINMAZLAR</text:p>
          </table:table-cell>
          <table:table-cell office:value-type="date" office:date-value="2024-09-26T00:00:00" table:style-name="ce12">
            <text:p>26/09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75" table:style-name="ce4">
            <text:p>175</text:p>
          </table:table-cell>
          <table:table-cell office:value-type="string" table:style-name="ce4">
            <text:p>KONAK 220</text:p>
          </table:table-cell>
          <table:table-cell office:value-type="string" table:style-name="ce5">
            <text:p>TAŞINMAZLAR</text:p>
          </table:table-cell>
          <table:table-cell office:value-type="date" office:date-value="2024-09-26T00:00:00" table:style-name="ce12">
            <text:p>26/09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76" table:style-name="ce4">
            <text:p>176</text:p>
          </table:table-cell>
          <table:table-cell office:value-type="string" table:style-name="ce4">
            <text:p>KONAK 221</text:p>
          </table:table-cell>
          <table:table-cell office:value-type="string" table:style-name="ce5">
            <text:p>TAŞINMAZLAR</text:p>
          </table:table-cell>
          <table:table-cell office:value-type="date" office:date-value="2024-09-26T00:00:00" table:style-name="ce12">
            <text:p>26/09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77" table:style-name="ce4">
            <text:p>177</text:p>
          </table:table-cell>
          <table:table-cell office:value-type="string" table:style-name="ce4">
            <text:p>KONAK 2716</text:p>
          </table:table-cell>
          <table:table-cell office:value-type="string" table:style-name="ce5">
            <text:p>TAŞINMAZLAR</text:p>
          </table:table-cell>
          <table:table-cell office:value-type="date" office:date-value="2024-09-26T00:00:00" table:style-name="ce12">
            <text:p>26/09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78" table:style-name="ce4">
            <text:p>178</text:p>
          </table:table-cell>
          <table:table-cell office:value-type="string" table:style-name="ce4">
            <text:p>KONAK 3098</text:p>
          </table:table-cell>
          <table:table-cell office:value-type="string" table:style-name="ce5">
            <text:p>TAŞINMAZLAR</text:p>
          </table:table-cell>
          <table:table-cell office:value-type="date" office:date-value="2024-09-26T00:00:00" table:style-name="ce12">
            <text:p>26/09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79" table:style-name="ce4">
            <text:p>179</text:p>
          </table:table-cell>
          <table:table-cell office:value-type="string" table:style-name="ce4">
            <text:p>KONAK 2890</text:p>
          </table:table-cell>
          <table:table-cell office:value-type="string" table:style-name="ce5">
            <text:p>TAŞINMAZLAR</text:p>
          </table:table-cell>
          <table:table-cell office:value-type="date" office:date-value="2024-09-27T00:00:00" table:style-name="ce12">
            <text:p>27/09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80" table:style-name="ce4">
            <text:p>180</text:p>
          </table:table-cell>
          <table:table-cell office:value-type="string" table:style-name="ce4">
            <text:p>MUHTELİF 17</text:p>
          </table:table-cell>
          <table:table-cell office:value-type="string" table:style-name="ce5">
            <text:p>TAŞINMAZLAR</text:p>
          </table:table-cell>
          <table:table-cell office:value-type="date" office:date-value="2024-09-30T00:00:00" table:style-name="ce12">
            <text:p>30/09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81" table:style-name="ce4">
            <text:p>181</text:p>
          </table:table-cell>
          <table:table-cell office:value-type="string" table:style-name="ce4">
            <text:p>KONAK 1931</text:p>
          </table:table-cell>
          <table:table-cell office:value-type="string" table:style-name="ce5">
            <text:p>TAŞINMAZLAR</text:p>
          </table:table-cell>
          <table:table-cell office:value-type="date" office:date-value="2024-10-01T00:00:00" table:style-name="ce12">
            <text:p>01/10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82" table:style-name="ce4">
            <text:p>182</text:p>
          </table:table-cell>
          <table:table-cell office:value-type="string" table:style-name="ce4">
            <text:p>KONAK 2695</text:p>
          </table:table-cell>
          <table:table-cell office:value-type="string" table:style-name="ce5">
            <text:p>TAŞINMAZLAR</text:p>
          </table:table-cell>
          <table:table-cell office:value-type="date" office:date-value="2024-10-01T00:00:00" table:style-name="ce12">
            <text:p>01/10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83" table:style-name="ce4">
            <text:p>183</text:p>
          </table:table-cell>
          <table:table-cell office:value-type="string" table:style-name="ce4">
            <text:p>KONAK 2696</text:p>
          </table:table-cell>
          <table:table-cell office:value-type="string" table:style-name="ce5">
            <text:p>TAŞINMAZLAR</text:p>
          </table:table-cell>
          <table:table-cell office:value-type="date" office:date-value="2024-10-01T00:00:00" table:style-name="ce12">
            <text:p>01/10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84" table:style-name="ce4">
            <text:p>184</text:p>
          </table:table-cell>
          <table:table-cell office:value-type="string" table:style-name="ce4">
            <text:p>KONAK 363</text:p>
          </table:table-cell>
          <table:table-cell office:value-type="string" table:style-name="ce5">
            <text:p>TAŞINMAZLAR</text:p>
          </table:table-cell>
          <table:table-cell office:value-type="date" office:date-value="2024-10-01T00:00:00" table:style-name="ce12">
            <text:p>01/10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85" table:style-name="ce4">
            <text:p>185</text:p>
          </table:table-cell>
          <table:table-cell office:value-type="string" table:style-name="ce4">
            <text:p>KONAK 2764</text:p>
          </table:table-cell>
          <table:table-cell office:value-type="string" table:style-name="ce5">
            <text:p>TAŞINMAZLAR</text:p>
          </table:table-cell>
          <table:table-cell office:value-type="date" office:date-value="2024-10-01T00:00:00" table:style-name="ce12">
            <text:p>01/10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86" table:style-name="ce4">
            <text:p>186</text:p>
          </table:table-cell>
          <table:table-cell office:value-type="string" table:style-name="ce4">
            <text:p>KONAK 1925</text:p>
          </table:table-cell>
          <table:table-cell office:value-type="string" table:style-name="ce5">
            <text:p>TAŞINMAZLAR</text:p>
          </table:table-cell>
          <table:table-cell office:value-type="date" office:date-value="2024-10-01T00:00:00" table:style-name="ce12">
            <text:p>01/10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87" table:style-name="ce4">
            <text:p>187</text:p>
          </table:table-cell>
          <table:table-cell office:value-type="string" table:style-name="ce4">
            <text:p>KONAK 1609</text:p>
          </table:table-cell>
          <table:table-cell office:value-type="string" table:style-name="ce5">
            <text:p>TAŞINMAZLAR</text:p>
          </table:table-cell>
          <table:table-cell office:value-type="date" office:date-value="2024-10-01T00:00:00" table:style-name="ce12">
            <text:p>01/10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88" table:style-name="ce4">
            <text:p>188</text:p>
          </table:table-cell>
          <table:table-cell office:value-type="string" table:style-name="ce4">
            <text:p>BORNOVA 1099</text:p>
          </table:table-cell>
          <table:table-cell office:value-type="string" table:style-name="ce5">
            <text:p>TAŞINMAZLAR</text:p>
          </table:table-cell>
          <table:table-cell office:value-type="date" office:date-value="2024-10-02T00:00:00" table:style-name="ce12">
            <text:p>02/10/24</text:p>
          </table:table-cell>
          <table:table-cell office:value-type="string" table:style-name="ce4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7"/>
          <table:table-cell table:number-columns-repeated="16376"/>
        </table:table-row>
        <table:table-row table:style-name="ro8">
          <table:table-cell office:value-type="float" office:value="189" table:style-name="ce4">
            <text:p>189</text:p>
          </table:table-cell>
          <table:table-cell office:value-type="string" table:style-name="ce4">
            <text:p>KARŞIYAKA 1482</text:p>
          </table:table-cell>
          <table:table-cell office:value-type="string" table:style-name="ce5">
            <text:p>TAŞINMAZLAR</text:p>
          </table:table-cell>
          <table:table-cell office:value-type="date" office:date-value="2024-10-03T00:00:00" table:style-name="ce12">
            <text:p>03/10/24</text:p>
          </table:table-cell>
          <table:table-cell office:value-type="string" table:style-name="ce4">
            <text:p>SELE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90" table:style-name="ce4">
            <text:p>190</text:p>
          </table:table-cell>
          <table:table-cell office:value-type="string" table:style-name="ce4">
            <text:p>İL ÖZEL İDARE 50-129</text:p>
          </table:table-cell>
          <table:table-cell office:value-type="string" table:style-name="ce5">
            <text:p>TAŞINMAZLAR</text:p>
          </table:table-cell>
          <table:table-cell office:value-type="date" office:date-value="2024-10-07T00:00:00" table:style-name="ce12">
            <text:p>07/10/24</text:p>
          </table:table-cell>
          <table:table-cell office:value-type="string" table:style-name="ce4">
            <text:p>İLKNUR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91" table:style-name="ce4">
            <text:p>191</text:p>
          </table:table-cell>
          <table:table-cell office:value-type="string" table:style-name="ce4">
            <text:p>KONAK 2952</text:p>
          </table:table-cell>
          <table:table-cell office:value-type="string" table:style-name="ce5">
            <text:p>TAŞINMAZLAR</text:p>
          </table:table-cell>
          <table:table-cell office:value-type="date" office:date-value="2024-10-07T00:00:00" table:style-name="ce12">
            <text:p>07/10/24</text:p>
          </table:table-cell>
          <table:table-cell office:value-type="string" table:style-name="ce4">
            <text:p>AKI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92" table:style-name="ce4">
            <text:p>192</text:p>
          </table:table-cell>
          <table:table-cell office:value-type="string" table:style-name="ce4">
            <text:p>KONAK 3062</text:p>
          </table:table-cell>
          <table:table-cell office:value-type="string" table:style-name="ce5">
            <text:p>TAŞINMAZLAR</text:p>
          </table:table-cell>
          <table:table-cell office:value-type="date" office:date-value="2024-10-07T00:00:00" table:style-name="ce12">
            <text:p>07/10/24</text:p>
          </table:table-cell>
          <table:table-cell office:value-type="string" table:style-name="ce4">
            <text:p>AKI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93" table:style-name="ce4">
            <text:p>193</text:p>
          </table:table-cell>
          <table:table-cell office:value-type="string" table:style-name="ce4">
            <text:p>KONAK 3063</text:p>
          </table:table-cell>
          <table:table-cell office:value-type="string" table:style-name="ce5">
            <text:p>TAŞINMAZLAR</text:p>
          </table:table-cell>
          <table:table-cell office:value-type="date" office:date-value="2024-10-07T00:00:00" table:style-name="ce12">
            <text:p>07/10/24</text:p>
          </table:table-cell>
          <table:table-cell office:value-type="string" table:style-name="ce4">
            <text:p>AKI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94" table:style-name="ce4">
            <text:p>194</text:p>
          </table:table-cell>
          <table:table-cell office:value-type="string" table:style-name="ce4">
            <text:p>KONAK 2957</text:p>
          </table:table-cell>
          <table:table-cell office:value-type="string" table:style-name="ce5">
            <text:p>TAŞINMAZLAR</text:p>
          </table:table-cell>
          <table:table-cell office:value-type="date" office:date-value="2024-10-07T00:00:00" table:style-name="ce12">
            <text:p>07/10/24</text:p>
          </table:table-cell>
          <table:table-cell office:value-type="string" table:style-name="ce4">
            <text:p>AKI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95" table:style-name="ce4">
            <text:p>195</text:p>
          </table:table-cell>
          <table:table-cell office:value-type="string" table:style-name="ce4">
            <text:p>KONAK 2823</text:p>
          </table:table-cell>
          <table:table-cell office:value-type="string" table:style-name="ce5">
            <text:p>TAŞINMAZLAR</text:p>
          </table:table-cell>
          <table:table-cell office:value-type="date" office:date-value="2024-10-07T00:00:00" table:style-name="ce12">
            <text:p>07/10/24</text:p>
          </table:table-cell>
          <table:table-cell office:value-type="string" table:style-name="ce4">
            <text:p>AKI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96" table:style-name="ce4">
            <text:p>196</text:p>
          </table:table-cell>
          <table:table-cell office:value-type="string" table:style-name="ce4">
            <text:p>BORNOVA 803</text:p>
          </table:table-cell>
          <table:table-cell office:value-type="string" table:style-name="ce5">
            <text:p>TAŞINMAZLAR</text:p>
          </table:table-cell>
          <table:table-cell office:value-type="date" office:date-value="2024-10-08T00:00:00" table:style-name="ce12">
            <text:p>08/10/24</text:p>
          </table:table-cell>
          <table:table-cell office:value-type="string" table:style-name="ce4">
            <text:p>GÜLÇİN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97" table:style-name="ce4">
            <text:p>197</text:p>
          </table:table-cell>
          <table:table-cell office:value-type="string" table:style-name="ce4">
            <text:p>İLİŞİKLİ 29</text:p>
          </table:table-cell>
          <table:table-cell office:value-type="string" table:style-name="ce5">
            <text:p>TAŞINMAZLAR</text:p>
          </table:table-cell>
          <table:table-cell office:value-type="date" office:date-value="2024-10-08T00:00:00" table:style-name="ce12">
            <text:p>08/10/24</text:p>
          </table:table-cell>
          <table:table-cell office:value-type="string" table:style-name="ce4">
            <text:p>CANSU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98" table:style-name="ce4">
            <text:p>198</text:p>
          </table:table-cell>
          <table:table-cell office:value-type="string" table:style-name="ce4">
            <text:p>İL ÖZEL İDARE 57</text:p>
            <text:p>18-19</text:p>
          </table:table-cell>
          <table:table-cell office:value-type="string" table:style-name="ce5">
            <text:p>TAŞINMAZLAR</text:p>
          </table:table-cell>
          <table:table-cell office:value-type="date" office:date-value="2024-10-09T00:00:00" table:style-name="ce12">
            <text:p>09/10/24</text:p>
          </table:table-cell>
          <table:table-cell office:value-type="string" table:style-name="ce4">
            <text:p>İLKNUR</text:p>
          </table:table-cell>
          <table:table-cell table:number-columns-repeated="2" table:style-name="ce4"/>
          <table:table-cell table:style-name="ce7"/>
          <table:table-cell table:number-columns-repeated="16376"/>
        </table:table-row>
        <table:table-row table:style-name="ro8">
          <table:table-cell office:value-type="float" office:value="199" table:style-name="ce4">
            <text:p>199</text:p>
          </table:table-cell>
          <table:table-cell office:value-type="string" table:style-name="ce11">
            <text:p>KONAK 49</text:p>
          </table:table-cell>
          <table:table-cell office:value-type="string" table:style-name="ce5">
            <text:p>TAŞINMAZLAR</text:p>
          </table:table-cell>
          <table:table-cell office:value-type="date" office:date-value="2024-10-09T00:00:00" table:style-name="ce12">
            <text:p>09/10/24</text:p>
          </table:table-cell>
          <table:table-cell office:value-type="string" table:style-name="ce11">
            <text:p>GÜŞAH</text:p>
          </table:table-cell>
          <table:table-cell office:value-type="string" table:style-name="ce4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00" table:style-name="ce4">
            <text:p>200</text:p>
          </table:table-cell>
          <table:table-cell office:value-type="string" table:style-name="ce11">
            <text:p>KONAK 197</text:p>
          </table:table-cell>
          <table:table-cell office:value-type="string" table:style-name="ce5">
            <text:p>TAŞINMAZLAR</text:p>
          </table:table-cell>
          <table:table-cell office:value-type="date" office:date-value="2024-10-09T00:00:00" table:style-name="ce12">
            <text:p>09/10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01" table:style-name="ce4">
            <text:p>201</text:p>
          </table:table-cell>
          <table:table-cell office:value-type="string" table:style-name="ce11">
            <text:p>MUHTELİF 120</text:p>
          </table:table-cell>
          <table:table-cell office:value-type="string" table:style-name="ce5">
            <text:p>TAŞINMAZLAR</text:p>
          </table:table-cell>
          <table:table-cell office:value-type="date" office:date-value="2024-10-11T00:00:00" table:style-name="ce12">
            <text:p>11/10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02" table:style-name="ce4">
            <text:p>202</text:p>
          </table:table-cell>
          <table:table-cell office:value-type="string" table:style-name="ce11">
            <text:p>İLİŞİKLİ 390</text:p>
          </table:table-cell>
          <table:table-cell office:value-type="string" table:style-name="ce5">
            <text:p>TAŞINMAZLAR</text:p>
          </table:table-cell>
          <table:table-cell office:value-type="date" office:date-value="2024-10-11T00:00:00" table:style-name="ce12">
            <text:p>11/10/24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03" table:style-name="ce4">
            <text:p>203</text:p>
          </table:table-cell>
          <table:table-cell office:value-type="string" table:style-name="ce11">
            <text:p>KONAK 694</text:p>
          </table:table-cell>
          <table:table-cell office:value-type="string" table:style-name="ce5">
            <text:p>TAŞINMAZLAR</text:p>
          </table:table-cell>
          <table:table-cell office:value-type="date" office:date-value="2024-10-11T00:00:00" table:style-name="ce12">
            <text:p>11/10/24</text:p>
          </table:table-cell>
          <table:table-cell office:value-type="string" table:style-name="ce11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04" table:style-name="ce4">
            <text:p>204</text:p>
          </table:table-cell>
          <table:table-cell office:value-type="string" table:style-name="ce11">
            <text:p>BAYRAKLI 483</text:p>
          </table:table-cell>
          <table:table-cell office:value-type="string" table:style-name="ce5">
            <text:p>TAŞINMAZLAR</text:p>
          </table:table-cell>
          <table:table-cell office:value-type="date" office:date-value="2024-10-14T00:00:00" table:style-name="ce12">
            <text:p>14/10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05" table:style-name="ce4">
            <text:p>205</text:p>
          </table:table-cell>
          <table:table-cell office:value-type="string" table:style-name="ce11">
            <text:p>KONAK 2733</text:p>
          </table:table-cell>
          <table:table-cell office:value-type="string" table:style-name="ce5">
            <text:p>TAŞINMAZLAR</text:p>
          </table:table-cell>
          <table:table-cell office:value-type="date" office:date-value="2024-10-14T00:00:00" table:style-name="ce12">
            <text:p>14/10/24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06" table:style-name="ce4">
            <text:p>206</text:p>
          </table:table-cell>
          <table:table-cell office:value-type="string" table:style-name="ce11">
            <text:p>BUCA 35</text:p>
          </table:table-cell>
          <table:table-cell office:value-type="string" table:style-name="ce5">
            <text:p>GAY.SUB.MÜD.</text:p>
          </table:table-cell>
          <table:table-cell office:value-type="date" office:date-value="2024-10-14T00:00:00" table:style-name="ce12">
            <text:p>14/10/24</text:p>
          </table:table-cell>
          <table:table-cell office:value-type="string" table:style-name="ce11">
            <text:p>VOLKA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07" table:style-name="ce4">
            <text:p>207</text:p>
          </table:table-cell>
          <table:table-cell office:value-type="string" table:style-name="ce11">
            <text:p>ÇİĞLİ 162</text:p>
          </table:table-cell>
          <table:table-cell office:value-type="string" table:style-name="ce5">
            <text:p>GAY.SUB.MÜD.</text:p>
          </table:table-cell>
          <table:table-cell office:value-type="date" office:date-value="2024-10-15T00:00:00" table:style-name="ce12">
            <text:p>15/10/24</text:p>
          </table:table-cell>
          <table:table-cell office:value-type="string" table:style-name="ce11">
            <text:p>RABİA</text:p>
          </table:table-cell>
          <table:table-cell office:value-type="string" table:style-name="ce12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08" table:style-name="ce4">
            <text:p>208</text:p>
          </table:table-cell>
          <table:table-cell office:value-type="string" table:style-name="ce11">
            <text:p>BORNOVA 1060</text:p>
          </table:table-cell>
          <table:table-cell office:value-type="string" table:style-name="ce5">
            <text:p>TAŞINMAZLAR</text:p>
          </table:table-cell>
          <table:table-cell office:value-type="date" office:date-value="2024-10-15T00:00:00" table:style-name="ce12">
            <text:p>15/10/24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09" table:style-name="ce4">
            <text:p>209</text:p>
          </table:table-cell>
          <table:table-cell office:value-type="string" table:style-name="ce11">
            <text:p>BORNOVA 1293</text:p>
          </table:table-cell>
          <table:table-cell office:value-type="string" table:style-name="ce5">
            <text:p>EMLAK ŞUB.MÜD</text:p>
          </table:table-cell>
          <table:table-cell office:value-type="date" office:date-value="2024-10-16T00:00:00" table:style-name="ce12">
            <text:p>16/10/24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10" table:style-name="ce4">
            <text:p>210</text:p>
          </table:table-cell>
          <table:table-cell office:value-type="string" table:style-name="ce11">
            <text:p>BUCA 407</text:p>
          </table:table-cell>
          <table:table-cell office:value-type="string" table:style-name="ce5">
            <text:p>GAY.SUB.MÜD.</text:p>
          </table:table-cell>
          <table:table-cell office:value-type="date" office:date-value="2024-10-17T00:00:00" table:style-name="ce12">
            <text:p>17/10/24</text:p>
          </table:table-cell>
          <table:table-cell office:value-type="string" table:style-name="ce11">
            <text:p>VOLK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11" table:style-name="ce4">
            <text:p>211</text:p>
          </table:table-cell>
          <table:table-cell office:value-type="string" table:style-name="ce11">
            <text:p>BAYRAKLI 139</text:p>
          </table:table-cell>
          <table:table-cell office:value-type="string" table:style-name="ce5">
            <text:p>EMLAK ŞUB.MÜD</text:p>
          </table:table-cell>
          <table:table-cell office:value-type="date" office:date-value="2024-10-18T00:00:00" table:style-name="ce12">
            <text:p>18/10/24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12" table:style-name="ce4">
            <text:p>212</text:p>
          </table:table-cell>
          <table:table-cell office:value-type="string" table:style-name="ce11">
            <text:p>BAYRAKLI 153</text:p>
          </table:table-cell>
          <table:table-cell office:value-type="string" table:style-name="ce5">
            <text:p>EMLAK ŞUB.MÜD</text:p>
          </table:table-cell>
          <table:table-cell office:value-type="date" office:date-value="2024-10-18T00:00:00" table:style-name="ce12">
            <text:p>18/10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213" table:style-name="ce4">
            <text:p>213</text:p>
          </table:table-cell>
          <table:table-cell office:value-type="string" table:style-name="ce11">
            <text:p>KARABAĞLAR 1431</text:p>
          </table:table-cell>
          <table:table-cell office:value-type="string" table:style-name="ce5">
            <text:p>EMLAK ŞUB.MÜD</text:p>
          </table:table-cell>
          <table:table-cell office:value-type="date" office:date-value="2024-10-18T00:00:00" table:style-name="ce12">
            <text:p>18/10/24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14" table:style-name="ce4">
            <text:p>214</text:p>
          </table:table-cell>
          <table:table-cell office:value-type="string" table:style-name="ce11">
            <text:p>ÇİĞLİ 306</text:p>
          </table:table-cell>
          <table:table-cell office:value-type="string" table:style-name="ce5">
            <text:p>GAY.SUB.MÜD.</text:p>
          </table:table-cell>
          <table:table-cell office:value-type="date" office:date-value="2024-10-21T00:00:00" table:style-name="ce12">
            <text:p>21/10/24</text:p>
          </table:table-cell>
          <table:table-cell office:value-type="string" table:style-name="ce11">
            <text:p>RABİ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15" table:style-name="ce4">
            <text:p>215</text:p>
          </table:table-cell>
          <table:table-cell office:value-type="string" table:style-name="ce11">
            <text:p>ÇİĞLİ 307</text:p>
          </table:table-cell>
          <table:table-cell office:value-type="string" table:style-name="ce5">
            <text:p>GAY.SUB.MÜD.</text:p>
          </table:table-cell>
          <table:table-cell office:value-type="date" office:date-value="2024-10-21T00:00:00" table:style-name="ce12">
            <text:p>21/10/24</text:p>
          </table:table-cell>
          <table:table-cell office:value-type="string" table:style-name="ce11">
            <text:p>RABİ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16" table:style-name="ce4">
            <text:p>216</text:p>
          </table:table-cell>
          <table:table-cell office:value-type="string" table:style-name="ce4">
            <text:p>KONAK 3061</text:p>
          </table:table-cell>
          <table:table-cell office:value-type="string" table:style-name="ce5">
            <text:p>EMLAK ŞUB.MÜD</text:p>
          </table:table-cell>
          <table:table-cell office:value-type="date" office:date-value="2024-10-21T00:00:00" table:style-name="ce12">
            <text:p>21/10/24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217" table:style-name="ce4">
            <text:p>217</text:p>
          </table:table-cell>
          <table:table-cell office:value-type="string" table:style-name="ce4">
            <text:p>SEFERİHİSAR 92</text:p>
          </table:table-cell>
          <table:table-cell office:value-type="string" table:style-name="ce5">
            <text:p>EMLAK ŞUB.MÜD</text:p>
          </table:table-cell>
          <table:table-cell office:value-type="date" office:date-value="2024-10-21T00:00:00" table:style-name="ce12">
            <text:p>21/10/24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218" table:style-name="ce4">
            <text:p>218</text:p>
          </table:table-cell>
          <table:table-cell office:value-type="string" table:style-name="ce11">
            <text:p>BAYRAKLI 149</text:p>
          </table:table-cell>
          <table:table-cell office:value-type="string" table:style-name="ce5">
            <text:p>EMLAK ŞUB.MÜD</text:p>
          </table:table-cell>
          <table:table-cell office:value-type="date" office:date-value="2024-10-22T00:00:00" table:style-name="ce12">
            <text:p>22/10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219" table:style-name="ce4">
            <text:p>219</text:p>
          </table:table-cell>
          <table:table-cell office:value-type="string" table:style-name="ce11">
            <text:p>BAYRAKLI 153</text:p>
          </table:table-cell>
          <table:table-cell office:value-type="string" table:style-name="ce5">
            <text:p>EMLAK ŞUB.MÜD</text:p>
          </table:table-cell>
          <table:table-cell office:value-type="date" office:date-value="2024-10-22T00:00:00" table:style-name="ce12">
            <text:p>22/10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220" table:style-name="ce4">
            <text:p>220</text:p>
          </table:table-cell>
          <table:table-cell office:value-type="string" table:style-name="ce11">
            <text:p>BAYRAKLI 154</text:p>
          </table:table-cell>
          <table:table-cell office:value-type="string" table:style-name="ce5">
            <text:p>EMLAK ŞUB.MÜD</text:p>
          </table:table-cell>
          <table:table-cell office:value-type="date" office:date-value="2024-10-22T00:00:00" table:style-name="ce12">
            <text:p>22/10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221" table:style-name="ce4">
            <text:p>221</text:p>
          </table:table-cell>
          <table:table-cell office:value-type="string" table:style-name="ce11">
            <text:p>BAYRAKLI 197</text:p>
          </table:table-cell>
          <table:table-cell office:value-type="string" table:style-name="ce5">
            <text:p>EMLAK ŞUB.MÜD</text:p>
          </table:table-cell>
          <table:table-cell office:value-type="date" office:date-value="2024-10-22T00:00:00" table:style-name="ce12">
            <text:p>22/10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222" table:style-name="ce4">
            <text:p>222</text:p>
          </table:table-cell>
          <table:table-cell office:value-type="string" table:style-name="ce4">
            <text:p>KARŞIYAKA 297</text:p>
          </table:table-cell>
          <table:table-cell office:value-type="string" table:style-name="ce5">
            <text:p>EMLAK ŞUB.MÜD</text:p>
          </table:table-cell>
          <table:table-cell office:value-type="date" office:date-value="2024-10-24T00:00:00" table:style-name="ce12">
            <text:p>24/10/24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223" table:style-name="ce4">
            <text:p>223</text:p>
          </table:table-cell>
          <table:table-cell office:value-type="string" table:style-name="ce11">
            <text:p>TİRE 176</text:p>
          </table:table-cell>
          <table:table-cell office:value-type="string" table:style-name="ce5">
            <text:p>EMLAK ŞUB.MÜD</text:p>
          </table:table-cell>
          <table:table-cell office:value-type="date" office:date-value="2024-10-24T00:00:00" table:style-name="ce12">
            <text:p>24/10/24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24" table:style-name="ce4">
            <text:p>224</text:p>
          </table:table-cell>
          <table:table-cell office:value-type="string" table:style-name="ce11">
            <text:p>BAYRAKLI 337</text:p>
          </table:table-cell>
          <table:table-cell office:value-type="string" table:style-name="ce5">
            <text:p>EMLAK ŞUB.MÜD</text:p>
          </table:table-cell>
          <table:table-cell office:value-type="date" office:date-value="2024-10-24T00:00:00" table:style-name="ce12">
            <text:p>24/10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225" table:style-name="ce4">
            <text:p>225</text:p>
          </table:table-cell>
          <table:table-cell office:value-type="string" table:style-name="ce11">
            <text:p>BAYRAKLI 342</text:p>
          </table:table-cell>
          <table:table-cell office:value-type="string" table:style-name="ce5">
            <text:p>EMLAK ŞUB.MÜD</text:p>
          </table:table-cell>
          <table:table-cell office:value-type="date" office:date-value="2024-10-24T00:00:00" table:style-name="ce12">
            <text:p>24/10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226" table:style-name="ce4">
            <text:p>226</text:p>
          </table:table-cell>
          <table:table-cell office:value-type="string" table:style-name="ce11">
            <text:p>BAYRAKLI 343</text:p>
          </table:table-cell>
          <table:table-cell office:value-type="string" table:style-name="ce5">
            <text:p>EMLAK ŞUB.MÜD</text:p>
          </table:table-cell>
          <table:table-cell office:value-type="date" office:date-value="2024-10-24T00:00:00" table:style-name="ce12">
            <text:p>24/10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227" table:style-name="ce4">
            <text:p>227</text:p>
          </table:table-cell>
          <table:table-cell office:value-type="string" table:style-name="ce11">
            <text:p>BAYRAKLI 446</text:p>
          </table:table-cell>
          <table:table-cell office:value-type="string" table:style-name="ce5">
            <text:p>EMLAK ŞUB.MÜD</text:p>
          </table:table-cell>
          <table:table-cell office:value-type="date" office:date-value="2024-10-28T00:00:00" table:style-name="ce12">
            <text:p>28/10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228" table:style-name="ce4">
            <text:p>228</text:p>
          </table:table-cell>
          <table:table-cell office:value-type="string" table:style-name="ce11">
            <text:p>BAYRAKLI 447</text:p>
          </table:table-cell>
          <table:table-cell office:value-type="string" table:style-name="ce5">
            <text:p>EMLAK ŞUB.MÜD</text:p>
          </table:table-cell>
          <table:table-cell office:value-type="date" office:date-value="2024-10-28T00:00:00" table:style-name="ce12">
            <text:p>28/10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229" table:style-name="ce4">
            <text:p>229</text:p>
          </table:table-cell>
          <table:table-cell office:value-type="string" table:style-name="ce11">
            <text:p>KONAK 90</text:p>
          </table:table-cell>
          <table:table-cell office:value-type="string" table:style-name="ce5">
            <text:p>EMLAK ŞUB.MÜD</text:p>
          </table:table-cell>
          <table:table-cell office:value-type="date" office:date-value="2024-10-30T00:00:00" table:style-name="ce12">
            <text:p>30/10/24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230" table:style-name="ce4">
            <text:p>230</text:p>
          </table:table-cell>
          <table:table-cell office:value-type="string" table:style-name="ce4">
            <text:p>ALSANCAK TİCARET MERKEZİ</text:p>
            <text:p>1296 ADA 7 PARSEL</text:p>
          </table:table-cell>
          <table:table-cell office:value-type="string" table:style-name="ce5">
            <text:p>EMLAK ŞUB.MÜD</text:p>
          </table:table-cell>
          <table:table-cell office:value-type="date" office:date-value="2024-10-31T00:00:00" table:style-name="ce12">
            <text:p>31/10/24</text:p>
          </table:table-cell>
          <table:table-cell office:value-type="string" table:style-name="ce11">
            <text:p>ONUR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31" table:style-name="ce4">
            <text:p>231</text:p>
          </table:table-cell>
          <table:table-cell office:value-type="string" table:style-name="ce11">
            <text:p>BEYDAĞ 87</text:p>
          </table:table-cell>
          <table:table-cell office:value-type="string" table:style-name="ce5">
            <text:p>GAY.SUB.MÜD.</text:p>
          </table:table-cell>
          <table:table-cell office:value-type="date" office:date-value="2024-10-31T00:00:00" table:style-name="ce12">
            <text:p>31/10/24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32" table:style-name="ce4">
            <text:p>232</text:p>
          </table:table-cell>
          <table:table-cell office:value-type="string" table:style-name="ce11">
            <text:p>BORNOVA 401</text:p>
          </table:table-cell>
          <table:table-cell office:value-type="string" table:style-name="ce5">
            <text:p>EMLAK ŞUB.MÜD</text:p>
          </table:table-cell>
          <table:table-cell office:value-type="date" office:date-value="2024-11-01T00:00:00" table:style-name="ce12">
            <text:p>01/11/24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33" table:style-name="ce4">
            <text:p>233</text:p>
          </table:table-cell>
          <table:table-cell office:value-type="string" table:style-name="ce11">
            <text:p>BORNOVA 402</text:p>
          </table:table-cell>
          <table:table-cell office:value-type="string" table:style-name="ce5">
            <text:p>EMLAK ŞUB.MÜD</text:p>
          </table:table-cell>
          <table:table-cell office:value-type="date" office:date-value="2024-11-01T00:00:00" table:style-name="ce12">
            <text:p>01/11/24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34" table:style-name="ce4">
            <text:p>234</text:p>
          </table:table-cell>
          <table:table-cell office:value-type="string" table:style-name="ce11">
            <text:p>BORNOVA 403</text:p>
          </table:table-cell>
          <table:table-cell office:value-type="string" table:style-name="ce5">
            <text:p>EMLAK ŞUB.MÜD</text:p>
          </table:table-cell>
          <table:table-cell office:value-type="date" office:date-value="2024-11-01T00:00:00" table:style-name="ce12">
            <text:p>01/11/24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35" table:style-name="ce4">
            <text:p>235</text:p>
          </table:table-cell>
          <table:table-cell office:value-type="string" table:style-name="ce11">
            <text:p>BORNOVA 651</text:p>
          </table:table-cell>
          <table:table-cell office:value-type="string" table:style-name="ce5">
            <text:p>EMLAK ŞUB.MÜD</text:p>
          </table:table-cell>
          <table:table-cell office:value-type="date" office:date-value="2024-11-01T00:00:00" table:style-name="ce12">
            <text:p>01/11/24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36" table:style-name="ce4">
            <text:p>236</text:p>
          </table:table-cell>
          <table:table-cell office:value-type="string" table:style-name="ce11">
            <text:p>BORNOVA 652</text:p>
          </table:table-cell>
          <table:table-cell office:value-type="string" table:style-name="ce5">
            <text:p>EMLAK ŞUB.MÜD</text:p>
          </table:table-cell>
          <table:table-cell office:value-type="date" office:date-value="2024-11-01T00:00:00" table:style-name="ce12">
            <text:p>01/11/24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37" table:style-name="ce4">
            <text:p>237</text:p>
          </table:table-cell>
          <table:table-cell office:value-type="string" table:style-name="ce11">
            <text:p>BORNOVA 653</text:p>
          </table:table-cell>
          <table:table-cell office:value-type="string" table:style-name="ce5">
            <text:p>EMLAK ŞUB.MÜD</text:p>
          </table:table-cell>
          <table:table-cell office:value-type="date" office:date-value="2024-11-01T00:00:00" table:style-name="ce12">
            <text:p>01/11/24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38" table:style-name="ce4">
            <text:p>238</text:p>
          </table:table-cell>
          <table:table-cell office:value-type="string" table:style-name="ce11">
            <text:p>MENEMEN 60</text:p>
          </table:table-cell>
          <table:table-cell office:value-type="string" table:style-name="ce5">
            <text:p>EMLAK ŞUB.MÜD</text:p>
          </table:table-cell>
          <table:table-cell office:value-type="date" office:date-value="2024-11-01T00:00:00" table:style-name="ce12">
            <text:p>01/11/24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39" table:style-name="ce4">
            <text:p>239</text:p>
          </table:table-cell>
          <table:table-cell office:value-type="string" table:style-name="ce4">
            <text:p>İSTANBUL BEYOĞLU 1</text:p>
          </table:table-cell>
          <table:table-cell office:value-type="string" table:style-name="ce5">
            <text:p>EMLAK ŞUB.MÜD</text:p>
          </table:table-cell>
          <table:table-cell office:value-type="date" office:date-value="2024-11-04T00:00:00" table:style-name="ce12">
            <text:p>04/11/24</text:p>
          </table:table-cell>
          <table:table-cell office:value-type="string" table:style-name="ce11">
            <text:p>SÜLEYM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40" table:style-name="ce4">
            <text:p>240</text:p>
          </table:table-cell>
          <table:table-cell office:value-type="string" table:style-name="ce4">
            <text:p>İSTANBUL BEYOĞLU 2</text:p>
          </table:table-cell>
          <table:table-cell office:value-type="string" table:style-name="ce5">
            <text:p>EMLAK ŞUB.MÜD</text:p>
          </table:table-cell>
          <table:table-cell office:value-type="date" office:date-value="2024-11-04T00:00:00" table:style-name="ce12">
            <text:p>04/11/24</text:p>
          </table:table-cell>
          <table:table-cell office:value-type="string" table:style-name="ce11">
            <text:p>SÜLEYM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41" table:style-name="ce4">
            <text:p>241</text:p>
          </table:table-cell>
          <table:table-cell office:value-type="string" table:style-name="ce11">
            <text:p>KONAK 76</text:p>
          </table:table-cell>
          <table:table-cell office:value-type="string" table:style-name="ce5">
            <text:p>EMLAK ŞUB.MÜD</text:p>
          </table:table-cell>
          <table:table-cell office:value-type="date" office:date-value="2024-11-07T00:00:00" table:style-name="ce12">
            <text:p>07/11/24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242" table:style-name="ce4">
            <text:p>242</text:p>
          </table:table-cell>
          <table:table-cell office:value-type="string" table:style-name="ce11">
            <text:p>KONAK 1126</text:p>
          </table:table-cell>
          <table:table-cell office:value-type="string" table:style-name="ce5">
            <text:p>EMLAK ŞUB.MÜD</text:p>
          </table:table-cell>
          <table:table-cell office:value-type="date" office:date-value="2024-11-11T00:00:00" table:style-name="ce12">
            <text:p>11/11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43" table:style-name="ce4">
            <text:p>243</text:p>
          </table:table-cell>
          <table:table-cell office:value-type="string" table:style-name="ce11">
            <text:p>KONAK 1127</text:p>
          </table:table-cell>
          <table:table-cell office:value-type="string" table:style-name="ce5">
            <text:p>EMLAK ŞUB.MÜD</text:p>
          </table:table-cell>
          <table:table-cell office:value-type="date" office:date-value="2024-11-11T00:00:00" table:style-name="ce12">
            <text:p>11/11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44" table:style-name="ce4">
            <text:p>244</text:p>
          </table:table-cell>
          <table:table-cell office:value-type="string" table:style-name="ce11">
            <text:p>KONAK 1128</text:p>
          </table:table-cell>
          <table:table-cell office:value-type="string" table:style-name="ce5">
            <text:p>EMLAK ŞUB.MÜD</text:p>
          </table:table-cell>
          <table:table-cell office:value-type="date" office:date-value="2024-11-11T00:00:00" table:style-name="ce12">
            <text:p>11/11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45" table:style-name="ce4">
            <text:p>245</text:p>
          </table:table-cell>
          <table:table-cell office:value-type="string" table:style-name="ce11">
            <text:p>KONAK 1129</text:p>
          </table:table-cell>
          <table:table-cell office:value-type="string" table:style-name="ce5">
            <text:p>EMLAK ŞUB.MÜD</text:p>
          </table:table-cell>
          <table:table-cell office:value-type="date" office:date-value="2024-11-11T00:00:00" table:style-name="ce12">
            <text:p>11/11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46" table:style-name="ce4">
            <text:p>246</text:p>
          </table:table-cell>
          <table:table-cell office:value-type="string" table:style-name="ce11">
            <text:p>KONAK 1130</text:p>
          </table:table-cell>
          <table:table-cell office:value-type="string" table:style-name="ce5">
            <text:p>EMLAK ŞUB.MÜD</text:p>
          </table:table-cell>
          <table:table-cell office:value-type="date" office:date-value="2024-11-11T00:00:00" table:style-name="ce12">
            <text:p>11/11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47" table:style-name="ce4">
            <text:p>247</text:p>
          </table:table-cell>
          <table:table-cell office:value-type="string" table:style-name="ce11">
            <text:p>KONAK 1318</text:p>
          </table:table-cell>
          <table:table-cell office:value-type="string" table:style-name="ce5">
            <text:p>EMLAK ŞUB.MÜD</text:p>
          </table:table-cell>
          <table:table-cell office:value-type="date" office:date-value="2024-11-15T00:00:00" table:style-name="ce12">
            <text:p>15/11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48" table:style-name="ce4">
            <text:p>248</text:p>
          </table:table-cell>
          <table:table-cell office:value-type="string" table:style-name="ce11">
            <text:p>KONAK 1345</text:p>
          </table:table-cell>
          <table:table-cell office:value-type="string" table:style-name="ce5">
            <text:p>EMLAK ŞUB.MÜD</text:p>
          </table:table-cell>
          <table:table-cell office:value-type="date" office:date-value="2024-11-15T00:00:00" table:style-name="ce12">
            <text:p>15/11/24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21T00:00:00" table:style-name="ce12">
            <text:p>21/10/25</text:p>
          </table:table-cell>
          <table:table-cell table:number-columns-repeated="16377"/>
        </table:table-row>
        <table:table-row table:style-name="ro8">
          <table:table-cell office:value-type="float" office:value="249" table:style-name="ce4">
            <text:p>249</text:p>
          </table:table-cell>
          <table:table-cell office:value-type="string" table:style-name="ce11">
            <text:p>BORNOVA 595</text:p>
          </table:table-cell>
          <table:table-cell office:value-type="string" table:style-name="ce5">
            <text:p>GAY.SUB.MÜD.</text:p>
          </table:table-cell>
          <table:table-cell office:value-type="date" office:date-value="2024-11-18T00:00:00" table:style-name="ce12">
            <text:p>18/11/24</text:p>
          </table:table-cell>
          <table:table-cell office:value-type="string" table:style-name="ce11">
            <text:p>CANSU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250" table:style-name="ce4">
            <text:p>250</text:p>
          </table:table-cell>
          <table:table-cell office:value-type="string" table:style-name="ce11">
            <text:p>BORNOVA 611</text:p>
          </table:table-cell>
          <table:table-cell office:value-type="string" table:style-name="ce5">
            <text:p>GAY.SUB.MÜD.</text:p>
          </table:table-cell>
          <table:table-cell office:value-type="date" office:date-value="2024-11-18T00:00:00" table:style-name="ce12">
            <text:p>18/11/24</text:p>
          </table:table-cell>
          <table:table-cell office:value-type="string" table:style-name="ce11">
            <text:p>CANSU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251" table:style-name="ce4">
            <text:p>251</text:p>
          </table:table-cell>
          <table:table-cell office:value-type="string" table:style-name="ce11">
            <text:p>BORNOVA 613</text:p>
          </table:table-cell>
          <table:table-cell office:value-type="string" table:style-name="ce5">
            <text:p>GAY.SUB.MÜD.</text:p>
          </table:table-cell>
          <table:table-cell office:value-type="date" office:date-value="2024-11-18T00:00:00" table:style-name="ce12">
            <text:p>18/11/24</text:p>
          </table:table-cell>
          <table:table-cell office:value-type="string" table:style-name="ce11">
            <text:p>CANSU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252" table:style-name="ce4">
            <text:p>252</text:p>
          </table:table-cell>
          <table:table-cell office:value-type="string" table:style-name="ce11">
            <text:p>BORNOVA 621</text:p>
          </table:table-cell>
          <table:table-cell office:value-type="string" table:style-name="ce5">
            <text:p>GAY.SUB.MÜD.</text:p>
          </table:table-cell>
          <table:table-cell office:value-type="date" office:date-value="2024-11-18T00:00:00" table:style-name="ce12">
            <text:p>18/11/24</text:p>
          </table:table-cell>
          <table:table-cell office:value-type="string" table:style-name="ce11">
            <text:p>CANSU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253" table:style-name="ce4">
            <text:p>253</text:p>
          </table:table-cell>
          <table:table-cell office:value-type="string" table:style-name="ce11">
            <text:p>BORNOVA 626</text:p>
          </table:table-cell>
          <table:table-cell office:value-type="string" table:style-name="ce5">
            <text:p>GAY.SUB.MÜD.</text:p>
          </table:table-cell>
          <table:table-cell office:value-type="date" office:date-value="2024-11-18T00:00:00" table:style-name="ce12">
            <text:p>18/11/24</text:p>
          </table:table-cell>
          <table:table-cell office:value-type="string" table:style-name="ce11">
            <text:p>CANSU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254" table:style-name="ce4">
            <text:p>254</text:p>
          </table:table-cell>
          <table:table-cell office:value-type="string" table:style-name="ce11">
            <text:p>BORNOVA 635</text:p>
          </table:table-cell>
          <table:table-cell office:value-type="string" table:style-name="ce5">
            <text:p>GAY.SUB.MÜD.</text:p>
          </table:table-cell>
          <table:table-cell office:value-type="date" office:date-value="2024-11-18T00:00:00" table:style-name="ce12">
            <text:p>18/11/24</text:p>
          </table:table-cell>
          <table:table-cell office:value-type="string" table:style-name="ce11">
            <text:p>CANSU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255" table:style-name="ce4">
            <text:p>255</text:p>
          </table:table-cell>
          <table:table-cell office:value-type="string" table:style-name="ce11">
            <text:p>BORNOVA 641</text:p>
          </table:table-cell>
          <table:table-cell office:value-type="string" table:style-name="ce5">
            <text:p>GAY.SUB.MÜD.</text:p>
          </table:table-cell>
          <table:table-cell office:value-type="date" office:date-value="2024-11-18T00:00:00" table:style-name="ce12">
            <text:p>18/11/24</text:p>
          </table:table-cell>
          <table:table-cell office:value-type="string" table:style-name="ce11">
            <text:p>CANSU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256" table:style-name="ce4">
            <text:p>256</text:p>
          </table:table-cell>
          <table:table-cell office:value-type="string" table:style-name="ce11">
            <text:p>BORNOVA 644</text:p>
          </table:table-cell>
          <table:table-cell office:value-type="string" table:style-name="ce5">
            <text:p>GAY.SUB.MÜD.</text:p>
          </table:table-cell>
          <table:table-cell office:value-type="date" office:date-value="2024-11-18T00:00:00" table:style-name="ce12">
            <text:p>18/11/24</text:p>
          </table:table-cell>
          <table:table-cell office:value-type="string" table:style-name="ce11">
            <text:p>CANSU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257" table:style-name="ce4">
            <text:p>257</text:p>
          </table:table-cell>
          <table:table-cell office:value-type="string" table:style-name="ce11">
            <text:p>BORNOVA 645</text:p>
          </table:table-cell>
          <table:table-cell office:value-type="string" table:style-name="ce5">
            <text:p>GAY.SUB.MÜD.</text:p>
          </table:table-cell>
          <table:table-cell office:value-type="date" office:date-value="2024-11-18T00:00:00" table:style-name="ce12">
            <text:p>18/11/24</text:p>
          </table:table-cell>
          <table:table-cell office:value-type="string" table:style-name="ce11">
            <text:p>CANSU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258" table:style-name="ce4">
            <text:p>258</text:p>
          </table:table-cell>
          <table:table-cell office:value-type="string" table:style-name="ce11">
            <text:p>BORNOVA 646</text:p>
          </table:table-cell>
          <table:table-cell office:value-type="string" table:style-name="ce5">
            <text:p>GAY.SUB.MÜD.</text:p>
          </table:table-cell>
          <table:table-cell office:value-type="date" office:date-value="2024-11-18T00:00:00" table:style-name="ce12">
            <text:p>18/11/24</text:p>
          </table:table-cell>
          <table:table-cell office:value-type="string" table:style-name="ce11">
            <text:p>CANSU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259" table:style-name="ce4">
            <text:p>259</text:p>
          </table:table-cell>
          <table:table-cell office:value-type="string" table:style-name="ce11">
            <text:p>KONAK 1396</text:p>
          </table:table-cell>
          <table:table-cell office:value-type="string" table:style-name="ce5">
            <text:p>EMLAK ŞUB.MÜD</text:p>
          </table:table-cell>
          <table:table-cell office:value-type="date" office:date-value="2024-11-19T00:00:00" table:style-name="ce12">
            <text:p>19/11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60" table:style-name="ce4">
            <text:p>260</text:p>
          </table:table-cell>
          <table:table-cell office:value-type="string" table:style-name="ce11">
            <text:p>KONAK 1460-1</text:p>
          </table:table-cell>
          <table:table-cell office:value-type="string" table:style-name="ce5">
            <text:p>EMLAK ŞUB.MÜD</text:p>
          </table:table-cell>
          <table:table-cell office:value-type="date" office:date-value="2024-11-20T00:00:00" table:style-name="ce12">
            <text:p>20/11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61" table:style-name="ce4">
            <text:p>261</text:p>
          </table:table-cell>
          <table:table-cell office:value-type="string" table:style-name="ce11">
            <text:p>KONAK 1473</text:p>
          </table:table-cell>
          <table:table-cell office:value-type="string" table:style-name="ce5">
            <text:p>EMLAK ŞUB.MÜD</text:p>
          </table:table-cell>
          <table:table-cell office:value-type="date" office:date-value="2024-11-20T00:00:00" table:style-name="ce12">
            <text:p>20/11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62" table:style-name="ce4">
            <text:p>262</text:p>
          </table:table-cell>
          <table:table-cell office:value-type="string" table:style-name="ce11">
            <text:p>KONAK 1370</text:p>
          </table:table-cell>
          <table:table-cell office:value-type="string" table:style-name="ce5">
            <text:p>EMLAK ŞUB.MÜD</text:p>
          </table:table-cell>
          <table:table-cell office:value-type="date" office:date-value="2024-11-20T00:00:00" table:style-name="ce12">
            <text:p>20/11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63" table:style-name="ce4">
            <text:p>263</text:p>
          </table:table-cell>
          <table:table-cell office:value-type="string" table:style-name="ce11">
            <text:p>ÇEŞME 24</text:p>
          </table:table-cell>
          <table:table-cell office:value-type="string" table:style-name="ce5">
            <text:p>EMLAK ŞUB.MÜD</text:p>
          </table:table-cell>
          <table:table-cell office:value-type="date" office:date-value="2024-11-25T00:00:00" table:style-name="ce12">
            <text:p>25/11/24</text:p>
          </table:table-cell>
          <table:table-cell office:value-type="string" table:style-name="ce11">
            <text:p>ÖZKAN</text:p>
          </table:table-cell>
          <table:table-cell office:value-type="string" table:style-name="ce10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264" table:style-name="ce4">
            <text:p>264</text:p>
          </table:table-cell>
          <table:table-cell office:value-type="string" table:style-name="ce4">
            <text:p>ÇİĞLİ HEYELAN 1-DOSYA</text:p>
          </table:table-cell>
          <table:table-cell office:value-type="string" table:style-name="ce5">
            <text:p>EMLAK ŞUB.MÜD</text:p>
          </table:table-cell>
          <table:table-cell office:value-type="date" office:date-value="2024-11-27T00:00:00" table:style-name="ce12">
            <text:p>27/11/24</text:p>
          </table:table-cell>
          <table:table-cell office:value-type="string" table:style-name="ce11">
            <text:p>CEYDANUR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65" table:style-name="ce4">
            <text:p>265</text:p>
          </table:table-cell>
          <table:table-cell office:value-type="string" table:style-name="ce4">
            <text:p>ÇİĞLİ HEYELAN 2-DOSYA</text:p>
          </table:table-cell>
          <table:table-cell office:value-type="string" table:style-name="ce5">
            <text:p>EMLAK ŞUB.MÜD</text:p>
          </table:table-cell>
          <table:table-cell office:value-type="date" office:date-value="2024-11-27T00:00:00" table:style-name="ce12">
            <text:p>27/11/24</text:p>
          </table:table-cell>
          <table:table-cell office:value-type="string" table:style-name="ce11">
            <text:p>CEYDANUR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66" table:style-name="ce4">
            <text:p>266</text:p>
          </table:table-cell>
          <table:table-cell office:value-type="string" table:style-name="ce4">
            <text:p>ÇİĞLİ HEYELAN 3-DOSYA</text:p>
          </table:table-cell>
          <table:table-cell office:value-type="string" table:style-name="ce5">
            <text:p>EMLAK ŞUB.MÜD</text:p>
          </table:table-cell>
          <table:table-cell office:value-type="date" office:date-value="2024-11-27T00:00:00" table:style-name="ce12">
            <text:p>27/11/24</text:p>
          </table:table-cell>
          <table:table-cell office:value-type="string" table:style-name="ce11">
            <text:p>CEYDANUR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67" table:style-name="ce4">
            <text:p>267</text:p>
          </table:table-cell>
          <table:table-cell office:value-type="string" table:style-name="ce11">
            <text:p>KARABAĞLAR 3605</text:p>
          </table:table-cell>
          <table:table-cell office:value-type="string" table:style-name="ce5">
            <text:p>EMLAK ŞUB.MÜD</text:p>
          </table:table-cell>
          <table:table-cell office:value-type="date" office:date-value="2024-11-27T00:00:00" table:style-name="ce12">
            <text:p>27/11/24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68" table:style-name="ce4">
            <text:p>268</text:p>
          </table:table-cell>
          <table:table-cell office:value-type="string" table:style-name="ce11">
            <text:p>ALSANCAK TİCARET MERKEZİ<text:s text:c="3"/></text:p>
            <text:p>1296 ADA 7 PARSEL</text:p>
          </table:table-cell>
          <table:table-cell office:value-type="string" table:style-name="ce5">
            <text:p>EMLAK ŞUB.MÜD</text:p>
          </table:table-cell>
          <table:table-cell office:value-type="date" office:date-value="2024-11-27T00:00:00" table:style-name="ce12">
            <text:p>27/11/24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69" table:style-name="ce4">
            <text:p>269</text:p>
          </table:table-cell>
          <table:table-cell office:value-type="string" table:style-name="ce11">
            <text:p>BAYRAKLI 678</text:p>
          </table:table-cell>
          <table:table-cell office:value-type="string" table:style-name="ce5">
            <text:p>EMLAK ŞUB.MÜD</text:p>
          </table:table-cell>
          <table:table-cell office:value-type="date" office:date-value="2024-11-28T00:00:00" table:style-name="ce12">
            <text:p>28/11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270" table:style-name="ce4">
            <text:p>270</text:p>
          </table:table-cell>
          <table:table-cell office:value-type="string" table:style-name="ce11">
            <text:p>KONAK 1740</text:p>
          </table:table-cell>
          <table:table-cell office:value-type="string" table:style-name="ce5">
            <text:p>EMLAK ŞUB.MÜD</text:p>
          </table:table-cell>
          <table:table-cell office:value-type="date" office:date-value="2024-11-28T00:00:00" table:style-name="ce12">
            <text:p>28/11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71" table:style-name="ce4">
            <text:p>271</text:p>
          </table:table-cell>
          <table:table-cell office:value-type="string" table:style-name="ce11">
            <text:p>BUCA 1584</text:p>
          </table:table-cell>
          <table:table-cell office:value-type="string" table:style-name="ce5">
            <text:p>GAY.SUB.MÜD.</text:p>
          </table:table-cell>
          <table:table-cell office:value-type="date" office:date-value="2024-11-28T00:00:00" table:style-name="ce12">
            <text:p>28/11/24</text:p>
          </table:table-cell>
          <table:table-cell office:value-type="string" table:style-name="ce11">
            <text:p>VOLK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272" table:style-name="ce4">
            <text:p>272</text:p>
          </table:table-cell>
          <table:table-cell office:value-type="string" table:style-name="ce11">
            <text:p>URLA 78</text:p>
          </table:table-cell>
          <table:table-cell office:value-type="string" table:style-name="ce5">
            <text:p>EMLAK ŞUB.MÜD</text:p>
          </table:table-cell>
          <table:table-cell office:value-type="date" office:date-value="2024-11-28T00:00:00" table:style-name="ce12">
            <text:p>28/11/24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73" table:style-name="ce4">
            <text:p>273</text:p>
          </table:table-cell>
          <table:table-cell office:value-type="string" table:style-name="ce11">
            <text:p>BAYRAKLI 572</text:p>
          </table:table-cell>
          <table:table-cell office:value-type="string" table:style-name="ce5">
            <text:p>EMLAK ŞUB.MÜD</text:p>
          </table:table-cell>
          <table:table-cell office:value-type="date" office:date-value="2024-11-28T00:00:00" table:style-name="ce12">
            <text:p>28/11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74" table:style-name="ce4">
            <text:p>274</text:p>
          </table:table-cell>
          <table:table-cell office:value-type="string" table:style-name="ce11">
            <text:p>KONAK</text:p>
            <text:p>METRO ALTI DÜKKANLAR</text:p>
          </table:table-cell>
          <table:table-cell office:value-type="string" table:style-name="ce5">
            <text:p>EMLAK ŞUB.MÜD</text:p>
          </table:table-cell>
          <table:table-cell office:value-type="date" office:date-value="2024-12-02T00:00:00" table:style-name="ce12">
            <text:p>02/12/24</text:p>
          </table:table-cell>
          <table:table-cell office:value-type="string" table:style-name="ce11">
            <text:p>ONUR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75" table:style-name="ce4">
            <text:p>275</text:p>
          </table:table-cell>
          <table:table-cell office:value-type="string" table:style-name="ce11">
            <text:p>BALÇOVA 111</text:p>
          </table:table-cell>
          <table:table-cell office:value-type="string" table:style-name="ce5">
            <text:p>EMLAK ŞUB.MÜD</text:p>
          </table:table-cell>
          <table:table-cell office:value-type="date" office:date-value="2024-12-02T00:00:00" table:style-name="ce12">
            <text:p>02/12/24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76" table:style-name="ce4">
            <text:p>276</text:p>
          </table:table-cell>
          <table:table-cell office:value-type="string" table:style-name="ce11">
            <text:p>BALÇOVA 112</text:p>
          </table:table-cell>
          <table:table-cell office:value-type="string" table:style-name="ce5">
            <text:p>EMLAK ŞUB.MÜD</text:p>
          </table:table-cell>
          <table:table-cell office:value-type="date" office:date-value="2024-12-02T00:00:00" table:style-name="ce12">
            <text:p>02/12/24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77" table:style-name="ce4">
            <text:p>277</text:p>
          </table:table-cell>
          <table:table-cell office:value-type="string" table:style-name="ce11">
            <text:p>BORNOVA 611</text:p>
          </table:table-cell>
          <table:table-cell office:value-type="string" table:style-name="ce5">
            <text:p>EMLAK ŞUB.MÜD</text:p>
          </table:table-cell>
          <table:table-cell office:value-type="date" office:date-value="2024-12-02T00:00:00" table:style-name="ce12">
            <text:p>02/12/24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78" table:style-name="ce4">
            <text:p>278</text:p>
          </table:table-cell>
          <table:table-cell office:value-type="string" table:style-name="ce11">
            <text:p>GÜZELBAHÇE 80</text:p>
          </table:table-cell>
          <table:table-cell office:value-type="string" table:style-name="ce5">
            <text:p>EMLAK ŞUB.MÜD</text:p>
          </table:table-cell>
          <table:table-cell office:value-type="date" office:date-value="2024-12-03T00:00:00" table:style-name="ce6">
            <text:p>03/12/24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office:value-type="string" table:style-name="ce13">
            <text:p>160</text:p>
            <text:p>BİRLEŞMİŞ</text:p>
          </table:table-cell>
          <table:table-cell table:number-columns-repeated="16376"/>
        </table:table-row>
        <table:table-row table:style-name="ro8">
          <table:table-cell office:value-type="float" office:value="279" table:style-name="ce4">
            <text:p>279</text:p>
          </table:table-cell>
          <table:table-cell office:value-type="string" table:style-name="ce11">
            <text:p>GÜZELBAHÇE 99</text:p>
          </table:table-cell>
          <table:table-cell office:value-type="string" table:style-name="ce5">
            <text:p>EMLAK ŞUB.MÜD</text:p>
          </table:table-cell>
          <table:table-cell office:value-type="date" office:date-value="2024-12-03T00:00:00" table:style-name="ce6">
            <text:p>03/12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style-name="ce7"/>
          <table:table-cell table:number-columns-repeated="16376"/>
        </table:table-row>
        <table:table-row table:style-name="ro8">
          <table:table-cell office:value-type="float" office:value="280" table:style-name="ce4">
            <text:p>280</text:p>
          </table:table-cell>
          <table:table-cell office:value-type="string" table:style-name="ce11">
            <text:p>KONAK 2243</text:p>
          </table:table-cell>
          <table:table-cell office:value-type="string" table:style-name="ce5">
            <text:p>EMLAK ŞUB.MÜD</text:p>
          </table:table-cell>
          <table:table-cell office:value-type="date" office:date-value="2024-12-05T00:00:00" table:style-name="ce6">
            <text:p>05/12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81" table:style-name="ce4">
            <text:p>281</text:p>
          </table:table-cell>
          <table:table-cell office:value-type="string" table:style-name="ce11">
            <text:p>KONAK 2244</text:p>
          </table:table-cell>
          <table:table-cell office:value-type="string" table:style-name="ce5">
            <text:p>EMLAK ŞUB.MÜD</text:p>
          </table:table-cell>
          <table:table-cell office:value-type="date" office:date-value="2024-12-05T00:00:00" table:style-name="ce6">
            <text:p>05/12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82" table:style-name="ce4">
            <text:p>282</text:p>
          </table:table-cell>
          <table:table-cell office:value-type="string" table:style-name="ce11">
            <text:p>KONAK 2245</text:p>
          </table:table-cell>
          <table:table-cell office:value-type="string" table:style-name="ce5">
            <text:p>EMLAK ŞUB.MÜD</text:p>
          </table:table-cell>
          <table:table-cell office:value-type="date" office:date-value="2024-12-05T00:00:00" table:style-name="ce6">
            <text:p>05/12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83" table:style-name="ce4">
            <text:p>283</text:p>
          </table:table-cell>
          <table:table-cell office:value-type="string" table:style-name="ce11">
            <text:p>KARŞIYAKA 267</text:p>
          </table:table-cell>
          <table:table-cell office:value-type="string" table:style-name="ce5">
            <text:p>EMLAK ŞUB.MÜD</text:p>
          </table:table-cell>
          <table:table-cell office:value-type="date" office:date-value="2024-12-05T00:00:00" table:style-name="ce6">
            <text:p>05/12/24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84" table:style-name="ce4">
            <text:p>284</text:p>
          </table:table-cell>
          <table:table-cell office:value-type="string" table:style-name="ce11">
            <text:p>İLİŞİKLİ 646</text:p>
          </table:table-cell>
          <table:table-cell office:value-type="string" table:style-name="ce5">
            <text:p>EMLAK ŞUB.MÜD</text:p>
          </table:table-cell>
          <table:table-cell office:value-type="date" office:date-value="2024-12-06T00:00:00" table:style-name="ce6">
            <text:p>06/12/24</text:p>
          </table:table-cell>
          <table:table-cell office:value-type="string" table:style-name="ce11">
            <text:p>HASAN</text:p>
          </table:table-cell>
          <table:table-cell office:value-type="string" table:style-name="ce10">
            <text:p>DOSYA TAK</text:p>
          </table:table-cell>
          <table:table-cell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85" table:style-name="ce4">
            <text:p>285</text:p>
          </table:table-cell>
          <table:table-cell office:value-type="string" table:style-name="ce11">
            <text:p>KONAK 303</text:p>
          </table:table-cell>
          <table:table-cell office:value-type="string" table:style-name="ce5">
            <text:p>EMLAK ŞUB.MÜD</text:p>
          </table:table-cell>
          <table:table-cell office:value-type="date" office:date-value="2024-12-10T00:00:00" table:style-name="ce6">
            <text:p>10/12/24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86" table:style-name="ce4">
            <text:p>286</text:p>
          </table:table-cell>
          <table:table-cell office:value-type="string" table:style-name="ce11">
            <text:p>KARŞIYAKA 1201</text:p>
          </table:table-cell>
          <table:table-cell office:value-type="string" table:style-name="ce5">
            <text:p>EMLAK ŞUB.MÜD</text:p>
          </table:table-cell>
          <table:table-cell office:value-type="date" office:date-value="2024-12-10T00:00:00" table:style-name="ce6">
            <text:p>10/12/24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87" table:style-name="ce4">
            <text:p>287</text:p>
          </table:table-cell>
          <table:table-cell office:value-type="string" table:style-name="ce11">
            <text:p>İLİŞİKLİ 714</text:p>
          </table:table-cell>
          <table:table-cell office:value-type="string" table:style-name="ce5">
            <text:p>EMLAK ŞUB.MÜD</text:p>
          </table:table-cell>
          <table:table-cell office:value-type="date" office:date-value="2024-12-10T00:00:00" table:style-name="ce6">
            <text:p>10/12/24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88" table:style-name="ce4">
            <text:p>288</text:p>
          </table:table-cell>
          <table:table-cell office:value-type="string" table:style-name="ce11">
            <text:p>ÇİĞLİ 373</text:p>
          </table:table-cell>
          <table:table-cell office:value-type="string" table:style-name="ce5">
            <text:p>EMLAK ŞUB.MÜD</text:p>
          </table:table-cell>
          <table:table-cell office:value-type="date" office:date-value="2024-12-13T00:00:00" table:style-name="ce6">
            <text:p>13/12/24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89" table:style-name="ce4">
            <text:p>289</text:p>
          </table:table-cell>
          <table:table-cell office:value-type="string" table:style-name="ce11">
            <text:p>KARABAĞLAR 3530</text:p>
          </table:table-cell>
          <table:table-cell office:value-type="string" table:style-name="ce5">
            <text:p>EMLAK ŞUB.MÜD</text:p>
          </table:table-cell>
          <table:table-cell office:value-type="date" office:date-value="2024-12-13T00:00:00" table:style-name="ce6">
            <text:p>13/12/24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90" table:style-name="ce4">
            <text:p>290</text:p>
          </table:table-cell>
          <table:table-cell office:value-type="string" table:style-name="ce11">
            <text:p>TORBALI 249</text:p>
          </table:table-cell>
          <table:table-cell office:value-type="string" table:style-name="ce5">
            <text:p>EMLAK ŞUB.MÜD</text:p>
          </table:table-cell>
          <table:table-cell office:value-type="date" office:date-value="2024-12-13T00:00:00" table:style-name="ce6">
            <text:p>13/12/24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91" table:style-name="ce4">
            <text:p>291</text:p>
          </table:table-cell>
          <table:table-cell office:value-type="string" table:style-name="ce11">
            <text:p>TORBALI 261</text:p>
          </table:table-cell>
          <table:table-cell office:value-type="string" table:style-name="ce5">
            <text:p>EMLAK ŞUB.MÜD</text:p>
          </table:table-cell>
          <table:table-cell office:value-type="date" office:date-value="2024-12-13T00:00:00" table:style-name="ce6">
            <text:p>13/12/24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92" table:style-name="ce4">
            <text:p>292</text:p>
          </table:table-cell>
          <table:table-cell office:value-type="string" table:style-name="ce11">
            <text:p>SEFERİHİSAR 10</text:p>
          </table:table-cell>
          <table:table-cell office:value-type="string" table:style-name="ce5">
            <text:p>EMLAK ŞUB.MÜD</text:p>
          </table:table-cell>
          <table:table-cell office:value-type="date" office:date-value="2024-12-13T00:00:00" table:style-name="ce6">
            <text:p>13/12/24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93" table:style-name="ce4">
            <text:p>293</text:p>
          </table:table-cell>
          <table:table-cell office:value-type="string" table:style-name="ce11">
            <text:p>BEYDAĞ 88</text:p>
          </table:table-cell>
          <table:table-cell office:value-type="string" table:style-name="ce5">
            <text:p>EMLAK ŞUB.MÜD</text:p>
          </table:table-cell>
          <table:table-cell office:value-type="date" office:date-value="2024-12-16T00:00:00" table:style-name="ce12">
            <text:p>16/12/24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27T00:00:00" table:style-name="ce12">
            <text:p>27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294" table:style-name="ce4">
            <text:p>294</text:p>
          </table:table-cell>
          <table:table-cell office:value-type="string" table:style-name="ce11">
            <text:p>KONAK 2766</text:p>
          </table:table-cell>
          <table:table-cell office:value-type="string" table:style-name="ce5">
            <text:p>EMLAK ŞUB.MÜD</text:p>
          </table:table-cell>
          <table:table-cell office:value-type="date" office:date-value="2024-12-17T00:00:00" table:style-name="ce12">
            <text:p>17/12/24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office:value-type="string" table:style-name="ce13">
            <text:p>3399 BİRLEŞMİŞ</text:p>
          </table:table-cell>
          <table:table-cell table:number-columns-repeated="16376"/>
        </table:table-row>
        <table:table-row table:style-name="ro8">
          <table:table-cell office:value-type="float" office:value="295" table:style-name="ce4">
            <text:p>295</text:p>
          </table:table-cell>
          <table:table-cell office:value-type="string" table:style-name="ce11">
            <text:p>KONAK 2957</text:p>
          </table:table-cell>
          <table:table-cell office:value-type="string" table:style-name="ce5">
            <text:p>EMLAK ŞUB.MÜD</text:p>
          </table:table-cell>
          <table:table-cell office:value-type="date" office:date-value="2024-12-20T00:00:00" table:style-name="ce12">
            <text:p>20/12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96" table:style-name="ce4">
            <text:p>296</text:p>
          </table:table-cell>
          <table:table-cell office:value-type="string" table:style-name="ce11">
            <text:p>GAZİEMİR 266</text:p>
          </table:table-cell>
          <table:table-cell office:value-type="string" table:style-name="ce5">
            <text:p>GAY.SUB.MÜD.</text:p>
          </table:table-cell>
          <table:table-cell office:value-type="date" office:date-value="2024-12-24T00:00:00" table:style-name="ce12">
            <text:p>24/12/24</text:p>
          </table:table-cell>
          <table:table-cell office:value-type="string" table:style-name="ce11">
            <text:p>RABİA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97" table:style-name="ce4">
            <text:p>297</text:p>
          </table:table-cell>
          <table:table-cell office:value-type="string" table:style-name="ce11">
            <text:p>KONAK 3085</text:p>
          </table:table-cell>
          <table:table-cell office:value-type="string" table:style-name="ce5">
            <text:p>GAY.SUB.MÜD.</text:p>
          </table:table-cell>
          <table:table-cell office:value-type="date" office:date-value="2024-12-24T00:00:00" table:style-name="ce12">
            <text:p>24/12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98" table:style-name="ce4">
            <text:p>298</text:p>
          </table:table-cell>
          <table:table-cell office:value-type="string" table:style-name="ce11">
            <text:p>ÇİĞLİ 69</text:p>
          </table:table-cell>
          <table:table-cell office:value-type="string" table:style-name="ce5">
            <text:p>GAY.SUB.MÜD.</text:p>
          </table:table-cell>
          <table:table-cell office:value-type="date" office:date-value="2024-12-24T00:00:00" table:style-name="ce12">
            <text:p>24/12/24</text:p>
          </table:table-cell>
          <table:table-cell office:value-type="string" table:style-name="ce11">
            <text:p>ONUR</text:p>
            <text:p><text:s/>İSMAİL MUTAF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299" table:style-name="ce4">
            <text:p>299</text:p>
          </table:table-cell>
          <table:table-cell office:value-type="string" table:style-name="ce11">
            <text:p>ÇİĞLİ 36</text:p>
          </table:table-cell>
          <table:table-cell office:value-type="string" table:style-name="ce5">
            <text:p>GAY.SUB.MÜD.</text:p>
          </table:table-cell>
          <table:table-cell office:value-type="date" office:date-value="2024-12-24T00:00:00" table:style-name="ce12">
            <text:p>24/12/24</text:p>
          </table:table-cell>
          <table:table-cell office:value-type="string" table:style-name="ce11">
            <text:p>ONUR</text:p>
            <text:p><text:s/>İSMAİL MUTAF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300" table:style-name="ce4">
            <text:p>300</text:p>
          </table:table-cell>
          <table:table-cell office:value-type="string" table:style-name="ce11">
            <text:p>ÇİĞLİ 31</text:p>
          </table:table-cell>
          <table:table-cell office:value-type="string" table:style-name="ce5">
            <text:p>GAY.SUB.MÜD.</text:p>
          </table:table-cell>
          <table:table-cell office:value-type="date" office:date-value="2024-12-24T00:00:00" table:style-name="ce12">
            <text:p>24/12/24</text:p>
          </table:table-cell>
          <table:table-cell office:value-type="string" table:style-name="ce11">
            <text:p>ONUR</text:p>
            <text:p><text:s/>İSMAİL MUTAF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301" table:style-name="ce4">
            <text:p>301</text:p>
          </table:table-cell>
          <table:table-cell office:value-type="string" table:style-name="ce11">
            <text:p>KONAK 3212</text:p>
          </table:table-cell>
          <table:table-cell office:value-type="string" table:style-name="ce5">
            <text:p>GAY.SUB.MÜD.</text:p>
          </table:table-cell>
          <table:table-cell office:value-type="date" office:date-value="2024-12-24T00:00:00" table:style-name="ce12">
            <text:p>24/12/24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302" table:style-name="ce4">
            <text:p>302</text:p>
          </table:table-cell>
          <table:table-cell office:value-type="string" table:style-name="ce11">
            <text:p>BORNOVA 992</text:p>
          </table:table-cell>
          <table:table-cell office:value-type="string" table:style-name="ce5">
            <text:p>GAY.SUB.MÜD.</text:p>
          </table:table-cell>
          <table:table-cell office:value-type="date" office:date-value="2024-12-30T00:00:00" table:style-name="ce12">
            <text:p>30/12/24</text:p>
          </table:table-cell>
          <table:table-cell office:value-type="string" table:style-name="ce11">
            <text:p>CANS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303" table:style-name="ce4">
            <text:p>303</text:p>
          </table:table-cell>
          <table:table-cell office:value-type="string" table:style-name="ce11">
            <text:p>BORNOVA 1001</text:p>
          </table:table-cell>
          <table:table-cell office:value-type="string" table:style-name="ce5">
            <text:p>GAY.SUB.MÜD.</text:p>
          </table:table-cell>
          <table:table-cell office:value-type="date" office:date-value="2024-12-30T00:00:00" table:style-name="ce12">
            <text:p>30/12/24</text:p>
          </table:table-cell>
          <table:table-cell office:value-type="string" table:style-name="ce11">
            <text:p>CANS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304" table:style-name="ce4">
            <text:p>304</text:p>
          </table:table-cell>
          <table:table-cell office:value-type="string" table:style-name="ce11">
            <text:p>BUCA 1808</text:p>
          </table:table-cell>
          <table:table-cell office:value-type="string" table:style-name="ce5">
            <text:p>GAY.SUB.MÜD.</text:p>
          </table:table-cell>
          <table:table-cell office:value-type="date" office:date-value="2024-12-30T00:00:00" table:style-name="ce12">
            <text:p>30/12/24</text:p>
          </table:table-cell>
          <table:table-cell office:value-type="string" table:style-name="ce11">
            <text:p>VOLK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305" table:style-name="ce4">
            <text:p>305</text:p>
          </table:table-cell>
          <table:table-cell office:value-type="string" table:style-name="ce11">
            <text:p>KARŞIYAKA 1121</text:p>
          </table:table-cell>
          <table:table-cell office:value-type="string" table:style-name="ce5">
            <text:p>EMLAK ŞUB.MÜD</text:p>
          </table:table-cell>
          <table:table-cell office:value-type="date" office:date-value="2024-12-30T00:00:00" table:style-name="ce12">
            <text:p>30/12/24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306" table:style-name="ce4">
            <text:p>306</text:p>
          </table:table-cell>
          <table:table-cell office:value-type="string" table:style-name="ce11">
            <text:p>KARŞIYAKA 1200</text:p>
          </table:table-cell>
          <table:table-cell office:value-type="string" table:style-name="ce5">
            <text:p>EMLAK ŞUB.MÜD</text:p>
          </table:table-cell>
          <table:table-cell office:value-type="date" office:date-value="2024-12-30T00:00:00" table:style-name="ce12">
            <text:p>30/12/24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307" table:style-name="ce4">
            <text:p>307</text:p>
          </table:table-cell>
          <table:table-cell office:value-type="string" table:style-name="ce11">
            <text:p>BUCA 1655</text:p>
          </table:table-cell>
          <table:table-cell office:value-type="string" table:style-name="ce5">
            <text:p>EMLAK ŞUB.MÜD</text:p>
          </table:table-cell>
          <table:table-cell office:value-type="date" office:date-value="2025-01-03T00:00:00" table:style-name="ce12">
            <text:p>03/01/25</text:p>
          </table:table-cell>
          <table:table-cell office:value-type="string" table:style-name="ce11">
            <text:p>VOLK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308" table:style-name="ce4">
            <text:p>308</text:p>
          </table:table-cell>
          <table:table-cell office:value-type="string" table:style-name="ce11">
            <text:p>BORNOVA 638</text:p>
          </table:table-cell>
          <table:table-cell office:value-type="string" table:style-name="ce5">
            <text:p>EMLAK ŞUB.MÜD</text:p>
          </table:table-cell>
          <table:table-cell office:value-type="date" office:date-value="2025-01-06T00:00:00" table:style-name="ce12">
            <text:p>06/01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309" table:style-name="ce4">
            <text:p>309</text:p>
          </table:table-cell>
          <table:table-cell office:value-type="string" table:style-name="ce11">
            <text:p>BORNOVA 720</text:p>
          </table:table-cell>
          <table:table-cell office:value-type="string" table:style-name="ce5">
            <text:p>EMLAK ŞUB.MÜD</text:p>
          </table:table-cell>
          <table:table-cell office:value-type="date" office:date-value="2025-01-06T00:00:00" table:style-name="ce12">
            <text:p>06/01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310" table:style-name="ce4">
            <text:p>310</text:p>
          </table:table-cell>
          <table:table-cell office:value-type="string" table:style-name="ce11">
            <text:p>FOÇA 89</text:p>
          </table:table-cell>
          <table:table-cell office:value-type="string" table:style-name="ce5">
            <text:p>GAY.SUB.MÜD.</text:p>
          </table:table-cell>
          <table:table-cell office:value-type="date" office:date-value="2025-01-09T00:00:00" table:style-name="ce12">
            <text:p>09/0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11" table:style-name="ce4">
            <text:p>311</text:p>
          </table:table-cell>
          <table:table-cell office:value-type="string" table:style-name="ce11">
            <text:p>BORNOVA 228</text:p>
          </table:table-cell>
          <table:table-cell office:value-type="string" table:style-name="ce5">
            <text:p>GAY.SUB.MÜD.</text:p>
          </table:table-cell>
          <table:table-cell office:value-type="date" office:date-value="2025-01-09T00:00:00" table:style-name="ce12">
            <text:p>09/01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312" table:style-name="ce4">
            <text:p>312</text:p>
          </table:table-cell>
          <table:table-cell office:value-type="string" table:style-name="ce11">
            <text:p>BORNOVA 93</text:p>
          </table:table-cell>
          <table:table-cell office:value-type="string" table:style-name="ce5">
            <text:p>GAY.SUB.MÜD.</text:p>
          </table:table-cell>
          <table:table-cell office:value-type="date" office:date-value="2025-01-09T00:00:00" table:style-name="ce12">
            <text:p>09/01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313" table:style-name="ce4">
            <text:p>313</text:p>
          </table:table-cell>
          <table:table-cell office:value-type="string" table:style-name="ce11">
            <text:p>BORNOVA 138</text:p>
          </table:table-cell>
          <table:table-cell office:value-type="string" table:style-name="ce5">
            <text:p>GAY.SUB.MÜD.</text:p>
          </table:table-cell>
          <table:table-cell office:value-type="date" office:date-value="2025-01-09T00:00:00" table:style-name="ce12">
            <text:p>09/01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314" table:style-name="ce4">
            <text:p>314</text:p>
          </table:table-cell>
          <table:table-cell office:value-type="string" table:style-name="ce11">
            <text:p>ÇİĞLİ 132</text:p>
          </table:table-cell>
          <table:table-cell office:value-type="string" table:style-name="ce5">
            <text:p>GAY.SUB.MÜD.</text:p>
          </table:table-cell>
          <table:table-cell office:value-type="date" office:date-value="2025-01-09T00:00:00" table:style-name="ce12">
            <text:p>09/01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315" table:style-name="ce4">
            <text:p>315</text:p>
          </table:table-cell>
          <table:table-cell office:value-type="string" table:style-name="ce11">
            <text:p>BUCA 904</text:p>
          </table:table-cell>
          <table:table-cell office:value-type="string" table:style-name="ce5">
            <text:p>GAY.SUB.MÜD.</text:p>
          </table:table-cell>
          <table:table-cell office:value-type="date" office:date-value="2025-01-09T00:00:00" table:style-name="ce12">
            <text:p>09/0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number-columns-repeated="16377"/>
        </table:table-row>
        <table:table-row table:style-name="ro8">
          <table:table-cell office:value-type="float" office:value="316" table:style-name="ce4">
            <text:p>316</text:p>
          </table:table-cell>
          <table:table-cell office:value-type="string" table:style-name="ce11">
            <text:p>FOÇA 2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17" table:style-name="ce4">
            <text:p>317</text:p>
          </table:table-cell>
          <table:table-cell office:value-type="string" table:style-name="ce11">
            <text:p>FOÇA 3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18" table:style-name="ce4">
            <text:p>318</text:p>
          </table:table-cell>
          <table:table-cell office:value-type="string" table:style-name="ce11">
            <text:p>FOÇA 4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19" table:style-name="ce4">
            <text:p>319</text:p>
          </table:table-cell>
          <table:table-cell office:value-type="string" table:style-name="ce11">
            <text:p>FOÇA 5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20" table:style-name="ce4">
            <text:p>320</text:p>
          </table:table-cell>
          <table:table-cell office:value-type="string" table:style-name="ce11">
            <text:p>FOÇA 6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21" table:style-name="ce4">
            <text:p>321</text:p>
          </table:table-cell>
          <table:table-cell office:value-type="string" table:style-name="ce11">
            <text:p>FOÇA 7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22" table:style-name="ce4">
            <text:p>322</text:p>
          </table:table-cell>
          <table:table-cell office:value-type="string" table:style-name="ce11">
            <text:p>FOÇA 8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23" table:style-name="ce4">
            <text:p>323</text:p>
          </table:table-cell>
          <table:table-cell office:value-type="string" table:style-name="ce11">
            <text:p>FOÇA 9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24" table:style-name="ce4">
            <text:p>324</text:p>
          </table:table-cell>
          <table:table-cell office:value-type="string" table:style-name="ce11">
            <text:p>FOÇA 10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25" table:style-name="ce4">
            <text:p>325</text:p>
          </table:table-cell>
          <table:table-cell office:value-type="string" table:style-name="ce11">
            <text:p>FOÇA 11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26" table:style-name="ce4">
            <text:p>326</text:p>
          </table:table-cell>
          <table:table-cell office:value-type="string" table:style-name="ce11">
            <text:p>FOÇA 12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27" table:style-name="ce4">
            <text:p>327</text:p>
          </table:table-cell>
          <table:table-cell office:value-type="string" table:style-name="ce11">
            <text:p>FOÇA 13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28" table:style-name="ce4">
            <text:p>328</text:p>
          </table:table-cell>
          <table:table-cell office:value-type="string" table:style-name="ce11">
            <text:p>FOÇA 14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29" table:style-name="ce4">
            <text:p>329</text:p>
          </table:table-cell>
          <table:table-cell office:value-type="string" table:style-name="ce11">
            <text:p>FOÇA 15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30" table:style-name="ce4">
            <text:p>330</text:p>
          </table:table-cell>
          <table:table-cell office:value-type="string" table:style-name="ce11">
            <text:p>FOÇA 16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31" table:style-name="ce4">
            <text:p>331</text:p>
          </table:table-cell>
          <table:table-cell office:value-type="string" table:style-name="ce11">
            <text:p>FOÇA 17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32" table:style-name="ce4">
            <text:p>332</text:p>
          </table:table-cell>
          <table:table-cell office:value-type="string" table:style-name="ce11">
            <text:p>FOÇA 18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33" table:style-name="ce4">
            <text:p>333</text:p>
          </table:table-cell>
          <table:table-cell office:value-type="string" table:style-name="ce11">
            <text:p>FOÇA 19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34" table:style-name="ce4">
            <text:p>334</text:p>
          </table:table-cell>
          <table:table-cell office:value-type="string" table:style-name="ce11">
            <text:p>FOÇA 20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35" table:style-name="ce4">
            <text:p>335</text:p>
          </table:table-cell>
          <table:table-cell office:value-type="string" table:style-name="ce11">
            <text:p>FOÇA 21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36" table:style-name="ce4">
            <text:p>336</text:p>
          </table:table-cell>
          <table:table-cell office:value-type="string" table:style-name="ce11">
            <text:p>FOÇA 22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37" table:style-name="ce4">
            <text:p>337</text:p>
          </table:table-cell>
          <table:table-cell office:value-type="string" table:style-name="ce11">
            <text:p>FOÇA 23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38" table:style-name="ce4">
            <text:p>338</text:p>
          </table:table-cell>
          <table:table-cell office:value-type="string" table:style-name="ce11">
            <text:p>FOÇA 24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39" table:style-name="ce4">
            <text:p>339</text:p>
          </table:table-cell>
          <table:table-cell office:value-type="string" table:style-name="ce11">
            <text:p>FOÇA 25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40" table:style-name="ce4">
            <text:p>340</text:p>
          </table:table-cell>
          <table:table-cell office:value-type="string" table:style-name="ce11">
            <text:p>FOÇA 26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41" table:style-name="ce4">
            <text:p>341</text:p>
          </table:table-cell>
          <table:table-cell office:value-type="string" table:style-name="ce11">
            <text:p>FOÇA 27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42" table:style-name="ce4">
            <text:p>342</text:p>
          </table:table-cell>
          <table:table-cell office:value-type="string" table:style-name="ce11">
            <text:p>FOÇA 28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43" table:style-name="ce4">
            <text:p>343</text:p>
          </table:table-cell>
          <table:table-cell office:value-type="string" table:style-name="ce11">
            <text:p>FOÇA 29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44" table:style-name="ce4">
            <text:p>344</text:p>
          </table:table-cell>
          <table:table-cell office:value-type="string" table:style-name="ce11">
            <text:p>FOÇA 30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45" table:style-name="ce4">
            <text:p>345</text:p>
          </table:table-cell>
          <table:table-cell office:value-type="string" table:style-name="ce11">
            <text:p>FOÇA 31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46" table:style-name="ce4">
            <text:p>346</text:p>
          </table:table-cell>
          <table:table-cell office:value-type="string" table:style-name="ce11">
            <text:p>FOÇA 32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47" table:style-name="ce4">
            <text:p>347</text:p>
          </table:table-cell>
          <table:table-cell office:value-type="string" table:style-name="ce11">
            <text:p>FOÇA 33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48" table:style-name="ce4">
            <text:p>348</text:p>
          </table:table-cell>
          <table:table-cell office:value-type="string" table:style-name="ce11">
            <text:p>FOÇA 34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49" table:style-name="ce4">
            <text:p>349</text:p>
          </table:table-cell>
          <table:table-cell office:value-type="string" table:style-name="ce11">
            <text:p>FOÇA 35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50" table:style-name="ce4">
            <text:p>350</text:p>
          </table:table-cell>
          <table:table-cell office:value-type="string" table:style-name="ce11">
            <text:p>FOÇA 36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51" table:style-name="ce4">
            <text:p>351</text:p>
          </table:table-cell>
          <table:table-cell office:value-type="string" table:style-name="ce11">
            <text:p>FOÇA 37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52" table:style-name="ce4">
            <text:p>352</text:p>
          </table:table-cell>
          <table:table-cell office:value-type="string" table:style-name="ce11">
            <text:p>FOÇA 38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53" table:style-name="ce4">
            <text:p>353</text:p>
          </table:table-cell>
          <table:table-cell office:value-type="string" table:style-name="ce11">
            <text:p>FOÇA 39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54" table:style-name="ce4">
            <text:p>354</text:p>
          </table:table-cell>
          <table:table-cell office:value-type="string" table:style-name="ce11">
            <text:p>FOÇA 40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55" table:style-name="ce4">
            <text:p>355</text:p>
          </table:table-cell>
          <table:table-cell office:value-type="string" table:style-name="ce11">
            <text:p>FOÇA 41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56" table:style-name="ce4">
            <text:p>356</text:p>
          </table:table-cell>
          <table:table-cell office:value-type="string" table:style-name="ce11">
            <text:p>FOÇA 42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57" table:style-name="ce4">
            <text:p>357</text:p>
          </table:table-cell>
          <table:table-cell office:value-type="string" table:style-name="ce11">
            <text:p>FOÇA 43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58" table:style-name="ce4">
            <text:p>358</text:p>
          </table:table-cell>
          <table:table-cell office:value-type="string" table:style-name="ce11">
            <text:p>FOÇA 44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59" table:style-name="ce4">
            <text:p>359</text:p>
          </table:table-cell>
          <table:table-cell office:value-type="string" table:style-name="ce11">
            <text:p>FOÇA 45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60" table:style-name="ce4">
            <text:p>360</text:p>
          </table:table-cell>
          <table:table-cell office:value-type="string" table:style-name="ce11">
            <text:p>FOÇA 46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61" table:style-name="ce4">
            <text:p>361</text:p>
          </table:table-cell>
          <table:table-cell office:value-type="string" table:style-name="ce11">
            <text:p>FOÇA 47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62" table:style-name="ce4">
            <text:p>362</text:p>
          </table:table-cell>
          <table:table-cell office:value-type="string" table:style-name="ce11">
            <text:p>FOÇA 48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63" table:style-name="ce4">
            <text:p>363</text:p>
          </table:table-cell>
          <table:table-cell office:value-type="string" table:style-name="ce11">
            <text:p>FOÇA 49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64" table:style-name="ce4">
            <text:p>364</text:p>
          </table:table-cell>
          <table:table-cell office:value-type="string" table:style-name="ce11">
            <text:p>FOÇA 50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65" table:style-name="ce4">
            <text:p>365</text:p>
          </table:table-cell>
          <table:table-cell office:value-type="string" table:style-name="ce11">
            <text:p>FOÇA 51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66" table:style-name="ce4">
            <text:p>366</text:p>
          </table:table-cell>
          <table:table-cell office:value-type="string" table:style-name="ce11">
            <text:p>FOÇA 52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67" table:style-name="ce4">
            <text:p>367</text:p>
          </table:table-cell>
          <table:table-cell office:value-type="string" table:style-name="ce11">
            <text:p>FOÇA 53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68" table:style-name="ce4">
            <text:p>368</text:p>
          </table:table-cell>
          <table:table-cell office:value-type="string" table:style-name="ce11">
            <text:p>FOÇA 54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69" table:style-name="ce4">
            <text:p>369</text:p>
          </table:table-cell>
          <table:table-cell office:value-type="string" table:style-name="ce11">
            <text:p>FOÇA 55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70" table:style-name="ce4">
            <text:p>370</text:p>
          </table:table-cell>
          <table:table-cell office:value-type="string" table:style-name="ce11">
            <text:p>FOÇA 56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71" table:style-name="ce4">
            <text:p>371</text:p>
          </table:table-cell>
          <table:table-cell office:value-type="string" table:style-name="ce11">
            <text:p>FOÇA 57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72" table:style-name="ce4">
            <text:p>372</text:p>
          </table:table-cell>
          <table:table-cell office:value-type="string" table:style-name="ce11">
            <text:p>FOÇA 58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73" table:style-name="ce4">
            <text:p>373</text:p>
          </table:table-cell>
          <table:table-cell office:value-type="string" table:style-name="ce11">
            <text:p>FOÇA 59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74" table:style-name="ce4">
            <text:p>374</text:p>
          </table:table-cell>
          <table:table-cell office:value-type="string" table:style-name="ce11">
            <text:p>FOÇA 60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75" table:style-name="ce4">
            <text:p>375</text:p>
          </table:table-cell>
          <table:table-cell office:value-type="string" table:style-name="ce11">
            <text:p>FOÇA 61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76" table:style-name="ce4">
            <text:p>376</text:p>
          </table:table-cell>
          <table:table-cell office:value-type="string" table:style-name="ce11">
            <text:p>FOÇA 62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77" table:style-name="ce4">
            <text:p>377</text:p>
          </table:table-cell>
          <table:table-cell office:value-type="string" table:style-name="ce11">
            <text:p>FOÇA 63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78" table:style-name="ce4">
            <text:p>378</text:p>
          </table:table-cell>
          <table:table-cell office:value-type="string" table:style-name="ce11">
            <text:p>FOÇA 64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79" table:style-name="ce4">
            <text:p>379</text:p>
          </table:table-cell>
          <table:table-cell office:value-type="string" table:style-name="ce11">
            <text:p>FOÇA 65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80" table:style-name="ce4">
            <text:p>380</text:p>
          </table:table-cell>
          <table:table-cell office:value-type="string" table:style-name="ce11">
            <text:p>FOÇA 66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81" table:style-name="ce4">
            <text:p>381</text:p>
          </table:table-cell>
          <table:table-cell office:value-type="string" table:style-name="ce11">
            <text:p>FOÇA 67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82" table:style-name="ce4">
            <text:p>382</text:p>
          </table:table-cell>
          <table:table-cell office:value-type="string" table:style-name="ce11">
            <text:p>FOÇA 68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83" table:style-name="ce4">
            <text:p>383</text:p>
          </table:table-cell>
          <table:table-cell office:value-type="string" table:style-name="ce11">
            <text:p>FOÇA 69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84" table:style-name="ce4">
            <text:p>384</text:p>
          </table:table-cell>
          <table:table-cell office:value-type="string" table:style-name="ce11">
            <text:p>FOÇA 70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85" table:style-name="ce4">
            <text:p>385</text:p>
          </table:table-cell>
          <table:table-cell office:value-type="string" table:style-name="ce11">
            <text:p>FOÇA 71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86" table:style-name="ce4">
            <text:p>386</text:p>
          </table:table-cell>
          <table:table-cell office:value-type="string" table:style-name="ce11">
            <text:p>FOÇA 72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87" table:style-name="ce4">
            <text:p>387</text:p>
          </table:table-cell>
          <table:table-cell office:value-type="string" table:style-name="ce11">
            <text:p>FOÇA 73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88" table:style-name="ce4">
            <text:p>388</text:p>
          </table:table-cell>
          <table:table-cell office:value-type="string" table:style-name="ce11">
            <text:p>FOÇA 74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89" table:style-name="ce4">
            <text:p>389</text:p>
          </table:table-cell>
          <table:table-cell office:value-type="string" table:style-name="ce11">
            <text:p>FOÇA 75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90" table:style-name="ce4">
            <text:p>390</text:p>
          </table:table-cell>
          <table:table-cell office:value-type="string" table:style-name="ce11">
            <text:p>FOÇA 76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91" table:style-name="ce4">
            <text:p>391</text:p>
          </table:table-cell>
          <table:table-cell office:value-type="string" table:style-name="ce11">
            <text:p>FOÇA 77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92" table:style-name="ce4">
            <text:p>392</text:p>
          </table:table-cell>
          <table:table-cell office:value-type="string" table:style-name="ce11">
            <text:p>FOÇA 78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93" table:style-name="ce4">
            <text:p>393</text:p>
          </table:table-cell>
          <table:table-cell office:value-type="string" table:style-name="ce11">
            <text:p>FOÇA 79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94" table:style-name="ce4">
            <text:p>394</text:p>
          </table:table-cell>
          <table:table-cell office:value-type="string" table:style-name="ce11">
            <text:p>FOÇA 80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95" table:style-name="ce4">
            <text:p>395</text:p>
          </table:table-cell>
          <table:table-cell office:value-type="string" table:style-name="ce11">
            <text:p>FOÇA 81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96" table:style-name="ce4">
            <text:p>396</text:p>
          </table:table-cell>
          <table:table-cell office:value-type="string" table:style-name="ce11">
            <text:p>FOÇA 82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97" table:style-name="ce4">
            <text:p>397</text:p>
          </table:table-cell>
          <table:table-cell office:value-type="string" table:style-name="ce11">
            <text:p>FOÇA 83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98" table:style-name="ce4">
            <text:p>398</text:p>
          </table:table-cell>
          <table:table-cell office:value-type="string" table:style-name="ce11">
            <text:p>FOÇA 84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399" table:style-name="ce4">
            <text:p>399</text:p>
          </table:table-cell>
          <table:table-cell office:value-type="string" table:style-name="ce11">
            <text:p>FOÇA 85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00" table:style-name="ce4">
            <text:p>400</text:p>
          </table:table-cell>
          <table:table-cell office:value-type="string" table:style-name="ce11">
            <text:p>FOÇA 86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01" table:style-name="ce4">
            <text:p>401</text:p>
          </table:table-cell>
          <table:table-cell office:value-type="string" table:style-name="ce11">
            <text:p>FOÇA 87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02" table:style-name="ce4">
            <text:p>402</text:p>
          </table:table-cell>
          <table:table-cell office:value-type="string" table:style-name="ce11">
            <text:p>FOÇA 88</text:p>
          </table:table-cell>
          <table:table-cell office:value-type="string" table:style-name="ce5">
            <text:p>GAY.SUB.MÜD.</text:p>
          </table:table-cell>
          <table:table-cell office:value-type="date" office:date-value="2025-01-10T00:00:00" table:style-name="ce12">
            <text:p>10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03" table:style-name="ce4">
            <text:p>403</text:p>
          </table:table-cell>
          <table:table-cell office:value-type="string" table:style-name="ce11">
            <text:p>KONAK 2232</text:p>
          </table:table-cell>
          <table:table-cell office:value-type="string" table:style-name="ce5">
            <text:p>EMLAK ŞUB.MÜD</text:p>
          </table:table-cell>
          <table:table-cell office:value-type="date" office:date-value="2025-01-14T00:00:00" table:style-name="ce12">
            <text:p>14/01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04" table:style-name="ce4">
            <text:p>404</text:p>
          </table:table-cell>
          <table:table-cell office:value-type="string" table:style-name="ce11">
            <text:p>KONAK 1345</text:p>
          </table:table-cell>
          <table:table-cell office:value-type="string" table:style-name="ce5">
            <text:p>EMLAK ŞUB.MÜD</text:p>
          </table:table-cell>
          <table:table-cell office:value-type="date" office:date-value="2025-01-14T00:00:00" table:style-name="ce12">
            <text:p>14/01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21T00:00:00" table:style-name="ce12">
            <text:p>21/10/25</text:p>
          </table:table-cell>
          <table:table-cell table:number-columns-repeated="16377"/>
        </table:table-row>
        <table:table-row table:style-name="ro8">
          <table:table-cell office:value-type="float" office:value="405" table:style-name="ce4">
            <text:p>405</text:p>
          </table:table-cell>
          <table:table-cell office:value-type="string" table:style-name="ce11">
            <text:p>BEYDAĞ 89</text:p>
          </table:table-cell>
          <table:table-cell office:value-type="string" table:style-name="ce5">
            <text:p>EMLAK ŞUB.MÜD</text:p>
          </table:table-cell>
          <table:table-cell office:value-type="date" office:date-value="2025-01-14T00:00:00" table:style-name="ce12">
            <text:p>14/01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1-27T00:00:00" table:style-name="ce12">
            <text:p>27/11/25</text:p>
          </table:table-cell>
          <table:table-cell table:number-columns-repeated="16377"/>
        </table:table-row>
        <table:table-row table:style-name="ro8">
          <table:table-cell office:value-type="float" office:value="406" table:style-name="ce4">
            <text:p>406</text:p>
          </table:table-cell>
          <table:table-cell office:value-type="string" table:style-name="ce11">
            <text:p>BAYRAKLI 14</text:p>
          </table:table-cell>
          <table:table-cell office:value-type="string" table:style-name="ce5">
            <text:p>EMLAK ŞUB.MÜD</text:p>
          </table:table-cell>
          <table:table-cell office:value-type="date" office:date-value="2025-01-14T00:00:00" table:style-name="ce12">
            <text:p>14/01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07" table:style-name="ce4">
            <text:p>407</text:p>
          </table:table-cell>
          <table:table-cell office:value-type="string" table:style-name="ce11">
            <text:p>BUCA 16923</text:p>
          </table:table-cell>
          <table:table-cell office:value-type="string" table:style-name="ce5">
            <text:p>EMLAK ŞUB.MÜD</text:p>
          </table:table-cell>
          <table:table-cell office:value-type="date" office:date-value="2025-01-14T00:00:00" table:style-name="ce12">
            <text:p>14/01/25</text:p>
          </table:table-cell>
          <table:table-cell office:value-type="string" table:style-name="ce11">
            <text:p>NERM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08" table:style-name="ce4">
            <text:p>408</text:p>
          </table:table-cell>
          <table:table-cell office:value-type="string" table:style-name="ce11">
            <text:p>TORBALI 326</text:p>
          </table:table-cell>
          <table:table-cell office:value-type="string" table:style-name="ce5">
            <text:p>EMLAK ŞUB.MÜD</text:p>
          </table:table-cell>
          <table:table-cell office:value-type="date" office:date-value="2025-01-14T00:00:00" table:style-name="ce12">
            <text:p>14/01/25</text:p>
          </table:table-cell>
          <table:table-cell office:value-type="string" table:style-name="ce11">
            <text:p>ONUR</text:p>
          </table:table-cell>
          <table:table-cell office:value-type="string" table:style-name="ce10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409" table:style-name="ce4">
            <text:p>409</text:p>
          </table:table-cell>
          <table:table-cell office:value-type="string" table:style-name="ce11">
            <text:p>KONAK 2791</text:p>
          </table:table-cell>
          <table:table-cell office:value-type="string" table:style-name="ce5">
            <text:p>EMLAK ŞUB.MÜD</text:p>
          </table:table-cell>
          <table:table-cell office:value-type="date" office:date-value="2025-01-14T00:00:00" table:style-name="ce12">
            <text:p>14/0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2-10T00:00:00" table:style-name="ce12">
            <text:p>10/02/26</text:p>
          </table:table-cell>
          <table:table-cell table:number-columns-repeated="16377"/>
        </table:table-row>
        <table:table-row table:style-name="ro8">
          <table:table-cell office:value-type="float" office:value="410" table:style-name="ce4">
            <text:p>410</text:p>
          </table:table-cell>
          <table:table-cell office:value-type="string" table:style-name="ce11">
            <text:p>ALSANCAK PAZAR YERİ-1</text:p>
          </table:table-cell>
          <table:table-cell office:value-type="string" table:style-name="ce5">
            <text:p>EMLAK ŞUB.MÜD</text:p>
          </table:table-cell>
          <table:table-cell office:value-type="date" office:date-value="2025-01-15T00:00:00" table:style-name="ce12">
            <text:p>15/01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11" table:style-name="ce4">
            <text:p>411</text:p>
          </table:table-cell>
          <table:table-cell office:value-type="string" table:style-name="ce11">
            <text:p>ALSANCAK PAZAR YERİ-2</text:p>
          </table:table-cell>
          <table:table-cell office:value-type="string" table:style-name="ce5">
            <text:p>EMLAK ŞUB.MÜD</text:p>
          </table:table-cell>
          <table:table-cell office:value-type="date" office:date-value="2025-01-15T00:00:00" table:style-name="ce12">
            <text:p>15/01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9">
          <table:table-cell office:value-type="float" office:value="412" table:style-name="ce4">
            <text:p>412</text:p>
          </table:table-cell>
          <table:table-cell office:value-type="string" table:style-name="ce11">
            <text:p>KONAK 30042 ADA 7 PARSEL</text:p>
            <text:p>6 NOLU</text:p>
            <text:p>İPOTEK DEVAM EDENLER</text:p>
          </table:table-cell>
          <table:table-cell office:value-type="string" table:style-name="ce5">
            <text:p>EMLAK ŞUB.MÜD</text:p>
          </table:table-cell>
          <table:table-cell office:value-type="date" office:date-value="2025-01-16T00:00:00" table:style-name="ce12">
            <text:p>16/0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13" table:style-name="ce4">
            <text:p>413</text:p>
          </table:table-cell>
          <table:table-cell office:value-type="string" table:style-name="ce11">
            <text:p>KARŞIYAKA 690</text:p>
          </table:table-cell>
          <table:table-cell office:value-type="string" table:style-name="ce5">
            <text:p>EMLAK ŞUB.MÜD</text:p>
          </table:table-cell>
          <table:table-cell office:value-type="date" office:date-value="2025-01-16T00:00:00" table:style-name="ce12">
            <text:p>16/01/25</text:p>
          </table:table-cell>
          <table:table-cell office:value-type="string" table:style-name="ce11">
            <text:p>DERVİŞ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14" table:style-name="ce4">
            <text:p>414</text:p>
          </table:table-cell>
          <table:table-cell office:value-type="string" table:style-name="ce11">
            <text:p>BORNOVA 1187</text:p>
          </table:table-cell>
          <table:table-cell office:value-type="string" table:style-name="ce5">
            <text:p>EMLAK ŞUB.MÜD</text:p>
          </table:table-cell>
          <table:table-cell office:value-type="date" office:date-value="2025-01-16T00:00:00" table:style-name="ce12">
            <text:p>16/01/25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15" table:style-name="ce4">
            <text:p>415</text:p>
          </table:table-cell>
          <table:table-cell office:value-type="string" table:style-name="ce11">
            <text:p>BORNOVA 1190</text:p>
          </table:table-cell>
          <table:table-cell office:value-type="string" table:style-name="ce5">
            <text:p>EMLAK ŞUB.MÜD</text:p>
          </table:table-cell>
          <table:table-cell office:value-type="date" office:date-value="2025-01-16T00:00:00" table:style-name="ce12">
            <text:p>16/01/25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10">
          <table:table-cell office:value-type="float" office:value="416" table:style-name="ce4">
            <text:p>416</text:p>
          </table:table-cell>
          <table:table-cell office:value-type="string" table:style-name="ce11">
            <text:p>FUAT EDİP BAKSI</text:p>
            <text:p>KENTSEL DÖNÜŞÜM VE</text:p>
            <text:p><text:s/>GELİŞİM ALANI</text:p>
          </table:table-cell>
          <table:table-cell office:value-type="string" table:style-name="ce5">
            <text:p>EMLAK ŞUB.MÜD</text:p>
          </table:table-cell>
          <table:table-cell office:value-type="date" office:date-value="2025-01-17T00:00:00" table:style-name="ce12">
            <text:p>17/01/25</text:p>
          </table:table-cell>
          <table:table-cell office:value-type="string" table:style-name="ce11">
            <text:p>PINAR</text:p>
            <text:p>İLKNUR</text:p>
          </table:table-cell>
          <table:table-cell table:number-columns-repeated="2" table:style-name="ce11"/>
          <table:table-cell table:number-columns-repeated="16377"/>
        </table:table-row>
        <table:table-row table:style-name="ro11">
          <table:table-cell office:value-type="float" office:value="417" table:style-name="ce4">
            <text:p>417</text:p>
          </table:table-cell>
          <table:table-cell office:value-type="string" table:style-name="ce11">
            <text:p>ÇİĞLİ 41306 ADA 6 PARSEL</text:p>
            <text:p>31 NOLU</text:p>
            <text:p>İPOTEK DEVAM EDENLER</text:p>
          </table:table-cell>
          <table:table-cell office:value-type="string" table:style-name="ce5">
            <text:p>EMLAK ŞUB.MÜD</text:p>
          </table:table-cell>
          <table:table-cell office:value-type="date" office:date-value="2025-01-17T00:00:00" table:style-name="ce12">
            <text:p>17/0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18" table:style-name="ce4">
            <text:p>418</text:p>
          </table:table-cell>
          <table:table-cell office:value-type="string" table:style-name="ce11">
            <text:p>KARŞIYAKA 662</text:p>
          </table:table-cell>
          <table:table-cell office:value-type="string" table:style-name="ce5">
            <text:p>EMLAK ŞUB.MÜD</text:p>
          </table:table-cell>
          <table:table-cell office:value-type="date" office:date-value="2025-01-17T00:00:00" table:style-name="ce12">
            <text:p>17/0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19" table:style-name="ce4">
            <text:p>419</text:p>
          </table:table-cell>
          <table:table-cell office:value-type="string" table:style-name="ce11">
            <text:p>BUCA 930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20" table:style-name="ce4">
            <text:p>420</text:p>
          </table:table-cell>
          <table:table-cell office:value-type="string" table:style-name="ce11">
            <text:p>BAYRAKLI 491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ONUR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21" table:style-name="ce4">
            <text:p>421</text:p>
          </table:table-cell>
          <table:table-cell office:value-type="string" table:style-name="ce11">
            <text:p>BAYRAKLI 93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ONUR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422" table:style-name="ce4">
            <text:p>422</text:p>
          </table:table-cell>
          <table:table-cell office:value-type="string" table:style-name="ce11">
            <text:p>BAYRAKLI 81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ONUR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423" table:style-name="ce4">
            <text:p>423</text:p>
          </table:table-cell>
          <table:table-cell office:value-type="string" table:style-name="ce11">
            <text:p>BAYRAKLI 506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ONUR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24" table:style-name="ce4">
            <text:p>424</text:p>
          </table:table-cell>
          <table:table-cell office:value-type="string" table:style-name="ce11">
            <text:p>BAYRAKLI 434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ONUR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8">
          <table:table-cell office:value-type="float" office:value="425" table:style-name="ce4">
            <text:p>425</text:p>
          </table:table-cell>
          <table:table-cell office:value-type="string" table:style-name="ce11">
            <text:p>BAYRAKLI 455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ONUR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426" table:style-name="ce4">
            <text:p>426</text:p>
          </table:table-cell>
          <table:table-cell office:value-type="string" table:style-name="ce11">
            <text:p>BAYRAKLI 553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ONUR</text:p>
          </table:table-cell>
          <table:table-cell office:value-type="string" table:style-name="ce12">
            <text:p>NURETTİN</text:p>
          </table:table-cell>
          <table:table-cell office:value-type="date" office:date-value="2025-12-16T00:00:00" table:style-name="ce12">
            <text:p>16/12/25</text:p>
          </table:table-cell>
          <table:table-cell table:number-columns-repeated="16377"/>
        </table:table-row>
        <table:table-row table:style-name="ro8">
          <table:table-cell office:value-type="float" office:value="427" table:style-name="ce4">
            <text:p>427</text:p>
          </table:table-cell>
          <table:table-cell office:value-type="string" table:style-name="ce11">
            <text:p>BAYRAKLI 398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28" table:style-name="ce4">
            <text:p>428</text:p>
          </table:table-cell>
          <table:table-cell office:value-type="string" table:style-name="ce11">
            <text:p>BAYRAKLI 399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29" table:style-name="ce4">
            <text:p>429</text:p>
          </table:table-cell>
          <table:table-cell office:value-type="string" table:style-name="ce11">
            <text:p>BAYRAKLI 405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30" table:style-name="ce4">
            <text:p>430</text:p>
          </table:table-cell>
          <table:table-cell office:value-type="string" table:style-name="ce11">
            <text:p>BAYRAKLI 395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31" table:style-name="ce4">
            <text:p>431</text:p>
          </table:table-cell>
          <table:table-cell office:value-type="string" table:style-name="ce11">
            <text:p>BAYRAKLI 7</text:p>
          </table:table-cell>
          <table:table-cell office:value-type="string" table:style-name="ce5">
            <text:p>EMLAK ŞUB.MÜD</text:p>
          </table:table-cell>
          <table:table-cell office:value-type="date" office:date-value="2025-01-21T00:00:00" table:style-name="ce12">
            <text:p>21/01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32" table:style-name="ce4">
            <text:p>432</text:p>
          </table:table-cell>
          <table:table-cell office:value-type="string" table:style-name="ce11">
            <text:p>KARŞIYAKA 649</text:p>
          </table:table-cell>
          <table:table-cell office:value-type="string" table:style-name="ce5">
            <text:p>EMLAK ŞUB.MÜD</text:p>
          </table:table-cell>
          <table:table-cell office:value-type="date" office:date-value="2025-01-22T00:00:00" table:style-name="ce12">
            <text:p>22/01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33" table:style-name="ce4">
            <text:p>433</text:p>
          </table:table-cell>
          <table:table-cell office:value-type="string" table:style-name="ce11">
            <text:p>KARŞIYAKA 223</text:p>
          </table:table-cell>
          <table:table-cell office:value-type="string" table:style-name="ce5">
            <text:p>EMLAK ŞUB.MÜD</text:p>
          </table:table-cell>
          <table:table-cell office:value-type="date" office:date-value="2025-01-23T00:00:00" table:style-name="ce12">
            <text:p>23/0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34" table:style-name="ce4">
            <text:p>434</text:p>
          </table:table-cell>
          <table:table-cell office:value-type="string" table:style-name="ce11">
            <text:p>KARŞIYAKA 224</text:p>
          </table:table-cell>
          <table:table-cell office:value-type="string" table:style-name="ce5">
            <text:p>EMLAK ŞUB.MÜD</text:p>
          </table:table-cell>
          <table:table-cell office:value-type="date" office:date-value="2025-01-23T00:00:00" table:style-name="ce12">
            <text:p>23/0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35" table:style-name="ce4">
            <text:p>435</text:p>
          </table:table-cell>
          <table:table-cell office:value-type="string" table:style-name="ce11">
            <text:p>KARŞIYAKA 225</text:p>
          </table:table-cell>
          <table:table-cell office:value-type="string" table:style-name="ce5">
            <text:p>EMLAK ŞUB.MÜD</text:p>
          </table:table-cell>
          <table:table-cell office:value-type="date" office:date-value="2025-01-23T00:00:00" table:style-name="ce12">
            <text:p>23/0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36" table:style-name="ce4">
            <text:p>436</text:p>
          </table:table-cell>
          <table:table-cell office:value-type="string" table:style-name="ce11">
            <text:p>KARŞIYAKA 227</text:p>
          </table:table-cell>
          <table:table-cell office:value-type="string" table:style-name="ce5">
            <text:p>EMLAK ŞUB.MÜD</text:p>
          </table:table-cell>
          <table:table-cell office:value-type="date" office:date-value="2025-01-23T00:00:00" table:style-name="ce12">
            <text:p>23/0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37" table:style-name="ce4">
            <text:p>437</text:p>
          </table:table-cell>
          <table:table-cell office:value-type="string" table:style-name="ce11">
            <text:p>KARŞIYAKA 248</text:p>
          </table:table-cell>
          <table:table-cell office:value-type="string" table:style-name="ce5">
            <text:p>EMLAK ŞUB.MÜD</text:p>
          </table:table-cell>
          <table:table-cell office:value-type="date" office:date-value="2025-01-23T00:00:00" table:style-name="ce12">
            <text:p>23/0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38" table:style-name="ce4">
            <text:p>438</text:p>
          </table:table-cell>
          <table:table-cell office:value-type="string" table:style-name="ce11">
            <text:p>KARŞIYAKA 249</text:p>
          </table:table-cell>
          <table:table-cell office:value-type="string" table:style-name="ce5">
            <text:p>EMLAK ŞUB.MÜD</text:p>
          </table:table-cell>
          <table:table-cell office:value-type="date" office:date-value="2025-01-23T00:00:00" table:style-name="ce12">
            <text:p>23/0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39" table:style-name="ce4">
            <text:p>439</text:p>
          </table:table-cell>
          <table:table-cell office:value-type="string" table:style-name="ce11">
            <text:p>KARŞIYAKA 259</text:p>
          </table:table-cell>
          <table:table-cell office:value-type="string" table:style-name="ce5">
            <text:p>EMLAK ŞUB.MÜD</text:p>
          </table:table-cell>
          <table:table-cell office:value-type="date" office:date-value="2025-01-23T00:00:00" table:style-name="ce12">
            <text:p>23/01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40" table:style-name="ce4">
            <text:p>440</text:p>
          </table:table-cell>
          <table:table-cell office:value-type="string" table:style-name="ce11">
            <text:p>BORNOVA 1188</text:p>
          </table:table-cell>
          <table:table-cell office:value-type="string" table:style-name="ce5">
            <text:p>EMLAK ŞUB.MÜD</text:p>
          </table:table-cell>
          <table:table-cell office:value-type="date" office:date-value="2025-01-24T00:00:00" table:style-name="ce12">
            <text:p>24/01/25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41" table:style-name="ce4">
            <text:p>441</text:p>
          </table:table-cell>
          <table:table-cell office:value-type="string" table:style-name="ce11">
            <text:p>ÇİĞLİ 142</text:p>
          </table:table-cell>
          <table:table-cell office:value-type="string" table:style-name="ce5">
            <text:p>EMLAK ŞUB.MÜD</text:p>
          </table:table-cell>
          <table:table-cell office:value-type="date" office:date-value="2025-01-28T00:00:00" table:style-name="ce12">
            <text:p>28/01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number-columns-repeated="16377"/>
        </table:table-row>
        <table:table-row table:style-name="ro8">
          <table:table-cell office:value-type="float" office:value="442" table:style-name="ce4">
            <text:p>442</text:p>
          </table:table-cell>
          <table:table-cell office:value-type="string" table:style-name="ce11">
            <text:p>BORNOVA 60</text:p>
          </table:table-cell>
          <table:table-cell office:value-type="string" table:style-name="ce5">
            <text:p>EMLAK ŞUB.MÜD</text:p>
          </table:table-cell>
          <table:table-cell office:value-type="date" office:date-value="2025-02-04T00:00:00" table:style-name="ce12">
            <text:p>04/02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43" table:style-name="ce4">
            <text:p>443</text:p>
          </table:table-cell>
          <table:table-cell office:value-type="string" table:style-name="ce11">
            <text:p>BAYRAKLI 538</text:p>
          </table:table-cell>
          <table:table-cell office:value-type="string" table:style-name="ce5">
            <text:p>EMLAK ŞUB.MÜD</text:p>
          </table:table-cell>
          <table:table-cell office:value-type="date" office:date-value="2025-02-04T00:00:00" table:style-name="ce12">
            <text:p>04/02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44" table:style-name="ce4">
            <text:p>444</text:p>
          </table:table-cell>
          <table:table-cell office:value-type="string" table:style-name="ce11">
            <text:p>KARŞIYAKA 216</text:p>
          </table:table-cell>
          <table:table-cell office:value-type="string" table:style-name="ce5">
            <text:p>EMLAK ŞUB.MÜD</text:p>
          </table:table-cell>
          <table:table-cell office:value-type="date" office:date-value="2025-02-06T00:00:00" table:style-name="ce12">
            <text:p>06/02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45" table:style-name="ce4">
            <text:p>445</text:p>
          </table:table-cell>
          <table:table-cell office:value-type="string" table:style-name="ce11">
            <text:p>BAYRAKLI 9</text:p>
          </table:table-cell>
          <table:table-cell office:value-type="string" table:style-name="ce5">
            <text:p>EMLAK ŞUB.MÜD</text:p>
          </table:table-cell>
          <table:table-cell office:value-type="date" office:date-value="2025-02-06T00:00:00" table:style-name="ce12">
            <text:p>06/02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46" table:style-name="ce4">
            <text:p>446</text:p>
          </table:table-cell>
          <table:table-cell office:value-type="string" table:style-name="ce11">
            <text:p>BAYRAKLI 408</text:p>
          </table:table-cell>
          <table:table-cell office:value-type="string" table:style-name="ce5">
            <text:p>EMLAK ŞUB.MÜD</text:p>
          </table:table-cell>
          <table:table-cell office:value-type="date" office:date-value="2025-02-06T00:00:00" table:style-name="ce12">
            <text:p>06/02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447" table:style-name="ce4">
            <text:p>447</text:p>
          </table:table-cell>
          <table:table-cell office:value-type="string" table:style-name="ce4">
            <text:p>KONAK 321</text:p>
          </table:table-cell>
          <table:table-cell office:value-type="string" table:style-name="ce5">
            <text:p>EMLAK ŞUB.MÜD</text:p>
          </table:table-cell>
          <table:table-cell office:value-type="date" office:date-value="2025-02-07T00:00:00" table:style-name="ce12">
            <text:p>07/02/25</text:p>
          </table:table-cell>
          <table:table-cell office:value-type="string" table:style-name="ce11">
            <text:p>AKIN</text:p>
          </table:table-cell>
          <table:table-cell office:value-type="string" table:style-name="ce10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448" table:style-name="ce4">
            <text:p>448</text:p>
          </table:table-cell>
          <table:table-cell office:value-type="string" table:style-name="ce11">
            <text:p>BAYRAKLI 2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49" table:style-name="ce4">
            <text:p>449</text:p>
          </table:table-cell>
          <table:table-cell office:value-type="string" table:style-name="ce11">
            <text:p>BAYRAKLI 2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50" table:style-name="ce4">
            <text:p>450</text:p>
          </table:table-cell>
          <table:table-cell office:value-type="string" table:style-name="ce11">
            <text:p>BAYRAKLI 7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51" table:style-name="ce4">
            <text:p>451</text:p>
          </table:table-cell>
          <table:table-cell office:value-type="string" table:style-name="ce11">
            <text:p>BAYRAKLI 8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452" table:style-name="ce4">
            <text:p>452</text:p>
          </table:table-cell>
          <table:table-cell office:value-type="string" table:style-name="ce11">
            <text:p>BAYRAKLI 14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53" table:style-name="ce4">
            <text:p>453</text:p>
          </table:table-cell>
          <table:table-cell office:value-type="string" table:style-name="ce11">
            <text:p>BAYRAKLI 171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54" table:style-name="ce4">
            <text:p>454</text:p>
          </table:table-cell>
          <table:table-cell office:value-type="string" table:style-name="ce11">
            <text:p>BAYRAKLI 17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55" table:style-name="ce4">
            <text:p>455</text:p>
          </table:table-cell>
          <table:table-cell office:value-type="string" table:style-name="ce11">
            <text:p>BAYRAKLI 19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56" table:style-name="ce4">
            <text:p>456</text:p>
          </table:table-cell>
          <table:table-cell office:value-type="string" table:style-name="ce11">
            <text:p>BAYRAKLI 19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457" table:style-name="ce4">
            <text:p>457</text:p>
          </table:table-cell>
          <table:table-cell office:value-type="string" table:style-name="ce11">
            <text:p>BAYRAKLI 19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58" table:style-name="ce4">
            <text:p>458</text:p>
          </table:table-cell>
          <table:table-cell office:value-type="string" table:style-name="ce11">
            <text:p>BAYRAKLI 19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59" table:style-name="ce4">
            <text:p>459</text:p>
          </table:table-cell>
          <table:table-cell office:value-type="string" table:style-name="ce11">
            <text:p>BAYRAKLI 19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60" table:style-name="ce4">
            <text:p>460</text:p>
          </table:table-cell>
          <table:table-cell office:value-type="string" table:style-name="ce11">
            <text:p>BAYRAKLI 28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61" table:style-name="ce4">
            <text:p>461</text:p>
          </table:table-cell>
          <table:table-cell office:value-type="string" table:style-name="ce11">
            <text:p>BAYRAKLI 31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62" table:style-name="ce4">
            <text:p>462</text:p>
          </table:table-cell>
          <table:table-cell office:value-type="string" table:style-name="ce11">
            <text:p>BAYRAKLI 329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63" table:style-name="ce4">
            <text:p>463</text:p>
          </table:table-cell>
          <table:table-cell office:value-type="string" table:style-name="ce11">
            <text:p>BAYRAKLI 33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64" table:style-name="ce4">
            <text:p>464</text:p>
          </table:table-cell>
          <table:table-cell office:value-type="string" table:style-name="ce11">
            <text:p>BAYRAKLI 33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65" table:style-name="ce4">
            <text:p>465</text:p>
          </table:table-cell>
          <table:table-cell office:value-type="string" table:style-name="ce11">
            <text:p>BAYRAKLI 33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66" table:style-name="ce4">
            <text:p>466</text:p>
          </table:table-cell>
          <table:table-cell office:value-type="string" table:style-name="ce11">
            <text:p>BAYRAKLI 33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67" table:style-name="ce4">
            <text:p>467</text:p>
          </table:table-cell>
          <table:table-cell office:value-type="string" table:style-name="ce11">
            <text:p>BAYRAKLI 35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68" table:style-name="ce4">
            <text:p>468</text:p>
          </table:table-cell>
          <table:table-cell office:value-type="string" table:style-name="ce11">
            <text:p>BAYRAKLI 35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69" table:style-name="ce4">
            <text:p>469</text:p>
          </table:table-cell>
          <table:table-cell office:value-type="string" table:style-name="ce11">
            <text:p>BAYRAKLI 39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70" table:style-name="ce4">
            <text:p>470</text:p>
          </table:table-cell>
          <table:table-cell office:value-type="string" table:style-name="ce11">
            <text:p>BAYRAKLI 559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71" table:style-name="ce4">
            <text:p>471</text:p>
          </table:table-cell>
          <table:table-cell office:value-type="string" table:style-name="ce11">
            <text:p>BAYRAKLI 57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72" table:style-name="ce4">
            <text:p>472</text:p>
          </table:table-cell>
          <table:table-cell office:value-type="string" table:style-name="ce11">
            <text:p>BAYRAKLI 63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73" table:style-name="ce4">
            <text:p>473</text:p>
          </table:table-cell>
          <table:table-cell office:value-type="string" table:style-name="ce11">
            <text:p>BAYRAKLI 69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74" table:style-name="ce4">
            <text:p>474</text:p>
          </table:table-cell>
          <table:table-cell office:value-type="string" table:style-name="ce11">
            <text:p>BAYRAKLI 695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8T00:00:00" table:style-name="ce12">
            <text:p>18/02/26</text:p>
          </table:table-cell>
          <table:table-cell table:number-columns-repeated="16377"/>
        </table:table-row>
        <table:table-row table:style-name="ro8">
          <table:table-cell office:value-type="float" office:value="475" table:style-name="ce4">
            <text:p>475</text:p>
          </table:table-cell>
          <table:table-cell office:value-type="string" table:style-name="ce11">
            <text:p>BAYRAKLI 775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76" table:style-name="ce4">
            <text:p>476</text:p>
          </table:table-cell>
          <table:table-cell office:value-type="string" table:style-name="ce11">
            <text:p>BAYRAKLI 78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77" table:style-name="ce4">
            <text:p>477</text:p>
          </table:table-cell>
          <table:table-cell office:value-type="string" table:style-name="ce11">
            <text:p>BAYRAKLI 78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78" table:style-name="ce4">
            <text:p>478</text:p>
          </table:table-cell>
          <table:table-cell office:value-type="string" table:style-name="ce11">
            <text:p>BAYRAKLI 78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79" table:style-name="ce4">
            <text:p>479</text:p>
          </table:table-cell>
          <table:table-cell office:value-type="string" table:style-name="ce11">
            <text:p>BAYRAKLI 78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80" table:style-name="ce4">
            <text:p>480</text:p>
          </table:table-cell>
          <table:table-cell office:value-type="string" table:style-name="ce11">
            <text:p>BAYRAKLI 78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81" table:style-name="ce4">
            <text:p>481</text:p>
          </table:table-cell>
          <table:table-cell office:value-type="string" table:style-name="ce11">
            <text:p>BAYRAKLI 78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82" table:style-name="ce4">
            <text:p>482</text:p>
          </table:table-cell>
          <table:table-cell office:value-type="string" table:style-name="ce11">
            <text:p>BAYRAKLI 791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83" table:style-name="ce4">
            <text:p>483</text:p>
          </table:table-cell>
          <table:table-cell office:value-type="string" table:style-name="ce11">
            <text:p>BAYRAKLI 79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84" table:style-name="ce4">
            <text:p>484</text:p>
          </table:table-cell>
          <table:table-cell office:value-type="string" table:style-name="ce11">
            <text:p>BAYRAKLI 79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85" table:style-name="ce4">
            <text:p>485</text:p>
          </table:table-cell>
          <table:table-cell office:value-type="string" table:style-name="ce11">
            <text:p>BORNOVA 77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86" table:style-name="ce4">
            <text:p>486</text:p>
          </table:table-cell>
          <table:table-cell office:value-type="string" table:style-name="ce11">
            <text:p>BORNOVA 98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87" table:style-name="ce4">
            <text:p>487</text:p>
          </table:table-cell>
          <table:table-cell office:value-type="string" table:style-name="ce11">
            <text:p>BORNOVA 985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88" table:style-name="ce4">
            <text:p>488</text:p>
          </table:table-cell>
          <table:table-cell office:value-type="string" table:style-name="ce11">
            <text:p>BORNOVA 114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office:value-type="string" table:style-name="ce13">
            <text:p>503 BİRLEŞMİŞ</text:p>
          </table:table-cell>
          <table:table-cell table:number-columns-repeated="16376"/>
        </table:table-row>
        <table:table-row table:style-name="ro8">
          <table:table-cell office:value-type="float" office:value="489" table:style-name="ce4">
            <text:p>489</text:p>
          </table:table-cell>
          <table:table-cell office:value-type="string" table:style-name="ce11">
            <text:p>BORNOVA 117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office:value-type="string" table:style-name="ce13">
            <text:p>491 BİRLEŞMİŞ</text:p>
          </table:table-cell>
          <table:table-cell table:number-columns-repeated="16376"/>
        </table:table-row>
        <table:table-row table:style-name="ro8">
          <table:table-cell office:value-type="float" office:value="490" table:style-name="ce4">
            <text:p>490</text:p>
          </table:table-cell>
          <table:table-cell office:value-type="string" table:style-name="ce11">
            <text:p>BORNOVA 1179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office:value-type="string" table:style-name="ce13">
            <text:p>489 BİRLEŞMİŞ</text:p>
          </table:table-cell>
          <table:table-cell table:number-columns-repeated="16376"/>
        </table:table-row>
        <table:table-row table:style-name="ro8">
          <table:table-cell office:value-type="float" office:value="491" table:style-name="ce4">
            <text:p>491</text:p>
          </table:table-cell>
          <table:table-cell office:value-type="string" table:style-name="ce11">
            <text:p>BORNOVA 125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92" table:style-name="ce4">
            <text:p>492</text:p>
          </table:table-cell>
          <table:table-cell office:value-type="string" table:style-name="ce11">
            <text:p>BORNOVA 111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office:value-type="string" table:style-name="ce13">
            <text:p>744 BİRLEŞMİŞ</text:p>
          </table:table-cell>
          <table:table-cell table:number-columns-repeated="16376"/>
        </table:table-row>
        <table:table-row table:style-name="ro8">
          <table:table-cell office:value-type="float" office:value="493" table:style-name="ce4">
            <text:p>493</text:p>
          </table:table-cell>
          <table:table-cell office:value-type="string" table:style-name="ce11">
            <text:p>BUCA 92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94" table:style-name="ce4">
            <text:p>494</text:p>
          </table:table-cell>
          <table:table-cell office:value-type="string" table:style-name="ce11">
            <text:p>BUCA 92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95" table:style-name="ce4">
            <text:p>495</text:p>
          </table:table-cell>
          <table:table-cell office:value-type="string" table:style-name="ce11">
            <text:p>BUCA 92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496" table:style-name="ce4">
            <text:p>496</text:p>
          </table:table-cell>
          <table:table-cell office:value-type="string" table:style-name="ce11">
            <text:p>BUCA 164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97" table:style-name="ce4">
            <text:p>497</text:p>
          </table:table-cell>
          <table:table-cell office:value-type="string" table:style-name="ce11">
            <text:p>BUCA 166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98" table:style-name="ce4">
            <text:p>498</text:p>
          </table:table-cell>
          <table:table-cell office:value-type="string" table:style-name="ce11">
            <text:p>BUCA 171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499" table:style-name="ce4">
            <text:p>499</text:p>
          </table:table-cell>
          <table:table-cell office:value-type="string" table:style-name="ce11">
            <text:p>BUCA 184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500" table:style-name="ce4">
            <text:p>500</text:p>
          </table:table-cell>
          <table:table-cell office:value-type="string" table:style-name="ce11">
            <text:p>BUCA 188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01" table:style-name="ce4">
            <text:p>501</text:p>
          </table:table-cell>
          <table:table-cell office:value-type="string" table:style-name="ce11">
            <text:p>BUCA 28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02" table:style-name="ce4">
            <text:p>502</text:p>
          </table:table-cell>
          <table:table-cell office:value-type="string" table:style-name="ce11">
            <text:p>BUCA 30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03" table:style-name="ce4">
            <text:p>503</text:p>
          </table:table-cell>
          <table:table-cell office:value-type="string" table:style-name="ce11">
            <text:p>BUCA 311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04" table:style-name="ce4">
            <text:p>504</text:p>
          </table:table-cell>
          <table:table-cell office:value-type="string" table:style-name="ce11">
            <text:p>BUCA 31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05" table:style-name="ce4">
            <text:p>505</text:p>
          </table:table-cell>
          <table:table-cell office:value-type="string" table:style-name="ce11">
            <text:p>BUCA 449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06" table:style-name="ce4">
            <text:p>506</text:p>
          </table:table-cell>
          <table:table-cell office:value-type="string" table:style-name="ce11">
            <text:p>BUCA 45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07" table:style-name="ce4">
            <text:p>507</text:p>
          </table:table-cell>
          <table:table-cell office:value-type="string" table:style-name="ce11">
            <text:p>BUCA 62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08" table:style-name="ce4">
            <text:p>508</text:p>
          </table:table-cell>
          <table:table-cell office:value-type="string" table:style-name="ce11">
            <text:p>BUCA 65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09" table:style-name="ce4">
            <text:p>509</text:p>
          </table:table-cell>
          <table:table-cell office:value-type="string" table:style-name="ce11">
            <text:p>BUCA 66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10" table:style-name="ce4">
            <text:p>510</text:p>
          </table:table-cell>
          <table:table-cell office:value-type="string" table:style-name="ce11">
            <text:p>BUCA 669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11" table:style-name="ce4">
            <text:p>511</text:p>
          </table:table-cell>
          <table:table-cell office:value-type="string" table:style-name="ce11">
            <text:p>BUCA 67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12" table:style-name="ce4">
            <text:p>512</text:p>
          </table:table-cell>
          <table:table-cell office:value-type="string" table:style-name="ce11">
            <text:p>BUCA 69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13" table:style-name="ce4">
            <text:p>513</text:p>
          </table:table-cell>
          <table:table-cell office:value-type="string" table:style-name="ce11">
            <text:p>BUCA 82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14" table:style-name="ce4">
            <text:p>514</text:p>
          </table:table-cell>
          <table:table-cell office:value-type="string" table:style-name="ce11">
            <text:p>BUCA 84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15" table:style-name="ce4">
            <text:p>515</text:p>
          </table:table-cell>
          <table:table-cell office:value-type="string" table:style-name="ce11">
            <text:p>BUCA 86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16" table:style-name="ce4">
            <text:p>516</text:p>
          </table:table-cell>
          <table:table-cell office:value-type="string" table:style-name="ce11">
            <text:p>BUCA 188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6-02-19T00:00:00" table:style-name="ce12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517" table:style-name="ce4">
            <text:p>517</text:p>
          </table:table-cell>
          <table:table-cell office:value-type="string" table:style-name="ce11">
            <text:p>GAZİEMİR 9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18" table:style-name="ce4">
            <text:p>518</text:p>
          </table:table-cell>
          <table:table-cell office:value-type="string" table:style-name="ce11">
            <text:p>KARŞIYAKA 62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19" table:style-name="ce4">
            <text:p>519</text:p>
          </table:table-cell>
          <table:table-cell office:value-type="string" table:style-name="ce11">
            <text:p>KARŞIYAKA 62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20" table:style-name="ce4">
            <text:p>520</text:p>
          </table:table-cell>
          <table:table-cell office:value-type="string" table:style-name="ce11">
            <text:p>KARŞIYAKA 62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21" table:style-name="ce4">
            <text:p>521</text:p>
          </table:table-cell>
          <table:table-cell office:value-type="string" table:style-name="ce11">
            <text:p>KARŞIYAKA 625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22" table:style-name="ce4">
            <text:p>522</text:p>
          </table:table-cell>
          <table:table-cell office:value-type="string" table:style-name="ce11">
            <text:p>KARŞIYAKA 62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23" table:style-name="ce4">
            <text:p>523</text:p>
          </table:table-cell>
          <table:table-cell office:value-type="string" table:style-name="ce11">
            <text:p>KARŞIYAKA 65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524" table:style-name="ce4">
            <text:p>524</text:p>
          </table:table-cell>
          <table:table-cell office:value-type="string" table:style-name="ce11">
            <text:p>KARŞIYAKA 651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525" table:style-name="ce4">
            <text:p>525</text:p>
          </table:table-cell>
          <table:table-cell office:value-type="string" table:style-name="ce11">
            <text:p>KARŞIYAKA 65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26" table:style-name="ce4">
            <text:p>526</text:p>
          </table:table-cell>
          <table:table-cell office:value-type="string" table:style-name="ce11">
            <text:p>KARŞIYAKA 65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27" table:style-name="ce4">
            <text:p>527</text:p>
          </table:table-cell>
          <table:table-cell office:value-type="string" table:style-name="ce11">
            <text:p>KARŞIYAKA 655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28" table:style-name="ce4">
            <text:p>528</text:p>
          </table:table-cell>
          <table:table-cell office:value-type="string" table:style-name="ce11">
            <text:p>KARŞIYAKA 65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29" table:style-name="ce4">
            <text:p>529</text:p>
          </table:table-cell>
          <table:table-cell office:value-type="string" table:style-name="ce11">
            <text:p>KARŞIYAKA 65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30" table:style-name="ce4">
            <text:p>530</text:p>
          </table:table-cell>
          <table:table-cell office:value-type="string" table:style-name="ce11">
            <text:p>KARŞIYAKA 66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31" table:style-name="ce4">
            <text:p>531</text:p>
          </table:table-cell>
          <table:table-cell office:value-type="string" table:style-name="ce11">
            <text:p>KARŞIYAKA 66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32" table:style-name="ce4">
            <text:p>532</text:p>
          </table:table-cell>
          <table:table-cell office:value-type="string" table:style-name="ce11">
            <text:p>KARŞIYAKA 67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33" table:style-name="ce4">
            <text:p>533</text:p>
          </table:table-cell>
          <table:table-cell office:value-type="string" table:style-name="ce11">
            <text:p>KARŞIYAKA 671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34" table:style-name="ce4">
            <text:p>534</text:p>
          </table:table-cell>
          <table:table-cell office:value-type="string" table:style-name="ce11">
            <text:p>KARŞIYAKA 67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35" table:style-name="ce4">
            <text:p>535</text:p>
          </table:table-cell>
          <table:table-cell office:value-type="string" table:style-name="ce11">
            <text:p>KARŞIYAKA 67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36" table:style-name="ce4">
            <text:p>536</text:p>
          </table:table-cell>
          <table:table-cell office:value-type="string" table:style-name="ce11">
            <text:p>KARŞIYAKA 68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37" table:style-name="ce4">
            <text:p>537</text:p>
          </table:table-cell>
          <table:table-cell office:value-type="string" table:style-name="ce11">
            <text:p>KARŞIYAKA 68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38" table:style-name="ce4">
            <text:p>538</text:p>
          </table:table-cell>
          <table:table-cell office:value-type="string" table:style-name="ce11">
            <text:p>KARŞIYAKA 68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39" table:style-name="ce4">
            <text:p>539</text:p>
          </table:table-cell>
          <table:table-cell office:value-type="string" table:style-name="ce11">
            <text:p>KARŞIYAKA 689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40" table:style-name="ce4">
            <text:p>540</text:p>
          </table:table-cell>
          <table:table-cell office:value-type="string" table:style-name="ce11">
            <text:p>KONAK 20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41" table:style-name="ce4">
            <text:p>541</text:p>
          </table:table-cell>
          <table:table-cell office:value-type="string" table:style-name="ce11">
            <text:p>KONAK 249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42" table:style-name="ce4">
            <text:p>542</text:p>
          </table:table-cell>
          <table:table-cell office:value-type="string" table:style-name="ce11">
            <text:p>KONAK 32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43" table:style-name="ce4">
            <text:p>543</text:p>
          </table:table-cell>
          <table:table-cell office:value-type="string" table:style-name="ce11">
            <text:p>KONAK 32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44" table:style-name="ce4">
            <text:p>544</text:p>
          </table:table-cell>
          <table:table-cell office:value-type="string" table:style-name="ce11">
            <text:p>KONAK 32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45" table:style-name="ce4">
            <text:p>545</text:p>
          </table:table-cell>
          <table:table-cell office:value-type="string" table:style-name="ce11">
            <text:p>KONAK 325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46" table:style-name="ce4">
            <text:p>546</text:p>
          </table:table-cell>
          <table:table-cell office:value-type="string" table:style-name="ce11">
            <text:p>KONAK 32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47" table:style-name="ce4">
            <text:p>547</text:p>
          </table:table-cell>
          <table:table-cell office:value-type="string" table:style-name="ce11">
            <text:p>KONAK 32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48" table:style-name="ce4">
            <text:p>548</text:p>
          </table:table-cell>
          <table:table-cell office:value-type="string" table:style-name="ce11">
            <text:p>KONAK 1305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49" table:style-name="ce4">
            <text:p>549</text:p>
          </table:table-cell>
          <table:table-cell office:value-type="string" table:style-name="ce11">
            <text:p>KONAK 169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550" table:style-name="ce4">
            <text:p>550</text:p>
          </table:table-cell>
          <table:table-cell office:value-type="string" table:style-name="ce11">
            <text:p>KONAK 2541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51" table:style-name="ce4">
            <text:p>551</text:p>
          </table:table-cell>
          <table:table-cell office:value-type="string" table:style-name="ce11">
            <text:p>KONAK 255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552" table:style-name="ce4">
            <text:p>552</text:p>
          </table:table-cell>
          <table:table-cell office:value-type="string" table:style-name="ce11">
            <text:p>KONAK 255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553" table:style-name="ce4">
            <text:p>553</text:p>
          </table:table-cell>
          <table:table-cell office:value-type="string" table:style-name="ce11">
            <text:p>KONAK 256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554" table:style-name="ce4">
            <text:p>554</text:p>
          </table:table-cell>
          <table:table-cell office:value-type="string" table:style-name="ce11">
            <text:p>KONAK 256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555" table:style-name="ce4">
            <text:p>555</text:p>
          </table:table-cell>
          <table:table-cell office:value-type="string" table:style-name="ce11">
            <text:p>KONAK 2611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56" table:style-name="ce4">
            <text:p>556</text:p>
          </table:table-cell>
          <table:table-cell office:value-type="string" table:style-name="ce11">
            <text:p>KONAK 2631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57" table:style-name="ce4">
            <text:p>557</text:p>
          </table:table-cell>
          <table:table-cell office:value-type="string" table:style-name="ce11">
            <text:p>KONAK 263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58" table:style-name="ce4">
            <text:p>558</text:p>
          </table:table-cell>
          <table:table-cell office:value-type="string" table:style-name="ce11">
            <text:p>KONAK 263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59" table:style-name="ce4">
            <text:p>559</text:p>
          </table:table-cell>
          <table:table-cell office:value-type="string" table:style-name="ce11">
            <text:p>KONAK 263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60" table:style-name="ce4">
            <text:p>560</text:p>
          </table:table-cell>
          <table:table-cell office:value-type="string" table:style-name="ce11">
            <text:p>KONAK 2635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61" table:style-name="ce4">
            <text:p>561</text:p>
          </table:table-cell>
          <table:table-cell office:value-type="string" table:style-name="ce11">
            <text:p>KONAK 263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62" table:style-name="ce4">
            <text:p>562</text:p>
          </table:table-cell>
          <table:table-cell office:value-type="string" table:style-name="ce11">
            <text:p>KONAK 272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63" table:style-name="ce4">
            <text:p>563</text:p>
          </table:table-cell>
          <table:table-cell office:value-type="string" table:style-name="ce11">
            <text:p>KONAK 2725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64" table:style-name="ce4">
            <text:p>564</text:p>
          </table:table-cell>
          <table:table-cell office:value-type="string" table:style-name="ce11">
            <text:p>KONAK 272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65" table:style-name="ce4">
            <text:p>565</text:p>
          </table:table-cell>
          <table:table-cell office:value-type="string" table:style-name="ce11">
            <text:p>KONAK 272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66" table:style-name="ce4">
            <text:p>566</text:p>
          </table:table-cell>
          <table:table-cell office:value-type="string" table:style-name="ce11">
            <text:p>KONAK 2728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67" table:style-name="ce4">
            <text:p>567</text:p>
          </table:table-cell>
          <table:table-cell office:value-type="string" table:style-name="ce11">
            <text:p>KONAK 2729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68" table:style-name="ce4">
            <text:p>568</text:p>
          </table:table-cell>
          <table:table-cell office:value-type="string" table:style-name="ce11">
            <text:p>KONAK 2731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69" table:style-name="ce4">
            <text:p>569</text:p>
          </table:table-cell>
          <table:table-cell office:value-type="string" table:style-name="ce11">
            <text:p>KONAK 273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70" table:style-name="ce4">
            <text:p>570</text:p>
          </table:table-cell>
          <table:table-cell office:value-type="string" table:style-name="ce11">
            <text:p>KONAK 273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71" table:style-name="ce4">
            <text:p>571</text:p>
          </table:table-cell>
          <table:table-cell office:value-type="string" table:style-name="ce11">
            <text:p>KONAK 273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72" table:style-name="ce4">
            <text:p>572</text:p>
          </table:table-cell>
          <table:table-cell office:value-type="string" table:style-name="ce11">
            <text:p>KONAK 2782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73" table:style-name="ce4">
            <text:p>573</text:p>
          </table:table-cell>
          <table:table-cell office:value-type="string" table:style-name="ce11">
            <text:p>KONAK 307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74" table:style-name="ce4">
            <text:p>574</text:p>
          </table:table-cell>
          <table:table-cell office:value-type="string" table:style-name="ce11">
            <text:p>KONAK 322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75" table:style-name="ce4">
            <text:p>575</text:p>
          </table:table-cell>
          <table:table-cell office:value-type="string" table:style-name="ce11">
            <text:p>KONAK 3263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576" table:style-name="ce4">
            <text:p>576</text:p>
          </table:table-cell>
          <table:table-cell office:value-type="string" table:style-name="ce11">
            <text:p>KONAK 3264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577" table:style-name="ce4">
            <text:p>577</text:p>
          </table:table-cell>
          <table:table-cell office:value-type="string" table:style-name="ce11">
            <text:p>KONAK 261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578" table:style-name="ce4">
            <text:p>578</text:p>
          </table:table-cell>
          <table:table-cell office:value-type="string" table:style-name="ce11">
            <text:p>MENEMEN 160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office:value-type="string" table:style-name="ce13">
            <text:p>108 BİRLEŞMİŞ</text:p>
          </table:table-cell>
          <table:table-cell table:number-columns-repeated="16376"/>
        </table:table-row>
        <table:table-row table:style-name="ro8">
          <table:table-cell office:value-type="float" office:value="579" table:style-name="ce4">
            <text:p>579</text:p>
          </table:table-cell>
          <table:table-cell office:value-type="string" table:style-name="ce11">
            <text:p>NARLIDERE 56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ONUR BEY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580" table:style-name="ce4">
            <text:p>580</text:p>
          </table:table-cell>
          <table:table-cell office:value-type="string" table:style-name="ce11">
            <text:p>BAYRAKLI 627</text:p>
          </table:table-cell>
          <table:table-cell office:value-type="string" table:style-name="ce5">
            <text:p>EMLAK ŞUB.MÜD</text:p>
          </table:table-cell>
          <table:table-cell office:value-type="date" office:date-value="2025-02-11T00:00:00" table:style-name="ce12">
            <text:p>11/02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1-15T00:00:00" table:style-name="ce12">
            <text:p>1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581" table:style-name="ce4">
            <text:p>581</text:p>
          </table:table-cell>
          <table:table-cell office:value-type="string" table:style-name="ce11">
            <text:p>MENDERES 174</text:p>
          </table:table-cell>
          <table:table-cell office:value-type="string" table:style-name="ce5">
            <text:p>EMLAK ŞUB.MÜD</text:p>
          </table:table-cell>
          <table:table-cell office:value-type="date" office:date-value="2025-02-13T00:00:00" table:style-name="ce12">
            <text:p>13/02/25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582" table:style-name="ce4">
            <text:p>582</text:p>
          </table:table-cell>
          <table:table-cell office:value-type="string" table:style-name="ce11">
            <text:p>GÜZELBAHÇE 149</text:p>
          </table:table-cell>
          <table:table-cell office:value-type="string" table:style-name="ce5">
            <text:p>EMLAK ŞUB.MÜD</text:p>
          </table:table-cell>
          <table:table-cell office:value-type="date" office:date-value="2025-02-13T00:00:00" table:style-name="ce12">
            <text:p>13/02/25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583" table:style-name="ce4">
            <text:p>583</text:p>
          </table:table-cell>
          <table:table-cell office:value-type="string" table:style-name="ce11">
            <text:p>KARABAĞLAR 3512</text:p>
          </table:table-cell>
          <table:table-cell office:value-type="string" table:style-name="ce5">
            <text:p>EMLAK ŞUB.MÜD</text:p>
          </table:table-cell>
          <table:table-cell office:value-type="date" office:date-value="2025-02-18T00:00:00" table:style-name="ce12">
            <text:p>18/02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12">
          <table:table-cell office:value-type="float" office:value="584" table:style-name="ce4">
            <text:p>584</text:p>
          </table:table-cell>
          <table:table-cell office:value-type="string" table:style-name="ce4">
            <text:p>KONAK</text:p>
            <text:p><text:s/>İPOTEK DEVAM EDENLER 12</text:p>
            <text:p>43601 ADA 1,2,3,4, PARSEL</text:p>
          </table:table-cell>
          <table:table-cell office:value-type="string" table:style-name="ce5">
            <text:p>EMLAK ŞUB.MÜD</text:p>
          </table:table-cell>
          <table:table-cell office:value-type="date" office:date-value="2025-02-19T00:00:00" table:style-name="ce12">
            <text:p>19/02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585" table:style-name="ce4">
            <text:p>585</text:p>
          </table:table-cell>
          <table:table-cell office:value-type="string" table:style-name="ce11">
            <text:p>KARŞIYAKA 286</text:p>
          </table:table-cell>
          <table:table-cell office:value-type="string" table:style-name="ce5">
            <text:p>EMLAK ŞUB.MÜD</text:p>
          </table:table-cell>
          <table:table-cell office:value-type="date" office:date-value="2025-02-24T00:00:00" table:style-name="ce12">
            <text:p>24/02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586" table:style-name="ce4">
            <text:p>586</text:p>
          </table:table-cell>
          <table:table-cell office:value-type="string" table:style-name="ce11">
            <text:p>GÜZELBAHÇE 113</text:p>
          </table:table-cell>
          <table:table-cell office:value-type="string" table:style-name="ce5">
            <text:p>EMLAK ŞUB.MÜD</text:p>
          </table:table-cell>
          <table:table-cell office:value-type="date" office:date-value="2025-02-25T00:00:00" table:style-name="ce12">
            <text:p>25/02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587" table:style-name="ce4">
            <text:p>587</text:p>
          </table:table-cell>
          <table:table-cell office:value-type="string" table:style-name="ce11">
            <text:p>KONAK 1697</text:p>
          </table:table-cell>
          <table:table-cell office:value-type="string" table:style-name="ce5">
            <text:p>EMLAK ŞUB.MÜD</text:p>
          </table:table-cell>
          <table:table-cell office:value-type="date" office:date-value="2025-02-25T00:00:00" table:style-name="ce12">
            <text:p>25/02/25</text:p>
          </table:table-cell>
          <table:table-cell office:value-type="string" table:style-name="ce11">
            <text:p>SÜLEYMA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588" table:style-name="ce4">
            <text:p>588</text:p>
          </table:table-cell>
          <table:table-cell office:value-type="string" table:style-name="ce11">
            <text:p>MENEMEN 36</text:p>
          </table:table-cell>
          <table:table-cell office:value-type="string" table:style-name="ce5">
            <text:p>EMLAK ŞUB.MÜD</text:p>
          </table:table-cell>
          <table:table-cell office:value-type="date" office:date-value="2025-02-25T00:00:00" table:style-name="ce12">
            <text:p>25/02/25</text:p>
          </table:table-cell>
          <table:table-cell office:value-type="string" table:style-name="ce11">
            <text:p>SÜLEYMA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589" table:style-name="ce4">
            <text:p>589</text:p>
          </table:table-cell>
          <table:table-cell office:value-type="string" table:style-name="ce11">
            <text:p>MENEMEN 37</text:p>
          </table:table-cell>
          <table:table-cell office:value-type="string" table:style-name="ce5">
            <text:p>EMLAK ŞUB.MÜD</text:p>
          </table:table-cell>
          <table:table-cell office:value-type="date" office:date-value="2025-02-25T00:00:00" table:style-name="ce12">
            <text:p>25/02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1-22T00:00:00" table:style-name="ce12">
            <text:p>22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590" table:style-name="ce4">
            <text:p>590</text:p>
          </table:table-cell>
          <table:table-cell office:value-type="string" table:style-name="ce11">
            <text:p>İLİŞİKLİ 9</text:p>
          </table:table-cell>
          <table:table-cell office:value-type="string" table:style-name="ce5">
            <text:p>EMLAK ŞUB.MÜD</text:p>
          </table:table-cell>
          <table:table-cell office:value-type="date" office:date-value="2025-02-27T00:00:00" table:style-name="ce12">
            <text:p>27/02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13">
          <table:table-cell office:value-type="float" office:value="591" table:style-name="ce4">
            <text:p>591</text:p>
          </table:table-cell>
          <table:table-cell office:value-type="string" table:style-name="ce11">
            <text:p>KARABAĞLAR</text:p>
            <text:p>YOLA TERK</text:p>
            <text:p>2998 ADA 209 PARSEL</text:p>
          </table:table-cell>
          <table:table-cell office:value-type="string" table:style-name="ce5">
            <text:p>EMLAK ŞUB.MÜD</text:p>
          </table:table-cell>
          <table:table-cell office:value-type="date" office:date-value="2025-02-28T00:00:00" table:style-name="ce12">
            <text:p>28/02/25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592" table:style-name="ce4">
            <text:p>592</text:p>
          </table:table-cell>
          <table:table-cell office:value-type="string" table:style-name="ce11">
            <text:p>BUCA 841</text:p>
          </table:table-cell>
          <table:table-cell office:value-type="string" table:style-name="ce5">
            <text:p>EMLAK ŞUB.MÜD</text:p>
          </table:table-cell>
          <table:table-cell office:value-type="date" office:date-value="2025-03-03T00:00:00" table:style-name="ce12">
            <text:p>03/03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593" table:style-name="ce4">
            <text:p>593</text:p>
          </table:table-cell>
          <table:table-cell office:value-type="string" table:style-name="ce11">
            <text:p>İLİŞİKLİ 86</text:p>
          </table:table-cell>
          <table:table-cell office:value-type="string" table:style-name="ce5">
            <text:p>EMLAK ŞUB.MÜD</text:p>
          </table:table-cell>
          <table:table-cell office:value-type="date" office:date-value="2025-03-03T00:00:00" table:style-name="ce12">
            <text:p>03/03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594" table:style-name="ce4">
            <text:p>594</text:p>
          </table:table-cell>
          <table:table-cell office:value-type="string" table:style-name="ce11">
            <text:p>KARŞIYAKA 663</text:p>
          </table:table-cell>
          <table:table-cell office:value-type="string" table:style-name="ce5">
            <text:p>EMLAK ŞUB.MÜD</text:p>
          </table:table-cell>
          <table:table-cell office:value-type="date" office:date-value="2025-03-03T00:00:00" table:style-name="ce12">
            <text:p>03/03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595" table:style-name="ce4">
            <text:p>595</text:p>
          </table:table-cell>
          <table:table-cell office:value-type="string" table:style-name="ce11">
            <text:p>KONAK 1039 ADA 8</text:p>
            <text:p>PARSEL BASMANE TİCARET MERKEZİ</text:p>
          </table:table-cell>
          <table:table-cell office:value-type="string" table:style-name="ce5">
            <text:p>EMLAK ŞUB.MÜD</text:p>
          </table:table-cell>
          <table:table-cell office:value-type="date" office:date-value="2025-03-04T00:00:00" table:style-name="ce12">
            <text:p>04/03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3-05T00:00:00" table:style-name="ce12">
            <text:p>05/03/26</text:p>
          </table:table-cell>
          <table:table-cell table:number-columns-repeated="16377"/>
        </table:table-row>
        <table:table-row table:style-name="ro8">
          <table:table-cell office:value-type="float" office:value="596" table:style-name="ce4">
            <text:p>596</text:p>
          </table:table-cell>
          <table:table-cell office:value-type="string" table:style-name="ce11">
            <text:p>TORBALI 253</text:p>
          </table:table-cell>
          <table:table-cell office:value-type="string" table:style-name="ce5">
            <text:p>EMLAK ŞUB.MÜD</text:p>
          </table:table-cell>
          <table:table-cell office:value-type="date" office:date-value="2025-03-06T00:00:00" table:style-name="ce12">
            <text:p>06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597" table:style-name="ce4">
            <text:p>597</text:p>
          </table:table-cell>
          <table:table-cell office:value-type="string" table:style-name="ce11">
            <text:p>BUCA 214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598" table:style-name="ce4">
            <text:p>598</text:p>
          </table:table-cell>
          <table:table-cell office:value-type="string" table:style-name="ce11">
            <text:p>BUCA 1827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599" table:style-name="ce4">
            <text:p>599</text:p>
          </table:table-cell>
          <table:table-cell office:value-type="string" table:style-name="ce11">
            <text:p>KARŞIYAKA 1149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00" table:style-name="ce4">
            <text:p>600</text:p>
          </table:table-cell>
          <table:table-cell office:value-type="string" table:style-name="ce11">
            <text:p>KARŞIYAKA 1280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01" table:style-name="ce4">
            <text:p>601</text:p>
          </table:table-cell>
          <table:table-cell office:value-type="string" table:style-name="ce11">
            <text:p>KARŞIYAKA 1516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02" table:style-name="ce4">
            <text:p>602</text:p>
          </table:table-cell>
          <table:table-cell office:value-type="string" table:style-name="ce11">
            <text:p>KARŞIYAKA 1307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03" table:style-name="ce4">
            <text:p>603</text:p>
          </table:table-cell>
          <table:table-cell office:value-type="string" table:style-name="ce11">
            <text:p>KAMUYA TERK</text:p>
            <text:p>KARŞIYAKA 751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04" table:style-name="ce4">
            <text:p>604</text:p>
          </table:table-cell>
          <table:table-cell office:value-type="string" table:style-name="ce11">
            <text:p>KARABAĞLAR 177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05" table:style-name="ce4">
            <text:p>605</text:p>
          </table:table-cell>
          <table:table-cell office:value-type="string" table:style-name="ce11">
            <text:p>KARABAĞLAR 58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06" table:style-name="ce4">
            <text:p>606</text:p>
          </table:table-cell>
          <table:table-cell office:value-type="string" table:style-name="ce11">
            <text:p>KEMALPAŞA 15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07" table:style-name="ce4">
            <text:p>607</text:p>
          </table:table-cell>
          <table:table-cell office:value-type="string" table:style-name="ce11">
            <text:p>MENDERES 95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08" table:style-name="ce4">
            <text:p>608</text:p>
          </table:table-cell>
          <table:table-cell office:value-type="string" table:style-name="ce11">
            <text:p>ÖDEMİŞ 293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09" table:style-name="ce4">
            <text:p>609</text:p>
          </table:table-cell>
          <table:table-cell office:value-type="string" table:style-name="ce11">
            <text:p>ÖDEMİŞ 234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10" table:style-name="ce4">
            <text:p>610</text:p>
          </table:table-cell>
          <table:table-cell office:value-type="string" table:style-name="ce11">
            <text:p>BAYRAKLI 528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11" table:style-name="ce4">
            <text:p>611</text:p>
          </table:table-cell>
          <table:table-cell office:value-type="string" table:style-name="ce11">
            <text:p>BAYRAKLI 466</text:p>
          </table:table-cell>
          <table:table-cell office:value-type="string" table:style-name="ce5">
            <text:p>EMLAK ŞUB.MÜD</text:p>
          </table:table-cell>
          <table:table-cell office:value-type="date" office:date-value="2025-03-07T00:00:00" table:style-name="ce12">
            <text:p>07/03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12" table:style-name="ce4">
            <text:p>612</text:p>
          </table:table-cell>
          <table:table-cell office:value-type="string" table:style-name="ce11">
            <text:p>İLİŞİKLİ 287</text:p>
          </table:table-cell>
          <table:table-cell office:value-type="string" table:style-name="ce5">
            <text:p>EMLAK ŞUB.MÜD</text:p>
          </table:table-cell>
          <table:table-cell office:value-type="date" office:date-value="2025-03-11T00:00:00" table:style-name="ce12">
            <text:p>11/03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13" table:style-name="ce4">
            <text:p>613</text:p>
          </table:table-cell>
          <table:table-cell office:value-type="string" table:style-name="ce11">
            <text:p>MENEMEN 203</text:p>
          </table:table-cell>
          <table:table-cell office:value-type="string" table:style-name="ce5">
            <text:p>EMLAK ŞUB.MÜD</text:p>
          </table:table-cell>
          <table:table-cell office:value-type="date" office:date-value="2025-03-17T00:00:00" table:style-name="ce12">
            <text:p>17/03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14" table:style-name="ce4">
            <text:p>614</text:p>
          </table:table-cell>
          <table:table-cell office:value-type="string" table:style-name="ce11">
            <text:p>BAYRAKLI 717</text:p>
          </table:table-cell>
          <table:table-cell office:value-type="string" table:style-name="ce5">
            <text:p>EMLAK ŞUB.MÜD</text:p>
          </table:table-cell>
          <table:table-cell office:value-type="date" office:date-value="2025-03-18T00:00:00" table:style-name="ce12">
            <text:p>18/03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15" table:style-name="ce4">
            <text:p>615</text:p>
          </table:table-cell>
          <table:table-cell office:value-type="string" table:style-name="ce11">
            <text:p>BUCA 51</text:p>
          </table:table-cell>
          <table:table-cell office:value-type="string" table:style-name="ce5">
            <text:p>EMLAK ŞUB.MÜD</text:p>
          </table:table-cell>
          <table:table-cell office:value-type="date" office:date-value="2025-03-19T00:00:00" table:style-name="ce12">
            <text:p>19/03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office:value-type="string" table:style-name="ce13">
            <text:p>879 BİRLEŞMİŞ</text:p>
          </table:table-cell>
          <table:table-cell table:number-columns-repeated="16376"/>
        </table:table-row>
        <table:table-row table:style-name="ro8">
          <table:table-cell office:value-type="float" office:value="616" table:style-name="ce4">
            <text:p>616</text:p>
          </table:table-cell>
          <table:table-cell office:value-type="string" table:style-name="ce11">
            <text:p>KARŞIYAKA 1349</text:p>
          </table:table-cell>
          <table:table-cell office:value-type="string" table:style-name="ce5">
            <text:p>EMLAK ŞUB.MÜD</text:p>
          </table:table-cell>
          <table:table-cell office:value-type="date" office:date-value="2025-03-21T00:00:00" table:style-name="ce12">
            <text:p>21/03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17" table:style-name="ce4">
            <text:p>617</text:p>
          </table:table-cell>
          <table:table-cell office:value-type="string" table:style-name="ce11">
            <text:p>KONAK 2044</text:p>
          </table:table-cell>
          <table:table-cell office:value-type="string" table:style-name="ce5">
            <text:p>EMLAK ŞUB.MÜD</text:p>
          </table:table-cell>
          <table:table-cell office:value-type="date" office:date-value="2025-03-24T00:00:00" table:style-name="ce12">
            <text:p>24/03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18" table:style-name="ce4">
            <text:p>618</text:p>
          </table:table-cell>
          <table:table-cell office:value-type="string" table:style-name="ce11">
            <text:p>KARABAĞLAR 3618</text:p>
          </table:table-cell>
          <table:table-cell office:value-type="string" table:style-name="ce5">
            <text:p>EMLAK ŞUB.MÜD</text:p>
          </table:table-cell>
          <table:table-cell office:value-type="date" office:date-value="2025-03-25T00:00:00" table:style-name="ce12">
            <text:p>25/03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19" table:style-name="ce4">
            <text:p>619</text:p>
          </table:table-cell>
          <table:table-cell office:value-type="string" table:style-name="ce11">
            <text:p>KARABAĞLAR 3681</text:p>
          </table:table-cell>
          <table:table-cell office:value-type="string" table:style-name="ce5">
            <text:p>EMLAK ŞUB.MÜD</text:p>
          </table:table-cell>
          <table:table-cell office:value-type="date" office:date-value="2025-03-25T00:00:00" table:style-name="ce12">
            <text:p>25/03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14">
          <table:table-cell office:value-type="float" office:value="620" table:style-name="ce4">
            <text:p>620</text:p>
          </table:table-cell>
          <table:table-cell office:value-type="string" table:style-name="ce10">
            <text:p>BAYRAKLI 1413</text:p>
          </table:table-cell>
          <table:table-cell office:value-type="string" table:style-name="ce17">
            <text:p>EMLAK ŞUB.MÜD</text:p>
          </table:table-cell>
          <table:table-cell office:value-type="date" office:date-value="2025-03-25T00:00:00" table:style-name="ce18">
            <text:p>25/03/25</text:p>
          </table:table-cell>
          <table:table-cell office:value-type="string" table:style-name="ce10">
            <text:p>ŞENDA</text:p>
          </table:table-cell>
          <table:table-cell table:number-columns-repeated="2" table:style-name="ce10"/>
          <table:table-cell office:value-type="string" table:style-name="ce13">
            <text:p>KATLI OTOPARKIN</text:p>
            <text:p><text:s/>ALTINDAN</text:p>
            <text:p>GETİRİLDİ</text:p>
            <text:p>3844</text:p>
            <text:p>DOSYA'YA</text:p>
            <text:p>BAKILDI YERİNDE</text:p>
            <text:p>YOK</text:p>
          </table:table-cell>
          <table:table-cell table:number-columns-repeated="16376"/>
        </table:table-row>
        <table:table-row table:style-name="ro8">
          <table:table-cell office:value-type="float" office:value="621" table:style-name="ce4">
            <text:p>621</text:p>
          </table:table-cell>
          <table:table-cell office:value-type="string" table:style-name="ce11">
            <text:p>İLİŞİKLİ 299</text:p>
          </table:table-cell>
          <table:table-cell office:value-type="string" table:style-name="ce5">
            <text:p>EMLAK ŞUB.MÜD</text:p>
          </table:table-cell>
          <table:table-cell office:value-type="date" office:date-value="2025-03-25T00:00:00" table:style-name="ce12">
            <text:p>25/03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22" table:style-name="ce4">
            <text:p>622</text:p>
          </table:table-cell>
          <table:table-cell office:value-type="string" table:style-name="ce11">
            <text:p>KONAK 102</text:p>
          </table:table-cell>
          <table:table-cell office:value-type="string" table:style-name="ce5">
            <text:p>EMLAK ŞUB.MÜD</text:p>
          </table:table-cell>
          <table:table-cell office:value-type="date" office:date-value="2025-03-26T00:00:00" table:style-name="ce12">
            <text:p>26/03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23" table:style-name="ce4">
            <text:p>623</text:p>
          </table:table-cell>
          <table:table-cell office:value-type="string" table:style-name="ce4">
            <text:p>BORNOVA 502/4</text:p>
          </table:table-cell>
          <table:table-cell office:value-type="string" table:style-name="ce5">
            <text:p>EMLAK ŞUB.MÜD</text:p>
          </table:table-cell>
          <table:table-cell office:value-type="date" office:date-value="2025-03-27T00:00:00" table:style-name="ce12">
            <text:p>27/03/25</text:p>
          </table:table-cell>
          <table:table-cell office:value-type="string" table:style-name="ce11">
            <text:p>AKIN</text:p>
          </table:table-cell>
          <table:table-cell office:value-type="string" table:style-name="ce4">
            <text:p>DOSYA TAK</text:p>
          </table:table-cell>
          <table:table-cell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24" table:style-name="ce4">
            <text:p>624</text:p>
          </table:table-cell>
          <table:table-cell office:value-type="string" table:style-name="ce4">
            <text:p>BORNOVA 404</text:p>
          </table:table-cell>
          <table:table-cell office:value-type="string" table:style-name="ce5">
            <text:p>EMLAK ŞUB.MÜD</text:p>
          </table:table-cell>
          <table:table-cell office:value-type="date" office:date-value="2025-03-27T00:00:00" table:style-name="ce12">
            <text:p>27/03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number-columns-repeated="16377"/>
        </table:table-row>
        <table:table-row table:style-name="ro8">
          <table:table-cell office:value-type="float" office:value="625" table:style-name="ce4">
            <text:p>625</text:p>
          </table:table-cell>
          <table:table-cell office:value-type="string" table:style-name="ce11">
            <text:p>İLİŞİKLİ 580</text:p>
          </table:table-cell>
          <table:table-cell office:value-type="string" table:style-name="ce5">
            <text:p>EMLAK ŞUB.MÜD</text:p>
          </table:table-cell>
          <table:table-cell office:value-type="date" office:date-value="2025-03-27T00:00:00" table:style-name="ce12">
            <text:p>27/03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number-columns-repeated="16377"/>
        </table:table-row>
        <table:table-row table:style-name="ro8">
          <table:table-cell office:value-type="float" office:value="626" table:style-name="ce4">
            <text:p>626</text:p>
          </table:table-cell>
          <table:table-cell office:value-type="string" table:style-name="ce11">
            <text:p>ÇİĞLİ 122</text:p>
          </table:table-cell>
          <table:table-cell office:value-type="string" table:style-name="ce5">
            <text:p>EMLAK ŞUB.MÜD</text:p>
          </table:table-cell>
          <table:table-cell office:value-type="date" office:date-value="2025-04-07T00:00:00" table:style-name="ce12">
            <text:p>07/04/25</text:p>
          </table:table-cell>
          <table:table-cell office:value-type="string" table:style-name="ce11">
            <text:p>DERV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27" table:style-name="ce4">
            <text:p>627</text:p>
          </table:table-cell>
          <table:table-cell office:value-type="string" table:style-name="ce11">
            <text:p>ÇİĞLİ İPOTEK DEVAM EDENLER 38</text:p>
            <text:p>41336 ADA 6 PARSEL</text:p>
          </table:table-cell>
          <table:table-cell office:value-type="string" table:style-name="ce5">
            <text:p>EMLAK ŞUB.MÜD</text:p>
          </table:table-cell>
          <table:table-cell office:value-type="date" office:date-value="2025-04-07T00:00:00" table:style-name="ce12">
            <text:p>07/04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628" table:style-name="ce4">
            <text:p>628</text:p>
          </table:table-cell>
          <table:table-cell office:value-type="string" table:style-name="ce11">
            <text:p>BUCA İPOTEK DEVAM EDENLER 2</text:p>
            <text:p>45016 ADA 10 PARSEL</text:p>
          </table:table-cell>
          <table:table-cell office:value-type="string" table:style-name="ce5">
            <text:p>EMLAK ŞUB.MÜD</text:p>
          </table:table-cell>
          <table:table-cell office:value-type="date" office:date-value="2025-04-07T00:00:00" table:style-name="ce12">
            <text:p>07/04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629" table:style-name="ce4">
            <text:p>629</text:p>
          </table:table-cell>
          <table:table-cell office:value-type="string" table:style-name="ce11">
            <text:p>KONAK 1373</text:p>
          </table:table-cell>
          <table:table-cell office:value-type="string" table:style-name="ce5">
            <text:p>EMLAK ŞUB.MÜD</text:p>
          </table:table-cell>
          <table:table-cell office:value-type="date" office:date-value="2025-04-09T00:00:00" table:style-name="ce12">
            <text:p>09/04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2T00:00:00" table:style-name="ce12">
            <text:p>22/01/26</text:p>
          </table:table-cell>
          <table:table-cell table:number-columns-repeated="16377"/>
        </table:table-row>
        <table:table-row table:style-name="ro8">
          <table:table-cell office:value-type="float" office:value="630" table:style-name="ce4">
            <text:p>630</text:p>
          </table:table-cell>
          <table:table-cell office:value-type="string" table:style-name="ce11">
            <text:p>BAYRAKLI 67</text:p>
          </table:table-cell>
          <table:table-cell office:value-type="string" table:style-name="ce5">
            <text:p>MESKEN</text:p>
          </table:table-cell>
          <table:table-cell office:value-type="date" office:date-value="2025-04-09T00:00:00" table:style-name="ce12">
            <text:p>09/04/25</text:p>
          </table:table-cell>
          <table:table-cell office:value-type="string" table:style-name="ce11">
            <text:p>ÖZLEM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31" table:style-name="ce4">
            <text:p>631</text:p>
          </table:table-cell>
          <table:table-cell office:value-type="string" table:style-name="ce11">
            <text:p>BORNOVA 79</text:p>
          </table:table-cell>
          <table:table-cell office:value-type="string" table:style-name="ce5">
            <text:p>EMLAK ŞUB.MÜD</text:p>
          </table:table-cell>
          <table:table-cell office:value-type="date" office:date-value="2025-04-09T00:00:00" table:style-name="ce12">
            <text:p>09/04/25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32" table:style-name="ce4">
            <text:p>632</text:p>
          </table:table-cell>
          <table:table-cell office:value-type="string" table:style-name="ce11">
            <text:p>BORNOVA 141</text:p>
          </table:table-cell>
          <table:table-cell office:value-type="string" table:style-name="ce5">
            <text:p>EMLAK ŞUB.MÜD</text:p>
          </table:table-cell>
          <table:table-cell office:value-type="date" office:date-value="2025-04-09T00:00:00" table:style-name="ce12">
            <text:p>09/04/25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33" table:style-name="ce4">
            <text:p>633</text:p>
          </table:table-cell>
          <table:table-cell office:value-type="string" table:style-name="ce11">
            <text:p>BORNOVA 167</text:p>
          </table:table-cell>
          <table:table-cell office:value-type="string" table:style-name="ce5">
            <text:p>EMLAK ŞUB.MÜD</text:p>
          </table:table-cell>
          <table:table-cell office:value-type="date" office:date-value="2025-04-09T00:00:00" table:style-name="ce12">
            <text:p>09/04/25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34" table:style-name="ce4">
            <text:p>634</text:p>
          </table:table-cell>
          <table:table-cell office:value-type="string" table:style-name="ce11">
            <text:p>BORNOVA 1272</text:p>
          </table:table-cell>
          <table:table-cell office:value-type="string" table:style-name="ce5">
            <text:p>EMLAK ŞUB.MÜD</text:p>
          </table:table-cell>
          <table:table-cell office:value-type="date" office:date-value="2025-04-09T00:00:00" table:style-name="ce12">
            <text:p>09/04/25</text:p>
          </table:table-cell>
          <table:table-cell office:value-type="string" table:style-name="ce11">
            <text:p>SERKAN OK</text:p>
          </table:table-cell>
          <table:table-cell office:value-type="string" table:style-name="ce10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635" table:style-name="ce4">
            <text:p>635</text:p>
          </table:table-cell>
          <table:table-cell office:value-type="string" table:style-name="ce11">
            <text:p>BUCA 1576</text:p>
          </table:table-cell>
          <table:table-cell office:value-type="string" table:style-name="ce5">
            <text:p>EMLAK ŞUB.MÜD</text:p>
          </table:table-cell>
          <table:table-cell office:value-type="date" office:date-value="2025-04-09T00:00:00" table:style-name="ce12">
            <text:p>09/04/25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36" table:style-name="ce4">
            <text:p>636</text:p>
          </table:table-cell>
          <table:table-cell office:value-type="string" table:style-name="ce11">
            <text:p>BUCA 1692</text:p>
          </table:table-cell>
          <table:table-cell office:value-type="string" table:style-name="ce5">
            <text:p>EMLAK ŞUB.MÜD</text:p>
          </table:table-cell>
          <table:table-cell office:value-type="date" office:date-value="2025-04-09T00:00:00" table:style-name="ce12">
            <text:p>09/04/25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37" table:style-name="ce4">
            <text:p>637</text:p>
          </table:table-cell>
          <table:table-cell office:value-type="string" table:style-name="ce11">
            <text:p>BORNOVA 956</text:p>
          </table:table-cell>
          <table:table-cell office:value-type="string" table:style-name="ce5">
            <text:p>EMLAK ŞUB.MÜD</text:p>
          </table:table-cell>
          <table:table-cell office:value-type="date" office:date-value="2025-04-09T00:00:00" table:style-name="ce12">
            <text:p>09/04/25</text:p>
          </table:table-cell>
          <table:table-cell office:value-type="string" table:style-name="ce11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number-columns-repeated="16377"/>
        </table:table-row>
        <table:table-row table:style-name="ro8">
          <table:table-cell office:value-type="float" office:value="638" table:style-name="ce4">
            <text:p>638</text:p>
          </table:table-cell>
          <table:table-cell office:value-type="string" table:style-name="ce11">
            <text:p>BORNOVA 1175</text:p>
          </table:table-cell>
          <table:table-cell office:value-type="string" table:style-name="ce5">
            <text:p>EMLAK ŞUB.MÜD</text:p>
          </table:table-cell>
          <table:table-cell office:value-type="date" office:date-value="2025-04-09T00:00:00" table:style-name="ce12">
            <text:p>09/04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39" table:style-name="ce4">
            <text:p>639</text:p>
          </table:table-cell>
          <table:table-cell office:value-type="string" table:style-name="ce11">
            <text:p>BAYRAKLI 74</text:p>
          </table:table-cell>
          <table:table-cell office:value-type="string" table:style-name="ce5">
            <text:p>EMLAK ŞUB.MÜD</text:p>
          </table:table-cell>
          <table:table-cell office:value-type="date" office:date-value="2025-04-09T00:00:00" table:style-name="ce12">
            <text:p>09/04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640" table:style-name="ce4">
            <text:p>640</text:p>
          </table:table-cell>
          <table:table-cell office:value-type="string" table:style-name="ce11">
            <text:p>BUCA 40</text:p>
          </table:table-cell>
          <table:table-cell office:value-type="string" table:style-name="ce5">
            <text:p>EMLAK ŞUB.MÜD</text:p>
          </table:table-cell>
          <table:table-cell office:value-type="date" office:date-value="2025-04-10T00:00:00" table:style-name="ce12">
            <text:p>10/04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41" table:style-name="ce4">
            <text:p>641</text:p>
          </table:table-cell>
          <table:table-cell office:value-type="string" table:style-name="ce11">
            <text:p>ÇİĞLİ 157</text:p>
          </table:table-cell>
          <table:table-cell office:value-type="string" table:style-name="ce5">
            <text:p>EMLAK ŞUB.MÜD</text:p>
          </table:table-cell>
          <table:table-cell office:value-type="date" office:date-value="2025-04-11T00:00:00" table:style-name="ce12">
            <text:p>11/04/25</text:p>
          </table:table-cell>
          <table:table-cell office:value-type="string" table:style-name="ce11">
            <text:p>SÜLEYMA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42" table:style-name="ce4">
            <text:p>642</text:p>
          </table:table-cell>
          <table:table-cell office:value-type="string" table:style-name="ce11">
            <text:p>ÇİĞLİ 167</text:p>
          </table:table-cell>
          <table:table-cell office:value-type="string" table:style-name="ce5">
            <text:p>EMLAK ŞUB.MÜD</text:p>
          </table:table-cell>
          <table:table-cell office:value-type="date" office:date-value="2025-04-11T00:00:00" table:style-name="ce12">
            <text:p>11/04/25</text:p>
          </table:table-cell>
          <table:table-cell office:value-type="string" table:style-name="ce11">
            <text:p>SÜLEYMA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43" table:style-name="ce4">
            <text:p>643</text:p>
          </table:table-cell>
          <table:table-cell office:value-type="string" table:style-name="ce11">
            <text:p>BAYRAKLI 276</text:p>
          </table:table-cell>
          <table:table-cell office:value-type="string" table:style-name="ce5">
            <text:p>EMLAK ŞUB.MÜD</text:p>
          </table:table-cell>
          <table:table-cell office:value-type="date" office:date-value="2025-04-11T00:00:00" table:style-name="ce12">
            <text:p>11/04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44" table:style-name="ce4">
            <text:p>644</text:p>
          </table:table-cell>
          <table:table-cell office:value-type="string" table:style-name="ce11">
            <text:p>İLİŞİKLİ 660</text:p>
          </table:table-cell>
          <table:table-cell office:value-type="string" table:style-name="ce5">
            <text:p>EMLAK ŞUB.MÜD</text:p>
          </table:table-cell>
          <table:table-cell office:value-type="date" office:date-value="2025-04-11T00:00:00" table:style-name="ce12">
            <text:p>11/04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3">
            <text:p>124 BİRLEŞMİŞ</text:p>
            <text:p>KARABURUN</text:p>
          </table:table-cell>
          <table:table-cell table:number-columns-repeated="16376"/>
        </table:table-row>
        <table:table-row table:style-name="ro8">
          <table:table-cell office:value-type="float" office:value="645" table:style-name="ce4">
            <text:p>645</text:p>
          </table:table-cell>
          <table:table-cell office:value-type="string" table:style-name="ce11">
            <text:p>BUCA 1974</text:p>
          </table:table-cell>
          <table:table-cell office:value-type="string" table:style-name="ce5">
            <text:p>EMLAK ŞUB.MÜD</text:p>
          </table:table-cell>
          <table:table-cell office:value-type="date" office:date-value="2025-04-15T00:00:00" table:style-name="ce12">
            <text:p>15/04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46" table:style-name="ce4">
            <text:p>646</text:p>
          </table:table-cell>
          <table:table-cell office:value-type="string" table:style-name="ce11">
            <text:p>MENEMEN 191</text:p>
          </table:table-cell>
          <table:table-cell office:value-type="string" table:style-name="ce5">
            <text:p>GAY.SUB.MÜD.</text:p>
          </table:table-cell>
          <table:table-cell office:value-type="date" office:date-value="2025-04-16T00:00:00" table:style-name="ce12">
            <text:p>16/04/25</text:p>
          </table:table-cell>
          <table:table-cell office:value-type="string" table:style-name="ce11">
            <text:p>CA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47" table:style-name="ce4">
            <text:p>647</text:p>
          </table:table-cell>
          <table:table-cell office:value-type="string" table:style-name="ce11">
            <text:p>KARABAĞLAR 3619</text:p>
          </table:table-cell>
          <table:table-cell office:value-type="string" table:style-name="ce5">
            <text:p>EMLAK ŞUB.MÜD</text:p>
          </table:table-cell>
          <table:table-cell office:value-type="date" office:date-value="2025-04-21T00:00:00" table:style-name="ce12">
            <text:p>21/04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48" table:style-name="ce4">
            <text:p>648</text:p>
          </table:table-cell>
          <table:table-cell office:value-type="string" table:style-name="ce11">
            <text:p>KARABAĞLAR 3621</text:p>
          </table:table-cell>
          <table:table-cell office:value-type="string" table:style-name="ce5">
            <text:p>EMLAK ŞUB.MÜD</text:p>
          </table:table-cell>
          <table:table-cell office:value-type="date" office:date-value="2025-04-21T00:00:00" table:style-name="ce12">
            <text:p>21/04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49" table:style-name="ce4">
            <text:p>649</text:p>
          </table:table-cell>
          <table:table-cell office:value-type="string" table:style-name="ce11">
            <text:p>KEMALPAŞA 18</text:p>
          </table:table-cell>
          <table:table-cell office:value-type="string" table:style-name="ce5">
            <text:p>EMLAK ŞUB.MÜD</text:p>
          </table:table-cell>
          <table:table-cell office:value-type="date" office:date-value="2025-04-21T00:00:00" table:style-name="ce12">
            <text:p>21/04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50" table:style-name="ce4">
            <text:p>650</text:p>
          </table:table-cell>
          <table:table-cell office:value-type="string" table:style-name="ce4">
            <text:p>İLİŞİKLİ 594</text:p>
          </table:table-cell>
          <table:table-cell office:value-type="string" table:style-name="ce5">
            <text:p>EMLAK ŞUB.MÜD</text:p>
          </table:table-cell>
          <table:table-cell office:value-type="date" office:date-value="2025-04-22T00:00:00" table:style-name="ce12">
            <text:p>22/04/25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51" table:style-name="ce4">
            <text:p>651</text:p>
          </table:table-cell>
          <table:table-cell office:value-type="string" table:style-name="ce11">
            <text:p>KARŞIYAKA 682</text:p>
          </table:table-cell>
          <table:table-cell office:value-type="string" table:style-name="ce5">
            <text:p>EMLAK ŞUB.MÜD</text:p>
          </table:table-cell>
          <table:table-cell office:value-type="date" office:date-value="2025-04-22T00:00:00" table:style-name="ce12">
            <text:p>22/04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52" table:style-name="ce4">
            <text:p>652</text:p>
          </table:table-cell>
          <table:table-cell office:value-type="string" table:style-name="ce11">
            <text:p>KARABAĞLAR 3646</text:p>
          </table:table-cell>
          <table:table-cell office:value-type="string" table:style-name="ce5">
            <text:p>EMLAK ŞUB.MÜD</text:p>
          </table:table-cell>
          <table:table-cell office:value-type="date" office:date-value="2025-04-22T00:00:00" table:style-name="ce12">
            <text:p>22/04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53" table:style-name="ce4">
            <text:p>653</text:p>
          </table:table-cell>
          <table:table-cell office:value-type="string" table:style-name="ce11">
            <text:p>KARABAĞLAR 3676</text:p>
          </table:table-cell>
          <table:table-cell office:value-type="string" table:style-name="ce5">
            <text:p>EMLAK ŞUB.MÜD</text:p>
          </table:table-cell>
          <table:table-cell office:value-type="date" office:date-value="2025-04-22T00:00:00" table:style-name="ce12">
            <text:p>22/04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54" table:style-name="ce4">
            <text:p>654</text:p>
          </table:table-cell>
          <table:table-cell office:value-type="string" table:style-name="ce11">
            <text:p>KARABAĞLAR 3679</text:p>
          </table:table-cell>
          <table:table-cell office:value-type="string" table:style-name="ce5">
            <text:p>EMLAK ŞUB.MÜD</text:p>
          </table:table-cell>
          <table:table-cell office:value-type="date" office:date-value="2025-04-22T00:00:00" table:style-name="ce12">
            <text:p>22/04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55" table:style-name="ce4">
            <text:p>655</text:p>
          </table:table-cell>
          <table:table-cell office:value-type="string" table:style-name="ce11">
            <text:p>BUCA 648</text:p>
          </table:table-cell>
          <table:table-cell office:value-type="string" table:style-name="ce5">
            <text:p>EMLAK ŞUB.MÜD</text:p>
          </table:table-cell>
          <table:table-cell office:value-type="date" office:date-value="2025-04-24T00:00:00" table:style-name="ce12">
            <text:p>24/04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3">
            <text:p>1985 BİRLEŞMİŞ</text:p>
          </table:table-cell>
          <table:table-cell table:number-columns-repeated="16376"/>
        </table:table-row>
        <table:table-row table:style-name="ro8">
          <table:table-cell office:value-type="float" office:value="656" table:style-name="ce4">
            <text:p>656</text:p>
          </table:table-cell>
          <table:table-cell office:value-type="string" table:style-name="ce11">
            <text:p>BALÇOVA 25</text:p>
          </table:table-cell>
          <table:table-cell office:value-type="string" table:style-name="ce5">
            <text:p>EMLAK ŞUB.MÜD</text:p>
          </table:table-cell>
          <table:table-cell office:value-type="date" office:date-value="2025-04-25T00:00:00" table:style-name="ce12">
            <text:p>25/04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3-11T00:00:00" table:style-name="ce12">
            <text:p>11/03/26</text:p>
          </table:table-cell>
          <table:table-cell table:number-columns-repeated="16377"/>
        </table:table-row>
        <table:table-row table:style-name="ro8">
          <table:table-cell office:value-type="float" office:value="657" table:style-name="ce4">
            <text:p>657</text:p>
          </table:table-cell>
          <table:table-cell office:value-type="string" table:style-name="ce11">
            <text:p>BALÇOVA 27</text:p>
          </table:table-cell>
          <table:table-cell office:value-type="string" table:style-name="ce5">
            <text:p>EMLAK ŞUB.MÜD</text:p>
          </table:table-cell>
          <table:table-cell office:value-type="date" office:date-value="2025-04-25T00:00:00" table:style-name="ce12">
            <text:p>25/04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3-11T00:00:00" table:style-name="ce12">
            <text:p>11/03/26</text:p>
          </table:table-cell>
          <table:table-cell table:number-columns-repeated="16377"/>
        </table:table-row>
        <table:table-row table:style-name="ro8">
          <table:table-cell office:value-type="float" office:value="658" table:style-name="ce4">
            <text:p>658</text:p>
          </table:table-cell>
          <table:table-cell office:value-type="string" table:style-name="ce11">
            <text:p>İLİŞİKLİ 28</text:p>
          </table:table-cell>
          <table:table-cell office:value-type="string" table:style-name="ce5">
            <text:p>EMLAK ŞUB.MÜD</text:p>
          </table:table-cell>
          <table:table-cell office:value-type="date" office:date-value="2025-04-25T00:00:00" table:style-name="ce12">
            <text:p>25/04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59" table:style-name="ce4">
            <text:p>659</text:p>
          </table:table-cell>
          <table:table-cell office:value-type="string" table:style-name="ce11">
            <text:p>BUCA 1852</text:p>
          </table:table-cell>
          <table:table-cell office:value-type="string" table:style-name="ce5">
            <text:p>EMLAK ŞUB.MÜD</text:p>
          </table:table-cell>
          <table:table-cell office:value-type="date" office:date-value="2025-04-28T00:00:00" table:style-name="ce12">
            <text:p>28/04/25</text:p>
          </table:table-cell>
          <table:table-cell office:value-type="string" table:style-name="ce11">
            <text:p>BURCU</text:p>
          </table:table-cell>
          <table:table-cell office:value-type="string" table:style-name="ce4">
            <text:p>NURETTİN</text:p>
          </table:table-cell>
          <table:table-cell office:value-type="date" office:date-value="2025-11-25T00:00:00" table:style-name="ce6">
            <text:p>25/11/25</text:p>
          </table:table-cell>
          <table:table-cell table:number-columns-repeated="16377"/>
        </table:table-row>
        <table:table-row table:style-name="ro8">
          <table:table-cell office:value-type="float" office:value="660" table:style-name="ce4">
            <text:p>660</text:p>
          </table:table-cell>
          <table:table-cell office:value-type="string" table:style-name="ce4">
            <text:p>BALÇOVA 186</text:p>
          </table:table-cell>
          <table:table-cell office:value-type="string" table:style-name="ce5">
            <text:p>EMLAK ŞUB.MÜD</text:p>
          </table:table-cell>
          <table:table-cell office:value-type="date" office:date-value="2025-04-30T00:00:00" table:style-name="ce12">
            <text:p>30/04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661" table:style-name="ce4">
            <text:p>661</text:p>
          </table:table-cell>
          <table:table-cell office:value-type="string" table:style-name="ce11">
            <text:p>BUCA 370</text:p>
          </table:table-cell>
          <table:table-cell office:value-type="string" table:style-name="ce5">
            <text:p>EMLAK ŞUB.MÜD</text:p>
          </table:table-cell>
          <table:table-cell office:value-type="date" office:date-value="2025-04-30T00:00:00" table:style-name="ce12">
            <text:p>30/04/25</text:p>
          </table:table-cell>
          <table:table-cell office:value-type="string" table:style-name="ce11">
            <text:p>AYTAÇ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62" table:style-name="ce4">
            <text:p>662</text:p>
          </table:table-cell>
          <table:table-cell office:value-type="string" table:style-name="ce11">
            <text:p>GÜZELBAHÇE 82</text:p>
          </table:table-cell>
          <table:table-cell office:value-type="string" table:style-name="ce5">
            <text:p>EMLAK ŞUB.MÜD</text:p>
          </table:table-cell>
          <table:table-cell office:value-type="date" office:date-value="2025-05-02T00:00:00" table:style-name="ce12">
            <text:p>02/05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63" table:style-name="ce4">
            <text:p>663</text:p>
          </table:table-cell>
          <table:table-cell office:value-type="string" table:style-name="ce11">
            <text:p>BORNOVA 821</text:p>
          </table:table-cell>
          <table:table-cell office:value-type="string" table:style-name="ce5">
            <text:p>EMLAK ŞUB.MÜD</text:p>
          </table:table-cell>
          <table:table-cell office:value-type="date" office:date-value="2025-05-02T00:00:00" table:style-name="ce12">
            <text:p>02/05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64" table:style-name="ce4">
            <text:p>664</text:p>
          </table:table-cell>
          <table:table-cell office:value-type="string" table:style-name="ce11">
            <text:p>BUCA 1889</text:p>
          </table:table-cell>
          <table:table-cell office:value-type="string" table:style-name="ce5">
            <text:p>EMLAK ŞUB.MÜD</text:p>
          </table:table-cell>
          <table:table-cell office:value-type="date" office:date-value="2025-05-02T00:00:00" table:style-name="ce12">
            <text:p>02/05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65" table:style-name="ce4">
            <text:p>665</text:p>
          </table:table-cell>
          <table:table-cell office:value-type="string" table:style-name="ce11">
            <text:p>ÇİĞLİ İPOTEK DEVAM EDEN 36</text:p>
            <text:p>41407 ADA 3 PARSEL</text:p>
          </table:table-cell>
          <table:table-cell office:value-type="string" table:style-name="ce5">
            <text:p>EMLAK ŞUB.MÜD</text:p>
          </table:table-cell>
          <table:table-cell office:value-type="date" office:date-value="2025-05-02T00:00:00" table:style-name="ce12">
            <text:p>02/05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666" table:style-name="ce4">
            <text:p>666</text:p>
          </table:table-cell>
          <table:table-cell office:value-type="string" table:style-name="ce11">
            <text:p>KONAK İPOTEK DEVAM EDENLER 7</text:p>
            <text:p>30042 ADA 8 PARSEL</text:p>
          </table:table-cell>
          <table:table-cell office:value-type="string" table:style-name="ce5">
            <text:p>EMLAK ŞUB.MÜD</text:p>
          </table:table-cell>
          <table:table-cell office:value-type="date" office:date-value="2025-05-05T00:00:00" table:style-name="ce12">
            <text:p>05/05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667" table:style-name="ce4">
            <text:p>667</text:p>
          </table:table-cell>
          <table:table-cell office:value-type="string" table:style-name="ce11">
            <text:p>İLİŞİKLİ 331</text:p>
          </table:table-cell>
          <table:table-cell office:value-type="string" table:style-name="ce5">
            <text:p>EMLAK ŞUB.MÜD</text:p>
          </table:table-cell>
          <table:table-cell office:value-type="date" office:date-value="2025-05-06T00:00:00" table:style-name="ce12">
            <text:p>06/05/25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68" table:style-name="ce4">
            <text:p>668</text:p>
          </table:table-cell>
          <table:table-cell office:value-type="string" table:style-name="ce11">
            <text:p>KONAK 132</text:p>
          </table:table-cell>
          <table:table-cell office:value-type="string" table:style-name="ce5">
            <text:p>EMLAK ŞUB.MÜD</text:p>
          </table:table-cell>
          <table:table-cell office:value-type="date" office:date-value="2025-05-13T00:00:00" table:style-name="ce12">
            <text:p>13/05/25</text:p>
          </table:table-cell>
          <table:table-cell office:value-type="string" table:style-name="ce11"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669" table:style-name="ce4">
            <text:p>669</text:p>
          </table:table-cell>
          <table:table-cell office:value-type="string" table:style-name="ce11">
            <text:p>KONAK 2373</text:p>
          </table:table-cell>
          <table:table-cell office:value-type="string" table:style-name="ce5">
            <text:p>EMLAK ŞUB.MÜD</text:p>
          </table:table-cell>
          <table:table-cell office:value-type="date" office:date-value="2025-05-13T00:00:00" table:style-name="ce12">
            <text:p>13/05/25</text:p>
          </table:table-cell>
          <table:table-cell office:value-type="string" table:style-name="ce11"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670" table:style-name="ce4">
            <text:p>670</text:p>
          </table:table-cell>
          <table:table-cell office:value-type="string" table:style-name="ce11">
            <text:p>KONAK 2737</text:p>
          </table:table-cell>
          <table:table-cell office:value-type="string" table:style-name="ce5">
            <text:p>EMLAK ŞUB.MÜD</text:p>
          </table:table-cell>
          <table:table-cell office:value-type="date" office:date-value="2025-05-13T00:00:00" table:style-name="ce12">
            <text:p>13/05/25</text:p>
          </table:table-cell>
          <table:table-cell office:value-type="string" table:style-name="ce11"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number-columns-repeated="16377"/>
        </table:table-row>
        <table:table-row table:style-name="ro8">
          <table:table-cell office:value-type="float" office:value="671" table:style-name="ce4">
            <text:p>671</text:p>
          </table:table-cell>
          <table:table-cell office:value-type="string" table:style-name="ce11">
            <text:p>KARŞIYAKA 287</text:p>
          </table:table-cell>
          <table:table-cell office:value-type="string" table:style-name="ce5">
            <text:p>EMLAK ŞUB.MÜD</text:p>
          </table:table-cell>
          <table:table-cell office:value-type="date" office:date-value="2025-05-14T00:00:00" table:style-name="ce12">
            <text:p>14/05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672" table:style-name="ce4">
            <text:p>672</text:p>
          </table:table-cell>
          <table:table-cell office:value-type="string" table:style-name="ce4">
            <text:p>BALÇOVA 33</text:p>
          </table:table-cell>
          <table:table-cell office:value-type="string" table:style-name="ce5">
            <text:p>EMLAK ŞUB.MÜD</text:p>
          </table:table-cell>
          <table:table-cell office:value-type="date" office:date-value="2025-05-21T00:00:00" table:style-name="ce12">
            <text:p>21/05/25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73" table:style-name="ce4">
            <text:p>673</text:p>
          </table:table-cell>
          <table:table-cell office:value-type="string" table:style-name="ce11">
            <text:p>ÇİĞLİ 489</text:p>
          </table:table-cell>
          <table:table-cell office:value-type="string" table:style-name="ce5">
            <text:p>EMLAK ŞUB.MÜD</text:p>
          </table:table-cell>
          <table:table-cell office:value-type="date" office:date-value="2025-05-21T00:00:00" table:style-name="ce12">
            <text:p>21/05/25</text:p>
          </table:table-cell>
          <table:table-cell office:value-type="string" table:style-name="ce11">
            <text:p>BURCU</text:p>
          </table:table-cell>
          <table:table-cell table:style-name="ce11"/>
          <table:table-cell table:style-name="ce12"/>
          <table:table-cell table:style-name="ce3"/>
          <table:table-cell table:number-columns-repeated="16376"/>
        </table:table-row>
        <table:table-row table:style-name="ro8">
          <table:table-cell office:value-type="float" office:value="674" table:style-name="ce4">
            <text:p>674</text:p>
          </table:table-cell>
          <table:table-cell office:value-type="string" table:style-name="ce11">
            <text:p>İPOTEK DEVAM EDEN</text:p>
            <text:p>ÇİĞLİ 40</text:p>
          </table:table-cell>
          <table:table-cell office:value-type="string" table:style-name="ce5">
            <text:p>EMLAK ŞUB.MÜD</text:p>
          </table:table-cell>
          <table:table-cell office:value-type="date" office:date-value="2025-05-26T00:00:00" table:style-name="ce12">
            <text:p>26/05/25</text:p>
          </table:table-cell>
          <table:table-cell office:value-type="string" table:style-name="ce11">
            <text:p>CEYDANUR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75" table:style-name="ce4">
            <text:p>675</text:p>
          </table:table-cell>
          <table:table-cell office:value-type="string" table:style-name="ce11">
            <text:p>KONAK 240</text:p>
          </table:table-cell>
          <table:table-cell office:value-type="string" table:style-name="ce5">
            <text:p>EMLAK ŞUB.MÜD</text:p>
          </table:table-cell>
          <table:table-cell office:value-type="date" office:date-value="2025-06-03T00:00:00" table:style-name="ce12">
            <text:p>03/06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office:value-type="string" table:style-name="ce13">
            <text:p>GÜLÇİN SÖY.</text:p>
          </table:table-cell>
          <table:table-cell table:number-columns-repeated="16376"/>
        </table:table-row>
        <table:table-row table:style-name="ro8">
          <table:table-cell office:value-type="float" office:value="676" table:style-name="ce4">
            <text:p>676</text:p>
          </table:table-cell>
          <table:table-cell office:value-type="string" table:style-name="ce11">
            <text:p>KONAK 33</text:p>
          </table:table-cell>
          <table:table-cell office:value-type="string" table:style-name="ce5">
            <text:p>EMLAK ŞUB.MÜD</text:p>
          </table:table-cell>
          <table:table-cell office:value-type="date" office:date-value="2025-06-10T00:00:00" table:style-name="ce12">
            <text:p>10/06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77" table:style-name="ce4">
            <text:p>677</text:p>
          </table:table-cell>
          <table:table-cell office:value-type="string" table:style-name="ce11">
            <text:p>KONAK 3327</text:p>
          </table:table-cell>
          <table:table-cell office:value-type="string" table:style-name="ce5">
            <text:p>EMLAK ŞUB.MÜD</text:p>
          </table:table-cell>
          <table:table-cell office:value-type="date" office:date-value="2025-06-11T00:00:00" table:style-name="ce12">
            <text:p>11/06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78" table:style-name="ce4">
            <text:p>678</text:p>
          </table:table-cell>
          <table:table-cell office:value-type="string" table:style-name="ce11">
            <text:p>KARABAĞLAR 139</text:p>
          </table:table-cell>
          <table:table-cell office:value-type="string" table:style-name="ce5">
            <text:p>EMLAK ŞUB.MÜD</text:p>
          </table:table-cell>
          <table:table-cell office:value-type="date" office:date-value="2025-06-18T00:00:00" table:style-name="ce12">
            <text:p>18/06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1-18T00:00:00" table:style-name="ce12">
            <text:p>18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79" table:style-name="ce4">
            <text:p>679</text:p>
          </table:table-cell>
          <table:table-cell office:value-type="string" table:style-name="ce11">
            <text:p>BUCA 418</text:p>
          </table:table-cell>
          <table:table-cell office:value-type="string" table:style-name="ce5">
            <text:p>EMLAK ŞUB.MÜD</text:p>
          </table:table-cell>
          <table:table-cell office:value-type="date" office:date-value="2025-06-19T00:00:00" table:style-name="ce12">
            <text:p>19/06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80" table:style-name="ce4">
            <text:p>680</text:p>
          </table:table-cell>
          <table:table-cell office:value-type="string" table:style-name="ce11">
            <text:p>MUHTELİF 169</text:p>
          </table:table-cell>
          <table:table-cell office:value-type="string" table:style-name="ce5">
            <text:p>EMLAK ŞUB.MÜD</text:p>
          </table:table-cell>
          <table:table-cell office:value-type="date" office:date-value="2025-06-23T00:00:00" table:style-name="ce12">
            <text:p>23/06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81" table:style-name="ce4">
            <text:p>681</text:p>
          </table:table-cell>
          <table:table-cell office:value-type="string" table:style-name="ce11">
            <text:p>KONAK 500</text:p>
          </table:table-cell>
          <table:table-cell office:value-type="string" table:style-name="ce5">
            <text:p>EMLAK ŞUB.MÜD</text:p>
          </table:table-cell>
          <table:table-cell office:value-type="date" office:date-value="2025-06-23T00:00:00" table:style-name="ce12">
            <text:p>23/06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82" table:style-name="ce4">
            <text:p>682</text:p>
          </table:table-cell>
          <table:table-cell office:value-type="string" table:style-name="ce11">
            <text:p>BAYRAKLI 28</text:p>
          </table:table-cell>
          <table:table-cell office:value-type="string" table:style-name="ce5">
            <text:p>EMLAK ŞUB.MÜD</text:p>
          </table:table-cell>
          <table:table-cell office:value-type="date" office:date-value="2025-06-24T00:00:00" table:style-name="ce12">
            <text:p>24/06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83" table:style-name="ce4">
            <text:p>683</text:p>
          </table:table-cell>
          <table:table-cell office:value-type="string" table:style-name="ce11">
            <text:p>BAYRAKLI 54</text:p>
          </table:table-cell>
          <table:table-cell office:value-type="string" table:style-name="ce5">
            <text:p>EMLAK ŞUB.MÜD</text:p>
          </table:table-cell>
          <table:table-cell office:value-type="date" office:date-value="2025-06-24T00:00:00" table:style-name="ce12">
            <text:p>24/06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84" table:style-name="ce4">
            <text:p>684</text:p>
          </table:table-cell>
          <table:table-cell office:value-type="string" table:style-name="ce11">
            <text:p>BAYRAKLI 320</text:p>
          </table:table-cell>
          <table:table-cell office:value-type="string" table:style-name="ce5">
            <text:p>EMLAK ŞUB.MÜD</text:p>
          </table:table-cell>
          <table:table-cell office:value-type="date" office:date-value="2025-06-25T00:00:00" table:style-name="ce12">
            <text:p>25/06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85" table:style-name="ce4">
            <text:p>685</text:p>
          </table:table-cell>
          <table:table-cell office:value-type="string" table:style-name="ce11">
            <text:p>BEYDAĞ 90</text:p>
          </table:table-cell>
          <table:table-cell office:value-type="string" table:style-name="ce5">
            <text:p>GAY.SUB.MÜD.</text:p>
          </table:table-cell>
          <table:table-cell office:value-type="date" office:date-value="2025-06-25T00:00:00" table:style-name="ce12">
            <text:p>25/06/25</text:p>
          </table:table-cell>
          <table:table-cell office:value-type="string" table:style-name="ce11">
            <text:p>ÖZLEM</text:p>
          </table:table-cell>
          <table:table-cell office:value-type="string" table:style-name="ce11">
            <text:p>NURETTİN</text:p>
          </table:table-cell>
          <table:table-cell office:value-type="date" office:date-value="2025-11-27T00:00:00" table:style-name="ce12">
            <text:p>27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86" table:style-name="ce4">
            <text:p>686</text:p>
          </table:table-cell>
          <table:table-cell office:value-type="string" table:style-name="ce11">
            <text:p>BALÇOVA 195</text:p>
          </table:table-cell>
          <table:table-cell office:value-type="string" table:style-name="ce5">
            <text:p>EMLAK ŞUB.MÜD</text:p>
          </table:table-cell>
          <table:table-cell office:value-type="date" office:date-value="2025-06-25T00:00:00" table:style-name="ce12">
            <text:p>25/06/25</text:p>
          </table:table-cell>
          <table:table-cell office:value-type="string" table:style-name="ce11">
            <text:p>DERVİŞ</text:p>
          </table:table-cell>
          <table:table-cell office:value-type="string" table:style-name="ce11">
            <text:p>NURETTİN</text:p>
          </table:table-cell>
          <table:table-cell office:value-type="date" office:date-value="2026-02-26T00:00:00" table:style-name="ce12">
            <text:p>26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687" table:style-name="ce4">
            <text:p>687</text:p>
          </table:table-cell>
          <table:table-cell office:value-type="string" table:style-name="ce11">
            <text:p>ÖDEMİŞ 187</text:p>
          </table:table-cell>
          <table:table-cell office:value-type="string" table:style-name="ce5">
            <text:p>EMLAK ŞUB.MÜD</text:p>
          </table:table-cell>
          <table:table-cell office:value-type="date" office:date-value="2025-06-26T00:00:00" table:style-name="ce12">
            <text:p>26/06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688" table:style-name="ce4">
            <text:p>688</text:p>
          </table:table-cell>
          <table:table-cell office:value-type="string" table:style-name="ce11">
            <text:p>KARABAĞLAR 3540</text:p>
          </table:table-cell>
          <table:table-cell office:value-type="string" table:style-name="ce5">
            <text:p>EMLAK ŞUB.MÜD</text:p>
          </table:table-cell>
          <table:table-cell office:value-type="date" office:date-value="2025-06-26T00:00:00" table:style-name="ce12">
            <text:p>26/06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89" table:style-name="ce4">
            <text:p>689</text:p>
          </table:table-cell>
          <table:table-cell office:value-type="string" table:style-name="ce11">
            <text:p>BAYRAKLI 478</text:p>
          </table:table-cell>
          <table:table-cell office:value-type="string" table:style-name="ce5">
            <text:p>EMLAK ŞUB.MÜD</text:p>
          </table:table-cell>
          <table:table-cell office:value-type="date" office:date-value="2025-06-30T00:00:00" table:style-name="ce12">
            <text:p>30/06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5-11-05T00:00:00" table:style-name="ce12">
            <text:p>05/11/25</text:p>
          </table:table-cell>
          <table:table-cell table:number-columns-repeated="16377"/>
        </table:table-row>
        <table:table-row table:style-name="ro8">
          <table:table-cell office:value-type="float" office:value="690" table:style-name="ce4">
            <text:p>690</text:p>
          </table:table-cell>
          <table:table-cell office:value-type="string" table:style-name="ce11">
            <text:p>ÇİĞLİ 177</text:p>
          </table:table-cell>
          <table:table-cell office:value-type="string" table:style-name="ce5">
            <text:p>EMLAK ŞUB.MÜD</text:p>
          </table:table-cell>
          <table:table-cell office:value-type="date" office:date-value="2025-06-30T00:00:00" table:style-name="ce12">
            <text:p>30/06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91" table:style-name="ce4">
            <text:p>691</text:p>
          </table:table-cell>
          <table:table-cell office:value-type="string" table:style-name="ce11">
            <text:p>ÇİĞLİ 178</text:p>
          </table:table-cell>
          <table:table-cell office:value-type="string" table:style-name="ce5">
            <text:p>EMLAK ŞUB.MÜD</text:p>
          </table:table-cell>
          <table:table-cell office:value-type="date" office:date-value="2025-06-30T00:00:00" table:style-name="ce12">
            <text:p>30/06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92" table:style-name="ce4">
            <text:p>692</text:p>
          </table:table-cell>
          <table:table-cell office:value-type="string" table:style-name="ce11">
            <text:p>ÇİĞLİ 433</text:p>
          </table:table-cell>
          <table:table-cell office:value-type="string" table:style-name="ce5">
            <text:p>EMLAK ŞUB.MÜD</text:p>
          </table:table-cell>
          <table:table-cell office:value-type="date" office:date-value="2025-06-30T00:00:00" table:style-name="ce12">
            <text:p>30/06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693" table:style-name="ce4">
            <text:p>693</text:p>
          </table:table-cell>
          <table:table-cell office:value-type="string" table:style-name="ce11">
            <text:p>ÇİĞLİ 169</text:p>
          </table:table-cell>
          <table:table-cell office:value-type="string" table:style-name="ce5">
            <text:p>EMLAK ŞUB.MÜD</text:p>
          </table:table-cell>
          <table:table-cell office:value-type="date" office:date-value="2025-07-02T00:00:00" table:style-name="ce12">
            <text:p>02/07/25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694" table:style-name="ce4">
            <text:p>694</text:p>
          </table:table-cell>
          <table:table-cell office:value-type="string" table:style-name="ce11">
            <text:p>BORNOVA 534</text:p>
          </table:table-cell>
          <table:table-cell office:value-type="string" table:style-name="ce5">
            <text:p>EMLAK ŞUB.MÜD</text:p>
          </table:table-cell>
          <table:table-cell office:value-type="date" office:date-value="2025-07-02T00:00:00" table:style-name="ce12">
            <text:p>02/07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695" table:style-name="ce4">
            <text:p>695</text:p>
          </table:table-cell>
          <table:table-cell office:value-type="string" table:style-name="ce11">
            <text:p>BORNOVA 535</text:p>
          </table:table-cell>
          <table:table-cell office:value-type="string" table:style-name="ce5">
            <text:p>EMLAK ŞUB.MÜD</text:p>
          </table:table-cell>
          <table:table-cell office:value-type="date" office:date-value="2025-07-02T00:00:00" table:style-name="ce12">
            <text:p>02/07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696" table:style-name="ce4">
            <text:p>696</text:p>
          </table:table-cell>
          <table:table-cell office:value-type="string" table:style-name="ce11">
            <text:p>BORNOVA 144</text:p>
          </table:table-cell>
          <table:table-cell office:value-type="string" table:style-name="ce5">
            <text:p>EMLAK ŞUB.MÜD</text:p>
          </table:table-cell>
          <table:table-cell office:value-type="date" office:date-value="2025-07-02T00:00:00" table:style-name="ce12">
            <text:p>02/07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697" table:style-name="ce4">
            <text:p>697</text:p>
          </table:table-cell>
          <table:table-cell office:value-type="string" table:style-name="ce11">
            <text:p>BALÇOVA 23</text:p>
          </table:table-cell>
          <table:table-cell office:value-type="string" table:style-name="ce5">
            <text:p>EMLAK ŞUB.MÜD</text:p>
          </table:table-cell>
          <table:table-cell office:value-type="date" office:date-value="2025-07-02T00:00:00" table:style-name="ce12">
            <text:p>02/07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number-columns-repeated="16377"/>
        </table:table-row>
        <table:table-row table:style-name="ro8">
          <table:table-cell office:value-type="float" office:value="698" table:style-name="ce4">
            <text:p>698</text:p>
          </table:table-cell>
          <table:table-cell office:value-type="string" table:style-name="ce11">
            <text:p>KONAK 11 2-NOLU</text:p>
          </table:table-cell>
          <table:table-cell office:value-type="string" table:style-name="ce5">
            <text:p>EMLAK ŞUB.MÜD</text:p>
          </table:table-cell>
          <table:table-cell office:value-type="date" office:date-value="2025-07-03T00:00:00" table:style-name="ce12">
            <text:p>03/07/25</text:p>
          </table:table-cell>
          <table:table-cell office:value-type="string" table:style-name="ce11">
            <text:p>DERVİŞ</text:p>
          </table:table-cell>
          <table:table-cell office:value-type="string" table:style-name="ce11">
            <text:p>NURETTİN</text:p>
          </table:table-cell>
          <table:table-cell office:value-type="date" office:date-value="2026-03-25T00:00:00" table:style-name="ce12">
            <text:p>25/03/26</text:p>
          </table:table-cell>
          <table:table-cell table:number-columns-repeated="16377"/>
        </table:table-row>
        <table:table-row table:style-name="ro8">
          <table:table-cell office:value-type="float" office:value="699" table:style-name="ce4">
            <text:p>699</text:p>
          </table:table-cell>
          <table:table-cell office:value-type="string" table:style-name="ce11">
            <text:p>KONAK 367</text:p>
          </table:table-cell>
          <table:table-cell office:value-type="string" table:style-name="ce5">
            <text:p>EMLAK ŞUB.MÜD</text:p>
          </table:table-cell>
          <table:table-cell office:value-type="date" office:date-value="2025-07-03T00:00:00" table:style-name="ce12">
            <text:p>03/07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00" table:style-name="ce4">
            <text:p>700</text:p>
          </table:table-cell>
          <table:table-cell office:value-type="string" table:style-name="ce11">
            <text:p>ÇİĞLİ 45</text:p>
          </table:table-cell>
          <table:table-cell office:value-type="string" table:style-name="ce5">
            <text:p>EMLAK ŞUB.MÜD</text:p>
          </table:table-cell>
          <table:table-cell office:value-type="date" office:date-value="2025-07-08T00:00:00" table:style-name="ce12">
            <text:p>08/07/25</text:p>
          </table:table-cell>
          <table:table-cell office:value-type="string" table:style-name="ce11">
            <text:p>SÜLEYM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01" table:style-name="ce4">
            <text:p>701</text:p>
          </table:table-cell>
          <table:table-cell office:value-type="string" table:style-name="ce11">
            <text:p>BORNOVA 234</text:p>
          </table:table-cell>
          <table:table-cell office:value-type="string" table:style-name="ce5">
            <text:p>EMLAK ŞUB.MÜD</text:p>
          </table:table-cell>
          <table:table-cell office:value-type="date" office:date-value="2025-07-08T00:00:00" table:style-name="ce12">
            <text:p>08/07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04T00:00:00" table:style-name="ce12">
            <text:p>04/11/25</text:p>
          </table:table-cell>
          <table:table-cell table:number-columns-repeated="16377"/>
        </table:table-row>
        <table:table-row table:style-name="ro8">
          <table:table-cell office:value-type="float" office:value="702" table:style-name="ce4">
            <text:p>702</text:p>
          </table:table-cell>
          <table:table-cell office:value-type="string" table:style-name="ce11">
            <text:p>MENEMEN 156</text:p>
          </table:table-cell>
          <table:table-cell office:value-type="string" table:style-name="ce5">
            <text:p>EMLAK ŞUB.MÜD</text:p>
          </table:table-cell>
          <table:table-cell office:value-type="date" office:date-value="2025-07-08T00:00:00" table:style-name="ce12">
            <text:p>08/07/25</text:p>
          </table:table-cell>
          <table:table-cell office:value-type="string" table:style-name="ce11">
            <text:p>AYTAÇ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03" table:style-name="ce4">
            <text:p>703</text:p>
          </table:table-cell>
          <table:table-cell office:value-type="string" table:style-name="ce11">
            <text:p>KARŞIYAKA 209</text:p>
          </table:table-cell>
          <table:table-cell office:value-type="string" table:style-name="ce5">
            <text:p>EMLAK ŞUB.MÜD</text:p>
          </table:table-cell>
          <table:table-cell office:value-type="date" office:date-value="2025-07-08T00:00:00" table:style-name="ce12">
            <text:p>08/07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04" table:style-name="ce4">
            <text:p>704</text:p>
          </table:table-cell>
          <table:table-cell office:value-type="string" table:style-name="ce11">
            <text:p>KEMALPAŞA 188</text:p>
          </table:table-cell>
          <table:table-cell office:value-type="string" table:style-name="ce5">
            <text:p>GAY.SUB.MÜD.</text:p>
          </table:table-cell>
          <table:table-cell office:value-type="date" office:date-value="2025-07-09T00:00:00" table:style-name="ce12">
            <text:p>09/07/25</text:p>
          </table:table-cell>
          <table:table-cell office:value-type="string" table:style-name="ce11">
            <text:p>PINAR AKGÜN SAKÇI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705" table:style-name="ce4">
            <text:p>705</text:p>
          </table:table-cell>
          <table:table-cell office:value-type="string" table:style-name="ce11">
            <text:p>KEMALPAŞA 189</text:p>
          </table:table-cell>
          <table:table-cell office:value-type="string" table:style-name="ce5">
            <text:p>GAY.SUB.MÜD.</text:p>
          </table:table-cell>
          <table:table-cell office:value-type="date" office:date-value="2025-07-09T00:00:00" table:style-name="ce12">
            <text:p>09/07/25</text:p>
          </table:table-cell>
          <table:table-cell office:value-type="string" table:style-name="ce11">
            <text:p>PINAR AKGÜN SAKÇI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706" table:style-name="ce4">
            <text:p>706</text:p>
          </table:table-cell>
          <table:table-cell office:value-type="string" table:style-name="ce11">
            <text:p>KARŞIYAKA 1545</text:p>
          </table:table-cell>
          <table:table-cell office:value-type="string" table:style-name="ce5">
            <text:p>EMLAK ŞUB.MÜD</text:p>
          </table:table-cell>
          <table:table-cell office:value-type="date" office:date-value="2025-07-10T00:00:00" table:style-name="ce12">
            <text:p>10/07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707" table:style-name="ce4">
            <text:p>707</text:p>
          </table:table-cell>
          <table:table-cell office:value-type="string" table:style-name="ce11">
            <text:p>KARŞIYAKA 1546</text:p>
          </table:table-cell>
          <table:table-cell office:value-type="string" table:style-name="ce5">
            <text:p>EMLAK ŞUB.MÜD</text:p>
          </table:table-cell>
          <table:table-cell office:value-type="date" office:date-value="2025-07-10T00:00:00" table:style-name="ce12">
            <text:p>10/07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708" table:style-name="ce4">
            <text:p>708</text:p>
          </table:table-cell>
          <table:table-cell office:value-type="string" table:style-name="ce11">
            <text:p>İLİŞİKLİ 741</text:p>
          </table:table-cell>
          <table:table-cell office:value-type="string" table:style-name="ce5">
            <text:p>EMLAK ŞUB.MÜD</text:p>
          </table:table-cell>
          <table:table-cell office:value-type="date" office:date-value="2025-07-10T00:00:00" table:style-name="ce12">
            <text:p>10/07/25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709" table:style-name="ce4">
            <text:p>709</text:p>
          </table:table-cell>
          <table:table-cell office:value-type="string" table:style-name="ce11">
            <text:p>KONAK İPOTEK DEVAM EDENLER 4</text:p>
            <text:p>30041 ADA 15 PARSEL</text:p>
          </table:table-cell>
          <table:table-cell office:value-type="string" table:style-name="ce5">
            <text:p>EMLAK ŞUB.MÜD</text:p>
          </table:table-cell>
          <table:table-cell office:value-type="date" office:date-value="2025-07-17T00:00:00" table:style-name="ce12">
            <text:p>17/07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710" table:style-name="ce4">
            <text:p>710</text:p>
          </table:table-cell>
          <table:table-cell office:value-type="string" table:style-name="ce11">
            <text:p>KONAK 2712</text:p>
          </table:table-cell>
          <table:table-cell office:value-type="string" table:style-name="ce5">
            <text:p>EMLAK ŞUB.MÜD</text:p>
          </table:table-cell>
          <table:table-cell office:value-type="date" office:date-value="2025-07-17T00:00:00" table:style-name="ce12">
            <text:p>17/07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711" table:style-name="ce4">
            <text:p>711</text:p>
          </table:table-cell>
          <table:table-cell office:value-type="string" table:style-name="ce11">
            <text:p>BUCA 824</text:p>
          </table:table-cell>
          <table:table-cell office:value-type="string" table:style-name="ce5">
            <text:p>EMLAK ŞUB.MÜD</text:p>
          </table:table-cell>
          <table:table-cell office:value-type="date" office:date-value="2025-07-18T00:00:00" table:style-name="ce12">
            <text:p>18/07/25</text:p>
          </table:table-cell>
          <table:table-cell office:value-type="string" table:style-name="ce11">
            <text:p>HİKMET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712" table:style-name="ce4">
            <text:p>712</text:p>
          </table:table-cell>
          <table:table-cell office:value-type="string" table:style-name="ce4">
            <text:p>ÇİĞLİ 46</text:p>
          </table:table-cell>
          <table:table-cell office:value-type="string" table:style-name="ce5">
            <text:p>EMLAK ŞUB.MÜD</text:p>
          </table:table-cell>
          <table:table-cell office:value-type="date" office:date-value="2025-07-22T00:00:00" table:style-name="ce12">
            <text:p>22/07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DOSYA TAK</text:p>
          </table:table-cell>
          <table:table-cell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713" table:style-name="ce4">
            <text:p>713</text:p>
          </table:table-cell>
          <table:table-cell office:value-type="string" table:style-name="ce11">
            <text:p>GAZİEMİR 293</text:p>
          </table:table-cell>
          <table:table-cell office:value-type="string" table:style-name="ce5">
            <text:p>EMLAK ŞUB.MÜD</text:p>
          </table:table-cell>
          <table:table-cell office:value-type="date" office:date-value="2025-07-22T00:00:00" table:style-name="ce12">
            <text:p>22/07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714" table:style-name="ce4">
            <text:p>714</text:p>
          </table:table-cell>
          <table:table-cell office:value-type="string" table:style-name="ce11">
            <text:p>BORNOVA 1248</text:p>
          </table:table-cell>
          <table:table-cell office:value-type="string" table:style-name="ce5">
            <text:p>EMLAK ŞUB.MÜD</text:p>
          </table:table-cell>
          <table:table-cell office:value-type="date" office:date-value="2025-07-22T00:00:00" table:style-name="ce12">
            <text:p>22/07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715" table:style-name="ce4">
            <text:p>715</text:p>
          </table:table-cell>
          <table:table-cell office:value-type="string" table:style-name="ce11">
            <text:p>KARABAĞLAR 101</text:p>
          </table:table-cell>
          <table:table-cell office:value-type="string" table:style-name="ce5">
            <text:p>EMLAK ŞUB.MÜD</text:p>
          </table:table-cell>
          <table:table-cell office:value-type="date" office:date-value="2025-07-28T00:00:00" table:style-name="ce12">
            <text:p>28/07/25</text:p>
          </table:table-cell>
          <table:table-cell office:value-type="string" table:style-name="ce11">
            <text:p>İLKNUR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716" table:style-name="ce4">
            <text:p>716</text:p>
          </table:table-cell>
          <table:table-cell office:value-type="string" table:style-name="ce11">
            <text:p>İLİŞİKLİ 603</text:p>
          </table:table-cell>
          <table:table-cell office:value-type="string" table:style-name="ce5">
            <text:p>EMLAK ŞUB.MÜD</text:p>
          </table:table-cell>
          <table:table-cell office:value-type="date" office:date-value="2025-07-29T00:00:00" table:style-name="ce12">
            <text:p>29/07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11T00:00:00" table:style-name="ce12">
            <text:p>1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717" table:style-name="ce4">
            <text:p>717</text:p>
          </table:table-cell>
          <table:table-cell office:value-type="string" table:style-name="ce11">
            <text:p>BUCA 1923</text:p>
          </table:table-cell>
          <table:table-cell office:value-type="string" table:style-name="ce5">
            <text:p>EMLAK ŞUB.MÜD</text:p>
          </table:table-cell>
          <table:table-cell office:value-type="date" office:date-value="2025-07-29T00:00:00" table:style-name="ce12">
            <text:p>29/07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21T00:00:00" table:style-name="ce12">
            <text:p>2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718" table:style-name="ce4">
            <text:p>718</text:p>
          </table:table-cell>
          <table:table-cell office:value-type="string" table:style-name="ce11">
            <text:p>BAYRAKLI 667</text:p>
          </table:table-cell>
          <table:table-cell office:value-type="string" table:style-name="ce5">
            <text:p>GAY.SUB.MÜD.</text:p>
          </table:table-cell>
          <table:table-cell office:value-type="date" office:date-value="2025-07-29T00:00:00" table:style-name="ce12">
            <text:p>29/07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DOSYA TAK</text:p>
          </table:table-cell>
          <table:table-cell table:style-name="ce11"/>
          <table:table-cell office:value-type="string" table:style-name="ce13">
            <text:p>BİRLEŞMİŞ <text:s/>32</text:p>
          </table:table-cell>
          <table:table-cell table:number-columns-repeated="16376"/>
        </table:table-row>
        <table:table-row table:style-name="ro8">
          <table:table-cell office:value-type="float" office:value="719" table:style-name="ce4">
            <text:p>719</text:p>
          </table:table-cell>
          <table:table-cell office:value-type="string" table:style-name="ce11">
            <text:p>KARŞIYAKA 645</text:p>
          </table:table-cell>
          <table:table-cell office:value-type="string" table:style-name="ce5">
            <text:p>GAY.SUB.MÜD.</text:p>
          </table:table-cell>
          <table:table-cell office:value-type="date" office:date-value="2025-07-29T00:00:00" table:style-name="ce12">
            <text:p>29/07/25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720" table:style-name="ce4">
            <text:p>720</text:p>
          </table:table-cell>
          <table:table-cell office:value-type="string" table:style-name="ce11">
            <text:p>BAYRAKLI 813</text:p>
          </table:table-cell>
          <table:table-cell office:value-type="string" table:style-name="ce5">
            <text:p>EMLAK ŞUB.MÜD</text:p>
          </table:table-cell>
          <table:table-cell office:value-type="date" office:date-value="2025-07-31T00:00:00" table:style-name="ce12">
            <text:p>31/07/25</text:p>
          </table:table-cell>
          <table:table-cell office:value-type="string" table:style-name="ce11">
            <text:p>AKIN</text:p>
          </table:table-cell>
          <table:table-cell office:value-type="string" table:style-name="ce10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721" table:style-name="ce4">
            <text:p>721</text:p>
          </table:table-cell>
          <table:table-cell office:value-type="string" table:style-name="ce11">
            <text:p>BALÇOVA 103</text:p>
          </table:table-cell>
          <table:table-cell office:value-type="string" table:style-name="ce5">
            <text:p>EMLAK ŞUB.MÜD</text:p>
          </table:table-cell>
          <table:table-cell office:value-type="date" office:date-value="2025-08-06T00:00:00" table:style-name="ce12">
            <text:p>06/08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722" table:style-name="ce4">
            <text:p>722</text:p>
          </table:table-cell>
          <table:table-cell office:value-type="string" table:style-name="ce11">
            <text:p>KARABAĞLAR 3539</text:p>
          </table:table-cell>
          <table:table-cell office:value-type="string" table:style-name="ce5">
            <text:p>EMLAK ŞUB.MÜD</text:p>
          </table:table-cell>
          <table:table-cell office:value-type="date" office:date-value="2025-08-08T00:00:00" table:style-name="ce12">
            <text:p>08/08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23" table:style-name="ce4">
            <text:p>723</text:p>
          </table:table-cell>
          <table:table-cell office:value-type="string" table:style-name="ce11">
            <text:p>KARABAĞLAR 3540</text:p>
          </table:table-cell>
          <table:table-cell office:value-type="string" table:style-name="ce5">
            <text:p>EMLAK ŞUB.MÜD</text:p>
          </table:table-cell>
          <table:table-cell office:value-type="date" office:date-value="2025-08-08T00:00:00" table:style-name="ce12">
            <text:p>08/08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24" table:style-name="ce4">
            <text:p>724</text:p>
          </table:table-cell>
          <table:table-cell office:value-type="string" table:style-name="ce11">
            <text:p>GAZİEMİR 243</text:p>
          </table:table-cell>
          <table:table-cell office:value-type="string" table:style-name="ce5">
            <text:p>EMLAK ŞUB.MÜD</text:p>
          </table:table-cell>
          <table:table-cell office:value-type="date" office:date-value="2025-08-14T00:00:00" table:style-name="ce12">
            <text:p>14/08/25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25" table:style-name="ce4">
            <text:p>725</text:p>
          </table:table-cell>
          <table:table-cell office:value-type="string" table:style-name="ce11">
            <text:p>BUCA 1929</text:p>
          </table:table-cell>
          <table:table-cell office:value-type="string" table:style-name="ce5">
            <text:p>EMLAK ŞUB.MÜD</text:p>
          </table:table-cell>
          <table:table-cell office:value-type="date" office:date-value="2025-08-14T00:00:00" table:style-name="ce12">
            <text:p>14/08/25</text:p>
          </table:table-cell>
          <table:table-cell office:value-type="string" table:style-name="ce11">
            <text:p>CEYDANUR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26" table:style-name="ce4">
            <text:p>726</text:p>
          </table:table-cell>
          <table:table-cell office:value-type="string" table:style-name="ce11">
            <text:p>KEMALPAŞA 138</text:p>
          </table:table-cell>
          <table:table-cell office:value-type="string" table:style-name="ce5">
            <text:p>EMLAK ŞUB.MÜD</text:p>
          </table:table-cell>
          <table:table-cell office:value-type="date" office:date-value="2025-08-25T00:00:00" table:style-name="ce12">
            <text:p>25/08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27" table:style-name="ce4">
            <text:p>727</text:p>
          </table:table-cell>
          <table:table-cell office:value-type="string" table:style-name="ce11">
            <text:p>BUCA 1762</text:p>
          </table:table-cell>
          <table:table-cell office:value-type="string" table:style-name="ce5">
            <text:p>EMLAK ŞUB.MÜD</text:p>
          </table:table-cell>
          <table:table-cell office:value-type="date" office:date-value="2025-08-25T00:00:00" table:style-name="ce12">
            <text:p>25/08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28" table:style-name="ce4">
            <text:p>728</text:p>
          </table:table-cell>
          <table:table-cell office:value-type="string" table:style-name="ce11">
            <text:p>KARABAĞLAR 62</text:p>
          </table:table-cell>
          <table:table-cell office:value-type="string" table:style-name="ce5">
            <text:p>EMLAK ŞUB.MÜD</text:p>
          </table:table-cell>
          <table:table-cell office:value-type="date" office:date-value="2025-08-25T00:00:00" table:style-name="ce12">
            <text:p>25/08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2-27T00:00:00" table:style-name="ce12">
            <text:p>27/02/26</text:p>
          </table:table-cell>
          <table:table-cell table:number-columns-repeated="16377"/>
        </table:table-row>
        <table:table-row table:style-name="ro8">
          <table:table-cell office:value-type="float" office:value="729" table:style-name="ce4">
            <text:p>729</text:p>
          </table:table-cell>
          <table:table-cell office:value-type="string" table:style-name="ce11">
            <text:p>KARABAĞLAR 3588</text:p>
          </table:table-cell>
          <table:table-cell office:value-type="string" table:style-name="ce5">
            <text:p>EMLAK ŞUB.MÜD</text:p>
          </table:table-cell>
          <table:table-cell office:value-type="date" office:date-value="2025-08-25T00:00:00" table:style-name="ce12">
            <text:p>25/08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730" table:style-name="ce4">
            <text:p>730</text:p>
          </table:table-cell>
          <table:table-cell office:value-type="string" table:style-name="ce4">
            <text:p>KARŞIYAKA İPOTEK DEVAM EDENLER 3</text:p>
            <text:p>37305 ADA 6 PARSEL</text:p>
          </table:table-cell>
          <table:table-cell office:value-type="string" table:style-name="ce5">
            <text:p>EMLAK ŞUB.MÜD</text:p>
          </table:table-cell>
          <table:table-cell office:value-type="date" office:date-value="2025-08-26T00:00:00" table:style-name="ce12">
            <text:p>26/08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0-21T00:00:00" table:style-name="ce12">
            <text:p>21/10/25</text:p>
          </table:table-cell>
          <table:table-cell table:number-columns-repeated="16377"/>
        </table:table-row>
        <table:table-row table:style-name="ro8">
          <table:table-cell office:value-type="float" office:value="731" table:style-name="ce4">
            <text:p>731</text:p>
          </table:table-cell>
          <table:table-cell office:value-type="string" table:style-name="ce11">
            <text:p>BAYINDIR 443</text:p>
          </table:table-cell>
          <table:table-cell office:value-type="string" table:style-name="ce5">
            <text:p>EMLAK ŞUB.MÜD</text:p>
          </table:table-cell>
          <table:table-cell office:value-type="date" office:date-value="2025-08-27T00:00:00" table:style-name="ce12">
            <text:p>27/08/25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32" table:style-name="ce4">
            <text:p>732</text:p>
          </table:table-cell>
          <table:table-cell office:value-type="string" table:style-name="ce11">
            <text:p>BALÇOVA 20</text:p>
          </table:table-cell>
          <table:table-cell office:value-type="string" table:style-name="ce5">
            <text:p>GAY.SUB.MÜD.</text:p>
          </table:table-cell>
          <table:table-cell office:value-type="date" office:date-value="2025-09-01T00:00:00" table:style-name="ce12">
            <text:p>01/09/25</text:p>
          </table:table-cell>
          <table:table-cell office:value-type="string" table:style-name="ce11">
            <text:p>VOLKAN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number-columns-repeated="16377"/>
        </table:table-row>
        <table:table-row table:style-name="ro8">
          <table:table-cell office:value-type="float" office:value="733" table:style-name="ce4">
            <text:p>733</text:p>
          </table:table-cell>
          <table:table-cell office:value-type="string" table:style-name="ce11">
            <text:p>İLİŞİKLİ 135</text:p>
          </table:table-cell>
          <table:table-cell office:value-type="string" table:style-name="ce5">
            <text:p>EMLAK ŞUB.MÜD</text:p>
          </table:table-cell>
          <table:table-cell office:value-type="date" office:date-value="2025-09-01T00:00:00" table:style-name="ce12">
            <text:p>01/09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34" table:style-name="ce4">
            <text:p>734</text:p>
          </table:table-cell>
          <table:table-cell office:value-type="string" table:style-name="ce11">
            <text:p>İLİŞİKLİ 136</text:p>
          </table:table-cell>
          <table:table-cell office:value-type="string" table:style-name="ce5">
            <text:p>EMLAK ŞUB.MÜD</text:p>
          </table:table-cell>
          <table:table-cell office:value-type="date" office:date-value="2025-09-01T00:00:00" table:style-name="ce12">
            <text:p>01/09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735" table:style-name="ce4">
            <text:p>735</text:p>
          </table:table-cell>
          <table:table-cell office:value-type="string" table:style-name="ce11">
            <text:p>İLİŞİKLİ 140</text:p>
          </table:table-cell>
          <table:table-cell office:value-type="string" table:style-name="ce5">
            <text:p>EMLAK ŞUB.MÜD</text:p>
          </table:table-cell>
          <table:table-cell office:value-type="date" office:date-value="2025-09-01T00:00:00" table:style-name="ce12">
            <text:p>01/09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736" table:style-name="ce4">
            <text:p>736</text:p>
          </table:table-cell>
          <table:table-cell office:value-type="string" table:style-name="ce11">
            <text:p>İLİŞİKLİ 183</text:p>
          </table:table-cell>
          <table:table-cell office:value-type="string" table:style-name="ce5">
            <text:p>EMLAK ŞUB.MÜD</text:p>
          </table:table-cell>
          <table:table-cell office:value-type="date" office:date-value="2025-09-01T00:00:00" table:style-name="ce12">
            <text:p>01/09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737" table:style-name="ce4">
            <text:p>737</text:p>
          </table:table-cell>
          <table:table-cell office:value-type="string" table:style-name="ce11">
            <text:p>İLİŞİKLİ 181</text:p>
          </table:table-cell>
          <table:table-cell office:value-type="string" table:style-name="ce5">
            <text:p>EMLAK ŞUB.MÜD</text:p>
          </table:table-cell>
          <table:table-cell office:value-type="date" office:date-value="2025-09-01T00:00:00" table:style-name="ce12">
            <text:p>01/09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738" table:style-name="ce4">
            <text:p>738</text:p>
          </table:table-cell>
          <table:table-cell office:value-type="string" table:style-name="ce11">
            <text:p>İLİŞİKLİ 52</text:p>
          </table:table-cell>
          <table:table-cell office:value-type="string" table:style-name="ce5">
            <text:p>EMLAK ŞUB.MÜD</text:p>
          </table:table-cell>
          <table:table-cell office:value-type="date" office:date-value="2025-09-01T00:00:00" table:style-name="ce12">
            <text:p>01/09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739" table:style-name="ce4">
            <text:p>739</text:p>
          </table:table-cell>
          <table:table-cell office:value-type="string" table:style-name="ce11">
            <text:p>İLİŞİKLİ 84</text:p>
          </table:table-cell>
          <table:table-cell office:value-type="string" table:style-name="ce5">
            <text:p>EMLAK ŞUB.MÜD</text:p>
          </table:table-cell>
          <table:table-cell office:value-type="date" office:date-value="2025-09-01T00:00:00" table:style-name="ce12">
            <text:p>01/09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740" table:style-name="ce4">
            <text:p>740</text:p>
          </table:table-cell>
          <table:table-cell office:value-type="string" table:style-name="ce11">
            <text:p>KONAK 806</text:p>
          </table:table-cell>
          <table:table-cell office:value-type="string" table:style-name="ce5">
            <text:p>EMLAK ŞUB.MÜD</text:p>
          </table:table-cell>
          <table:table-cell office:value-type="date" office:date-value="2025-09-01T00:00:00" table:style-name="ce12">
            <text:p>01/09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741" table:style-name="ce4">
            <text:p>741</text:p>
          </table:table-cell>
          <table:table-cell office:value-type="string" table:style-name="ce11">
            <text:p>İLİŞİKLİ 737</text:p>
          </table:table-cell>
          <table:table-cell office:value-type="string" table:style-name="ce5">
            <text:p>EMLAK ŞUB.MÜD</text:p>
          </table:table-cell>
          <table:table-cell office:value-type="date" office:date-value="2025-09-02T00:00:00" table:style-name="ce12">
            <text:p>02/09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number-columns-repeated="16377"/>
        </table:table-row>
        <table:table-row table:style-name="ro8">
          <table:table-cell office:value-type="float" office:value="742" table:style-name="ce4">
            <text:p>742</text:p>
          </table:table-cell>
          <table:table-cell office:value-type="string" table:style-name="ce11">
            <text:p>KONAK 3330</text:p>
          </table:table-cell>
          <table:table-cell office:value-type="string" table:style-name="ce5">
            <text:p>EMLAK ŞUB.MÜD</text:p>
          </table:table-cell>
          <table:table-cell office:value-type="date" office:date-value="2025-09-02T00:00:00" table:style-name="ce12">
            <text:p>02/09/25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43" table:style-name="ce4">
            <text:p>743</text:p>
          </table:table-cell>
          <table:table-cell office:value-type="string" table:style-name="ce11">
            <text:p>GÜZELBAHÇE 128</text:p>
          </table:table-cell>
          <table:table-cell office:value-type="string" table:style-name="ce5">
            <text:p>EMLAK ŞUB.MÜD</text:p>
          </table:table-cell>
          <table:table-cell office:value-type="date" office:date-value="2025-09-02T00:00:00" table:style-name="ce12">
            <text:p>02/09/25</text:p>
          </table:table-cell>
          <table:table-cell office:value-type="string" table:style-name="ce11">
            <text:p>YAVUZ</text:p>
          </table:table-cell>
          <table:table-cell office:value-type="string" table:style-name="ce12">
            <text:p>NURETTİN</text:p>
          </table:table-cell>
          <table:table-cell office:value-type="date" office:date-value="2025-11-07T00:00:00" table:style-name="ce12">
            <text:p>07/11/25</text:p>
          </table:table-cell>
          <table:table-cell table:number-columns-repeated="16377"/>
        </table:table-row>
        <table:table-row table:style-name="ro8">
          <table:table-cell office:value-type="float" office:value="744" table:style-name="ce4">
            <text:p>744</text:p>
          </table:table-cell>
          <table:table-cell office:value-type="string" table:style-name="ce11">
            <text:p>BAYRAKLI 648</text:p>
          </table:table-cell>
          <table:table-cell office:value-type="string" table:style-name="ce5">
            <text:p>EMLAK ŞUB.MÜD</text:p>
          </table:table-cell>
          <table:table-cell office:value-type="date" office:date-value="2025-09-03T00:00:00" table:style-name="ce12">
            <text:p>03/09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number-columns-repeated="16377"/>
        </table:table-row>
        <table:table-row table:style-name="ro8">
          <table:table-cell office:value-type="float" office:value="745" table:style-name="ce4">
            <text:p>745</text:p>
          </table:table-cell>
          <table:table-cell office:value-type="string" table:style-name="ce11">
            <text:p>KONAK 3389</text:p>
          </table:table-cell>
          <table:table-cell office:value-type="string" table:style-name="ce5">
            <text:p>EMLAK ŞUB.MÜD</text:p>
          </table:table-cell>
          <table:table-cell office:value-type="date" office:date-value="2025-09-08T00:00:00" table:style-name="ce12">
            <text:p>08/09/25</text:p>
          </table:table-cell>
          <table:table-cell office:value-type="string" table:style-name="ce11">
            <text:p>DERV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46" table:style-name="ce4">
            <text:p>746</text:p>
          </table:table-cell>
          <table:table-cell office:value-type="string" table:style-name="ce11">
            <text:p>BAYRAKLI 681</text:p>
          </table:table-cell>
          <table:table-cell office:value-type="string" table:style-name="ce5">
            <text:p>GAY.SUB.MÜD.</text:p>
          </table:table-cell>
          <table:table-cell office:value-type="date" office:date-value="2025-09-10T00:00:00" table:style-name="ce12">
            <text:p>10/09/25</text:p>
          </table:table-cell>
          <table:table-cell office:value-type="string" table:style-name="ce11">
            <text:p>VOLK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47" table:style-name="ce4">
            <text:p>747</text:p>
          </table:table-cell>
          <table:table-cell office:value-type="string" table:style-name="ce11">
            <text:p>MUHTELİF 172</text:p>
          </table:table-cell>
          <table:table-cell office:value-type="string" table:style-name="ce5">
            <text:p>EMLAK ŞUB.MÜD</text:p>
          </table:table-cell>
          <table:table-cell office:value-type="date" office:date-value="2025-09-10T00:00:00" table:style-name="ce12">
            <text:p>10/09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05T00:00:00" table:style-name="ce12">
            <text:p>05/11/25</text:p>
          </table:table-cell>
          <table:table-cell table:number-columns-repeated="16377"/>
        </table:table-row>
        <table:table-row table:style-name="ro8">
          <table:table-cell office:value-type="float" office:value="748" table:style-name="ce4">
            <text:p>748</text:p>
          </table:table-cell>
          <table:table-cell office:value-type="string" table:style-name="ce11">
            <text:p>KONAK 2767</text:p>
          </table:table-cell>
          <table:table-cell office:value-type="string" table:style-name="ce5">
            <text:p>EMLAK ŞUB.MÜD</text:p>
          </table:table-cell>
          <table:table-cell office:value-type="date" office:date-value="2025-09-10T00:00:00" table:style-name="ce12">
            <text:p>10/09/25</text:p>
          </table:table-cell>
          <table:table-cell office:value-type="string" table:style-name="ce11"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number-columns-repeated="16377"/>
        </table:table-row>
        <table:table-row table:style-name="ro8">
          <table:table-cell office:value-type="float" office:value="749" table:style-name="ce4">
            <text:p>749</text:p>
          </table:table-cell>
          <table:table-cell office:value-type="string" table:style-name="ce11">
            <text:p>BALÇOVA 189</text:p>
          </table:table-cell>
          <table:table-cell office:value-type="string" table:style-name="ce5">
            <text:p>EMLAK ŞUB.MÜD</text:p>
          </table:table-cell>
          <table:table-cell office:value-type="date" office:date-value="2025-09-10T00:00:00" table:style-name="ce12">
            <text:p>10/09/25</text:p>
          </table:table-cell>
          <table:table-cell office:value-type="string" table:style-name="ce11"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number-columns-repeated="16377"/>
        </table:table-row>
        <table:table-row table:style-name="ro8">
          <table:table-cell office:value-type="float" office:value="750" table:style-name="ce4">
            <text:p>750</text:p>
          </table:table-cell>
          <table:table-cell office:value-type="string" table:style-name="ce11">
            <text:p>ÇİĞLİ 205</text:p>
          </table:table-cell>
          <table:table-cell office:value-type="string" table:style-name="ce5">
            <text:p>EMLAK ŞUB.MÜD</text:p>
          </table:table-cell>
          <table:table-cell office:value-type="date" office:date-value="2025-09-10T00:00:00" table:style-name="ce12">
            <text:p>10/09/25</text:p>
          </table:table-cell>
          <table:table-cell office:value-type="string" table:style-name="ce11">
            <text:p>AYTAÇ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751" table:style-name="ce4">
            <text:p>751</text:p>
          </table:table-cell>
          <table:table-cell office:value-type="string" table:style-name="ce11">
            <text:p>FOÇA 1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52" table:style-name="ce4">
            <text:p>752</text:p>
          </table:table-cell>
          <table:table-cell office:value-type="string" table:style-name="ce11">
            <text:p>FOÇA 2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53" table:style-name="ce4">
            <text:p>753</text:p>
          </table:table-cell>
          <table:table-cell office:value-type="string" table:style-name="ce11">
            <text:p>FOÇA 3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54" table:style-name="ce4">
            <text:p>754</text:p>
          </table:table-cell>
          <table:table-cell office:value-type="string" table:style-name="ce11">
            <text:p>FOÇA 4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55" table:style-name="ce4">
            <text:p>755</text:p>
          </table:table-cell>
          <table:table-cell office:value-type="string" table:style-name="ce11">
            <text:p>FOÇA 5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56" table:style-name="ce4">
            <text:p>756</text:p>
          </table:table-cell>
          <table:table-cell office:value-type="string" table:style-name="ce11">
            <text:p>FOÇA 6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57" table:style-name="ce4">
            <text:p>757</text:p>
          </table:table-cell>
          <table:table-cell office:value-type="string" table:style-name="ce11">
            <text:p>FOÇA 7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58" table:style-name="ce4">
            <text:p>758</text:p>
          </table:table-cell>
          <table:table-cell office:value-type="string" table:style-name="ce11">
            <text:p>FOÇA 8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59" table:style-name="ce4">
            <text:p>759</text:p>
          </table:table-cell>
          <table:table-cell office:value-type="string" table:style-name="ce11">
            <text:p>FOÇA 9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60" table:style-name="ce4">
            <text:p>760</text:p>
          </table:table-cell>
          <table:table-cell office:value-type="string" table:style-name="ce11">
            <text:p>FOÇA 10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61" table:style-name="ce4">
            <text:p>761</text:p>
          </table:table-cell>
          <table:table-cell office:value-type="string" table:style-name="ce11">
            <text:p>FOÇA 11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62" table:style-name="ce4">
            <text:p>762</text:p>
          </table:table-cell>
          <table:table-cell office:value-type="string" table:style-name="ce11">
            <text:p>FOÇA 12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63" table:style-name="ce4">
            <text:p>763</text:p>
          </table:table-cell>
          <table:table-cell office:value-type="string" table:style-name="ce11">
            <text:p>FOÇA 13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64" table:style-name="ce4">
            <text:p>764</text:p>
          </table:table-cell>
          <table:table-cell office:value-type="string" table:style-name="ce11">
            <text:p>FOÇA 14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65" table:style-name="ce4">
            <text:p>765</text:p>
          </table:table-cell>
          <table:table-cell office:value-type="string" table:style-name="ce11">
            <text:p>FOÇA 15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66" table:style-name="ce4">
            <text:p>766</text:p>
          </table:table-cell>
          <table:table-cell office:value-type="string" table:style-name="ce11">
            <text:p>FOÇA 16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67" table:style-name="ce4">
            <text:p>767</text:p>
          </table:table-cell>
          <table:table-cell office:value-type="string" table:style-name="ce11">
            <text:p>FOÇA 17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68" table:style-name="ce4">
            <text:p>768</text:p>
          </table:table-cell>
          <table:table-cell office:value-type="string" table:style-name="ce11">
            <text:p>FOÇA 18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69" table:style-name="ce4">
            <text:p>769</text:p>
          </table:table-cell>
          <table:table-cell office:value-type="string" table:style-name="ce11">
            <text:p>FOÇA 19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70" table:style-name="ce4">
            <text:p>770</text:p>
          </table:table-cell>
          <table:table-cell office:value-type="string" table:style-name="ce11">
            <text:p>FOÇA 20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71" table:style-name="ce4">
            <text:p>771</text:p>
          </table:table-cell>
          <table:table-cell office:value-type="string" table:style-name="ce11">
            <text:p>FOÇA 21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72" table:style-name="ce4">
            <text:p>772</text:p>
          </table:table-cell>
          <table:table-cell office:value-type="string" table:style-name="ce11">
            <text:p>FOÇA 22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73" table:style-name="ce4">
            <text:p>773</text:p>
          </table:table-cell>
          <table:table-cell office:value-type="string" table:style-name="ce11">
            <text:p>FOÇA 23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74" table:style-name="ce4">
            <text:p>774</text:p>
          </table:table-cell>
          <table:table-cell office:value-type="string" table:style-name="ce11">
            <text:p>FOÇA 24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75" table:style-name="ce4">
            <text:p>775</text:p>
          </table:table-cell>
          <table:table-cell office:value-type="string" table:style-name="ce11">
            <text:p>FOÇA 25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76" table:style-name="ce4">
            <text:p>776</text:p>
          </table:table-cell>
          <table:table-cell office:value-type="string" table:style-name="ce11">
            <text:p>FOÇA 26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77" table:style-name="ce4">
            <text:p>777</text:p>
          </table:table-cell>
          <table:table-cell office:value-type="string" table:style-name="ce11">
            <text:p>FOÇA 27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78" table:style-name="ce4">
            <text:p>778</text:p>
          </table:table-cell>
          <table:table-cell office:value-type="string" table:style-name="ce11">
            <text:p>FOÇA 28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79" table:style-name="ce4">
            <text:p>779</text:p>
          </table:table-cell>
          <table:table-cell office:value-type="string" table:style-name="ce11">
            <text:p>FOÇA 29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80" table:style-name="ce4">
            <text:p>780</text:p>
          </table:table-cell>
          <table:table-cell office:value-type="string" table:style-name="ce11">
            <text:p>FOÇA 30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81" table:style-name="ce4">
            <text:p>781</text:p>
          </table:table-cell>
          <table:table-cell office:value-type="string" table:style-name="ce11">
            <text:p>FOÇA 31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82" table:style-name="ce4">
            <text:p>782</text:p>
          </table:table-cell>
          <table:table-cell office:value-type="string" table:style-name="ce11">
            <text:p>FOÇA 32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83" table:style-name="ce4">
            <text:p>783</text:p>
          </table:table-cell>
          <table:table-cell office:value-type="string" table:style-name="ce11">
            <text:p>FOÇA 33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84" table:style-name="ce4">
            <text:p>784</text:p>
          </table:table-cell>
          <table:table-cell office:value-type="string" table:style-name="ce11">
            <text:p>FOÇA 34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85" table:style-name="ce4">
            <text:p>785</text:p>
          </table:table-cell>
          <table:table-cell office:value-type="string" table:style-name="ce11">
            <text:p>FOÇA 35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86" table:style-name="ce4">
            <text:p>786</text:p>
          </table:table-cell>
          <table:table-cell office:value-type="string" table:style-name="ce11">
            <text:p>FOÇA 36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87" table:style-name="ce4">
            <text:p>787</text:p>
          </table:table-cell>
          <table:table-cell office:value-type="string" table:style-name="ce11">
            <text:p>FOÇA 37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88" table:style-name="ce4">
            <text:p>788</text:p>
          </table:table-cell>
          <table:table-cell office:value-type="string" table:style-name="ce11">
            <text:p>FOÇA 38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89" table:style-name="ce4">
            <text:p>789</text:p>
          </table:table-cell>
          <table:table-cell office:value-type="string" table:style-name="ce11">
            <text:p>FOÇA 39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90" table:style-name="ce4">
            <text:p>790</text:p>
          </table:table-cell>
          <table:table-cell office:value-type="string" table:style-name="ce11">
            <text:p>FOÇA 40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91" table:style-name="ce4">
            <text:p>791</text:p>
          </table:table-cell>
          <table:table-cell office:value-type="string" table:style-name="ce11">
            <text:p>FOÇA 41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92" table:style-name="ce4">
            <text:p>792</text:p>
          </table:table-cell>
          <table:table-cell office:value-type="string" table:style-name="ce11">
            <text:p>FOÇA 42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93" table:style-name="ce4">
            <text:p>793</text:p>
          </table:table-cell>
          <table:table-cell office:value-type="string" table:style-name="ce11">
            <text:p>FOÇA 43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94" table:style-name="ce4">
            <text:p>794</text:p>
          </table:table-cell>
          <table:table-cell office:value-type="string" table:style-name="ce11">
            <text:p>FOÇA 44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95" table:style-name="ce4">
            <text:p>795</text:p>
          </table:table-cell>
          <table:table-cell office:value-type="string" table:style-name="ce11">
            <text:p>FOÇA 45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96" table:style-name="ce4">
            <text:p>796</text:p>
          </table:table-cell>
          <table:table-cell office:value-type="string" table:style-name="ce11">
            <text:p>FOÇA 46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97" table:style-name="ce4">
            <text:p>797</text:p>
          </table:table-cell>
          <table:table-cell office:value-type="string" table:style-name="ce11">
            <text:p>FOÇA 47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98" table:style-name="ce4">
            <text:p>798</text:p>
          </table:table-cell>
          <table:table-cell office:value-type="string" table:style-name="ce11">
            <text:p>FOÇA 48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799" table:style-name="ce4">
            <text:p>799</text:p>
          </table:table-cell>
          <table:table-cell office:value-type="string" table:style-name="ce11">
            <text:p>FOÇA 49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00" table:style-name="ce4">
            <text:p>800</text:p>
          </table:table-cell>
          <table:table-cell office:value-type="string" table:style-name="ce11">
            <text:p>FOÇA 50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01" table:style-name="ce4">
            <text:p>801</text:p>
          </table:table-cell>
          <table:table-cell office:value-type="string" table:style-name="ce11">
            <text:p>FOÇA 51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02" table:style-name="ce4">
            <text:p>802</text:p>
          </table:table-cell>
          <table:table-cell office:value-type="string" table:style-name="ce11">
            <text:p>FOÇA 52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03" table:style-name="ce4">
            <text:p>803</text:p>
          </table:table-cell>
          <table:table-cell office:value-type="string" table:style-name="ce11">
            <text:p>FOÇA 53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04" table:style-name="ce4">
            <text:p>804</text:p>
          </table:table-cell>
          <table:table-cell office:value-type="string" table:style-name="ce11">
            <text:p>FOÇA 54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05" table:style-name="ce4">
            <text:p>805</text:p>
          </table:table-cell>
          <table:table-cell office:value-type="string" table:style-name="ce11">
            <text:p>FOÇA 55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06" table:style-name="ce4">
            <text:p>806</text:p>
          </table:table-cell>
          <table:table-cell office:value-type="string" table:style-name="ce11">
            <text:p>FOÇA 56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07" table:style-name="ce4">
            <text:p>807</text:p>
          </table:table-cell>
          <table:table-cell office:value-type="string" table:style-name="ce11">
            <text:p>FOÇA 57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08" table:style-name="ce4">
            <text:p>808</text:p>
          </table:table-cell>
          <table:table-cell office:value-type="string" table:style-name="ce11">
            <text:p>FOÇA 58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09" table:style-name="ce4">
            <text:p>809</text:p>
          </table:table-cell>
          <table:table-cell office:value-type="string" table:style-name="ce11">
            <text:p>FOÇA 59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10" table:style-name="ce4">
            <text:p>810</text:p>
          </table:table-cell>
          <table:table-cell office:value-type="string" table:style-name="ce11">
            <text:p>FOÇA 60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11" table:style-name="ce4">
            <text:p>811</text:p>
          </table:table-cell>
          <table:table-cell office:value-type="string" table:style-name="ce11">
            <text:p>FOÇA 61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12" table:style-name="ce4">
            <text:p>812</text:p>
          </table:table-cell>
          <table:table-cell office:value-type="string" table:style-name="ce11">
            <text:p>FOÇA 62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13" table:style-name="ce4">
            <text:p>813</text:p>
          </table:table-cell>
          <table:table-cell office:value-type="string" table:style-name="ce11">
            <text:p>FOÇA 63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14" table:style-name="ce4">
            <text:p>814</text:p>
          </table:table-cell>
          <table:table-cell office:value-type="string" table:style-name="ce11">
            <text:p>FOÇA 64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15" table:style-name="ce4">
            <text:p>815</text:p>
          </table:table-cell>
          <table:table-cell office:value-type="string" table:style-name="ce11">
            <text:p>FOÇA 65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16" table:style-name="ce4">
            <text:p>816</text:p>
          </table:table-cell>
          <table:table-cell office:value-type="string" table:style-name="ce11">
            <text:p>FOÇA 66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17" table:style-name="ce4">
            <text:p>817</text:p>
          </table:table-cell>
          <table:table-cell office:value-type="string" table:style-name="ce11">
            <text:p>FOÇA 67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18" table:style-name="ce4">
            <text:p>818</text:p>
          </table:table-cell>
          <table:table-cell office:value-type="string" table:style-name="ce11">
            <text:p>FOÇA 68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19" table:style-name="ce4">
            <text:p>819</text:p>
          </table:table-cell>
          <table:table-cell office:value-type="string" table:style-name="ce11">
            <text:p>FOÇA 69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20" table:style-name="ce4">
            <text:p>820</text:p>
          </table:table-cell>
          <table:table-cell office:value-type="string" table:style-name="ce11">
            <text:p>FOÇA 70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21" table:style-name="ce4">
            <text:p>821</text:p>
          </table:table-cell>
          <table:table-cell office:value-type="string" table:style-name="ce11">
            <text:p>FOÇA 71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22" table:style-name="ce4">
            <text:p>822</text:p>
          </table:table-cell>
          <table:table-cell office:value-type="string" table:style-name="ce11">
            <text:p>FOÇA 72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23" table:style-name="ce4">
            <text:p>823</text:p>
          </table:table-cell>
          <table:table-cell office:value-type="string" table:style-name="ce11">
            <text:p>FOÇA 73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24" table:style-name="ce4">
            <text:p>824</text:p>
          </table:table-cell>
          <table:table-cell office:value-type="string" table:style-name="ce11">
            <text:p>FOÇA 74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25" table:style-name="ce4">
            <text:p>825</text:p>
          </table:table-cell>
          <table:table-cell office:value-type="string" table:style-name="ce11">
            <text:p>FOÇA 75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26" table:style-name="ce4">
            <text:p>826</text:p>
          </table:table-cell>
          <table:table-cell office:value-type="string" table:style-name="ce11">
            <text:p>FOÇA 76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27" table:style-name="ce4">
            <text:p>827</text:p>
          </table:table-cell>
          <table:table-cell office:value-type="string" table:style-name="ce11">
            <text:p>FOÇA 77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28" table:style-name="ce4">
            <text:p>828</text:p>
          </table:table-cell>
          <table:table-cell office:value-type="string" table:style-name="ce11">
            <text:p>FOÇA 78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29" table:style-name="ce4">
            <text:p>829</text:p>
          </table:table-cell>
          <table:table-cell office:value-type="string" table:style-name="ce11">
            <text:p>FOÇA 79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30" table:style-name="ce4">
            <text:p>830</text:p>
          </table:table-cell>
          <table:table-cell office:value-type="string" table:style-name="ce11">
            <text:p>FOÇA 80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31" table:style-name="ce4">
            <text:p>831</text:p>
          </table:table-cell>
          <table:table-cell office:value-type="string" table:style-name="ce11">
            <text:p>FOÇA 81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32" table:style-name="ce4">
            <text:p>832</text:p>
          </table:table-cell>
          <table:table-cell office:value-type="string" table:style-name="ce11">
            <text:p>FOÇA 82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33" table:style-name="ce4">
            <text:p>833</text:p>
          </table:table-cell>
          <table:table-cell office:value-type="string" table:style-name="ce11">
            <text:p>FOÇA 83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34" table:style-name="ce4">
            <text:p>834</text:p>
          </table:table-cell>
          <table:table-cell office:value-type="string" table:style-name="ce11">
            <text:p>FOÇA 84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35" table:style-name="ce4">
            <text:p>835</text:p>
          </table:table-cell>
          <table:table-cell office:value-type="string" table:style-name="ce11">
            <text:p>FOÇA 85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36" table:style-name="ce4">
            <text:p>836</text:p>
          </table:table-cell>
          <table:table-cell office:value-type="string" table:style-name="ce11">
            <text:p>FOÇA 86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37" table:style-name="ce4">
            <text:p>837</text:p>
          </table:table-cell>
          <table:table-cell office:value-type="string" table:style-name="ce11">
            <text:p>FOÇA 87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38" table:style-name="ce4">
            <text:p>838</text:p>
          </table:table-cell>
          <table:table-cell office:value-type="string" table:style-name="ce11">
            <text:p>FOÇA 88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39" table:style-name="ce4">
            <text:p>839</text:p>
          </table:table-cell>
          <table:table-cell office:value-type="string" table:style-name="ce11">
            <text:p>FOÇA 89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40" table:style-name="ce4">
            <text:p>840</text:p>
          </table:table-cell>
          <table:table-cell office:value-type="string" table:style-name="ce11">
            <text:p>BORNOVA 1043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41" table:style-name="ce4">
            <text:p>841</text:p>
          </table:table-cell>
          <table:table-cell office:value-type="string" table:style-name="ce11">
            <text:p>BORNOVA 133</text:p>
          </table:table-cell>
          <table:table-cell office:value-type="string" table:style-name="ce5">
            <text:p>EMLAK ŞUB.MÜD</text:p>
          </table:table-cell>
          <table:table-cell office:value-type="date" office:date-value="2025-09-11T00:00:00" table:style-name="ce12">
            <text:p>11/09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42" table:style-name="ce4">
            <text:p>842</text:p>
          </table:table-cell>
          <table:table-cell office:value-type="string" table:style-name="ce11">
            <text:p>İLİŞİKLİ 619</text:p>
          </table:table-cell>
          <table:table-cell office:value-type="string" table:style-name="ce5">
            <text:p>EMLAK ŞUB.MÜD</text:p>
          </table:table-cell>
          <table:table-cell office:value-type="date" office:date-value="2025-09-12T00:00:00" table:style-name="ce12">
            <text:p>12/09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843" table:style-name="ce4">
            <text:p>843</text:p>
          </table:table-cell>
          <table:table-cell office:value-type="string" table:style-name="ce11">
            <text:p>KARABAĞLAR 3608</text:p>
          </table:table-cell>
          <table:table-cell office:value-type="string" table:style-name="ce5">
            <text:p>EMLAK ŞUB.MÜD</text:p>
          </table:table-cell>
          <table:table-cell office:value-type="date" office:date-value="2025-09-16T00:00:00" table:style-name="ce12">
            <text:p>16/09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44" table:style-name="ce4">
            <text:p>844</text:p>
          </table:table-cell>
          <table:table-cell office:value-type="string" table:style-name="ce11">
            <text:p>KONAK 2583</text:p>
          </table:table-cell>
          <table:table-cell office:value-type="string" table:style-name="ce5">
            <text:p>EMLAK ŞUB.MÜD</text:p>
          </table:table-cell>
          <table:table-cell office:value-type="date" office:date-value="2025-09-16T00:00:00" table:style-name="ce12">
            <text:p>16/09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5-11-05T00:00:00" table:style-name="ce12">
            <text:p>0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45" table:style-name="ce4">
            <text:p>845</text:p>
          </table:table-cell>
          <table:table-cell office:value-type="string" table:style-name="ce11">
            <text:p>KONAK 179</text:p>
          </table:table-cell>
          <table:table-cell office:value-type="string" table:style-name="ce5">
            <text:p>EMLAK ŞUB.MÜD</text:p>
          </table:table-cell>
          <table:table-cell office:value-type="date" office:date-value="2025-09-16T00:00:00" table:style-name="ce12">
            <text:p>16/09/25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846" table:style-name="ce4">
            <text:p>846</text:p>
          </table:table-cell>
          <table:table-cell office:value-type="string" table:style-name="ce11">
            <text:p>KARŞIYAKA 1543</text:p>
          </table:table-cell>
          <table:table-cell office:value-type="string" table:style-name="ce5">
            <text:p>EMLAK ŞUB.MÜD</text:p>
          </table:table-cell>
          <table:table-cell office:value-type="date" office:date-value="2025-09-16T00:00:00" table:style-name="ce12">
            <text:p>16/09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3">
            <text:p>164 BİRLEŞMİŞ</text:p>
          </table:table-cell>
          <table:table-cell table:number-columns-repeated="16376"/>
        </table:table-row>
        <table:table-row table:style-name="ro8">
          <table:table-cell office:value-type="float" office:value="847" table:style-name="ce4">
            <text:p>847</text:p>
          </table:table-cell>
          <table:table-cell office:value-type="string" table:style-name="ce11">
            <text:p>KARŞIYAKA 1544</text:p>
          </table:table-cell>
          <table:table-cell office:value-type="string" table:style-name="ce5">
            <text:p>EMLAK ŞUB.MÜD</text:p>
          </table:table-cell>
          <table:table-cell office:value-type="date" office:date-value="2025-09-16T00:00:00" table:style-name="ce12">
            <text:p>16/09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3">
            <text:p>163 BİRLEŞMİŞ</text:p>
          </table:table-cell>
          <table:table-cell table:number-columns-repeated="16376"/>
        </table:table-row>
        <table:table-row table:style-name="ro8">
          <table:table-cell office:value-type="float" office:value="848" table:style-name="ce4">
            <text:p>848</text:p>
          </table:table-cell>
          <table:table-cell office:value-type="string" table:style-name="ce11">
            <text:p>MUHTELİF 163</text:p>
          </table:table-cell>
          <table:table-cell office:value-type="string" table:style-name="ce5">
            <text:p>EMLAK ŞUB.MÜD</text:p>
          </table:table-cell>
          <table:table-cell office:value-type="date" office:date-value="2025-09-17T00:00:00" table:style-name="ce12">
            <text:p>17/09/25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849" table:style-name="ce4">
            <text:p>849</text:p>
          </table:table-cell>
          <table:table-cell office:value-type="string" table:style-name="ce11">
            <text:p>KARŞIYAKA 685</text:p>
          </table:table-cell>
          <table:table-cell office:value-type="string" table:style-name="ce5">
            <text:p>EMLAK ŞUB.MÜD</text:p>
          </table:table-cell>
          <table:table-cell office:value-type="date" office:date-value="2025-09-18T00:00:00" table:style-name="ce12">
            <text:p>18/09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850" table:style-name="ce4">
            <text:p>850</text:p>
          </table:table-cell>
          <table:table-cell office:value-type="string" table:style-name="ce11">
            <text:p>İLİŞİKLİ 637</text:p>
          </table:table-cell>
          <table:table-cell office:value-type="string" table:style-name="ce5">
            <text:p>EMLAK ŞUB.MÜD</text:p>
          </table:table-cell>
          <table:table-cell office:value-type="date" office:date-value="2025-09-18T00:00:00" table:style-name="ce12">
            <text:p>18/09/25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851" table:style-name="ce4">
            <text:p>851</text:p>
          </table:table-cell>
          <table:table-cell office:value-type="string" table:style-name="ce11">
            <text:p>BAYRAKLI 654</text:p>
          </table:table-cell>
          <table:table-cell office:value-type="string" table:style-name="ce5">
            <text:p>EMLAK ŞUB.MÜD</text:p>
          </table:table-cell>
          <table:table-cell office:value-type="date" office:date-value="2025-09-22T00:00:00" table:style-name="ce12">
            <text:p>22/09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0-22T00:00:00" table:style-name="ce12">
            <text:p>22/10/25</text:p>
          </table:table-cell>
          <table:table-cell table:number-columns-repeated="16377"/>
        </table:table-row>
        <table:table-row table:style-name="ro8">
          <table:table-cell office:value-type="float" office:value="852" table:style-name="ce4">
            <text:p>852</text:p>
          </table:table-cell>
          <table:table-cell office:value-type="string" table:style-name="ce11">
            <text:p>MENEMEN 105</text:p>
          </table:table-cell>
          <table:table-cell office:value-type="string" table:style-name="ce5">
            <text:p>EMLAK ŞUB.MÜD</text:p>
          </table:table-cell>
          <table:table-cell office:value-type="date" office:date-value="2025-09-23T00:00:00" table:style-name="ce12">
            <text:p>23/09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853" table:style-name="ce4">
            <text:p>853</text:p>
          </table:table-cell>
          <table:table-cell office:value-type="string" table:style-name="ce11">
            <text:p>İLİŞİKLİ 621</text:p>
          </table:table-cell>
          <table:table-cell office:value-type="string" table:style-name="ce5">
            <text:p>EMLAK ŞUB.MÜD</text:p>
          </table:table-cell>
          <table:table-cell office:value-type="date" office:date-value="2025-09-23T00:00:00" table:style-name="ce12">
            <text:p>23/09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0-17T00:00:00" table:style-name="ce12">
            <text:p>17/10/25</text:p>
          </table:table-cell>
          <table:table-cell table:number-columns-repeated="16377"/>
        </table:table-row>
        <table:table-row table:style-name="ro8">
          <table:table-cell office:value-type="float" office:value="854" table:style-name="ce4">
            <text:p>854</text:p>
          </table:table-cell>
          <table:table-cell office:value-type="string" table:style-name="ce11">
            <text:p>İLİŞİKLİ 622</text:p>
          </table:table-cell>
          <table:table-cell office:value-type="string" table:style-name="ce5">
            <text:p>EMLAK ŞUB.MÜD</text:p>
          </table:table-cell>
          <table:table-cell office:value-type="date" office:date-value="2025-09-23T00:00:00" table:style-name="ce12">
            <text:p>23/09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0-17T00:00:00" table:style-name="ce12">
            <text:p>17/10/25</text:p>
          </table:table-cell>
          <table:table-cell table:number-columns-repeated="16377"/>
        </table:table-row>
        <table:table-row table:style-name="ro8">
          <table:table-cell office:value-type="float" office:value="855" table:style-name="ce4">
            <text:p>855</text:p>
          </table:table-cell>
          <table:table-cell office:value-type="string" table:style-name="ce11">
            <text:p>İLİŞİKLİ 623</text:p>
          </table:table-cell>
          <table:table-cell office:value-type="string" table:style-name="ce5">
            <text:p>EMLAK ŞUB.MÜD</text:p>
          </table:table-cell>
          <table:table-cell office:value-type="date" office:date-value="2025-09-23T00:00:00" table:style-name="ce12">
            <text:p>23/09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0-17T00:00:00" table:style-name="ce12">
            <text:p>17/10/25</text:p>
          </table:table-cell>
          <table:table-cell table:number-columns-repeated="16377"/>
        </table:table-row>
        <table:table-row table:style-name="ro8">
          <table:table-cell office:value-type="float" office:value="856" table:style-name="ce4">
            <text:p>856</text:p>
          </table:table-cell>
          <table:table-cell office:value-type="string" table:style-name="ce11">
            <text:p>KARABAĞLAR 3371</text:p>
          </table:table-cell>
          <table:table-cell office:value-type="string" table:style-name="ce5">
            <text:p>EMLAK ŞUB.MÜD</text:p>
          </table:table-cell>
          <table:table-cell office:value-type="date" office:date-value="2025-09-24T00:00:00" table:style-name="ce12">
            <text:p>24/09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857" table:style-name="ce4">
            <text:p>857</text:p>
          </table:table-cell>
          <table:table-cell office:value-type="string" table:style-name="ce11">
            <text:p>İLİŞİKLİ 170</text:p>
          </table:table-cell>
          <table:table-cell office:value-type="string" table:style-name="ce5">
            <text:p>EMLAK ŞUB.MÜD</text:p>
          </table:table-cell>
          <table:table-cell office:value-type="date" office:date-value="2025-09-26T00:00:00" table:style-name="ce12">
            <text:p>26/09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858" table:style-name="ce4">
            <text:p>858</text:p>
          </table:table-cell>
          <table:table-cell office:value-type="string" table:style-name="ce11">
            <text:p>KONAK 3071</text:p>
          </table:table-cell>
          <table:table-cell office:value-type="string" table:style-name="ce5">
            <text:p>EMLAK ŞUB.MÜD</text:p>
          </table:table-cell>
          <table:table-cell office:value-type="date" office:date-value="2025-09-29T00:00:00" table:style-name="ce12">
            <text:p>29/09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0-21T00:00:00" table:style-name="ce12">
            <text:p>21/10/25</text:p>
          </table:table-cell>
          <table:table-cell table:number-columns-repeated="16377"/>
        </table:table-row>
        <table:table-row table:style-name="ro8">
          <table:table-cell office:value-type="float" office:value="859" table:style-name="ce4">
            <text:p>859</text:p>
          </table:table-cell>
          <table:table-cell office:value-type="string" table:style-name="ce11">
            <text:p>ILİŞİKLİ 711</text:p>
          </table:table-cell>
          <table:table-cell office:value-type="string" table:style-name="ce5">
            <text:p>EMLAK ŞUB.MÜD</text:p>
          </table:table-cell>
          <table:table-cell office:value-type="date" office:date-value="2025-09-30T00:00:00" table:style-name="ce12">
            <text:p>30/09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860" table:style-name="ce4">
            <text:p>860</text:p>
          </table:table-cell>
          <table:table-cell office:value-type="string" table:style-name="ce11">
            <text:p>BUCA 1862</text:p>
          </table:table-cell>
          <table:table-cell office:value-type="string" table:style-name="ce5">
            <text:p>EMLAK ŞUB.MÜD</text:p>
          </table:table-cell>
          <table:table-cell office:value-type="date" office:date-value="2025-10-01T00:00:00" table:style-name="ce12">
            <text:p>01/10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number-columns-repeated="16377"/>
        </table:table-row>
        <table:table-row table:style-name="ro8">
          <table:table-cell office:value-type="float" office:value="861" table:style-name="ce4">
            <text:p>861</text:p>
          </table:table-cell>
          <table:table-cell office:value-type="string" table:style-name="ce11">
            <text:p>BUCA 1863</text:p>
          </table:table-cell>
          <table:table-cell office:value-type="string" table:style-name="ce5">
            <text:p>EMLAK ŞUB.MÜD</text:p>
          </table:table-cell>
          <table:table-cell office:value-type="date" office:date-value="2025-10-01T00:00:00" table:style-name="ce12">
            <text:p>01/10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number-columns-repeated="16377"/>
        </table:table-row>
        <table:table-row table:style-name="ro8">
          <table:table-cell office:value-type="float" office:value="862" table:style-name="ce4">
            <text:p>862</text:p>
          </table:table-cell>
          <table:table-cell office:value-type="string" table:style-name="ce11">
            <text:p>KARŞIYAKA 1161</text:p>
          </table:table-cell>
          <table:table-cell office:value-type="string" table:style-name="ce5">
            <text:p>EMLAK ŞUB.MÜD</text:p>
          </table:table-cell>
          <table:table-cell office:value-type="date" office:date-value="2025-10-02T00:00:00" table:style-name="ce12">
            <text:p>02/10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863" table:style-name="ce4">
            <text:p>863</text:p>
          </table:table-cell>
          <table:table-cell office:value-type="string" table:style-name="ce11">
            <text:p>KARŞIYAKA 1569</text:p>
          </table:table-cell>
          <table:table-cell office:value-type="string" table:style-name="ce5">
            <text:p>EMLAK ŞUB.MÜD</text:p>
          </table:table-cell>
          <table:table-cell office:value-type="date" office:date-value="2025-10-02T00:00:00" table:style-name="ce12">
            <text:p>02/10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864" table:style-name="ce4">
            <text:p>864</text:p>
          </table:table-cell>
          <table:table-cell office:value-type="string" table:style-name="ce11">
            <text:p>ÇİĞLİ 444</text:p>
          </table:table-cell>
          <table:table-cell office:value-type="string" table:style-name="ce5">
            <text:p>EMLAK ŞUB.MÜD</text:p>
          </table:table-cell>
          <table:table-cell office:value-type="date" office:date-value="2025-10-02T00:00:00" table:style-name="ce12">
            <text:p>02/10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865" table:style-name="ce4">
            <text:p>865</text:p>
          </table:table-cell>
          <table:table-cell office:value-type="string" table:style-name="ce11">
            <text:p>BAYRAKLI 646</text:p>
          </table:table-cell>
          <table:table-cell office:value-type="string" table:style-name="ce5">
            <text:p>EMLAK ŞUB.MÜD</text:p>
          </table:table-cell>
          <table:table-cell office:value-type="date" office:date-value="2025-10-03T00:00:00" table:style-name="ce12">
            <text:p>03/10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866" table:style-name="ce4">
            <text:p>866</text:p>
          </table:table-cell>
          <table:table-cell office:value-type="string" table:style-name="ce11">
            <text:p>BUCA 163</text:p>
          </table:table-cell>
          <table:table-cell office:value-type="string" table:style-name="ce5">
            <text:p>EMLAK ŞUB.MÜD</text:p>
          </table:table-cell>
          <table:table-cell office:value-type="date" office:date-value="2025-10-06T00:00:00" table:style-name="ce12">
            <text:p>06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67" table:style-name="ce4">
            <text:p>867</text:p>
          </table:table-cell>
          <table:table-cell office:value-type="string" table:style-name="ce11">
            <text:p>TİRE 185</text:p>
          </table:table-cell>
          <table:table-cell office:value-type="string" table:style-name="ce5">
            <text:p>EMLAK ŞUB.MÜD</text:p>
          </table:table-cell>
          <table:table-cell office:value-type="date" office:date-value="2025-10-07T00:00:00" table:style-name="ce12">
            <text:p>07/10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office:value-type="string" table:style-name="ce13">
            <text:p>BİRLEŞMİŞ <text:s/>211</text:p>
          </table:table-cell>
          <table:table-cell table:number-columns-repeated="16376"/>
        </table:table-row>
        <table:table-row table:style-name="ro8">
          <table:table-cell office:value-type="float" office:value="868" table:style-name="ce4">
            <text:p>868</text:p>
          </table:table-cell>
          <table:table-cell office:value-type="string" table:style-name="ce11">
            <text:p>KONAK 2944</text:p>
          </table:table-cell>
          <table:table-cell office:value-type="string" table:style-name="ce5">
            <text:p>EMLAK ŞUB.MÜD</text:p>
          </table:table-cell>
          <table:table-cell office:value-type="date" office:date-value="2025-10-08T00:00:00" table:style-name="ce12">
            <text:p>08/10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69" table:style-name="ce4">
            <text:p>869</text:p>
          </table:table-cell>
          <table:table-cell office:value-type="string" table:style-name="ce11">
            <text:p>KONAK 3072</text:p>
          </table:table-cell>
          <table:table-cell office:value-type="string" table:style-name="ce5">
            <text:p>EMLAK ŞUB.MÜD</text:p>
          </table:table-cell>
          <table:table-cell office:value-type="date" office:date-value="2025-10-08T00:00:00" table:style-name="ce12">
            <text:p>08/10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70" table:style-name="ce4">
            <text:p>870</text:p>
          </table:table-cell>
          <table:table-cell office:value-type="string" table:style-name="ce11">
            <text:p>KONAK 3073</text:p>
          </table:table-cell>
          <table:table-cell office:value-type="string" table:style-name="ce5">
            <text:p>EMLAK ŞUB.MÜD</text:p>
          </table:table-cell>
          <table:table-cell office:value-type="date" office:date-value="2025-10-08T00:00:00" table:style-name="ce12">
            <text:p>08/10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71" table:style-name="ce4">
            <text:p>871</text:p>
          </table:table-cell>
          <table:table-cell office:value-type="string" table:style-name="ce11">
            <text:p>İLİŞİKLİ 715</text:p>
          </table:table-cell>
          <table:table-cell office:value-type="string" table:style-name="ce5">
            <text:p>EMLAK ŞUB.MÜD</text:p>
          </table:table-cell>
          <table:table-cell office:value-type="date" office:date-value="2025-10-08T00:00:00" table:style-name="ce12">
            <text:p>08/10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72" table:style-name="ce4">
            <text:p>872</text:p>
          </table:table-cell>
          <table:table-cell office:value-type="string" table:style-name="ce11">
            <text:p>BAYRAKLI İPOTEK DEVAM EDENLER 2</text:p>
            <text:p>33158 ADA 5 PARSEL</text:p>
          </table:table-cell>
          <table:table-cell office:value-type="string" table:style-name="ce5">
            <text:p>EMLAK ŞUB.MÜD</text:p>
          </table:table-cell>
          <table:table-cell office:value-type="date" office:date-value="2025-10-08T00:00:00" table:style-name="ce12">
            <text:p>08/10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5-11-05T00:00:00" table:style-name="ce12">
            <text:p>0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73" table:style-name="ce4">
            <text:p>873</text:p>
          </table:table-cell>
          <table:table-cell office:value-type="string" table:style-name="ce11">
            <text:p>İLİŞİKLİ 463</text:p>
          </table:table-cell>
          <table:table-cell office:value-type="string" table:style-name="ce5">
            <text:p>EMLAK ŞUB.MÜD</text:p>
          </table:table-cell>
          <table:table-cell office:value-type="date" office:date-value="2025-10-08T00:00:00" table:style-name="ce12">
            <text:p>08/10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0-24T00:00:00" table:style-name="ce12">
            <text:p>24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74" table:style-name="ce4">
            <text:p>874</text:p>
          </table:table-cell>
          <table:table-cell office:value-type="string" table:style-name="ce11">
            <text:p>GÜZELBAHÇE 85</text:p>
          </table:table-cell>
          <table:table-cell office:value-type="string" table:style-name="ce5">
            <text:p>EMLAK ŞUB.MÜD</text:p>
          </table:table-cell>
          <table:table-cell office:value-type="date" office:date-value="2025-10-08T00:00:00" table:style-name="ce12">
            <text:p>08/10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75" table:style-name="ce4">
            <text:p>875</text:p>
          </table:table-cell>
          <table:table-cell office:value-type="string" table:style-name="ce11">
            <text:p>BUCA 1918</text:p>
          </table:table-cell>
          <table:table-cell office:value-type="string" table:style-name="ce5">
            <text:p>EMLAK ŞUB.MÜD</text:p>
          </table:table-cell>
          <table:table-cell office:value-type="date" office:date-value="2025-10-09T00:00:00" table:style-name="ce12">
            <text:p>09/10/25</text:p>
          </table:table-cell>
          <table:table-cell office:value-type="string" table:style-name="ce11">
            <text:p>ERGİ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876" table:style-name="ce4">
            <text:p>876</text:p>
          </table:table-cell>
          <table:table-cell office:value-type="string" table:style-name="ce11">
            <text:p>İLİŞİKLİ 688-1</text:p>
          </table:table-cell>
          <table:table-cell office:value-type="string" table:style-name="ce5">
            <text:p>EMLAK ŞUB.MÜD</text:p>
          </table:table-cell>
          <table:table-cell office:value-type="date" office:date-value="2025-10-09T00:00:00" table:style-name="ce12">
            <text:p>09/10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77" table:style-name="ce4">
            <text:p>877</text:p>
          </table:table-cell>
          <table:table-cell office:value-type="string" table:style-name="ce11">
            <text:p>İLİŞİKLİ 688-2</text:p>
          </table:table-cell>
          <table:table-cell office:value-type="string" table:style-name="ce5">
            <text:p>EMLAK ŞUB.MÜD</text:p>
          </table:table-cell>
          <table:table-cell office:value-type="date" office:date-value="2025-10-09T00:00:00" table:style-name="ce12">
            <text:p>09/10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78" table:style-name="ce4">
            <text:p>878</text:p>
          </table:table-cell>
          <table:table-cell office:value-type="string" table:style-name="ce11">
            <text:p>FOÇA 181</text:p>
          </table:table-cell>
          <table:table-cell office:value-type="string" table:style-name="ce5">
            <text:p>GAY.SUB.MÜD.</text:p>
          </table:table-cell>
          <table:table-cell office:value-type="date" office:date-value="2025-10-09T00:00:00" table:style-name="ce12">
            <text:p>09/10/25</text:p>
          </table:table-cell>
          <table:table-cell office:value-type="string" table:style-name="ce11">
            <text:p>ÖZLEM</text:p>
          </table:table-cell>
          <table:table-cell office:value-type="string" table:style-name="ce11">
            <text:p>NURETTİN</text:p>
          </table:table-cell>
          <table:table-cell office:value-type="date" office:date-value="2025-10-24T00:00:00" table:style-name="ce12">
            <text:p>24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79" table:style-name="ce4">
            <text:p>879</text:p>
          </table:table-cell>
          <table:table-cell office:value-type="string" table:style-name="ce11">
            <text:p>BORNOVA 36</text:p>
          </table:table-cell>
          <table:table-cell office:value-type="string" table:style-name="ce5">
            <text:p>GAY.SUB.MÜD.</text:p>
          </table:table-cell>
          <table:table-cell office:value-type="date" office:date-value="2025-10-09T00:00:00" table:style-name="ce12">
            <text:p>09/10/25</text:p>
          </table:table-cell>
          <table:table-cell office:value-type="string" table:style-name="ce11">
            <text:p>ÖZLEM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80" table:style-name="ce4">
            <text:p>880</text:p>
          </table:table-cell>
          <table:table-cell office:value-type="string" table:style-name="ce11">
            <text:p>BORNOVA 153</text:p>
          </table:table-cell>
          <table:table-cell office:value-type="string" table:style-name="ce5">
            <text:p>GAY.SUB.MÜD.</text:p>
          </table:table-cell>
          <table:table-cell office:value-type="date" office:date-value="2025-10-09T00:00:00" table:style-name="ce12">
            <text:p>09/10/25</text:p>
          </table:table-cell>
          <table:table-cell office:value-type="string" table:style-name="ce11">
            <text:p>ÖZLEM</text:p>
          </table:table-cell>
          <table:table-cell office:value-type="string" table:style-name="ce11">
            <text:p>NURETTİN</text:p>
          </table:table-cell>
          <table:table-cell office:value-type="date" office:date-value="2025-10-24T00:00:00" table:style-name="ce12">
            <text:p>24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81" table:style-name="ce4">
            <text:p>881</text:p>
          </table:table-cell>
          <table:table-cell office:value-type="string" table:style-name="ce11">
            <text:p>BAYRAKLI 8</text:p>
          </table:table-cell>
          <table:table-cell office:value-type="string" table:style-name="ce5">
            <text:p>EMLAK ŞUB.MÜD</text:p>
          </table:table-cell>
          <table:table-cell office:value-type="date" office:date-value="2025-10-09T00:00:00" table:style-name="ce12">
            <text:p>09/10/25</text:p>
          </table:table-cell>
          <table:table-cell office:value-type="string" table:style-name="ce11">
            <text:p>AYTAÇ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882" table:style-name="ce4">
            <text:p>882</text:p>
          </table:table-cell>
          <table:table-cell office:value-type="string" table:style-name="ce11">
            <text:p>BORNOVA 743</text:p>
          </table:table-cell>
          <table:table-cell office:value-type="string" table:style-name="ce5">
            <text:p>GAY.SUB.MÜD.</text:p>
          </table:table-cell>
          <table:table-cell office:value-type="date" office:date-value="2025-10-09T00:00:00" table:style-name="ce12">
            <text:p>09/10/25</text:p>
          </table:table-cell>
          <table:table-cell office:value-type="string" table:style-name="ce11">
            <text:p>PINAR AKGÜN SAKÇI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883" table:style-name="ce4">
            <text:p>883</text:p>
          </table:table-cell>
          <table:table-cell office:value-type="string" table:style-name="ce11">
            <text:p>KEMALPAŞA 169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office:value-type="string" table:style-name="ce13">
            <text:p>2 BİRLEŞMİŞ</text:p>
          </table:table-cell>
          <table:table-cell table:number-columns-repeated="16376"/>
        </table:table-row>
        <table:table-row table:style-name="ro8">
          <table:table-cell office:value-type="float" office:value="884" table:style-name="ce4">
            <text:p>884</text:p>
          </table:table-cell>
          <table:table-cell office:value-type="string" table:style-name="ce11">
            <text:p>BORNOVA 178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85" table:style-name="ce4">
            <text:p>885</text:p>
          </table:table-cell>
          <table:table-cell office:value-type="string" table:style-name="ce11">
            <text:p>BORNOVA 188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86" table:style-name="ce4">
            <text:p>886</text:p>
          </table:table-cell>
          <table:table-cell office:value-type="string" table:style-name="ce11">
            <text:p>KONAK 124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87" table:style-name="ce4">
            <text:p>887</text:p>
          </table:table-cell>
          <table:table-cell office:value-type="string" table:style-name="ce11">
            <text:p>BAYRAKLI 168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88" table:style-name="ce4">
            <text:p>888</text:p>
          </table:table-cell>
          <table:table-cell office:value-type="string" table:style-name="ce11">
            <text:p>BAYRAKLI 749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89" table:style-name="ce4">
            <text:p>889</text:p>
          </table:table-cell>
          <table:table-cell office:value-type="string" table:style-name="ce11">
            <text:p>BORNOVA 447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90" table:style-name="ce4">
            <text:p>890</text:p>
          </table:table-cell>
          <table:table-cell office:value-type="string" table:style-name="ce11">
            <text:p>BORNOVA 239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91" table:style-name="ce4">
            <text:p>891</text:p>
          </table:table-cell>
          <table:table-cell office:value-type="string" table:style-name="ce11">
            <text:p>KARABAĞLAR 34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92" table:style-name="ce4">
            <text:p>892</text:p>
          </table:table-cell>
          <table:table-cell office:value-type="string" table:style-name="ce11">
            <text:p>KARABAĞLAR 3319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93" table:style-name="ce4">
            <text:p>893</text:p>
          </table:table-cell>
          <table:table-cell office:value-type="string" table:style-name="ce11">
            <text:p>KONAK 612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94" table:style-name="ce4">
            <text:p>894</text:p>
          </table:table-cell>
          <table:table-cell office:value-type="string" table:style-name="ce11">
            <text:p>KONAK 613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95" table:style-name="ce4">
            <text:p>895</text:p>
          </table:table-cell>
          <table:table-cell office:value-type="string" table:style-name="ce11">
            <text:p>KONAK 692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896" table:style-name="ce4">
            <text:p>896</text:p>
          </table:table-cell>
          <table:table-cell office:value-type="string" table:style-name="ce11">
            <text:p>KONAK 714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897" table:style-name="ce4">
            <text:p>897</text:p>
          </table:table-cell>
          <table:table-cell office:value-type="string" table:style-name="ce11">
            <text:p>KONAK 2643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898" table:style-name="ce4">
            <text:p>898</text:p>
          </table:table-cell>
          <table:table-cell office:value-type="string" table:style-name="ce11">
            <text:p>KONAK 2646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899" table:style-name="ce4">
            <text:p>899</text:p>
          </table:table-cell>
          <table:table-cell office:value-type="string" table:style-name="ce11">
            <text:p>BORNOVA 44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00" table:style-name="ce4">
            <text:p>900</text:p>
          </table:table-cell>
          <table:table-cell office:value-type="string" table:style-name="ce11">
            <text:p>BORNOVA 84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01" table:style-name="ce4">
            <text:p>901</text:p>
          </table:table-cell>
          <table:table-cell office:value-type="string" table:style-name="ce11">
            <text:p>BORNOVA 381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02" table:style-name="ce4">
            <text:p>902</text:p>
          </table:table-cell>
          <table:table-cell office:value-type="string" table:style-name="ce11">
            <text:p>BORNOVA 782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03" table:style-name="ce4">
            <text:p>903</text:p>
          </table:table-cell>
          <table:table-cell office:value-type="string" table:style-name="ce11">
            <text:p>BORNOVA 999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04" table:style-name="ce4">
            <text:p>904</text:p>
          </table:table-cell>
          <table:table-cell office:value-type="string" table:style-name="ce11">
            <text:p>BORNOVA 1006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905" table:style-name="ce4">
            <text:p>905</text:p>
          </table:table-cell>
          <table:table-cell office:value-type="string" table:style-name="ce11">
            <text:p>KARŞIYAKA 627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06" table:style-name="ce4">
            <text:p>906</text:p>
          </table:table-cell>
          <table:table-cell office:value-type="string" table:style-name="ce11">
            <text:p>MENEMEN 203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07" table:style-name="ce4">
            <text:p>907</text:p>
          </table:table-cell>
          <table:table-cell office:value-type="string" table:style-name="ce11">
            <text:p>BUCA 49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08" table:style-name="ce4">
            <text:p>908</text:p>
          </table:table-cell>
          <table:table-cell office:value-type="string" table:style-name="ce11">
            <text:p>ÇİĞLİ 123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09" table:style-name="ce4">
            <text:p>909</text:p>
          </table:table-cell>
          <table:table-cell office:value-type="string" table:style-name="ce11">
            <text:p>GAZİEMİR 188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31T00:00:00" table:style-name="ce12">
            <text:p>31/10/25</text:p>
          </table:table-cell>
          <table:table-cell table:number-columns-repeated="16377"/>
        </table:table-row>
        <table:table-row table:style-name="ro8">
          <table:table-cell office:value-type="float" office:value="910" table:style-name="ce4">
            <text:p>910</text:p>
          </table:table-cell>
          <table:table-cell office:value-type="string" table:style-name="ce11">
            <text:p>BAYRAKLI 50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11" table:style-name="ce4">
            <text:p>911</text:p>
          </table:table-cell>
          <table:table-cell office:value-type="string" table:style-name="ce11">
            <text:p>BAYRAKLI 295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12" table:style-name="ce4">
            <text:p>912</text:p>
          </table:table-cell>
          <table:table-cell office:value-type="string" table:style-name="ce11">
            <text:p>BAYRAKLI 321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13" table:style-name="ce4">
            <text:p>913</text:p>
          </table:table-cell>
          <table:table-cell office:value-type="string" table:style-name="ce11">
            <text:p>BAYRAKLI 341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14" table:style-name="ce4">
            <text:p>914</text:p>
          </table:table-cell>
          <table:table-cell office:value-type="string" table:style-name="ce11">
            <text:p>ÇİĞLİ 415</text:p>
          </table:table-cell>
          <table:table-cell office:value-type="string" table:style-name="ce5">
            <text:p>EMLAK ŞUB.MÜD</text:p>
          </table:table-cell>
          <table:table-cell office:value-type="date" office:date-value="2025-10-14T00:00:00" table:style-name="ce12">
            <text:p>14/10/25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915" table:style-name="ce4">
            <text:p>915</text:p>
          </table:table-cell>
          <table:table-cell office:value-type="string" table:style-name="ce11">
            <text:p>KONAK 93 4 NOLU DOSYA</text:p>
          </table:table-cell>
          <table:table-cell office:value-type="string" table:style-name="ce5">
            <text:p>EMLAK ŞUB.MÜD</text:p>
          </table:table-cell>
          <table:table-cell office:value-type="date" office:date-value="2025-10-15T00:00:00" table:style-name="ce12">
            <text:p>15/10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0-15T00:00:00" table:style-name="ce12">
            <text:p>15/10/25</text:p>
          </table:table-cell>
          <table:table-cell table:number-columns-repeated="16377"/>
        </table:table-row>
        <table:table-row table:style-name="ro8">
          <table:table-cell office:value-type="float" office:value="916" table:style-name="ce4">
            <text:p>916</text:p>
          </table:table-cell>
          <table:table-cell office:value-type="string" table:style-name="ce11">
            <text:p>ÇİĞLİ İPOTEK DEVAM EDENLER 18</text:p>
            <text:p>41343 ADA 5 PARSEL</text:p>
          </table:table-cell>
          <table:table-cell office:value-type="string" table:style-name="ce5">
            <text:p>EMLAK ŞUB.MÜD</text:p>
          </table:table-cell>
          <table:table-cell office:value-type="date" office:date-value="2025-10-15T00:00:00" table:style-name="ce12">
            <text:p>15/10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5-11-05T00:00:00" table:style-name="ce12">
            <text:p>05/11/25</text:p>
          </table:table-cell>
          <table:table-cell table:number-columns-repeated="16377"/>
        </table:table-row>
        <table:table-row table:style-name="ro8">
          <table:table-cell office:value-type="float" office:value="917" table:style-name="ce4">
            <text:p>917</text:p>
          </table:table-cell>
          <table:table-cell office:value-type="string" table:style-name="ce11">
            <text:p>BUCA 1591</text:p>
          </table:table-cell>
          <table:table-cell office:value-type="string" table:style-name="ce5">
            <text:p>EMLAK ŞUB.MÜD</text:p>
          </table:table-cell>
          <table:table-cell office:value-type="date" office:date-value="2025-10-15T00:00:00" table:style-name="ce12">
            <text:p>15/10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number-columns-repeated="16377"/>
        </table:table-row>
        <table:table-row table:style-name="ro8">
          <table:table-cell office:value-type="float" office:value="918" table:style-name="ce4">
            <text:p>918</text:p>
          </table:table-cell>
          <table:table-cell office:value-type="string" table:style-name="ce11">
            <text:p>KARŞIYAKA 1507</text:p>
          </table:table-cell>
          <table:table-cell office:value-type="string" table:style-name="ce5">
            <text:p>EMLAK ŞUB.MÜD</text:p>
          </table:table-cell>
          <table:table-cell office:value-type="date" office:date-value="2025-10-16T00:00:00" table:style-name="ce12">
            <text:p>16/10/25</text:p>
          </table:table-cell>
          <table:table-cell office:value-type="string" table:style-name="ce11">
            <text:p>HİKMET</text:p>
          </table:table-cell>
          <table:table-cell office:value-type="string" table:style-name="ce11">
            <text:p>NURETTİN</text:p>
          </table:table-cell>
          <table:table-cell office:value-type="date" office:date-value="2025-10-24T00:00:00" table:style-name="ce12">
            <text:p>24/10/25</text:p>
          </table:table-cell>
          <table:table-cell table:number-columns-repeated="16377"/>
        </table:table-row>
        <table:table-row table:style-name="ro8">
          <table:table-cell office:value-type="float" office:value="919" table:style-name="ce4">
            <text:p>919</text:p>
          </table:table-cell>
          <table:table-cell office:value-type="string" table:style-name="ce11">
            <text:p>KAMUYA TERK ÇİĞLİ 176</text:p>
          </table:table-cell>
          <table:table-cell office:value-type="string" table:style-name="ce5">
            <text:p>EMLAK ŞUB.MÜD</text:p>
          </table:table-cell>
          <table:table-cell office:value-type="date" office:date-value="2025-10-16T00:00:00" table:style-name="ce12">
            <text:p>16/10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0-16T00:00:00" table:style-name="ce12">
            <text:p>16/10/25</text:p>
          </table:table-cell>
          <table:table-cell table:number-columns-repeated="16377"/>
        </table:table-row>
        <table:table-row table:style-name="ro8">
          <table:table-cell office:value-type="float" office:value="920" table:style-name="ce4">
            <text:p>920</text:p>
          </table:table-cell>
          <table:table-cell office:value-type="string" table:style-name="ce11">
            <text:p>KARABAĞLAR 71</text:p>
          </table:table-cell>
          <table:table-cell office:value-type="string" table:style-name="ce5">
            <text:p>EMLAK ŞUB.MÜD</text:p>
          </table:table-cell>
          <table:table-cell office:value-type="date" office:date-value="2025-10-16T00:00:00" table:style-name="ce12">
            <text:p>16/10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921" table:style-name="ce4">
            <text:p>921</text:p>
          </table:table-cell>
          <table:table-cell office:value-type="string" table:style-name="ce11">
            <text:p>GAZİEMİR 236</text:p>
          </table:table-cell>
          <table:table-cell office:value-type="string" table:style-name="ce5">
            <text:p>EMLAK ŞUB.MÜD</text:p>
          </table:table-cell>
          <table:table-cell office:value-type="date" office:date-value="2025-10-17T00:00:00" table:style-name="ce12">
            <text:p>17/10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0-17T00:00:00" table:style-name="ce12">
            <text:p>17/10/25</text:p>
          </table:table-cell>
          <table:table-cell table:number-columns-repeated="16377"/>
        </table:table-row>
        <table:table-row table:style-name="ro8">
          <table:table-cell office:value-type="float" office:value="922" table:style-name="ce4">
            <text:p>922</text:p>
          </table:table-cell>
          <table:table-cell office:value-type="string" table:style-name="ce11">
            <text:p>GAZİEMİR 246</text:p>
          </table:table-cell>
          <table:table-cell office:value-type="string" table:style-name="ce5">
            <text:p>EMLAK ŞUB.MÜD</text:p>
          </table:table-cell>
          <table:table-cell office:value-type="date" office:date-value="2025-10-17T00:00:00" table:style-name="ce12">
            <text:p>17/10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0-17T00:00:00" table:style-name="ce12">
            <text:p>17/10/25</text:p>
          </table:table-cell>
          <table:table-cell table:number-columns-repeated="16377"/>
        </table:table-row>
        <table:table-row table:style-name="ro8">
          <table:table-cell office:value-type="float" office:value="923" table:style-name="ce4">
            <text:p>923</text:p>
          </table:table-cell>
          <table:table-cell office:value-type="string" table:style-name="ce11">
            <text:p>BAYINDIR 158</text:p>
          </table:table-cell>
          <table:table-cell office:value-type="string" table:style-name="ce5">
            <text:p>EMLAK ŞUB.MÜD</text:p>
          </table:table-cell>
          <table:table-cell office:value-type="date" office:date-value="2025-10-17T00:00:00" table:style-name="ce12">
            <text:p>17/10/25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924" table:style-name="ce4">
            <text:p>924</text:p>
          </table:table-cell>
          <table:table-cell office:value-type="string" table:style-name="ce11">
            <text:p>BAYRAKLI 48</text:p>
          </table:table-cell>
          <table:table-cell office:value-type="string" table:style-name="ce5">
            <text:p>EMLAK ŞUB.MÜD</text:p>
          </table:table-cell>
          <table:table-cell office:value-type="date" office:date-value="2025-10-17T00:00:00" table:style-name="ce12">
            <text:p>17/10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0-21T00:00:00" table:style-name="ce12">
            <text:p>21/10/25</text:p>
          </table:table-cell>
          <table:table-cell table:number-columns-repeated="16377"/>
        </table:table-row>
        <table:table-row table:style-name="ro8">
          <table:table-cell office:value-type="float" office:value="925" table:style-name="ce4">
            <text:p>925</text:p>
          </table:table-cell>
          <table:table-cell office:value-type="string" table:style-name="ce11">
            <text:p>BAYINDIR 143</text:p>
          </table:table-cell>
          <table:table-cell office:value-type="string" table:style-name="ce5">
            <text:p>EMLAK ŞUB.MÜD</text:p>
          </table:table-cell>
          <table:table-cell office:value-type="date" office:date-value="2025-10-17T00:00:00" table:style-name="ce12">
            <text:p>17/10/25</text:p>
          </table:table-cell>
          <table:table-cell office:value-type="string" table:style-name="ce11">
            <text:p>ERG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926" table:style-name="ce4">
            <text:p>926</text:p>
          </table:table-cell>
          <table:table-cell office:value-type="string" table:style-name="ce11">
            <text:p>MUHTELİF 29</text:p>
          </table:table-cell>
          <table:table-cell office:value-type="string" table:style-name="ce5">
            <text:p>EMLAK ŞUB.MÜD</text:p>
          </table:table-cell>
          <table:table-cell office:value-type="date" office:date-value="2025-10-17T00:00:00" table:style-name="ce12">
            <text:p>17/10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927" table:style-name="ce4">
            <text:p>927</text:p>
          </table:table-cell>
          <table:table-cell office:value-type="string" table:style-name="ce11">
            <text:p>KONAK 639</text:p>
          </table:table-cell>
          <table:table-cell office:value-type="string" table:style-name="ce5">
            <text:p>EMLAK ŞUB.MÜD</text:p>
          </table:table-cell>
          <table:table-cell office:value-type="date" office:date-value="2025-10-17T00:00:00" table:style-name="ce12">
            <text:p>17/10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928" table:style-name="ce4">
            <text:p>928</text:p>
          </table:table-cell>
          <table:table-cell office:value-type="string" table:style-name="ce11">
            <text:p>KONAK 639 1-NOLU</text:p>
          </table:table-cell>
          <table:table-cell office:value-type="string" table:style-name="ce5">
            <text:p>EMLAK ŞUB.MÜD</text:p>
          </table:table-cell>
          <table:table-cell office:value-type="date" office:date-value="2025-10-17T00:00:00" table:style-name="ce12">
            <text:p>17/10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929" table:style-name="ce4">
            <text:p>929</text:p>
          </table:table-cell>
          <table:table-cell office:value-type="string" table:style-name="ce11">
            <text:p>KONAK 639 2-NOLU</text:p>
          </table:table-cell>
          <table:table-cell office:value-type="string" table:style-name="ce5">
            <text:p>EMLAK ŞUB.MÜD</text:p>
          </table:table-cell>
          <table:table-cell office:value-type="date" office:date-value="2025-10-17T00:00:00" table:style-name="ce12">
            <text:p>17/10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930" table:style-name="ce4">
            <text:p>930</text:p>
          </table:table-cell>
          <table:table-cell office:value-type="string" table:style-name="ce11">
            <text:p>İLİŞİKLİ 702</text:p>
          </table:table-cell>
          <table:table-cell office:value-type="string" table:style-name="ce5">
            <text:p>EMLAK ŞUB.MÜD</text:p>
          </table:table-cell>
          <table:table-cell office:value-type="date" office:date-value="2025-10-21T00:00:00" table:style-name="ce12">
            <text:p>21/10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04T00:00:00" table:style-name="ce12">
            <text:p>04/11/25</text:p>
          </table:table-cell>
          <table:table-cell table:number-columns-repeated="16377"/>
        </table:table-row>
        <table:table-row table:style-name="ro8">
          <table:table-cell office:value-type="float" office:value="931" table:style-name="ce4">
            <text:p>931</text:p>
          </table:table-cell>
          <table:table-cell office:value-type="string" table:style-name="ce11">
            <text:p>İLİŞİKLİ 739</text:p>
          </table:table-cell>
          <table:table-cell office:value-type="string" table:style-name="ce5">
            <text:p>EMLAK ŞUB.MÜD</text:p>
          </table:table-cell>
          <table:table-cell office:value-type="date" office:date-value="2025-10-21T00:00:00" table:style-name="ce12">
            <text:p>21/10/25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932" table:style-name="ce4">
            <text:p>932</text:p>
          </table:table-cell>
          <table:table-cell office:value-type="string" table:style-name="ce11">
            <text:p>KONAK 1345</text:p>
          </table:table-cell>
          <table:table-cell office:value-type="string" table:style-name="ce5">
            <text:p>EMLAK ŞUB.MÜD</text:p>
          </table:table-cell>
          <table:table-cell office:value-type="date" office:date-value="2025-10-21T00:00:00" table:style-name="ce12">
            <text:p>2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33" table:style-name="ce4">
            <text:p>933</text:p>
          </table:table-cell>
          <table:table-cell office:value-type="string" table:style-name="ce11">
            <text:p>NARLIDERE 67</text:p>
          </table:table-cell>
          <table:table-cell office:value-type="string" table:style-name="ce5">
            <text:p>EMLAK ŞUB.MÜD</text:p>
          </table:table-cell>
          <table:table-cell office:value-type="date" office:date-value="2025-10-21T00:00:00" table:style-name="ce12">
            <text:p>2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34" table:style-name="ce4">
            <text:p>934</text:p>
          </table:table-cell>
          <table:table-cell office:value-type="string" table:style-name="ce11">
            <text:p>NARLIDERE 68</text:p>
          </table:table-cell>
          <table:table-cell office:value-type="string" table:style-name="ce5">
            <text:p>EMLAK ŞUB.MÜD</text:p>
          </table:table-cell>
          <table:table-cell office:value-type="date" office:date-value="2025-10-21T00:00:00" table:style-name="ce12">
            <text:p>21/10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935" table:style-name="ce4">
            <text:p>935</text:p>
          </table:table-cell>
          <table:table-cell office:value-type="string" table:style-name="ce11">
            <text:p>KARŞIYAKA 526</text:p>
          </table:table-cell>
          <table:table-cell office:value-type="string" table:style-name="ce5">
            <text:p>EMLAK ŞUB.MÜD</text:p>
          </table:table-cell>
          <table:table-cell office:value-type="date" office:date-value="2025-10-21T00:00:00" table:style-name="ce12">
            <text:p>21/10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19T00:00:00" table:style-name="ce12">
            <text:p>19/11/25</text:p>
          </table:table-cell>
          <table:table-cell table:number-columns-repeated="16377"/>
        </table:table-row>
        <table:table-row table:style-name="ro8">
          <table:table-cell office:value-type="float" office:value="936" table:style-name="ce4">
            <text:p>936</text:p>
          </table:table-cell>
          <table:table-cell office:value-type="string" table:style-name="ce11">
            <text:p>URLA 43</text:p>
          </table:table-cell>
          <table:table-cell office:value-type="string" table:style-name="ce5">
            <text:p>KİRA</text:p>
          </table:table-cell>
          <table:table-cell office:value-type="date" office:date-value="2025-10-21T00:00:00" table:style-name="ce12">
            <text:p>21/10/25</text:p>
          </table:table-cell>
          <table:table-cell office:value-type="string" table:style-name="ce11">
            <text:p>ŞÜKRÜ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37" table:style-name="ce4">
            <text:p>937</text:p>
          </table:table-cell>
          <table:table-cell office:value-type="string" table:style-name="ce11">
            <text:p>KARABAĞLAR 3390</text:p>
          </table:table-cell>
          <table:table-cell office:value-type="string" table:style-name="ce5">
            <text:p>EMLAK ŞUB.MÜD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1-18T00:00:00" table:style-name="ce12">
            <text:p>18/11/25</text:p>
          </table:table-cell>
          <table:table-cell table:number-columns-repeated="16377"/>
        </table:table-row>
        <table:table-row table:style-name="ro8">
          <table:table-cell office:value-type="float" office:value="938" table:style-name="ce4">
            <text:p>938</text:p>
          </table:table-cell>
          <table:table-cell office:value-type="string" table:style-name="ce11">
            <text:p>KARABAĞLAR 3391</text:p>
          </table:table-cell>
          <table:table-cell office:value-type="string" table:style-name="ce5">
            <text:p>EMLAK ŞUB.MÜD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939" table:style-name="ce4">
            <text:p>939</text:p>
          </table:table-cell>
          <table:table-cell office:value-type="string" table:style-name="ce11">
            <text:p>KARŞIYAKA 639</text:p>
          </table:table-cell>
          <table:table-cell office:value-type="string" table:style-name="ce5">
            <text:p>EMLAK ŞUB.MÜD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940" table:style-name="ce4">
            <text:p>940</text:p>
          </table:table-cell>
          <table:table-cell office:value-type="string" table:style-name="ce11">
            <text:p>KARŞIYAKA 93</text:p>
          </table:table-cell>
          <table:table-cell office:value-type="string" table:style-name="ce5">
            <text:p>EMLAK ŞUB.MÜD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941" table:style-name="ce4">
            <text:p>941</text:p>
          </table:table-cell>
          <table:table-cell office:value-type="string" table:style-name="ce11">
            <text:p>KARABAĞLAR 3616</text:p>
          </table:table-cell>
          <table:table-cell office:value-type="string" table:style-name="ce5">
            <text:p>EMLAK ŞUB.MÜD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24T00:00:00" table:style-name="ce12">
            <text:p>24/10/25</text:p>
          </table:table-cell>
          <table:table-cell table:number-columns-repeated="16377"/>
        </table:table-row>
        <table:table-row table:style-name="ro8">
          <table:table-cell office:value-type="float" office:value="942" table:style-name="ce4">
            <text:p>942</text:p>
          </table:table-cell>
          <table:table-cell office:value-type="string" table:style-name="ce11">
            <text:p>ÇİĞLİ 150</text:p>
          </table:table-cell>
          <table:table-cell office:value-type="string" table:style-name="ce5">
            <text:p>EMLAK ŞUB.MÜD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2-08T00:00:00" table:style-name="ce12">
            <text:p>08/12/25</text:p>
          </table:table-cell>
          <table:table-cell table:number-columns-repeated="16377"/>
        </table:table-row>
        <table:table-row table:style-name="ro8">
          <table:table-cell office:value-type="float" office:value="943" table:style-name="ce4">
            <text:p>943</text:p>
          </table:table-cell>
          <table:table-cell office:value-type="string" table:style-name="ce11">
            <text:p>BORNOVA 1296</text:p>
          </table:table-cell>
          <table:table-cell office:value-type="string" table:style-name="ce5">
            <text:p>EMLAK ŞUB.MÜD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5-11-05T00:00:00" table:style-name="ce12">
            <text:p>05/11/25</text:p>
          </table:table-cell>
          <table:table-cell table:number-columns-repeated="16377"/>
        </table:table-row>
        <table:table-row table:style-name="ro8">
          <table:table-cell office:value-type="float" office:value="944" table:style-name="ce4">
            <text:p>944</text:p>
          </table:table-cell>
          <table:table-cell office:value-type="string" table:style-name="ce11">
            <text:p>KONAK 93 1-NOLU</text:p>
          </table:table-cell>
          <table:table-cell office:value-type="string" table:style-name="ce5">
            <text:p>EMLAK ŞUB.MÜD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0-23T00:00:00" table:style-name="ce12">
            <text:p>23/10/25</text:p>
          </table:table-cell>
          <table:table-cell table:number-columns-repeated="16377"/>
        </table:table-row>
        <table:table-row table:style-name="ro8">
          <table:table-cell office:value-type="float" office:value="945" table:style-name="ce4">
            <text:p>945</text:p>
          </table:table-cell>
          <table:table-cell office:value-type="string" table:style-name="ce11">
            <text:p>KONAK 93 2-NOLU</text:p>
          </table:table-cell>
          <table:table-cell office:value-type="string" table:style-name="ce5">
            <text:p>EMLAK ŞUB.MÜD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0-23T00:00:00" table:style-name="ce12">
            <text:p>23/10/25</text:p>
          </table:table-cell>
          <table:table-cell table:number-columns-repeated="16377"/>
        </table:table-row>
        <table:table-row table:style-name="ro8">
          <table:table-cell office:value-type="float" office:value="946" table:style-name="ce4">
            <text:p>946</text:p>
          </table:table-cell>
          <table:table-cell office:value-type="string" table:style-name="ce11">
            <text:p>KONAK 93 3-NOLU</text:p>
          </table:table-cell>
          <table:table-cell office:value-type="string" table:style-name="ce5">
            <text:p>EMLAK ŞUB.MÜD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0-23T00:00:00" table:style-name="ce12">
            <text:p>23/10/25</text:p>
          </table:table-cell>
          <table:table-cell table:number-columns-repeated="16377"/>
        </table:table-row>
        <table:table-row table:style-name="ro8">
          <table:table-cell office:value-type="float" office:value="947" table:style-name="ce4">
            <text:p>947</text:p>
          </table:table-cell>
          <table:table-cell office:value-type="string" table:style-name="ce11">
            <text:p>KONAK 93 4-NOLU</text:p>
          </table:table-cell>
          <table:table-cell office:value-type="string" table:style-name="ce5">
            <text:p>EMLAK ŞUB.MÜD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0-23T00:00:00" table:style-name="ce12">
            <text:p>23/10/25</text:p>
          </table:table-cell>
          <table:table-cell table:number-columns-repeated="16377"/>
        </table:table-row>
        <table:table-row table:style-name="ro8">
          <table:table-cell office:value-type="float" office:value="948" table:style-name="ce4">
            <text:p>948</text:p>
          </table:table-cell>
          <table:table-cell office:value-type="string" table:style-name="ce11">
            <text:p>KONAK 2849</text:p>
          </table:table-cell>
          <table:table-cell office:value-type="string" table:style-name="ce5">
            <text:p>EMLAK ŞUB.MÜD</text:p>
          </table:table-cell>
          <table:table-cell office:value-type="date" office:date-value="2025-10-23T00:00:00" table:style-name="ce12">
            <text:p>23/10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07T00:00:00" table:style-name="ce12">
            <text:p>07/11/25</text:p>
          </table:table-cell>
          <table:table-cell table:number-columns-repeated="16377"/>
        </table:table-row>
        <table:table-row table:style-name="ro8">
          <table:table-cell office:value-type="float" office:value="949" table:style-name="ce4">
            <text:p>949</text:p>
          </table:table-cell>
          <table:table-cell office:value-type="string" table:style-name="ce11">
            <text:p>BAYRAKLI 654</text:p>
          </table:table-cell>
          <table:table-cell office:value-type="string" table:style-name="ce5">
            <text:p>EMLAK ŞUB.MÜD</text:p>
          </table:table-cell>
          <table:table-cell office:value-type="date" office:date-value="2025-10-23T00:00:00" table:style-name="ce12">
            <text:p>23/10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1-14T00:00:00" table:style-name="ce12">
            <text:p>14/01/26</text:p>
          </table:table-cell>
          <table:table-cell table:number-columns-repeated="16377"/>
        </table:table-row>
        <table:table-row table:style-name="ro8">
          <table:table-cell office:value-type="float" office:value="950" table:style-name="ce4">
            <text:p>950</text:p>
          </table:table-cell>
          <table:table-cell office:value-type="string" table:style-name="ce11">
            <text:p>FOÇA 112</text:p>
          </table:table-cell>
          <table:table-cell office:value-type="string" table:style-name="ce5">
            <text:p>EMLAK ŞUB.MÜD</text:p>
          </table:table-cell>
          <table:table-cell office:value-type="date" office:date-value="2025-10-23T00:00:00" table:style-name="ce12">
            <text:p>23/10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0-23T00:00:00" table:style-name="ce12">
            <text:p>23/10/25</text:p>
          </table:table-cell>
          <table:table-cell table:number-columns-repeated="16377"/>
        </table:table-row>
        <table:table-row table:style-name="ro8">
          <table:table-cell office:value-type="float" office:value="951" table:style-name="ce4">
            <text:p>951</text:p>
          </table:table-cell>
          <table:table-cell office:value-type="string" table:style-name="ce11">
            <text:p>İLİŞİKLİ 469</text:p>
          </table:table-cell>
          <table:table-cell office:value-type="string" table:style-name="ce5">
            <text:p>EMLAK ŞUB.MÜD</text:p>
          </table:table-cell>
          <table:table-cell office:value-type="date" office:date-value="2025-10-23T00:00:00" table:style-name="ce12">
            <text:p>23/10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952" table:style-name="ce4">
            <text:p>952</text:p>
          </table:table-cell>
          <table:table-cell office:value-type="string" table:style-name="ce11">
            <text:p>İLİŞİKLİ 470</text:p>
          </table:table-cell>
          <table:table-cell office:value-type="string" table:style-name="ce5">
            <text:p>EMLAK ŞUB.MÜD</text:p>
          </table:table-cell>
          <table:table-cell office:value-type="date" office:date-value="2025-10-23T00:00:00" table:style-name="ce12">
            <text:p>23/10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953" table:style-name="ce4">
            <text:p>953</text:p>
          </table:table-cell>
          <table:table-cell office:value-type="string" table:style-name="ce11">
            <text:p>İLİŞİKLİ 484</text:p>
          </table:table-cell>
          <table:table-cell office:value-type="string" table:style-name="ce5">
            <text:p>EMLAK ŞUB.MÜD</text:p>
          </table:table-cell>
          <table:table-cell office:value-type="date" office:date-value="2025-10-23T00:00:00" table:style-name="ce12">
            <text:p>23/10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number-columns-repeated="16377"/>
        </table:table-row>
        <table:table-row table:style-name="ro8">
          <table:table-cell office:value-type="float" office:value="954" table:style-name="ce4">
            <text:p>954</text:p>
          </table:table-cell>
          <table:table-cell office:value-type="string" table:style-name="ce11">
            <text:p>İLİŞİKLİ 649</text:p>
          </table:table-cell>
          <table:table-cell office:value-type="string" table:style-name="ce5">
            <text:p>EMLAK ŞUB.MÜD</text:p>
          </table:table-cell>
          <table:table-cell office:value-type="date" office:date-value="2025-10-23T00:00:00" table:style-name="ce12">
            <text:p>23/10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04T00:00:00" table:style-name="ce12">
            <text:p>04/11/25</text:p>
          </table:table-cell>
          <table:table-cell table:number-columns-repeated="16377"/>
        </table:table-row>
        <table:table-row table:style-name="ro8">
          <table:table-cell office:value-type="float" office:value="955" table:style-name="ce4">
            <text:p>955</text:p>
          </table:table-cell>
          <table:table-cell office:value-type="string" table:style-name="ce11">
            <text:p>İLİŞİKLİ 602</text:p>
          </table:table-cell>
          <table:table-cell office:value-type="string" table:style-name="ce5">
            <text:p>EMLAK ŞUB.MÜD</text:p>
          </table:table-cell>
          <table:table-cell office:value-type="date" office:date-value="2025-10-23T00:00:00" table:style-name="ce12">
            <text:p>23/10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04T00:00:00" table:style-name="ce12">
            <text:p>04/11/25</text:p>
          </table:table-cell>
          <table:table-cell table:number-columns-repeated="16377"/>
        </table:table-row>
        <table:table-row table:style-name="ro8">
          <table:table-cell office:value-type="float" office:value="956" table:style-name="ce4">
            <text:p>956</text:p>
          </table:table-cell>
          <table:table-cell office:value-type="string" table:style-name="ce11">
            <text:p>İLİŞİKLİ 655</text:p>
          </table:table-cell>
          <table:table-cell office:value-type="string" table:style-name="ce5">
            <text:p>EMLAK ŞUB.MÜD</text:p>
          </table:table-cell>
          <table:table-cell office:value-type="date" office:date-value="2025-10-23T00:00:00" table:style-name="ce12">
            <text:p>23/10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05T00:00:00" table:style-name="ce12">
            <text:p>05/11/25</text:p>
          </table:table-cell>
          <table:table-cell table:number-columns-repeated="16377"/>
        </table:table-row>
        <table:table-row table:style-name="ro8">
          <table:table-cell office:value-type="float" office:value="957" table:style-name="ce4">
            <text:p>957</text:p>
          </table:table-cell>
          <table:table-cell office:value-type="string" table:style-name="ce11">
            <text:p>İLİŞİKLİ 554</text:p>
          </table:table-cell>
          <table:table-cell office:value-type="string" table:style-name="ce5">
            <text:p>EMLAK ŞUB.MÜD</text:p>
          </table:table-cell>
          <table:table-cell office:value-type="date" office:date-value="2025-10-23T00:00:00" table:style-name="ce12">
            <text:p>23/10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05T00:00:00" table:style-name="ce12">
            <text:p>05/11/25</text:p>
          </table:table-cell>
          <table:table-cell table:number-columns-repeated="16377"/>
        </table:table-row>
        <table:table-row table:style-name="ro8">
          <table:table-cell office:value-type="float" office:value="958" table:style-name="ce4">
            <text:p>958</text:p>
          </table:table-cell>
          <table:table-cell office:value-type="string" table:style-name="ce11">
            <text:p>İLİŞİKLİ 388</text:p>
          </table:table-cell>
          <table:table-cell office:value-type="string" table:style-name="ce5">
            <text:p>EMLAK ŞUB.MÜD</text:p>
          </table:table-cell>
          <table:table-cell office:value-type="date" office:date-value="2025-10-23T00:00:00" table:style-name="ce12">
            <text:p>23/10/25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959" table:style-name="ce4">
            <text:p>959</text:p>
          </table:table-cell>
          <table:table-cell office:value-type="string" table:style-name="ce11">
            <text:p>ÇİĞLİ İPOTEK DEVAM EDENLER 4</text:p>
            <text:p>41223 ADA 2 PARSEL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İLKNUR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number-columns-repeated="16377"/>
        </table:table-row>
        <table:table-row table:style-name="ro8">
          <table:table-cell office:value-type="float" office:value="960" table:style-name="ce4">
            <text:p>960</text:p>
          </table:table-cell>
          <table:table-cell office:value-type="string" table:style-name="ce11">
            <text:p>KONAK 2497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27T00:00:00" table:style-name="ce12">
            <text:p>27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61" table:style-name="ce4">
            <text:p>961</text:p>
          </table:table-cell>
          <table:table-cell office:value-type="string" table:style-name="ce11">
            <text:p>KONAK 2370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27T00:00:00" table:style-name="ce12">
            <text:p>27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62" table:style-name="ce4">
            <text:p>962</text:p>
          </table:table-cell>
          <table:table-cell office:value-type="string" table:style-name="ce11">
            <text:p>KONAK 2415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963" table:style-name="ce4">
            <text:p>963</text:p>
          </table:table-cell>
          <table:table-cell office:value-type="string" table:style-name="ce11">
            <text:p>KONAK 2276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30T00:00:00" table:style-name="ce12">
            <text:p>30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64" table:style-name="ce4">
            <text:p>964</text:p>
          </table:table-cell>
          <table:table-cell office:value-type="string" table:style-name="ce11">
            <text:p>KONAK 2509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27T00:00:00" table:style-name="ce12">
            <text:p>27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65" table:style-name="ce4">
            <text:p>965</text:p>
          </table:table-cell>
          <table:table-cell office:value-type="string" table:style-name="ce11">
            <text:p>KONAK 2384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27T00:00:00" table:style-name="ce12">
            <text:p>27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66" table:style-name="ce4">
            <text:p>966</text:p>
          </table:table-cell>
          <table:table-cell office:value-type="string" table:style-name="ce11">
            <text:p>KONAK 2369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27T00:00:00" table:style-name="ce12">
            <text:p>27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67" table:style-name="ce4">
            <text:p>967</text:p>
          </table:table-cell>
          <table:table-cell office:value-type="string" table:style-name="ce11">
            <text:p>KONAK 2515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27T00:00:00" table:style-name="ce12">
            <text:p>27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68" table:style-name="ce4">
            <text:p>968</text:p>
          </table:table-cell>
          <table:table-cell office:value-type="string" table:style-name="ce11">
            <text:p>KONAK 2414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27T00:00:00" table:style-name="ce12">
            <text:p>27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69" table:style-name="ce4">
            <text:p>969</text:p>
          </table:table-cell>
          <table:table-cell office:value-type="string" table:style-name="ce11">
            <text:p>KONAK 2368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27T00:00:00" table:style-name="ce12">
            <text:p>27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70" table:style-name="ce4">
            <text:p>970</text:p>
          </table:table-cell>
          <table:table-cell office:value-type="string" table:style-name="ce11">
            <text:p>KONAK 3326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0-24T00:00:00" table:style-name="ce12">
            <text:p>24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71" table:style-name="ce4">
            <text:p>971</text:p>
          </table:table-cell>
          <table:table-cell office:value-type="string" table:style-name="ce11">
            <text:p>ÖDEMİŞ 365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0-24T00:00:00" table:style-name="ce12">
            <text:p>24/10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72" table:style-name="ce4">
            <text:p>972</text:p>
          </table:table-cell>
          <table:table-cell office:value-type="string" table:style-name="ce11">
            <text:p>BALÇOVA 19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5-11-05T00:00:00" table:style-name="ce12">
            <text:p>0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73" table:style-name="ce4">
            <text:p>973</text:p>
          </table:table-cell>
          <table:table-cell office:value-type="string" table:style-name="ce11">
            <text:p>KONAK 1460-2</text:p>
          </table:table-cell>
          <table:table-cell office:value-type="string" table:style-name="ce5">
            <text:p>EMLAK ŞUB.MÜD</text:p>
          </table:table-cell>
          <table:table-cell office:value-type="date" office:date-value="2025-10-24T00:00:00" table:style-name="ce12">
            <text:p>24/10/25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3">
            <text:p>İLİŞKLİ 750 OLDU</text:p>
          </table:table-cell>
          <table:table-cell table:number-columns-repeated="16376"/>
        </table:table-row>
        <table:table-row table:style-name="ro8">
          <table:table-cell office:value-type="float" office:value="974" table:style-name="ce4">
            <text:p>974</text:p>
          </table:table-cell>
          <table:table-cell office:value-type="string" table:style-name="ce11">
            <text:p>GAZİEMİR 205</text:p>
          </table:table-cell>
          <table:table-cell office:value-type="string" table:style-name="ce5">
            <text:p>EMLAK ŞUB.MÜD</text:p>
          </table:table-cell>
          <table:table-cell office:value-type="date" office:date-value="2025-10-27T00:00:00" table:style-name="ce12">
            <text:p>27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75" table:style-name="ce4">
            <text:p>975</text:p>
          </table:table-cell>
          <table:table-cell office:value-type="string" table:style-name="ce11">
            <text:p>İLİŞİKLİ 749</text:p>
          </table:table-cell>
          <table:table-cell office:value-type="string" table:style-name="ce5">
            <text:p>EMLAK ŞUB.MÜD</text:p>
          </table:table-cell>
          <table:table-cell office:value-type="date" office:date-value="2025-10-27T00:00:00" table:style-name="ce12">
            <text:p>27/10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11T00:00:00" table:style-name="ce12">
            <text:p>1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976" table:style-name="ce4">
            <text:p>976</text:p>
          </table:table-cell>
          <table:table-cell office:value-type="string" table:style-name="ce11">
            <text:p>BAYRAKLI 31</text:p>
          </table:table-cell>
          <table:table-cell office:value-type="string" table:style-name="ce5">
            <text:p>EMLAK ŞUB.MÜD</text:p>
          </table:table-cell>
          <table:table-cell office:value-type="date" office:date-value="2025-10-30T00:00:00" table:style-name="ce12">
            <text:p>30/10/25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977" table:style-name="ce4">
            <text:p>977</text:p>
          </table:table-cell>
          <table:table-cell office:value-type="string" table:style-name="ce11">
            <text:p>KONAK 3375</text:p>
          </table:table-cell>
          <table:table-cell office:value-type="string" table:style-name="ce5">
            <text:p>EMLAK ŞUB.MÜD</text:p>
          </table:table-cell>
          <table:table-cell office:value-type="date" office:date-value="2025-10-30T00:00:00" table:style-name="ce12">
            <text:p>30/10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978" table:style-name="ce4">
            <text:p>978</text:p>
          </table:table-cell>
          <table:table-cell office:value-type="string" table:style-name="ce11">
            <text:p>ÇİĞLİ 158</text:p>
          </table:table-cell>
          <table:table-cell office:value-type="string" table:style-name="ce5">
            <text:p>EMLAK ŞUB.MÜD</text:p>
          </table:table-cell>
          <table:table-cell office:value-type="date" office:date-value="2025-10-30T00:00:00" table:style-name="ce12">
            <text:p>30/10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1-04T00:00:00" table:style-name="ce12">
            <text:p>04/11/25</text:p>
          </table:table-cell>
          <table:table-cell table:number-columns-repeated="16377"/>
        </table:table-row>
        <table:table-row table:style-name="ro8">
          <table:table-cell office:value-type="float" office:value="979" table:style-name="ce4">
            <text:p>979</text:p>
          </table:table-cell>
          <table:table-cell office:value-type="string" table:style-name="ce11">
            <text:p>BORNOVA 552</text:p>
          </table:table-cell>
          <table:table-cell office:value-type="string" table:style-name="ce5">
            <text:p>EMLAK ŞUB.MÜD</text:p>
          </table:table-cell>
          <table:table-cell office:value-type="date" office:date-value="2025-10-30T00:00:00" table:style-name="ce12">
            <text:p>30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0-31T00:00:00" table:style-name="ce12">
            <text:p>31/10/25</text:p>
          </table:table-cell>
          <table:table-cell table:number-columns-repeated="16377"/>
        </table:table-row>
        <table:table-row table:style-name="ro8">
          <table:table-cell office:value-type="float" office:value="980" table:style-name="ce4">
            <text:p>980</text:p>
          </table:table-cell>
          <table:table-cell office:value-type="string" table:style-name="ce11">
            <text:p>GAZİEMİR 178</text:p>
          </table:table-cell>
          <table:table-cell office:value-type="string" table:style-name="ce5">
            <text:p>EMLAK ŞUB.MÜD</text:p>
          </table:table-cell>
          <table:table-cell office:value-type="date" office:date-value="2025-10-30T00:00:00" table:style-name="ce12">
            <text:p>30/10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981" table:style-name="ce4">
            <text:p>981</text:p>
          </table:table-cell>
          <table:table-cell office:value-type="string" table:style-name="ce11">
            <text:p>ÇİĞLİ 115</text:p>
          </table:table-cell>
          <table:table-cell office:value-type="string" table:style-name="ce5">
            <text:p>EMLAK ŞUB.MÜD</text:p>
          </table:table-cell>
          <table:table-cell office:value-type="date" office:date-value="2025-10-30T00:00:00" table:style-name="ce12">
            <text:p>30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82" table:style-name="ce4">
            <text:p>982</text:p>
          </table:table-cell>
          <table:table-cell office:value-type="string" table:style-name="ce11">
            <text:p>KONAK 65</text:p>
          </table:table-cell>
          <table:table-cell office:value-type="string" table:style-name="ce5">
            <text:p>EMLAK ŞUB.MÜD</text:p>
          </table:table-cell>
          <table:table-cell office:value-type="date" office:date-value="2025-10-30T00:00:00" table:style-name="ce12">
            <text:p>30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83" table:style-name="ce4">
            <text:p>983</text:p>
          </table:table-cell>
          <table:table-cell office:value-type="string" table:style-name="ce11">
            <text:p>KONAK 785</text:p>
          </table:table-cell>
          <table:table-cell office:value-type="string" table:style-name="ce5">
            <text:p>EMLAK ŞUB.MÜD</text:p>
          </table:table-cell>
          <table:table-cell office:value-type="date" office:date-value="2025-10-30T00:00:00" table:style-name="ce12">
            <text:p>30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84" table:style-name="ce4">
            <text:p>984</text:p>
          </table:table-cell>
          <table:table-cell office:value-type="string" table:style-name="ce11">
            <text:p>GAZİEMİR 252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1-07T00:00:00" table:style-name="ce12">
            <text:p>07/11/25</text:p>
          </table:table-cell>
          <table:table-cell table:number-columns-repeated="16377"/>
        </table:table-row>
        <table:table-row table:style-name="ro8">
          <table:table-cell office:value-type="float" office:value="985" table:style-name="ce4">
            <text:p>985</text:p>
          </table:table-cell>
          <table:table-cell office:value-type="string" table:style-name="ce11">
            <text:p>GAZİEMİR 253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1-07T00:00:00" table:style-name="ce12">
            <text:p>07/11/25</text:p>
          </table:table-cell>
          <table:table-cell table:number-columns-repeated="16377"/>
        </table:table-row>
        <table:table-row table:style-name="ro8">
          <table:table-cell office:value-type="float" office:value="986" table:style-name="ce4">
            <text:p>986</text:p>
          </table:table-cell>
          <table:table-cell office:value-type="string" table:style-name="ce11">
            <text:p>BORNOVA 553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87" table:style-name="ce4">
            <text:p>987</text:p>
          </table:table-cell>
          <table:table-cell office:value-type="string" table:style-name="ce11">
            <text:p>BORNOVA 508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88" table:style-name="ce4">
            <text:p>988</text:p>
          </table:table-cell>
          <table:table-cell office:value-type="string" table:style-name="ce11">
            <text:p>BORNOVA 509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89" table:style-name="ce4">
            <text:p>989</text:p>
          </table:table-cell>
          <table:table-cell office:value-type="string" table:style-name="ce11">
            <text:p>BORNOVA 548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90" table:style-name="ce4">
            <text:p>990</text:p>
          </table:table-cell>
          <table:table-cell office:value-type="string" table:style-name="ce11">
            <text:p>BORNOVA 547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91" table:style-name="ce4">
            <text:p>991</text:p>
          </table:table-cell>
          <table:table-cell office:value-type="string" table:style-name="ce11">
            <text:p>BORNOVA 545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92" table:style-name="ce4">
            <text:p>992</text:p>
          </table:table-cell>
          <table:table-cell office:value-type="string" table:style-name="ce11">
            <text:p>BORNOVA 541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93" table:style-name="ce4">
            <text:p>993</text:p>
          </table:table-cell>
          <table:table-cell office:value-type="string" table:style-name="ce11">
            <text:p>BORNOVA 533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94" table:style-name="ce4">
            <text:p>994</text:p>
          </table:table-cell>
          <table:table-cell office:value-type="string" table:style-name="ce11">
            <text:p>BORNOVA 532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995" table:style-name="ce4">
            <text:p>995</text:p>
          </table:table-cell>
          <table:table-cell office:value-type="string" table:style-name="ce11">
            <text:p>BORNOVA 531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996" table:style-name="ce4">
            <text:p>996</text:p>
          </table:table-cell>
          <table:table-cell office:value-type="string" table:style-name="ce11">
            <text:p>BORNOVA 530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997" table:style-name="ce4">
            <text:p>997</text:p>
          </table:table-cell>
          <table:table-cell office:value-type="string" table:style-name="ce11">
            <text:p>BORNOVA 527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98" table:style-name="ce4">
            <text:p>998</text:p>
          </table:table-cell>
          <table:table-cell office:value-type="string" table:style-name="ce11">
            <text:p>BORNOVA 1232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999" table:style-name="ce4">
            <text:p>999</text:p>
          </table:table-cell>
          <table:table-cell office:value-type="string" table:style-name="ce11">
            <text:p>BORNOVA 1233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000" table:style-name="ce4">
            <text:p>1000</text:p>
          </table:table-cell>
          <table:table-cell office:value-type="string" table:style-name="ce11">
            <text:p>BORNOVA 1237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01" table:style-name="ce4">
            <text:p>1001</text:p>
          </table:table-cell>
          <table:table-cell office:value-type="string" table:style-name="ce11">
            <text:p>BORNOVA 1238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002" table:style-name="ce4">
            <text:p>1002</text:p>
          </table:table-cell>
          <table:table-cell office:value-type="string" table:style-name="ce11">
            <text:p>BORNOVA 96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1-11T00:00:00" table:style-name="ce12">
            <text:p>11/11/25</text:p>
          </table:table-cell>
          <table:table-cell table:number-columns-repeated="16377"/>
        </table:table-row>
        <table:table-row table:style-name="ro8">
          <table:table-cell office:value-type="float" office:value="1003" table:style-name="ce4">
            <text:p>1003</text:p>
          </table:table-cell>
          <table:table-cell office:value-type="string" table:style-name="ce11">
            <text:p>İLİŞİKLİ 11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04" table:style-name="ce4">
            <text:p>1004</text:p>
          </table:table-cell>
          <table:table-cell office:value-type="string" table:style-name="ce11">
            <text:p>KARŞIYAKA 1148</text:p>
          </table:table-cell>
          <table:table-cell office:value-type="string" table:style-name="ce5">
            <text:p>EMLAK ŞUB.MÜD</text:p>
          </table:table-cell>
          <table:table-cell office:value-type="date" office:date-value="2025-10-31T00:00:00" table:style-name="ce12">
            <text:p>31/10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08T00:00:00" table:style-name="ce12">
            <text:p>08/12/25</text:p>
          </table:table-cell>
          <table:table-cell table:number-columns-repeated="16377"/>
        </table:table-row>
        <table:table-row table:style-name="ro8">
          <table:table-cell office:value-type="float" office:value="1005" table:style-name="ce4">
            <text:p>1005</text:p>
          </table:table-cell>
          <table:table-cell office:value-type="string" table:style-name="ce11">
            <text:p>İLİŞİKLİ 703</text:p>
          </table:table-cell>
          <table:table-cell office:value-type="string" table:style-name="ce5">
            <text:p>EMLAK ŞUB.MÜD</text:p>
          </table:table-cell>
          <table:table-cell office:value-type="date" office:date-value="2025-11-03T00:00:00" table:style-name="ce12">
            <text:p>03/11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04T00:00:00" table:style-name="ce12">
            <text:p>04/11/25</text:p>
          </table:table-cell>
          <table:table-cell table:number-columns-repeated="16377"/>
        </table:table-row>
        <table:table-row table:style-name="ro8">
          <table:table-cell office:value-type="float" office:value="1006" table:style-name="ce4">
            <text:p>1006</text:p>
          </table:table-cell>
          <table:table-cell office:value-type="string" table:style-name="ce11">
            <text:p>ÇİĞLİ 175</text:p>
          </table:table-cell>
          <table:table-cell office:value-type="string" table:style-name="ce5">
            <text:p>EMLAK ŞUB.MÜD</text:p>
          </table:table-cell>
          <table:table-cell office:value-type="date" office:date-value="2025-11-03T00:00:00" table:style-name="ce12">
            <text:p>03/11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11T00:00:00" table:style-name="ce12">
            <text:p>11/02/26</text:p>
          </table:table-cell>
          <table:table-cell table:number-columns-repeated="16377"/>
        </table:table-row>
        <table:table-row table:style-name="ro8">
          <table:table-cell office:value-type="float" office:value="1007" table:style-name="ce4">
            <text:p>1007</text:p>
          </table:table-cell>
          <table:table-cell office:value-type="string" table:style-name="ce11">
            <text:p>ÇİĞLİ 175-1</text:p>
          </table:table-cell>
          <table:table-cell office:value-type="string" table:style-name="ce5">
            <text:p>EMLAK ŞUB.MÜD</text:p>
          </table:table-cell>
          <table:table-cell office:value-type="date" office:date-value="2025-11-03T00:00:00" table:style-name="ce12">
            <text:p>03/11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008" table:style-name="ce4">
            <text:p>1008</text:p>
          </table:table-cell>
          <table:table-cell office:value-type="string" table:style-name="ce11">
            <text:p>GAZİEMİR 317</text:p>
          </table:table-cell>
          <table:table-cell office:value-type="string" table:style-name="ce5">
            <text:p>EMLAK ŞUB.MÜD</text:p>
          </table:table-cell>
          <table:table-cell office:value-type="date" office:date-value="2025-11-04T00:00:00" table:style-name="ce12">
            <text:p>04/11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009" table:style-name="ce4">
            <text:p>1009</text:p>
          </table:table-cell>
          <table:table-cell office:value-type="string" table:style-name="ce11">
            <text:p>BUCA 19</text:p>
          </table:table-cell>
          <table:table-cell office:value-type="string" table:style-name="ce5">
            <text:p>MESKEN</text:p>
          </table:table-cell>
          <table:table-cell office:value-type="date" office:date-value="2025-11-04T00:00:00" table:style-name="ce12">
            <text:p>04/11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10" table:style-name="ce4">
            <text:p>1010</text:p>
          </table:table-cell>
          <table:table-cell office:value-type="string" table:style-name="ce11">
            <text:p>KARŞIYAKA 531</text:p>
          </table:table-cell>
          <table:table-cell office:value-type="string" table:style-name="ce5">
            <text:p>EMLAK ŞUB.MÜD</text:p>
          </table:table-cell>
          <table:table-cell office:value-type="date" office:date-value="2025-11-04T00:00:00" table:style-name="ce12">
            <text:p>04/11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5-11-05T00:00:00" table:style-name="ce12">
            <text:p>0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11" table:style-name="ce4">
            <text:p>1011</text:p>
          </table:table-cell>
          <table:table-cell office:value-type="string" table:style-name="ce11">
            <text:p>BUCA 1680</text:p>
          </table:table-cell>
          <table:table-cell office:value-type="string" table:style-name="ce5">
            <text:p>EMLAK ŞUB.MÜD</text:p>
          </table:table-cell>
          <table:table-cell office:value-type="date" office:date-value="2025-11-04T00:00:00" table:style-name="ce12">
            <text:p>04/11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10T00:00:00" table:style-name="ce12">
            <text:p>10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12" table:style-name="ce4">
            <text:p>1012</text:p>
          </table:table-cell>
          <table:table-cell office:value-type="string" table:style-name="ce11">
            <text:p>İLİŞİKLİ 305</text:p>
          </table:table-cell>
          <table:table-cell office:value-type="string" table:style-name="ce5">
            <text:p>EMLAK ŞUB.MÜD</text:p>
          </table:table-cell>
          <table:table-cell office:value-type="date" office:date-value="2025-11-04T00:00:00" table:style-name="ce12">
            <text:p>04/11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10T00:00:00" table:style-name="ce12">
            <text:p>10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13" table:style-name="ce4">
            <text:p>1013</text:p>
          </table:table-cell>
          <table:table-cell office:value-type="string" table:style-name="ce11">
            <text:p>KARŞIYAKA 52</text:p>
          </table:table-cell>
          <table:table-cell office:value-type="string" table:style-name="ce5">
            <text:p>KAMU.ŞUB.MÜD.</text:p>
          </table:table-cell>
          <table:table-cell office:value-type="date" office:date-value="2025-11-04T00:00:00" table:style-name="ce12">
            <text:p>04/11/25</text:p>
          </table:table-cell>
          <table:table-cell office:value-type="string" table:style-name="ce11">
            <text:p>HİKMET YILDIRIM</text:p>
          </table:table-cell>
          <table:table-cell office:value-type="string" table:style-name="ce11">
            <text:p>NURETTİN</text:p>
          </table:table-cell>
          <table:table-cell office:value-type="date" office:date-value="2025-11-04T00:00:00" table:style-name="ce12">
            <text:p>0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14" table:style-name="ce4">
            <text:p>1014</text:p>
          </table:table-cell>
          <table:table-cell office:value-type="string" table:style-name="ce11">
            <text:p>KONAK 91</text:p>
          </table:table-cell>
          <table:table-cell office:value-type="string" table:style-name="ce5">
            <text:p>EMLAK ŞUB.MÜD</text:p>
          </table:table-cell>
          <table:table-cell office:value-type="date" office:date-value="2025-11-04T00:00:00" table:style-name="ce12">
            <text:p>04/11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1-04T00:00:00" table:style-name="ce12">
            <text:p>0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15" table:style-name="ce4">
            <text:p>1015</text:p>
          </table:table-cell>
          <table:table-cell office:value-type="string" table:style-name="ce11">
            <text:p>TİRE 173</text:p>
          </table:table-cell>
          <table:table-cell office:value-type="string" table:style-name="ce5">
            <text:p>EMLAK ŞUB.MÜD</text:p>
          </table:table-cell>
          <table:table-cell office:value-type="date" office:date-value="2025-11-04T00:00:00" table:style-name="ce12">
            <text:p>04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16" table:style-name="ce4">
            <text:p>1016</text:p>
          </table:table-cell>
          <table:table-cell office:value-type="string" table:style-name="ce11">
            <text:p>GAZİEMİR 328</text:p>
          </table:table-cell>
          <table:table-cell office:value-type="string" table:style-name="ce5">
            <text:p>EMLAK ŞUB.MÜD</text:p>
          </table:table-cell>
          <table:table-cell office:value-type="date" office:date-value="2025-11-04T00:00:00" table:style-name="ce12">
            <text:p>04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07T00:00:00" table:style-name="ce12">
            <text:p>07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17" table:style-name="ce4">
            <text:p>1017</text:p>
          </table:table-cell>
          <table:table-cell office:value-type="string" table:style-name="ce11">
            <text:p>GAZİEMİR 329</text:p>
          </table:table-cell>
          <table:table-cell office:value-type="string" table:style-name="ce5">
            <text:p>EMLAK ŞUB.MÜD</text:p>
          </table:table-cell>
          <table:table-cell office:value-type="date" office:date-value="2025-11-04T00:00:00" table:style-name="ce12">
            <text:p>04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07T00:00:00" table:style-name="ce12">
            <text:p>07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18" table:style-name="ce4">
            <text:p>1018</text:p>
          </table:table-cell>
          <table:table-cell office:value-type="string" table:style-name="ce11">
            <text:p>GAZİEMİR 330</text:p>
          </table:table-cell>
          <table:table-cell office:value-type="string" table:style-name="ce5">
            <text:p>EMLAK ŞUB.MÜD</text:p>
          </table:table-cell>
          <table:table-cell office:value-type="date" office:date-value="2025-11-04T00:00:00" table:style-name="ce12">
            <text:p>04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07T00:00:00" table:style-name="ce12">
            <text:p>07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19" table:style-name="ce4">
            <text:p>1019</text:p>
          </table:table-cell>
          <table:table-cell office:value-type="string" table:style-name="ce11">
            <text:p>BUCA 163</text:p>
          </table:table-cell>
          <table:table-cell office:value-type="string" table:style-name="ce5">
            <text:p>EMLAK ŞUB.MÜD</text:p>
          </table:table-cell>
          <table:table-cell office:value-type="date" office:date-value="2025-11-06T00:00:00" table:style-name="ce12">
            <text:p>06/11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1-25T00:00:00" table:style-name="ce12">
            <text:p>2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20" table:style-name="ce4">
            <text:p>1020</text:p>
          </table:table-cell>
          <table:table-cell office:value-type="string" table:style-name="ce11">
            <text:p>BUCA 1965</text:p>
          </table:table-cell>
          <table:table-cell office:value-type="string" table:style-name="ce5">
            <text:p>EMLAK ŞUB.MÜD</text:p>
          </table:table-cell>
          <table:table-cell office:value-type="date" office:date-value="2025-11-06T00:00:00" table:style-name="ce12">
            <text:p>06/11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1-07T00:00:00" table:style-name="ce12">
            <text:p>07/01/26</text:p>
          </table:table-cell>
          <table:table-cell office:value-type="string" table:style-name="ce13">
            <text:p>1752 BİRLEŞMİŞ</text:p>
          </table:table-cell>
          <table:table-cell table:number-columns-repeated="16376"/>
        </table:table-row>
        <table:table-row table:style-name="ro8">
          <table:table-cell office:value-type="float" office:value="1021" table:style-name="ce4">
            <text:p>1021</text:p>
          </table:table-cell>
          <table:table-cell office:value-type="string" table:style-name="ce11">
            <text:p>BUCA 1747</text:p>
          </table:table-cell>
          <table:table-cell office:value-type="string" table:style-name="ce5">
            <text:p>EMLAK ŞUB.MÜD</text:p>
          </table:table-cell>
          <table:table-cell office:value-type="date" office:date-value="2025-11-06T00:00:00" table:style-name="ce12">
            <text:p>06/11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1-07T00:00:00" table:style-name="ce12">
            <text:p>07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22" table:style-name="ce4">
            <text:p>1022</text:p>
          </table:table-cell>
          <table:table-cell office:value-type="string" table:style-name="ce11">
            <text:p>ÇİĞLİ İPOTEK DEVAM EDENLER 24</text:p>
            <text:p>41293 ADA 9 PARSEL</text:p>
          </table:table-cell>
          <table:table-cell office:value-type="string" table:style-name="ce5">
            <text:p>EMLAK ŞUB.MÜD</text:p>
          </table:table-cell>
          <table:table-cell office:value-type="date" office:date-value="2025-11-06T00:00:00" table:style-name="ce12">
            <text:p>06/11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23" table:style-name="ce4">
            <text:p>1023</text:p>
          </table:table-cell>
          <table:table-cell office:value-type="string" table:style-name="ce11">
            <text:p>KONAK <text:s/>İPOTEK DEVAM EDENLER 9</text:p>
            <text:p>36531 ADA 21 PARSEL</text:p>
          </table:table-cell>
          <table:table-cell office:value-type="string" table:style-name="ce5">
            <text:p>EMLAK ŞUB.MÜD</text:p>
          </table:table-cell>
          <table:table-cell office:value-type="date" office:date-value="2025-11-06T00:00:00" table:style-name="ce12">
            <text:p>06/11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24" table:style-name="ce4">
            <text:p>1024</text:p>
          </table:table-cell>
          <table:table-cell office:value-type="string" table:style-name="ce11">
            <text:p>BAYRAKLI 102</text:p>
          </table:table-cell>
          <table:table-cell office:value-type="string" table:style-name="ce5">
            <text:p>EMLAK ŞUB.MÜD</text:p>
          </table:table-cell>
          <table:table-cell office:value-type="date" office:date-value="2025-11-06T00:00:00" table:style-name="ce12">
            <text:p>06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06T00:00:00" table:style-name="ce12">
            <text:p>06/11/25</text:p>
          </table:table-cell>
          <table:table-cell table:number-columns-repeated="16377"/>
        </table:table-row>
        <table:table-row table:style-name="ro8">
          <table:table-cell office:value-type="float" office:value="1025" table:style-name="ce4">
            <text:p>1025</text:p>
          </table:table-cell>
          <table:table-cell office:value-type="string" table:style-name="ce11">
            <text:p>BAYRAKLI 103</text:p>
          </table:table-cell>
          <table:table-cell office:value-type="string" table:style-name="ce5">
            <text:p>EMLAK ŞUB.MÜD</text:p>
          </table:table-cell>
          <table:table-cell office:value-type="date" office:date-value="2025-11-06T00:00:00" table:style-name="ce12">
            <text:p>06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06T00:00:00" table:style-name="ce12">
            <text:p>06/11/25</text:p>
          </table:table-cell>
          <table:table-cell table:number-columns-repeated="16377"/>
        </table:table-row>
        <table:table-row table:style-name="ro8">
          <table:table-cell office:value-type="float" office:value="1026" table:style-name="ce4">
            <text:p>1026</text:p>
          </table:table-cell>
          <table:table-cell office:value-type="string" table:style-name="ce11">
            <text:p>İLİŞİKLİ 61</text:p>
          </table:table-cell>
          <table:table-cell office:value-type="string" table:style-name="ce5">
            <text:p>EMLAK ŞUB.MÜD</text:p>
          </table:table-cell>
          <table:table-cell office:value-type="date" office:date-value="2025-11-06T00:00:00" table:style-name="ce12">
            <text:p>06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06T00:00:00" table:style-name="ce12">
            <text:p>06/11/25</text:p>
          </table:table-cell>
          <table:table-cell table:number-columns-repeated="16377"/>
        </table:table-row>
        <table:table-row table:style-name="ro8">
          <table:table-cell office:value-type="float" office:value="1027" table:style-name="ce4">
            <text:p>1027</text:p>
          </table:table-cell>
          <table:table-cell office:value-type="string" table:style-name="ce11">
            <text:p>KONAK 93 4-NOLU</text:p>
          </table:table-cell>
          <table:table-cell office:value-type="string" table:style-name="ce5">
            <text:p>EMLAK ŞUB.MÜD</text:p>
          </table:table-cell>
          <table:table-cell office:value-type="date" office:date-value="2025-11-06T00:00:00" table:style-name="ce12">
            <text:p>06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07T00:00:00" table:style-name="ce12">
            <text:p>07/11/25</text:p>
          </table:table-cell>
          <table:table-cell table:number-columns-repeated="16377"/>
        </table:table-row>
        <table:table-row table:style-name="ro8">
          <table:table-cell office:value-type="float" office:value="1028" table:style-name="ce4">
            <text:p>1028</text:p>
          </table:table-cell>
          <table:table-cell office:value-type="string" table:style-name="ce11">
            <text:p>MENEMEN 125</text:p>
          </table:table-cell>
          <table:table-cell office:value-type="string" table:style-name="ce5">
            <text:p>MESKEN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number-columns-repeated="16377"/>
        </table:table-row>
        <table:table-row table:style-name="ro8">
          <table:table-cell office:value-type="float" office:value="1029" table:style-name="ce4">
            <text:p>1029</text:p>
          </table:table-cell>
          <table:table-cell office:value-type="string" table:style-name="ce11">
            <text:p>BORNOVA PINARBAŞI YARIŞ PİSTİ</text:p>
            <text:p>1017,1018,1019,1020,1251,</text:p>
          </table:table-cell>
          <table:table-cell office:value-type="string" table:style-name="ce5">
            <text:p>EMLAK ŞUB.MÜD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30" table:style-name="ce4">
            <text:p>1030</text:p>
          </table:table-cell>
          <table:table-cell office:value-type="string" table:style-name="ce11">
            <text:p>KARABAĞLAR <text:s/>İPOTEK DEVAM EDENLER 4</text:p>
            <text:p>42383 ADA 12 PARSEL</text:p>
          </table:table-cell>
          <table:table-cell office:value-type="string" table:style-name="ce5">
            <text:p>EMLAK ŞUB.MÜD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number-columns-repeated="16377"/>
        </table:table-row>
        <table:table-row table:style-name="ro8">
          <table:table-cell office:value-type="float" office:value="1031" table:style-name="ce4">
            <text:p>1031</text:p>
          </table:table-cell>
          <table:table-cell office:value-type="string" table:style-name="ce11">
            <text:p>BERGAMA 81</text:p>
          </table:table-cell>
          <table:table-cell office:value-type="string" table:style-name="ce5">
            <text:p>MESKEN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number-columns-repeated="16377"/>
        </table:table-row>
        <table:table-row table:style-name="ro8">
          <table:table-cell office:value-type="float" office:value="1032" table:style-name="ce4">
            <text:p>1032</text:p>
          </table:table-cell>
          <table:table-cell office:value-type="string" table:style-name="ce11">
            <text:p>BERGAMA 242</text:p>
          </table:table-cell>
          <table:table-cell office:value-type="string" table:style-name="ce5">
            <text:p>MESKEN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number-columns-repeated="16377"/>
        </table:table-row>
        <table:table-row table:style-name="ro8">
          <table:table-cell office:value-type="float" office:value="1033" table:style-name="ce4">
            <text:p>1033</text:p>
          </table:table-cell>
          <table:table-cell office:value-type="string" table:style-name="ce11">
            <text:p>MENEMEN 87</text:p>
          </table:table-cell>
          <table:table-cell office:value-type="string" table:style-name="ce5">
            <text:p>MESKEN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number-columns-repeated="16377"/>
        </table:table-row>
        <table:table-row table:style-name="ro8">
          <table:table-cell office:value-type="float" office:value="1034" table:style-name="ce4">
            <text:p>1034</text:p>
          </table:table-cell>
          <table:table-cell office:value-type="string" table:style-name="ce11">
            <text:p>GÜZELBAHÇE 128</text:p>
          </table:table-cell>
          <table:table-cell office:value-type="string" table:style-name="ce5">
            <text:p>MESKEN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035" table:style-name="ce4">
            <text:p>1035</text:p>
          </table:table-cell>
          <table:table-cell office:value-type="string" table:style-name="ce11">
            <text:p>URLA 75</text:p>
          </table:table-cell>
          <table:table-cell office:value-type="string" table:style-name="ce5">
            <text:p>MESKEN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number-columns-repeated="16377"/>
        </table:table-row>
        <table:table-row table:style-name="ro8">
          <table:table-cell office:value-type="float" office:value="1036" table:style-name="ce4">
            <text:p>1036</text:p>
          </table:table-cell>
          <table:table-cell office:value-type="string" table:style-name="ce11">
            <text:p>ÖDEMİŞ 249</text:p>
          </table:table-cell>
          <table:table-cell office:value-type="string" table:style-name="ce5">
            <text:p>MESKEN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number-columns-repeated="16377"/>
        </table:table-row>
        <table:table-row table:style-name="ro8">
          <table:table-cell office:value-type="float" office:value="1037" table:style-name="ce4">
            <text:p>1037</text:p>
          </table:table-cell>
          <table:table-cell office:value-type="string" table:style-name="ce11">
            <text:p>ÖDEMİŞ 366</text:p>
          </table:table-cell>
          <table:table-cell office:value-type="string" table:style-name="ce5">
            <text:p>MESKEN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number-columns-repeated="16377"/>
        </table:table-row>
        <table:table-row table:style-name="ro8">
          <table:table-cell office:value-type="float" office:value="1038" table:style-name="ce4">
            <text:p>1038</text:p>
          </table:table-cell>
          <table:table-cell office:value-type="string" table:style-name="ce11">
            <text:p>ALİAĞA 78</text:p>
          </table:table-cell>
          <table:table-cell office:value-type="string" table:style-name="ce5">
            <text:p>MESKEN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number-columns-repeated="16377"/>
        </table:table-row>
        <table:table-row table:style-name="ro8">
          <table:table-cell office:value-type="float" office:value="1039" table:style-name="ce4">
            <text:p>1039</text:p>
          </table:table-cell>
          <table:table-cell office:value-type="string" table:style-name="ce11">
            <text:p>ALİAĞA 81</text:p>
          </table:table-cell>
          <table:table-cell office:value-type="string" table:style-name="ce5">
            <text:p>MESKEN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number-columns-repeated="16377"/>
        </table:table-row>
        <table:table-row table:style-name="ro8">
          <table:table-cell office:value-type="float" office:value="1040" table:style-name="ce4">
            <text:p>1040</text:p>
          </table:table-cell>
          <table:table-cell office:value-type="string" table:style-name="ce11">
            <text:p>İLİŞİKLİ 324</text:p>
          </table:table-cell>
          <table:table-cell office:value-type="string" table:style-name="ce5">
            <text:p>EMLAK ŞUB.MÜD</text:p>
          </table:table-cell>
          <table:table-cell office:value-type="date" office:date-value="2025-11-07T00:00:00" table:style-name="ce12">
            <text:p>07/11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10T00:00:00" table:style-name="ce12">
            <text:p>10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41" table:style-name="ce4">
            <text:p>1041</text:p>
          </table:table-cell>
          <table:table-cell office:value-type="string" table:style-name="ce11">
            <text:p>MENEMEN 136</text:p>
          </table:table-cell>
          <table:table-cell office:value-type="string" table:style-name="ce5">
            <text:p>EMLAK ŞUB.MÜD</text:p>
          </table:table-cell>
          <table:table-cell office:value-type="date" office:date-value="2025-11-10T00:00:00" table:style-name="ce12">
            <text:p>10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13T00:00:00" table:style-name="ce12">
            <text:p>13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42" table:style-name="ce4">
            <text:p>1042</text:p>
          </table:table-cell>
          <table:table-cell office:value-type="string" table:style-name="ce11">
            <text:p>İLİŞİKLİ 602</text:p>
          </table:table-cell>
          <table:table-cell office:value-type="string" table:style-name="ce5">
            <text:p>EMLAK ŞUB.MÜD</text:p>
          </table:table-cell>
          <table:table-cell office:value-type="date" office:date-value="2025-11-10T00:00:00" table:style-name="ce12">
            <text:p>10/11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10T00:00:00" table:style-name="ce12">
            <text:p>10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43" table:style-name="ce4">
            <text:p>1043</text:p>
          </table:table-cell>
          <table:table-cell office:value-type="string" table:style-name="ce11">
            <text:p>İLİŞİKLİ 655</text:p>
          </table:table-cell>
          <table:table-cell office:value-type="string" table:style-name="ce5">
            <text:p>EMLAK ŞUB.MÜD</text:p>
          </table:table-cell>
          <table:table-cell office:value-type="date" office:date-value="2025-11-10T00:00:00" table:style-name="ce12">
            <text:p>10/11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44" table:style-name="ce4">
            <text:p>1044</text:p>
          </table:table-cell>
          <table:table-cell office:value-type="string" table:style-name="ce11">
            <text:p>KONAK 93 4-NOLU</text:p>
          </table:table-cell>
          <table:table-cell office:value-type="string" table:style-name="ce5">
            <text:p>EMLAK ŞUB.MÜD</text:p>
          </table:table-cell>
          <table:table-cell office:value-type="date" office:date-value="2025-11-10T00:00:00" table:style-name="ce12">
            <text:p>10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11T00:00:00" table:style-name="ce12">
            <text:p>1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45" table:style-name="ce4">
            <text:p>1045</text:p>
          </table:table-cell>
          <table:table-cell office:value-type="string" table:style-name="ce11">
            <text:p>KONAK 1201</text:p>
          </table:table-cell>
          <table:table-cell office:value-type="string" table:style-name="ce5">
            <text:p>EMLAK ŞUB.MÜD</text:p>
          </table:table-cell>
          <table:table-cell office:value-type="date" office:date-value="2025-11-10T00:00:00" table:style-name="ce12">
            <text:p>10/11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1-17T00:00:00" table:style-name="ce12">
            <text:p>17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46" table:style-name="ce4">
            <text:p>1046</text:p>
          </table:table-cell>
          <table:table-cell office:value-type="string" table:style-name="ce11">
            <text:p>BUCA 297</text:p>
          </table:table-cell>
          <table:table-cell office:value-type="string" table:style-name="ce5">
            <text:p>EMLAK ŞUB.MÜD</text:p>
          </table:table-cell>
          <table:table-cell office:value-type="date" office:date-value="2025-11-11T00:00:00" table:style-name="ce12">
            <text:p>11/11/25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047" table:style-name="ce4">
            <text:p>1047</text:p>
          </table:table-cell>
          <table:table-cell office:value-type="string" table:style-name="ce11">
            <text:p>BUCA 70</text:p>
          </table:table-cell>
          <table:table-cell office:value-type="string" table:style-name="ce5">
            <text:p>EMLAK ŞUB.MÜD</text:p>
          </table:table-cell>
          <table:table-cell office:value-type="date" office:date-value="2025-11-11T00:00:00" table:style-name="ce12">
            <text:p>11/11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1-11T00:00:00" table:style-name="ce12">
            <text:p>1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48" table:style-name="ce4">
            <text:p>1048</text:p>
          </table:table-cell>
          <table:table-cell office:value-type="string" table:style-name="ce11">
            <text:p>İLİŞİKLİ 278</text:p>
          </table:table-cell>
          <table:table-cell office:value-type="string" table:style-name="ce5">
            <text:p>EMLAK ŞUB.MÜD</text:p>
          </table:table-cell>
          <table:table-cell office:value-type="date" office:date-value="2025-11-11T00:00:00" table:style-name="ce12">
            <text:p>11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11T00:00:00" table:style-name="ce12">
            <text:p>1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49" table:style-name="ce4">
            <text:p>1049</text:p>
          </table:table-cell>
          <table:table-cell office:value-type="string" table:style-name="ce11">
            <text:p>İLİŞİKLİ 278 <text:s/>1-NOLU</text:p>
          </table:table-cell>
          <table:table-cell office:value-type="string" table:style-name="ce5">
            <text:p>EMLAK ŞUB.MÜD</text:p>
          </table:table-cell>
          <table:table-cell office:value-type="date" office:date-value="2025-11-11T00:00:00" table:style-name="ce12">
            <text:p>11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11T00:00:00" table:style-name="ce12">
            <text:p>1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50" table:style-name="ce4">
            <text:p>1050</text:p>
          </table:table-cell>
          <table:table-cell office:value-type="string" table:style-name="ce11">
            <text:p>İLİŞİKLİ 278 <text:s/>2-NOLU</text:p>
          </table:table-cell>
          <table:table-cell office:value-type="string" table:style-name="ce5">
            <text:p>EMLAK ŞUB.MÜD</text:p>
          </table:table-cell>
          <table:table-cell office:value-type="date" office:date-value="2025-11-11T00:00:00" table:style-name="ce12">
            <text:p>11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11T00:00:00" table:style-name="ce12">
            <text:p>1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51" table:style-name="ce4">
            <text:p>1051</text:p>
          </table:table-cell>
          <table:table-cell office:value-type="string" table:style-name="ce19">
            <text:p>KONAK 2710</text:p>
          </table:table-cell>
          <table:table-cell office:value-type="string" table:style-name="ce20">
            <text:p>EMLAK ŞUB.MÜD</text:p>
          </table:table-cell>
          <table:table-cell office:value-type="date" office:date-value="2025-11-11T00:00:00" table:style-name="ce21">
            <text:p>11/11/25</text:p>
          </table:table-cell>
          <table:table-cell office:value-type="string" table:style-name="ce19">
            <text:p>GÜLŞAH</text:p>
          </table:table-cell>
          <table:table-cell office:value-type="string" table:style-name="ce19">
            <text:p>NURETTİN</text:p>
          </table:table-cell>
          <table:table-cell office:value-type="date" office:date-value="2025-11-26T00:00:00" table:style-name="ce21">
            <text:p>26/11/25</text:p>
          </table:table-cell>
          <table:table-cell office:value-type="string" table:number-columns-spanned="1" table:number-rows-spanned="9" table:style-name="ce31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3399 BİRLEŞMİŞ 3399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6376"/>
        </table:table-row>
        <table:table-row table:style-name="ro8">
          <table:table-cell office:value-type="float" office:value="1052" table:style-name="ce4">
            <text:p>1052</text:p>
          </table:table-cell>
          <table:table-cell office:value-type="string" table:style-name="ce19">
            <text:p>KONAK 2711</text:p>
          </table:table-cell>
          <table:table-cell office:value-type="string" table:style-name="ce20">
            <text:p>EMLAK ŞUB.MÜD</text:p>
          </table:table-cell>
          <table:table-cell office:value-type="date" office:date-value="2025-11-11T00:00:00" table:style-name="ce21">
            <text:p>11/11/25</text:p>
          </table:table-cell>
          <table:table-cell office:value-type="string" table:style-name="ce19">
            <text:p>GÜLŞAH</text:p>
          </table:table-cell>
          <table:table-cell office:value-type="string" table:style-name="ce19">
            <text:p>NURETTİN</text:p>
          </table:table-cell>
          <table:table-cell office:value-type="date" office:date-value="2025-11-26T00:00:00" table:style-name="ce21">
            <text:p>26/11/25</text:p>
          </table:table-cell>
          <table:covered-table-cell/>
          <table:table-cell table:number-columns-repeated="16376"/>
        </table:table-row>
        <table:table-row table:style-name="ro8">
          <table:table-cell office:value-type="float" office:value="1053" table:style-name="ce4">
            <text:p>1053</text:p>
          </table:table-cell>
          <table:table-cell office:value-type="string" table:style-name="ce19">
            <text:p>KONAK 2714</text:p>
          </table:table-cell>
          <table:table-cell office:value-type="string" table:style-name="ce20">
            <text:p>EMLAK ŞUB.MÜD</text:p>
          </table:table-cell>
          <table:table-cell office:value-type="date" office:date-value="2025-11-11T00:00:00" table:style-name="ce21">
            <text:p>11/11/25</text:p>
          </table:table-cell>
          <table:table-cell office:value-type="string" table:style-name="ce19">
            <text:p>GÜLŞAH</text:p>
          </table:table-cell>
          <table:table-cell office:value-type="string" table:style-name="ce19">
            <text:p>NURETTİN</text:p>
          </table:table-cell>
          <table:table-cell office:value-type="date" office:date-value="2025-11-26T00:00:00" table:style-name="ce21">
            <text:p>26/11/25</text:p>
          </table:table-cell>
          <table:covered-table-cell/>
          <table:table-cell table:number-columns-repeated="16376"/>
        </table:table-row>
        <table:table-row table:style-name="ro8">
          <table:table-cell office:value-type="float" office:value="1054" table:style-name="ce4">
            <text:p>1054</text:p>
          </table:table-cell>
          <table:table-cell office:value-type="string" table:style-name="ce19">
            <text:p>KONAK 2717</text:p>
          </table:table-cell>
          <table:table-cell office:value-type="string" table:style-name="ce20">
            <text:p>EMLAK ŞUB.MÜD</text:p>
          </table:table-cell>
          <table:table-cell office:value-type="date" office:date-value="2025-11-11T00:00:00" table:style-name="ce21">
            <text:p>11/11/25</text:p>
          </table:table-cell>
          <table:table-cell office:value-type="string" table:style-name="ce19">
            <text:p>GÜLŞAH</text:p>
          </table:table-cell>
          <table:table-cell office:value-type="string" table:style-name="ce19">
            <text:p>NURETTİN</text:p>
          </table:table-cell>
          <table:table-cell office:value-type="date" office:date-value="2025-11-26T00:00:00" table:style-name="ce21">
            <text:p>26/11/25</text:p>
          </table:table-cell>
          <table:covered-table-cell/>
          <table:table-cell table:number-columns-repeated="16376"/>
        </table:table-row>
        <table:table-row table:style-name="ro8">
          <table:table-cell office:value-type="float" office:value="1055" table:style-name="ce4">
            <text:p>1055</text:p>
          </table:table-cell>
          <table:table-cell office:value-type="string" table:style-name="ce19">
            <text:p>KONAK 2718</text:p>
          </table:table-cell>
          <table:table-cell office:value-type="string" table:style-name="ce20">
            <text:p>EMLAK ŞUB.MÜD</text:p>
          </table:table-cell>
          <table:table-cell office:value-type="date" office:date-value="2025-11-11T00:00:00" table:style-name="ce21">
            <text:p>11/11/25</text:p>
          </table:table-cell>
          <table:table-cell office:value-type="string" table:style-name="ce19">
            <text:p>GÜLŞAH</text:p>
          </table:table-cell>
          <table:table-cell office:value-type="string" table:style-name="ce19">
            <text:p>NURETTİN</text:p>
          </table:table-cell>
          <table:table-cell office:value-type="date" office:date-value="2025-11-26T00:00:00" table:style-name="ce21">
            <text:p>26/11/25</text:p>
          </table:table-cell>
          <table:covered-table-cell/>
          <table:table-cell table:number-columns-repeated="16376"/>
        </table:table-row>
        <table:table-row table:style-name="ro8">
          <table:table-cell office:value-type="float" office:value="1056" table:style-name="ce4">
            <text:p>1056</text:p>
          </table:table-cell>
          <table:table-cell office:value-type="string" table:style-name="ce19">
            <text:p>KONAK 2719</text:p>
          </table:table-cell>
          <table:table-cell office:value-type="string" table:style-name="ce20">
            <text:p>EMLAK ŞUB.MÜD</text:p>
          </table:table-cell>
          <table:table-cell office:value-type="date" office:date-value="2025-11-11T00:00:00" table:style-name="ce21">
            <text:p>11/11/25</text:p>
          </table:table-cell>
          <table:table-cell office:value-type="string" table:style-name="ce19">
            <text:p>GÜLŞAH</text:p>
          </table:table-cell>
          <table:table-cell office:value-type="string" table:style-name="ce19">
            <text:p>NURETTİN</text:p>
          </table:table-cell>
          <table:table-cell office:value-type="date" office:date-value="2025-11-26T00:00:00" table:style-name="ce21">
            <text:p>26/11/25</text:p>
          </table:table-cell>
          <table:covered-table-cell/>
          <table:table-cell table:number-columns-repeated="16376"/>
        </table:table-row>
        <table:table-row table:style-name="ro8">
          <table:table-cell office:value-type="float" office:value="1057" table:style-name="ce4">
            <text:p>1057</text:p>
          </table:table-cell>
          <table:table-cell office:value-type="string" table:style-name="ce19">
            <text:p>KONAK 2720</text:p>
          </table:table-cell>
          <table:table-cell office:value-type="string" table:style-name="ce20">
            <text:p>EMLAK ŞUB.MÜD</text:p>
          </table:table-cell>
          <table:table-cell office:value-type="date" office:date-value="2025-11-11T00:00:00" table:style-name="ce21">
            <text:p>11/11/25</text:p>
          </table:table-cell>
          <table:table-cell office:value-type="string" table:style-name="ce19">
            <text:p>GÜLŞAH</text:p>
          </table:table-cell>
          <table:table-cell office:value-type="string" table:style-name="ce19">
            <text:p>NURETTİN</text:p>
          </table:table-cell>
          <table:table-cell office:value-type="date" office:date-value="2025-11-26T00:00:00" table:style-name="ce21">
            <text:p>26/11/25</text:p>
          </table:table-cell>
          <table:covered-table-cell/>
          <table:table-cell table:number-columns-repeated="16376"/>
        </table:table-row>
        <table:table-row table:style-name="ro8">
          <table:table-cell office:value-type="float" office:value="1058" table:style-name="ce4">
            <text:p>1058</text:p>
          </table:table-cell>
          <table:table-cell office:value-type="string" table:style-name="ce19">
            <text:p>KONAK 2723</text:p>
          </table:table-cell>
          <table:table-cell office:value-type="string" table:style-name="ce20">
            <text:p>EMLAK ŞUB.MÜD</text:p>
          </table:table-cell>
          <table:table-cell office:value-type="date" office:date-value="2025-11-11T00:00:00" table:style-name="ce21">
            <text:p>11/11/25</text:p>
          </table:table-cell>
          <table:table-cell office:value-type="string" table:style-name="ce19">
            <text:p>GÜLŞAH</text:p>
          </table:table-cell>
          <table:table-cell office:value-type="string" table:style-name="ce19">
            <text:p>NURETTİN</text:p>
          </table:table-cell>
          <table:table-cell office:value-type="date" office:date-value="2025-11-26T00:00:00" table:style-name="ce21">
            <text:p>26/11/25</text:p>
          </table:table-cell>
          <table:covered-table-cell/>
          <table:table-cell table:number-columns-repeated="16376"/>
        </table:table-row>
        <table:table-row table:style-name="ro8">
          <table:table-cell office:value-type="float" office:value="1059" table:style-name="ce4">
            <text:p>1059</text:p>
          </table:table-cell>
          <table:table-cell office:value-type="string" table:style-name="ce19">
            <text:p>KONAK 2766</text:p>
          </table:table-cell>
          <table:table-cell office:value-type="string" table:style-name="ce20">
            <text:p>EMLAK ŞUB.MÜD</text:p>
          </table:table-cell>
          <table:table-cell office:value-type="date" office:date-value="2025-11-11T00:00:00" table:style-name="ce21">
            <text:p>11/11/25</text:p>
          </table:table-cell>
          <table:table-cell office:value-type="string" table:style-name="ce19">
            <text:p>GÜLŞAH</text:p>
          </table:table-cell>
          <table:table-cell office:value-type="string" table:style-name="ce19">
            <text:p>NURETTİN</text:p>
          </table:table-cell>
          <table:table-cell office:value-type="date" office:date-value="2025-11-26T00:00:00" table:style-name="ce21">
            <text:p>26/11/25</text:p>
          </table:table-cell>
          <table:covered-table-cell/>
          <table:table-cell table:number-columns-repeated="16376"/>
        </table:table-row>
        <table:table-row table:style-name="ro8">
          <table:table-cell office:value-type="float" office:value="1060" table:style-name="ce4">
            <text:p>1060</text:p>
          </table:table-cell>
          <table:table-cell office:value-type="string" table:style-name="ce4">
            <text:p>KONAK İPOTEK DEVAM EDENLER 24</text:p>
            <text:p>38003 ADA 8 PARSEL</text:p>
          </table:table-cell>
          <table:table-cell office:value-type="string" table:style-name="ce5">
            <text:p>EMLAK ŞUB.MÜD</text:p>
          </table:table-cell>
          <table:table-cell office:value-type="date" office:date-value="2025-11-11T00:00:00" table:style-name="ce12">
            <text:p>11/11/25</text:p>
          </table:table-cell>
          <table:table-cell office:value-type="string" table:style-name="ce11">
            <text:p>İLKNUR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61" table:style-name="ce4">
            <text:p>1061</text:p>
          </table:table-cell>
          <table:table-cell office:value-type="string" table:style-name="ce11">
            <text:p>İLİŞİKLİ 436</text:p>
          </table:table-cell>
          <table:table-cell office:value-type="string" table:style-name="ce5">
            <text:p>EMLAK ŞUB.MÜD</text:p>
          </table:table-cell>
          <table:table-cell office:value-type="date" office:date-value="2025-11-11T00:00:00" table:style-name="ce12">
            <text:p>11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62" table:style-name="ce4">
            <text:p>1062</text:p>
          </table:table-cell>
          <table:table-cell office:value-type="string" table:style-name="ce11">
            <text:p>GAZİEMİR 330</text:p>
          </table:table-cell>
          <table:table-cell office:value-type="string" table:style-name="ce5">
            <text:p>EMLAK ŞUB.MÜD</text:p>
          </table:table-cell>
          <table:table-cell office:value-type="date" office:date-value="2025-11-11T00:00:00" table:style-name="ce12">
            <text:p>11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63" table:style-name="ce4">
            <text:p>1063</text:p>
          </table:table-cell>
          <table:table-cell office:value-type="string" table:style-name="ce11">
            <text:p>KONAK 93 2-NOLU</text:p>
          </table:table-cell>
          <table:table-cell office:value-type="string" table:style-name="ce5">
            <text:p>EMLAK ŞUB.MÜD</text:p>
          </table:table-cell>
          <table:table-cell office:value-type="date" office:date-value="2025-11-11T00:00:00" table:style-name="ce12">
            <text:p>11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11T00:00:00" table:style-name="ce12">
            <text:p>1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64" table:style-name="ce4">
            <text:p>1064</text:p>
          </table:table-cell>
          <table:table-cell office:value-type="string" table:style-name="ce11">
            <text:p>KONAK 93 3-NOLU</text:p>
          </table:table-cell>
          <table:table-cell office:value-type="string" table:style-name="ce5">
            <text:p>EMLAK ŞUB.MÜD</text:p>
          </table:table-cell>
          <table:table-cell office:value-type="date" office:date-value="2025-11-11T00:00:00" table:style-name="ce12">
            <text:p>11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11T00:00:00" table:style-name="ce12">
            <text:p>1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65" table:style-name="ce4">
            <text:p>1065</text:p>
          </table:table-cell>
          <table:table-cell office:value-type="string" table:style-name="ce11">
            <text:p>KARABAĞLAR <text:s/>İPOTEK DEVAM EDENLER 2</text:p>
            <text:p>31729 ADA 5 PARSEL</text:p>
          </table:table-cell>
          <table:table-cell office:value-type="string" table:style-name="ce5">
            <text:p>EMLAK ŞUB.MÜD</text:p>
          </table:table-cell>
          <table:table-cell office:value-type="date" office:date-value="2025-11-11T00:00:00" table:style-name="ce12">
            <text:p>11/11/25</text:p>
          </table:table-cell>
          <table:table-cell office:value-type="string" table:style-name="ce11">
            <text:p>HİKMET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66" table:style-name="ce4">
            <text:p>1066</text:p>
          </table:table-cell>
          <table:table-cell office:value-type="string" table:style-name="ce11">
            <text:p>KARBAĞLAR 3617</text:p>
          </table:table-cell>
          <table:table-cell office:value-type="string" table:style-name="ce5">
            <text:p>EMLAK ŞUB.MÜD</text:p>
          </table:table-cell>
          <table:table-cell office:value-type="date" office:date-value="2025-11-13T00:00:00" table:style-name="ce12">
            <text:p>13/11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067" table:style-name="ce4">
            <text:p>1067</text:p>
          </table:table-cell>
          <table:table-cell office:value-type="string" table:style-name="ce11">
            <text:p>BORNOVA 1076</text:p>
          </table:table-cell>
          <table:table-cell office:value-type="string" table:style-name="ce5">
            <text:p>EMLAK ŞUB.MÜD</text:p>
          </table:table-cell>
          <table:table-cell office:value-type="date" office:date-value="2025-11-13T00:00:00" table:style-name="ce12">
            <text:p>13/11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1-14T00:00:00" table:style-name="ce12">
            <text:p>1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68" table:style-name="ce4">
            <text:p>1068</text:p>
          </table:table-cell>
          <table:table-cell office:value-type="string" table:style-name="ce11">
            <text:p>BUCA 1874</text:p>
          </table:table-cell>
          <table:table-cell office:value-type="string" table:style-name="ce5">
            <text:p>EMLAK ŞUB.MÜD</text:p>
          </table:table-cell>
          <table:table-cell office:value-type="date" office:date-value="2025-11-14T00:00:00" table:style-name="ce12">
            <text:p>14/11/25</text:p>
          </table:table-cell>
          <table:table-cell office:value-type="string" table:style-name="ce11">
            <text:p>RABİA PINAR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69" table:style-name="ce4">
            <text:p>1069</text:p>
          </table:table-cell>
          <table:table-cell office:value-type="string" table:style-name="ce11">
            <text:p>BUCA 703</text:p>
          </table:table-cell>
          <table:table-cell office:value-type="string" table:style-name="ce5">
            <text:p>EMLAK ŞUB.MÜD</text:p>
          </table:table-cell>
          <table:table-cell office:value-type="date" office:date-value="2025-11-14T00:00:00" table:style-name="ce12">
            <text:p>14/11/25</text:p>
          </table:table-cell>
          <table:table-cell office:value-type="string" table:style-name="ce11">
            <text:p>RABİA PINAR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70" table:style-name="ce4">
            <text:p>1070</text:p>
          </table:table-cell>
          <table:table-cell office:value-type="string" table:style-name="ce11">
            <text:p>İLİŞİKLİ 13</text:p>
          </table:table-cell>
          <table:table-cell office:value-type="string" table:style-name="ce5">
            <text:p>EMLAK ŞUB.MÜD</text:p>
          </table:table-cell>
          <table:table-cell office:value-type="date" office:date-value="2025-11-14T00:00:00" table:style-name="ce12">
            <text:p>14/11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71" table:style-name="ce4">
            <text:p>1071</text:p>
          </table:table-cell>
          <table:table-cell office:value-type="string" table:style-name="ce11">
            <text:p>ÇİĞLİ 381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1-18T00:00:00" table:style-name="ce12">
            <text:p>18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72" table:style-name="ce4">
            <text:p>1072</text:p>
          </table:table-cell>
          <table:table-cell office:value-type="string" table:style-name="ce11">
            <text:p>BORNOVA 1298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1-17T00:00:00" table:style-name="ce12">
            <text:p>17/11/25</text:p>
          </table:table-cell>
          <table:table-cell table:number-columns-repeated="16377"/>
        </table:table-row>
        <table:table-row table:style-name="ro8">
          <table:table-cell office:value-type="float" office:value="1073" table:style-name="ce4">
            <text:p>1073</text:p>
          </table:table-cell>
          <table:table-cell office:value-type="string" table:style-name="ce11">
            <text:p>BORNOVA 1245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1-17T00:00:00" table:style-name="ce12">
            <text:p>17/11/25</text:p>
          </table:table-cell>
          <table:table-cell table:number-columns-repeated="16377"/>
        </table:table-row>
        <table:table-row table:style-name="ro8">
          <table:table-cell office:value-type="float" office:value="1074" table:style-name="ce4">
            <text:p>1074</text:p>
          </table:table-cell>
          <table:table-cell office:value-type="string" table:style-name="ce11">
            <text:p>KONAK 32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21T00:00:00" table:style-name="ce12">
            <text:p>21/11/25</text:p>
          </table:table-cell>
          <table:table-cell table:number-columns-repeated="16377"/>
        </table:table-row>
        <table:table-row table:style-name="ro8">
          <table:table-cell office:value-type="float" office:value="1075" table:style-name="ce4">
            <text:p>1075</text:p>
          </table:table-cell>
          <table:table-cell office:value-type="string" table:style-name="ce11">
            <text:p>KONAK 2049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76" table:style-name="ce4">
            <text:p>1076</text:p>
          </table:table-cell>
          <table:table-cell office:value-type="string" table:style-name="ce11">
            <text:p>KONAK 2050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77" table:style-name="ce4">
            <text:p>1077</text:p>
          </table:table-cell>
          <table:table-cell office:value-type="string" table:style-name="ce11">
            <text:p>KONAK 2051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78" table:style-name="ce4">
            <text:p>1078</text:p>
          </table:table-cell>
          <table:table-cell office:value-type="string" table:style-name="ce11">
            <text:p>KONAK 2052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79" table:style-name="ce4">
            <text:p>1079</text:p>
          </table:table-cell>
          <table:table-cell office:value-type="string" table:style-name="ce11">
            <text:p>KONAK 2053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80" table:style-name="ce4">
            <text:p>1080</text:p>
          </table:table-cell>
          <table:table-cell office:value-type="string" table:style-name="ce11">
            <text:p>KONAK 2054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81" table:style-name="ce4">
            <text:p>1081</text:p>
          </table:table-cell>
          <table:table-cell office:value-type="string" table:style-name="ce11">
            <text:p>KONAK 2055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82" table:style-name="ce4">
            <text:p>1082</text:p>
          </table:table-cell>
          <table:table-cell office:value-type="string" table:style-name="ce11">
            <text:p>KONAK 2777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83" table:style-name="ce4">
            <text:p>1083</text:p>
          </table:table-cell>
          <table:table-cell office:value-type="string" table:style-name="ce11">
            <text:p>KONAK 3290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84" table:style-name="ce4">
            <text:p>1084</text:p>
          </table:table-cell>
          <table:table-cell office:value-type="string" table:style-name="ce11">
            <text:p>KONAK 3300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085" table:style-name="ce4">
            <text:p>1085</text:p>
          </table:table-cell>
          <table:table-cell office:value-type="string" table:style-name="ce11">
            <text:p>İLİŞİKLİ 617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BURCU</text:p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5-11-17T00:00:00" table:style-name="ce12">
            <text:p>17/11/25</text:p>
          </table:table-cell>
          <table:table-cell table:number-columns-repeated="16377"/>
        </table:table-row>
        <table:table-row table:style-name="ro8">
          <table:table-cell office:value-type="float" office:value="1086" table:style-name="ce4">
            <text:p>1086</text:p>
          </table:table-cell>
          <table:table-cell office:value-type="string" table:style-name="ce11">
            <text:p>BORNOVA 166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BURCU</text:p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5-11-17T00:00:00" table:style-name="ce12">
            <text:p>17/11/25</text:p>
          </table:table-cell>
          <table:table-cell table:number-columns-repeated="16377"/>
        </table:table-row>
        <table:table-row table:style-name="ro8">
          <table:table-cell office:value-type="float" office:value="1087" table:style-name="ce4">
            <text:p>1087</text:p>
          </table:table-cell>
          <table:table-cell office:value-type="string" table:style-name="ce11">
            <text:p>İLİŞİKLİ 166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BURCU</text:p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5-11-17T00:00:00" table:style-name="ce12">
            <text:p>17/11/25</text:p>
          </table:table-cell>
          <table:table-cell table:number-columns-repeated="16377"/>
        </table:table-row>
        <table:table-row table:style-name="ro8">
          <table:table-cell office:value-type="float" office:value="1088" table:style-name="ce4">
            <text:p>1088</text:p>
          </table:table-cell>
          <table:table-cell office:value-type="string" table:style-name="ce11">
            <text:p>GAZİEMİR 328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18T00:00:00" table:style-name="ce12">
            <text:p>18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89" table:style-name="ce4">
            <text:p>1089</text:p>
          </table:table-cell>
          <table:table-cell office:value-type="string" table:style-name="ce11">
            <text:p>GAZİEMİR 329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18T00:00:00" table:style-name="ce12">
            <text:p>18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90" table:style-name="ce4">
            <text:p>1090</text:p>
          </table:table-cell>
          <table:table-cell office:value-type="string" table:style-name="ce11">
            <text:p>KONAK 2530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1-20T00:00:00" table:style-name="ce12">
            <text:p>20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91" table:style-name="ce4">
            <text:p>1091</text:p>
          </table:table-cell>
          <table:table-cell office:value-type="string" table:style-name="ce11">
            <text:p>KONAK 2545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1-20T00:00:00" table:style-name="ce12">
            <text:p>20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92" table:style-name="ce4">
            <text:p>1092</text:p>
          </table:table-cell>
          <table:table-cell office:value-type="string" table:style-name="ce11">
            <text:p>KONAK 2546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1-20T00:00:00" table:style-name="ce12">
            <text:p>20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93" table:style-name="ce4">
            <text:p>1093</text:p>
          </table:table-cell>
          <table:table-cell office:value-type="string" table:style-name="ce11">
            <text:p>KONAK 2455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1-21T00:00:00" table:style-name="ce12">
            <text:p>2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94" table:style-name="ce4">
            <text:p>1094</text:p>
          </table:table-cell>
          <table:table-cell office:value-type="string" table:style-name="ce11">
            <text:p>BALÇOVA 92</text:p>
          </table:table-cell>
          <table:table-cell office:value-type="string" table:style-name="ce5">
            <text:p>EMLAK ŞUB.MÜD</text:p>
          </table:table-cell>
          <table:table-cell office:value-type="date" office:date-value="2025-11-17T00:00:00" table:style-name="ce12">
            <text:p>17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95" table:style-name="ce4">
            <text:p>1095</text:p>
          </table:table-cell>
          <table:table-cell office:value-type="string" table:style-name="ce11">
            <text:p>KARŞIYAKA 397</text:p>
          </table:table-cell>
          <table:table-cell office:value-type="string" table:style-name="ce5">
            <text:p>EMLAK ŞUB.MÜD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1-24T00:00:00" table:style-name="ce12">
            <text:p>2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96" table:style-name="ce4">
            <text:p>1096</text:p>
          </table:table-cell>
          <table:table-cell office:value-type="string" table:style-name="ce11">
            <text:p>KARŞIYAKA 398</text:p>
          </table:table-cell>
          <table:table-cell office:value-type="string" table:style-name="ce5">
            <text:p>EMLAK ŞUB.MÜD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1-21T00:00:00" table:style-name="ce12">
            <text:p>2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97" table:style-name="ce4">
            <text:p>1097</text:p>
          </table:table-cell>
          <table:table-cell office:value-type="string" table:style-name="ce11">
            <text:p>KARŞIYAKA 399</text:p>
          </table:table-cell>
          <table:table-cell office:value-type="string" table:style-name="ce5">
            <text:p>EMLAK ŞUB.MÜD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1-24T00:00:00" table:style-name="ce12">
            <text:p>24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98" table:style-name="ce4">
            <text:p>1098</text:p>
          </table:table-cell>
          <table:table-cell office:value-type="string" table:style-name="ce11">
            <text:p>BALÇOVA 58</text:p>
          </table:table-cell>
          <table:table-cell office:value-type="string" table:style-name="ce5">
            <text:p>EMLAK ŞUB.MÜD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İLKNUR</text:p>
          </table:table-cell>
          <table:table-cell office:value-type="string" table:style-name="ce11">
            <text:p>NURETTİN</text:p>
          </table:table-cell>
          <table:table-cell office:value-type="date" office:date-value="2025-11-25T00:00:00" table:style-name="ce12">
            <text:p>2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099" table:style-name="ce4">
            <text:p>1099</text:p>
          </table:table-cell>
          <table:table-cell office:value-type="string" table:style-name="ce11">
            <text:p>BAYRAKLI 48</text:p>
          </table:table-cell>
          <table:table-cell office:value-type="string" table:style-name="ce5">
            <text:p>EMLAK ŞUB.MÜD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İLKNUR</text:p>
          </table:table-cell>
          <table:table-cell office:value-type="string" table:style-name="ce11">
            <text:p>NURETTİN</text:p>
          </table:table-cell>
          <table:table-cell office:value-type="date" office:date-value="2025-11-25T00:00:00" table:style-name="ce12">
            <text:p>2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00" table:style-name="ce4">
            <text:p>1100</text:p>
          </table:table-cell>
          <table:table-cell office:value-type="string" table:style-name="ce11">
            <text:p>BAYINDIR 197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office:value-type="string" table:style-name="ce13">
            <text:p>136 BİRLEŞMİŞ</text:p>
          </table:table-cell>
          <table:table-cell table:number-columns-repeated="16376"/>
        </table:table-row>
        <table:table-row table:style-name="ro8">
          <table:table-cell office:value-type="float" office:value="1101" table:style-name="ce4">
            <text:p>1101</text:p>
          </table:table-cell>
          <table:table-cell office:value-type="string" table:style-name="ce11">
            <text:p>DİKİLİ 83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02" table:style-name="ce4">
            <text:p>1102</text:p>
          </table:table-cell>
          <table:table-cell office:value-type="string" table:style-name="ce11">
            <text:p>FOÇA 102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03" table:style-name="ce4">
            <text:p>1103</text:p>
          </table:table-cell>
          <table:table-cell office:value-type="string" table:style-name="ce11">
            <text:p>FOÇA 103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04" table:style-name="ce4">
            <text:p>1104</text:p>
          </table:table-cell>
          <table:table-cell office:value-type="string" table:style-name="ce11">
            <text:p>FOÇA 181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05" table:style-name="ce4">
            <text:p>1105</text:p>
          </table:table-cell>
          <table:table-cell office:value-type="string" table:style-name="ce11">
            <text:p>KINIK 69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06" table:style-name="ce4">
            <text:p>1106</text:p>
          </table:table-cell>
          <table:table-cell office:value-type="string" table:style-name="ce11">
            <text:p>MENDERES 170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07" table:style-name="ce4">
            <text:p>1107</text:p>
          </table:table-cell>
          <table:table-cell office:value-type="string" table:style-name="ce11">
            <text:p>MENDERES 171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08" table:style-name="ce4">
            <text:p>1108</text:p>
          </table:table-cell>
          <table:table-cell office:value-type="string" table:style-name="ce11">
            <text:p>MENEMEN 87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09" table:style-name="ce4">
            <text:p>1109</text:p>
          </table:table-cell>
          <table:table-cell office:value-type="string" table:style-name="ce11">
            <text:p>MENEMEN 151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10" table:style-name="ce4">
            <text:p>1110</text:p>
          </table:table-cell>
          <table:table-cell office:value-type="string" table:style-name="ce11">
            <text:p>MENEMEN 154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11" table:style-name="ce4">
            <text:p>1111</text:p>
          </table:table-cell>
          <table:table-cell office:value-type="string" table:style-name="ce11">
            <text:p>MENEMEN 157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12" table:style-name="ce4">
            <text:p>1112</text:p>
          </table:table-cell>
          <table:table-cell office:value-type="string" table:style-name="ce11">
            <text:p>MENEMEN 158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13" table:style-name="ce4">
            <text:p>1113</text:p>
          </table:table-cell>
          <table:table-cell office:value-type="string" table:style-name="ce11">
            <text:p>SELÇUK 63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14" table:style-name="ce4">
            <text:p>1114</text:p>
          </table:table-cell>
          <table:table-cell office:value-type="string" table:style-name="ce11">
            <text:p>SELÇUK 64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15" table:style-name="ce4">
            <text:p>1115</text:p>
          </table:table-cell>
          <table:table-cell office:value-type="string" table:style-name="ce11">
            <text:p>SELÇUK 65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16" table:style-name="ce4">
            <text:p>1116</text:p>
          </table:table-cell>
          <table:table-cell office:value-type="string" table:style-name="ce11">
            <text:p>TİRE 32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117" table:style-name="ce4">
            <text:p>1117</text:p>
          </table:table-cell>
          <table:table-cell office:value-type="string" table:style-name="ce11">
            <text:p>URLA 75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18" table:style-name="ce4">
            <text:p>1118</text:p>
          </table:table-cell>
          <table:table-cell office:value-type="string" table:style-name="ce11">
            <text:p>URLA 97</text:p>
          </table:table-cell>
          <table:table-cell office:value-type="string" table:style-name="ce5">
            <text:p>GAY.SUB.MÜD.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VOLKAN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20" table:style-name="ce4">
            <text:p>1120</text:p>
          </table:table-cell>
          <table:table-cell office:value-type="string" table:style-name="ce11">
            <text:p>KONAK 2780</text:p>
          </table:table-cell>
          <table:table-cell office:value-type="string" table:style-name="ce5">
            <text:p>EMLAK ŞUB.MÜD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YERİNDE YOK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121" table:style-name="ce4">
            <text:p>1121</text:p>
          </table:table-cell>
          <table:table-cell office:value-type="string" table:style-name="ce11">
            <text:p>SELÇUK 39</text:p>
          </table:table-cell>
          <table:table-cell office:value-type="string" table:style-name="ce5">
            <text:p>EMLAK ŞUB.MÜD</text:p>
          </table:table-cell>
          <table:table-cell office:value-type="date" office:date-value="2025-11-18T00:00:00" table:style-name="ce12">
            <text:p>18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122" table:style-name="ce4">
            <text:p>1122</text:p>
          </table:table-cell>
          <table:table-cell office:value-type="string" table:style-name="ce11">
            <text:p>BUCA 705</text:p>
          </table:table-cell>
          <table:table-cell office:value-type="string" table:style-name="ce5">
            <text:p>EMLAK ŞUB.MÜD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1-20T00:00:00" table:style-name="ce12">
            <text:p>20/11/25</text:p>
          </table:table-cell>
          <table:table-cell table:number-columns-repeated="16377"/>
        </table:table-row>
        <table:table-row table:style-name="ro8">
          <table:table-cell office:value-type="float" office:value="1123" table:style-name="ce4">
            <text:p>1123</text:p>
          </table:table-cell>
          <table:table-cell office:value-type="string" table:style-name="ce11">
            <text:p>ÇİĞLİ 162</text:p>
          </table:table-cell>
          <table:table-cell office:value-type="string" table:style-name="ce5">
            <text:p>EMLAK ŞUB.MÜD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1-14T00:00:00" table:style-name="ce12">
            <text:p>14/01/26</text:p>
          </table:table-cell>
          <table:table-cell table:number-columns-repeated="16377"/>
        </table:table-row>
        <table:table-row table:style-name="ro8">
          <table:table-cell office:value-type="float" office:value="1124" table:style-name="ce4">
            <text:p>1124</text:p>
          </table:table-cell>
          <table:table-cell office:value-type="string" table:style-name="ce11">
            <text:p>İLİŞİKLİ 603</text:p>
          </table:table-cell>
          <table:table-cell office:value-type="string" table:style-name="ce5">
            <text:p>EMLAK ŞUB.MÜD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1-21T00:00:00" table:style-name="ce12">
            <text:p>21/11/25</text:p>
          </table:table-cell>
          <table:table-cell table:number-columns-repeated="16377"/>
        </table:table-row>
        <table:table-row table:style-name="ro8">
          <table:table-cell office:value-type="float" office:value="1125" table:style-name="ce4">
            <text:p>1125</text:p>
          </table:table-cell>
          <table:table-cell office:value-type="string" table:style-name="ce11">
            <text:p>BAYRAKLI 370</text:p>
          </table:table-cell>
          <table:table-cell office:value-type="string" table:style-name="ce5">
            <text:p>EMLAK ŞUB.MÜD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number-columns-repeated="16377"/>
        </table:table-row>
        <table:table-row table:style-name="ro8">
          <table:table-cell office:value-type="float" office:value="1126" table:style-name="ce4">
            <text:p>1126</text:p>
          </table:table-cell>
          <table:table-cell office:value-type="string" table:style-name="ce11">
            <text:p>KARŞIYAKA 1549</text:p>
          </table:table-cell>
          <table:table-cell office:value-type="string" table:style-name="ce5">
            <text:p>EMLAK ŞUB.MÜD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İLKNUR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127" table:style-name="ce4">
            <text:p>1127</text:p>
          </table:table-cell>
          <table:table-cell office:value-type="string" table:style-name="ce11">
            <text:p>BALÇOVA 19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128" table:style-name="ce4">
            <text:p>1128</text:p>
          </table:table-cell>
          <table:table-cell office:value-type="string" table:style-name="ce11">
            <text:p>GÜZELBAHÇE 85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129" table:style-name="ce4">
            <text:p>1129</text:p>
          </table:table-cell>
          <table:table-cell office:value-type="string" table:style-name="ce11">
            <text:p>BUCA 912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number-columns-repeated="16377"/>
        </table:table-row>
        <table:table-row table:style-name="ro8">
          <table:table-cell office:value-type="float" office:value="1130" table:style-name="ce4">
            <text:p>1130</text:p>
          </table:table-cell>
          <table:table-cell office:value-type="string" table:style-name="ce11">
            <text:p>BUCA 1681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31" table:style-name="ce4">
            <text:p>1131</text:p>
          </table:table-cell>
          <table:table-cell office:value-type="string" table:style-name="ce11">
            <text:p>BUCA 1739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32" table:style-name="ce4">
            <text:p>1132</text:p>
          </table:table-cell>
          <table:table-cell office:value-type="string" table:style-name="ce11">
            <text:p>BUCA 1684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133" table:style-name="ce4">
            <text:p>1133</text:p>
          </table:table-cell>
          <table:table-cell office:value-type="string" table:style-name="ce11">
            <text:p>BORNOVA 6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34" table:style-name="ce4">
            <text:p>1134</text:p>
          </table:table-cell>
          <table:table-cell office:value-type="string" table:style-name="ce11">
            <text:p>BORNOVA 73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135" table:style-name="ce4">
            <text:p>1135</text:p>
          </table:table-cell>
          <table:table-cell office:value-type="string" table:style-name="ce11">
            <text:p>BORNOVA 376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136" table:style-name="ce4">
            <text:p>1136</text:p>
          </table:table-cell>
          <table:table-cell office:value-type="string" table:style-name="ce11">
            <text:p>BORNOVA 378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137" table:style-name="ce4">
            <text:p>1137</text:p>
          </table:table-cell>
          <table:table-cell office:value-type="string" table:style-name="ce11">
            <text:p>BORNOVA 803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138" table:style-name="ce4">
            <text:p>1138</text:p>
          </table:table-cell>
          <table:table-cell office:value-type="string" table:style-name="ce11">
            <text:p>BORNOVA 994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139" table:style-name="ce4">
            <text:p>1139</text:p>
          </table:table-cell>
          <table:table-cell office:value-type="string" table:style-name="ce11">
            <text:p>BAYRAKLI 677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40" table:style-name="ce4">
            <text:p>1140</text:p>
          </table:table-cell>
          <table:table-cell office:value-type="string" table:style-name="ce11">
            <text:p>BAYRAKLI 659</text:p>
          </table:table-cell>
          <table:table-cell office:value-type="string" table:style-name="ce5">
            <text:p>GAY.SUB.MÜD.</text:p>
          </table:table-cell>
          <table:table-cell office:value-type="date" office:date-value="2025-11-19T00:00:00" table:style-name="ce12">
            <text:p>19/11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office:value-type="string" table:style-name="ce13">
            <text:p>112 BİRLEŞMİŞ</text:p>
          </table:table-cell>
          <table:table-cell table:number-columns-repeated="16376"/>
        </table:table-row>
        <table:table-row table:style-name="ro8">
          <table:table-cell office:value-type="float" office:value="1141" table:style-name="ce4">
            <text:p>1141</text:p>
          </table:table-cell>
          <table:table-cell office:value-type="string" table:style-name="ce11">
            <text:p>BORNOVA 595</text:p>
          </table:table-cell>
          <table:table-cell office:value-type="string" table:style-name="ce5">
            <text:p>GAY.SUB.MÜD.</text:p>
          </table:table-cell>
          <table:table-cell office:value-type="date" office:date-value="2025-11-20T00:00:00" table:style-name="ce12">
            <text:p>20/11/25</text:p>
          </table:table-cell>
          <table:table-cell office:value-type="string" table:style-name="ce11">
            <text:p>ÜLKE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42" table:style-name="ce4">
            <text:p>1142</text:p>
          </table:table-cell>
          <table:table-cell office:value-type="string" table:style-name="ce11">
            <text:p>BORNOVA 39</text:p>
          </table:table-cell>
          <table:table-cell office:value-type="string" table:style-name="ce5">
            <text:p>GAY.SUB.MÜD.</text:p>
          </table:table-cell>
          <table:table-cell office:value-type="date" office:date-value="2025-11-20T00:00:00" table:style-name="ce12">
            <text:p>20/11/25</text:p>
          </table:table-cell>
          <table:table-cell office:value-type="string" table:style-name="ce11">
            <text:p>ÜLKER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43" table:style-name="ce4">
            <text:p>1143</text:p>
          </table:table-cell>
          <table:table-cell office:value-type="string" table:style-name="ce11">
            <text:p>KARŞIYAKA 1</text:p>
          </table:table-cell>
          <table:table-cell office:value-type="string" table:style-name="ce5">
            <text:p>GAY.SUB.MÜD.</text:p>
          </table:table-cell>
          <table:table-cell office:value-type="date" office:date-value="2025-11-20T00:00:00" table:style-name="ce12">
            <text:p>20/11/25</text:p>
          </table:table-cell>
          <table:table-cell office:value-type="string" table:style-name="ce11">
            <text:p>ÜLKE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44" table:style-name="ce4">
            <text:p>1144</text:p>
          </table:table-cell>
          <table:table-cell office:value-type="string" table:style-name="ce11">
            <text:p>KARŞIYAKA 2</text:p>
          </table:table-cell>
          <table:table-cell office:value-type="string" table:style-name="ce5">
            <text:p>GAY.SUB.MÜD.</text:p>
          </table:table-cell>
          <table:table-cell office:value-type="date" office:date-value="2025-11-20T00:00:00" table:style-name="ce12">
            <text:p>20/11/25</text:p>
          </table:table-cell>
          <table:table-cell office:value-type="string" table:style-name="ce11">
            <text:p>ÜLKE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45" table:style-name="ce4">
            <text:p>1145</text:p>
          </table:table-cell>
          <table:table-cell office:value-type="string" table:style-name="ce11">
            <text:p>KARBAĞLAR 3641</text:p>
          </table:table-cell>
          <table:table-cell office:value-type="string" table:style-name="ce5">
            <text:p>GAY.SUB.MÜD.</text:p>
          </table:table-cell>
          <table:table-cell office:value-type="date" office:date-value="2025-11-20T00:00:00" table:style-name="ce12">
            <text:p>20/11/25</text:p>
          </table:table-cell>
          <table:table-cell office:value-type="string" table:style-name="ce11">
            <text:p>ÜLKE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office:value-type="string" table:style-name="ce13">
            <text:p>3255 BİRLEŞMİŞ</text:p>
          </table:table-cell>
          <table:table-cell table:number-columns-repeated="16376"/>
        </table:table-row>
        <table:table-row table:style-name="ro8">
          <table:table-cell office:value-type="float" office:value="1146" table:style-name="ce4">
            <text:p>1146</text:p>
          </table:table-cell>
          <table:table-cell office:value-type="string" table:style-name="ce11">
            <text:p>ÇİĞLİ 381</text:p>
          </table:table-cell>
          <table:table-cell office:value-type="string" table:style-name="ce5">
            <text:p>EMLAK ŞUB.MÜD</text:p>
          </table:table-cell>
          <table:table-cell office:value-type="date" office:date-value="2025-11-20T00:00:00" table:style-name="ce12">
            <text:p>20/11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1-25T00:00:00" table:style-name="ce12">
            <text:p>2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47" table:style-name="ce4">
            <text:p>1147</text:p>
          </table:table-cell>
          <table:table-cell office:value-type="string" table:style-name="ce11">
            <text:p>İLİŞİKLİ 170</text:p>
          </table:table-cell>
          <table:table-cell office:value-type="string" table:style-name="ce5">
            <text:p>EMLAK ŞUB.MÜD</text:p>
          </table:table-cell>
          <table:table-cell office:value-type="date" office:date-value="2025-11-20T00:00:00" table:style-name="ce12">
            <text:p>20/11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1-20T00:00:00" table:style-name="ce12">
            <text:p>20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48" table:style-name="ce4">
            <text:p>1148</text:p>
          </table:table-cell>
          <table:table-cell office:value-type="string" table:style-name="ce11">
            <text:p>KONAK İPOTEK DEVAM EDENLER 7</text:p>
            <text:p>30042 ADA 8 PARSEL</text:p>
          </table:table-cell>
          <table:table-cell office:value-type="string" table:style-name="ce5">
            <text:p>EMLAK ŞUB.MÜD</text:p>
          </table:table-cell>
          <table:table-cell office:value-type="date" office:date-value="2025-11-20T00:00:00" table:style-name="ce12">
            <text:p>20/11/25</text:p>
          </table:table-cell>
          <table:table-cell office:value-type="string" table:style-name="ce11">
            <text:p>HİKMET</text:p>
          </table:table-cell>
          <table:table-cell office:value-type="string" table:style-name="ce11">
            <text:p>NURETTİN</text:p>
          </table:table-cell>
          <table:table-cell office:value-type="date" office:date-value="2026-01-13T00:00:00" table:style-name="ce12">
            <text:p>13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49" table:style-name="ce4">
            <text:p>1149</text:p>
          </table:table-cell>
          <table:table-cell office:value-type="string" table:style-name="ce11">
            <text:p>KONAK 2107</text:p>
          </table:table-cell>
          <table:table-cell office:value-type="string" table:style-name="ce5">
            <text:p>EMLAK ŞUB.MÜD</text:p>
          </table:table-cell>
          <table:table-cell office:value-type="date" office:date-value="2025-11-21T00:00:00" table:style-name="ce12">
            <text:p>21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2-10T00:00:00" table:style-name="ce12">
            <text:p>10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50" table:style-name="ce4">
            <text:p>1150</text:p>
          </table:table-cell>
          <table:table-cell office:value-type="string" table:style-name="ce11">
            <text:p>ÖDEMİŞ 396</text:p>
          </table:table-cell>
          <table:table-cell office:value-type="string" table:style-name="ce5">
            <text:p>EMLAK ŞUB.MÜD</text:p>
          </table:table-cell>
          <table:table-cell office:value-type="date" office:date-value="2025-11-21T00:00:00" table:style-name="ce12">
            <text:p>21/11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office:value-type="string" table:style-name="ce13">
            <text:p>5 BİRLEŞMİŞ</text:p>
          </table:table-cell>
          <table:table-cell table:number-columns-repeated="16376"/>
        </table:table-row>
        <table:table-row table:style-name="ro8">
          <table:table-cell office:value-type="float" office:value="1151" table:style-name="ce4">
            <text:p>1151</text:p>
          </table:table-cell>
          <table:table-cell office:value-type="string" table:style-name="ce11">
            <text:p>TORBALI 86</text:p>
          </table:table-cell>
          <table:table-cell office:value-type="string" table:style-name="ce5">
            <text:p>EMLAK ŞUB.MÜD</text:p>
          </table:table-cell>
          <table:table-cell office:value-type="date" office:date-value="2025-11-21T00:00:00" table:style-name="ce12">
            <text:p>21/11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1-21T00:00:00" table:style-name="ce12">
            <text:p>21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52" table:style-name="ce4">
            <text:p>1152</text:p>
          </table:table-cell>
          <table:table-cell office:value-type="string" table:style-name="ce11">
            <text:p>BAYRAKLI 363</text:p>
          </table:table-cell>
          <table:table-cell office:value-type="string" table:style-name="ce5">
            <text:p>GAY.SUB.MÜD.</text:p>
          </table:table-cell>
          <table:table-cell office:value-type="date" office:date-value="2025-11-24T00:00:00" table:style-name="ce12">
            <text:p>24/11/25</text:p>
          </table:table-cell>
          <table:table-cell office:value-type="string" table:style-name="ce11">
            <text:p>VOLKAN</text:p>
          </table:table-cell>
          <table:table-cell office:value-type="string" table:style-name="ce11">
            <text:p>NURETTİN</text:p>
          </table:table-cell>
          <table:table-cell office:value-type="date" office:date-value="2025-11-25T00:00:00" table:style-name="ce12">
            <text:p>2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53" table:style-name="ce4">
            <text:p>1153</text:p>
          </table:table-cell>
          <table:table-cell office:value-type="string" table:style-name="ce11">
            <text:p>BORNOVA 1222</text:p>
          </table:table-cell>
          <table:table-cell office:value-type="string" table:style-name="ce5">
            <text:p>EMLAK ŞUB.MÜD</text:p>
          </table:table-cell>
          <table:table-cell office:value-type="date" office:date-value="2025-11-25T00:00:00" table:style-name="ce12">
            <text:p>25/1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2-08T00:00:00" table:style-name="ce12">
            <text:p>08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54" table:style-name="ce4">
            <text:p>1154</text:p>
          </table:table-cell>
          <table:table-cell office:value-type="string" table:style-name="ce11">
            <text:p>ÇİĞLİ İPOTEK DEVAM EDENLER 17</text:p>
            <text:p>41220 ADA 2 PARSEL</text:p>
          </table:table-cell>
          <table:table-cell office:value-type="string" table:style-name="ce5">
            <text:p>EMLAK ŞUB.MÜD</text:p>
          </table:table-cell>
          <table:table-cell office:value-type="date" office:date-value="2025-11-25T00:00:00" table:style-name="ce12">
            <text:p>25/11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55" table:style-name="ce4">
            <text:p>1155</text:p>
          </table:table-cell>
          <table:table-cell office:value-type="string" table:style-name="ce11">
            <text:p>KARŞIYAKA 651</text:p>
          </table:table-cell>
          <table:table-cell office:value-type="string" table:style-name="ce5">
            <text:p>EMLAK ŞUB.MÜD</text:p>
          </table:table-cell>
          <table:table-cell office:value-type="date" office:date-value="2025-11-25T00:00:00" table:style-name="ce12">
            <text:p>25/11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56" table:style-name="ce4">
            <text:p>1156</text:p>
          </table:table-cell>
          <table:table-cell office:value-type="string" table:style-name="ce11">
            <text:p>MENDERES 55</text:p>
          </table:table-cell>
          <table:table-cell office:value-type="string" table:style-name="ce5">
            <text:p>EMLAK ŞUB.MÜD</text:p>
          </table:table-cell>
          <table:table-cell office:value-type="date" office:date-value="2025-11-25T00:00:00" table:style-name="ce12">
            <text:p>25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25T00:00:00" table:style-name="ce12">
            <text:p>2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57" table:style-name="ce4">
            <text:p>1157</text:p>
          </table:table-cell>
          <table:table-cell office:value-type="string" table:style-name="ce11">
            <text:p>BUCA 1852</text:p>
          </table:table-cell>
          <table:table-cell office:value-type="string" table:style-name="ce5">
            <text:p>EMLAK ŞUB.MÜD</text:p>
          </table:table-cell>
          <table:table-cell office:value-type="date" office:date-value="2025-11-25T00:00:00" table:style-name="ce12">
            <text:p>25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25T00:00:00" table:style-name="ce12">
            <text:p>2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58" table:style-name="ce4">
            <text:p>1158</text:p>
          </table:table-cell>
          <table:table-cell office:value-type="string" table:style-name="ce11">
            <text:p>KARŞIYAKA İPOTEK DAVA SONLANAN</text:p>
            <text:p>7-355 İSMET OCAK</text:p>
          </table:table-cell>
          <table:table-cell office:value-type="string" table:style-name="ce5">
            <text:p>EMLAK ŞUB.MÜD</text:p>
          </table:table-cell>
          <table:table-cell office:value-type="date" office:date-value="2025-11-25T00:00:00" table:style-name="ce12">
            <text:p>25/11/25</text:p>
          </table:table-cell>
          <table:table-cell office:value-type="string" table:style-name="ce11">
            <text:p>İLKNUR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159" table:style-name="ce4">
            <text:p>1159</text:p>
          </table:table-cell>
          <table:table-cell office:value-type="string" table:style-name="ce11">
            <text:p>MENEMEN 136</text:p>
          </table:table-cell>
          <table:table-cell office:value-type="string" table:style-name="ce5">
            <text:p>EMLAK ŞUB.MÜD</text:p>
          </table:table-cell>
          <table:table-cell office:value-type="date" office:date-value="2025-11-25T00:00:00" table:style-name="ce12">
            <text:p>25/11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160" table:style-name="ce4">
            <text:p>1160</text:p>
          </table:table-cell>
          <table:table-cell office:value-type="string" table:style-name="ce11">
            <text:p>KONAK 93 4-NOLU</text:p>
          </table:table-cell>
          <table:table-cell office:value-type="string" table:style-name="ce5">
            <text:p>EMLAK ŞUB.MÜD</text:p>
          </table:table-cell>
          <table:table-cell office:value-type="date" office:date-value="2025-11-26T00:00:00" table:style-name="ce12">
            <text:p>26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25T00:00:00" table:style-name="ce12">
            <text:p>25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61" table:style-name="ce4">
            <text:p>1161</text:p>
          </table:table-cell>
          <table:table-cell office:value-type="string" table:style-name="ce10">
            <text:p>KONAK 109</text:p>
          </table:table-cell>
          <table:table-cell office:value-type="string" table:style-name="ce22">
            <text:p>EMLAK ŞUB.MÜD</text:p>
          </table:table-cell>
          <table:table-cell office:value-type="date" office:date-value="2025-11-26T00:00:00" table:style-name="ce18">
            <text:p>26/11/25</text:p>
          </table:table-cell>
          <table:table-cell office:value-type="string" table:style-name="ce10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office:value-type="string" table:style-name="ce3">
            <text:p>İKİ AYNI DOSYA</text:p>
            <text:p><text:s/>NUMARASI</text:p>
          </table:table-cell>
          <table:table-cell table:number-columns-repeated="16376"/>
        </table:table-row>
        <table:table-row table:style-name="ro8">
          <table:table-cell office:value-type="float" office:value="1162" table:style-name="ce4">
            <text:p>1162</text:p>
          </table:table-cell>
          <table:table-cell office:value-type="string" table:style-name="ce10">
            <text:p>KONAK 109</text:p>
          </table:table-cell>
          <table:table-cell office:value-type="string" table:style-name="ce22">
            <text:p>EMLAK ŞUB.MÜD</text:p>
          </table:table-cell>
          <table:table-cell office:value-type="date" office:date-value="2025-11-26T00:00:00" table:style-name="ce18">
            <text:p>26/11/25</text:p>
          </table:table-cell>
          <table:table-cell office:value-type="string" table:style-name="ce10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27T00:00:00" table:style-name="ce12">
            <text:p>27/12/25</text:p>
          </table:table-cell>
          <table:table-cell office:value-type="string" table:style-name="ce3">
            <text:p>İKİ AYNI DOSYA</text:p>
            <text:p><text:s/>NUMARASI</text:p>
          </table:table-cell>
          <table:table-cell table:number-columns-repeated="16376"/>
        </table:table-row>
        <table:table-row table:style-name="ro8">
          <table:table-cell office:value-type="float" office:value="1163" table:style-name="ce4">
            <text:p>1163</text:p>
          </table:table-cell>
          <table:table-cell office:value-type="string" table:style-name="ce11">
            <text:p>KONAK 2423</text:p>
          </table:table-cell>
          <table:table-cell office:value-type="string" table:style-name="ce5">
            <text:p>EMLAK ŞUB.MÜD</text:p>
          </table:table-cell>
          <table:table-cell office:value-type="date" office:date-value="2025-11-26T00:00:00" table:style-name="ce12">
            <text:p>26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64" table:style-name="ce4">
            <text:p>1164</text:p>
          </table:table-cell>
          <table:table-cell office:value-type="string" table:style-name="ce11">
            <text:p>ÇİĞLİ 503</text:p>
          </table:table-cell>
          <table:table-cell office:value-type="string" table:style-name="ce5">
            <text:p>EMLAK ŞUB.MÜD</text:p>
          </table:table-cell>
          <table:table-cell office:value-type="date" office:date-value="2025-11-26T00:00:00" table:style-name="ce12">
            <text:p>26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65" table:style-name="ce4">
            <text:p>1165</text:p>
          </table:table-cell>
          <table:table-cell office:value-type="string" table:style-name="ce11">
            <text:p>ÇİĞLİ 532</text:p>
          </table:table-cell>
          <table:table-cell office:value-type="string" table:style-name="ce5">
            <text:p>EMLAK ŞUB.MÜD</text:p>
          </table:table-cell>
          <table:table-cell office:value-type="date" office:date-value="2025-11-26T00:00:00" table:style-name="ce12">
            <text:p>26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66" table:style-name="ce4">
            <text:p>1166</text:p>
          </table:table-cell>
          <table:table-cell office:value-type="string" table:style-name="ce11">
            <text:p>KARŞIYAKA 1417</text:p>
          </table:table-cell>
          <table:table-cell office:value-type="string" table:style-name="ce5">
            <text:p>EMLAK ŞUB.MÜD</text:p>
          </table:table-cell>
          <table:table-cell office:value-type="date" office:date-value="2025-11-26T00:00:00" table:style-name="ce12">
            <text:p>26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67" table:style-name="ce4">
            <text:p>1167</text:p>
          </table:table-cell>
          <table:table-cell office:value-type="string" table:style-name="ce11">
            <text:p>İLİŞİKLİ 481</text:p>
          </table:table-cell>
          <table:table-cell office:value-type="string" table:style-name="ce5">
            <text:p>EMLAK ŞUB.MÜD</text:p>
          </table:table-cell>
          <table:table-cell office:value-type="date" office:date-value="2025-11-26T00:00:00" table:style-name="ce12">
            <text:p>26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68" table:style-name="ce4">
            <text:p>1168</text:p>
          </table:table-cell>
          <table:table-cell office:value-type="string" table:style-name="ce11">
            <text:p>İLİŞİKLİ 170</text:p>
          </table:table-cell>
          <table:table-cell office:value-type="string" table:style-name="ce5">
            <text:p>EMLAK ŞUB.MÜD</text:p>
          </table:table-cell>
          <table:table-cell office:value-type="date" office:date-value="2025-11-26T00:00:00" table:style-name="ce12">
            <text:p>26/11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01T00:00:00" table:style-name="ce12">
            <text:p>01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69" table:style-name="ce4">
            <text:p>1169</text:p>
          </table:table-cell>
          <table:table-cell office:value-type="string" table:style-name="ce11">
            <text:p>MENDERES 55</text:p>
          </table:table-cell>
          <table:table-cell office:value-type="string" table:style-name="ce5">
            <text:p>EMLAK ŞUB.MÜD</text:p>
          </table:table-cell>
          <table:table-cell office:value-type="date" office:date-value="2025-11-26T00:00:00" table:style-name="ce12">
            <text:p>26/11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1-26T00:00:00" table:style-name="ce12">
            <text:p>26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70" table:style-name="ce4">
            <text:p>1170</text:p>
          </table:table-cell>
          <table:table-cell office:value-type="string" table:style-name="ce11">
            <text:p>331 KARŞIYAKA</text:p>
            <text:p>21615 ADA 1 PARSEL EKREM GÜRÇAY</text:p>
          </table:table-cell>
          <table:table-cell office:value-type="string" table:style-name="ce5">
            <text:p>EMLAK ŞUB.MÜD</text:p>
          </table:table-cell>
          <table:table-cell office:value-type="date" office:date-value="2025-11-26T00:00:00" table:style-name="ce12">
            <text:p>26/11/25</text:p>
          </table:table-cell>
          <table:table-cell office:value-type="string" table:style-name="ce11">
            <text:p>İLKNUR</text:p>
          </table:table-cell>
          <table:table-cell table:number-columns-repeated="2" table:style-name="ce11"/>
          <table:table-cell office:value-type="string" table:style-name="ce11">
            <text:p>RAFTAKİ DOSYAYA AT</text:p>
          </table:table-cell>
          <table:table-cell table:number-columns-repeated="16376"/>
        </table:table-row>
        <table:table-row table:style-name="ro8">
          <table:table-cell office:value-type="float" office:value="1171" table:style-name="ce4">
            <text:p>1171</text:p>
          </table:table-cell>
          <table:table-cell office:value-type="string" table:style-name="ce11">
            <text:p>KONAK 2736</text:p>
          </table:table-cell>
          <table:table-cell office:value-type="string" table:style-name="ce5">
            <text:p>EMLAK ŞUB.MÜD</text:p>
          </table:table-cell>
          <table:table-cell office:value-type="date" office:date-value="2025-11-27T00:00:00" table:style-name="ce12">
            <text:p>27/11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72" table:style-name="ce4">
            <text:p>1172</text:p>
          </table:table-cell>
          <table:table-cell office:value-type="string" table:style-name="ce11">
            <text:p>KONAK 2385</text:p>
          </table:table-cell>
          <table:table-cell office:value-type="string" table:style-name="ce5">
            <text:p>EMLAK ŞUB.MÜD</text:p>
          </table:table-cell>
          <table:table-cell office:value-type="date" office:date-value="2025-11-27T00:00:00" table:style-name="ce12">
            <text:p>27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2-10T00:00:00" table:style-name="ce12">
            <text:p>10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73" table:style-name="ce4">
            <text:p>1173</text:p>
          </table:table-cell>
          <table:table-cell office:value-type="string" table:style-name="ce11">
            <text:p>KONAK 2386</text:p>
          </table:table-cell>
          <table:table-cell office:value-type="string" table:style-name="ce5">
            <text:p>EMLAK ŞUB.MÜD</text:p>
          </table:table-cell>
          <table:table-cell office:value-type="date" office:date-value="2025-11-27T00:00:00" table:style-name="ce12">
            <text:p>27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2-10T00:00:00" table:style-name="ce12">
            <text:p>10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74" table:style-name="ce4">
            <text:p>1174</text:p>
          </table:table-cell>
          <table:table-cell office:value-type="string" table:style-name="ce11">
            <text:p>KONAK 2935</text:p>
          </table:table-cell>
          <table:table-cell office:value-type="string" table:style-name="ce5">
            <text:p>EMLAK ŞUB.MÜD</text:p>
          </table:table-cell>
          <table:table-cell office:value-type="date" office:date-value="2025-11-27T00:00:00" table:style-name="ce12">
            <text:p>27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75" table:style-name="ce4">
            <text:p>1175</text:p>
          </table:table-cell>
          <table:table-cell office:value-type="string" table:style-name="ce11">
            <text:p>KONAK 2065</text:p>
          </table:table-cell>
          <table:table-cell office:value-type="string" table:style-name="ce5">
            <text:p>EMLAK ŞUB.MÜD</text:p>
          </table:table-cell>
          <table:table-cell office:value-type="date" office:date-value="2025-11-27T00:00:00" table:style-name="ce12">
            <text:p>27/11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2-10T00:00:00" table:style-name="ce12">
            <text:p>10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76" table:style-name="ce4">
            <text:p>1176</text:p>
          </table:table-cell>
          <table:table-cell office:value-type="string" table:style-name="ce11">
            <text:p>KONAK İPOTEK DEVAM EDENLER 3</text:p>
            <text:p>30041 ADA 13 PARSEL</text:p>
          </table:table-cell>
          <table:table-cell office:value-type="string" table:style-name="ce5">
            <text:p>EMLAK ŞUB.MÜD</text:p>
          </table:table-cell>
          <table:table-cell office:value-type="date" office:date-value="2025-11-27T00:00:00" table:style-name="ce12">
            <text:p>27/11/25</text:p>
          </table:table-cell>
          <table:table-cell office:value-type="string" table:style-name="ce11">
            <text:p>İLKNUR</text:p>
          </table:table-cell>
          <table:table-cell office:value-type="string" table:style-name="ce11">
            <text:p>NURETTİN</text:p>
          </table:table-cell>
          <table:table-cell office:value-type="date" office:date-value="2025-12-12T00:00:00" table:style-name="ce12">
            <text:p>12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77" table:style-name="ce4">
            <text:p>1177</text:p>
          </table:table-cell>
          <table:table-cell office:value-type="string" table:style-name="ce11">
            <text:p>GAZİEMİR 19</text:p>
          </table:table-cell>
          <table:table-cell office:value-type="string" table:style-name="ce5">
            <text:p>EMLAK ŞUB.MÜD</text:p>
          </table:table-cell>
          <table:table-cell office:value-type="date" office:date-value="2025-11-27T00:00:00" table:style-name="ce12">
            <text:p>27/11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1-28T00:00:00" table:style-name="ce12">
            <text:p>28/11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78" table:style-name="ce4">
            <text:p>1178</text:p>
          </table:table-cell>
          <table:table-cell office:value-type="string" table:style-name="ce11">
            <text:p>BEYDAĞ 88</text:p>
          </table:table-cell>
          <table:table-cell office:value-type="string" table:style-name="ce5">
            <text:p>EMLAK ŞUB.MÜD</text:p>
          </table:table-cell>
          <table:table-cell office:value-type="date" office:date-value="2025-11-27T00:00:00" table:style-name="ce12">
            <text:p>27/11/25</text:p>
          </table:table-cell>
          <table:table-cell office:value-type="string" table:style-name="ce11">
            <text:p>BURCU</text:p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6-01-13T00:00:00" table:style-name="ce12">
            <text:p>13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79" table:style-name="ce4">
            <text:p>1179</text:p>
          </table:table-cell>
          <table:table-cell office:value-type="string" table:style-name="ce11">
            <text:p>BEYDAĞ 89</text:p>
          </table:table-cell>
          <table:table-cell office:value-type="string" table:style-name="ce5">
            <text:p>EMLAK ŞUB.MÜD</text:p>
          </table:table-cell>
          <table:table-cell office:value-type="date" office:date-value="2025-11-27T00:00:00" table:style-name="ce12">
            <text:p>27/11/25</text:p>
          </table:table-cell>
          <table:table-cell office:value-type="string" table:style-name="ce11">
            <text:p>BURCU</text:p>
            <text:p>AYTAÇ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180" table:style-name="ce4">
            <text:p>1180</text:p>
          </table:table-cell>
          <table:table-cell office:value-type="string" table:style-name="ce11">
            <text:p>BEYDAĞ 90</text:p>
          </table:table-cell>
          <table:table-cell office:value-type="string" table:style-name="ce5">
            <text:p>EMLAK ŞUB.MÜD</text:p>
          </table:table-cell>
          <table:table-cell office:value-type="date" office:date-value="2025-11-27T00:00:00" table:style-name="ce12">
            <text:p>27/11/25</text:p>
          </table:table-cell>
          <table:table-cell office:value-type="string" table:style-name="ce11">
            <text:p>BURCU</text:p>
            <text:p>AYTAÇ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181" table:style-name="ce4">
            <text:p>1181</text:p>
          </table:table-cell>
          <table:table-cell office:value-type="string" table:style-name="ce11">
            <text:p>ÖDEMİŞ 425</text:p>
          </table:table-cell>
          <table:table-cell office:value-type="string" table:style-name="ce5">
            <text:p>EMLAK ŞUB.MÜD</text:p>
          </table:table-cell>
          <table:table-cell office:value-type="date" office:date-value="2025-11-28T00:00:00" table:style-name="ce12">
            <text:p>28/11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2-01T00:00:00" table:style-name="ce12">
            <text:p>01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82" table:style-name="ce4">
            <text:p>1182</text:p>
          </table:table-cell>
          <table:table-cell office:value-type="string" table:style-name="ce11">
            <text:p>BORNOVA 551</text:p>
          </table:table-cell>
          <table:table-cell office:value-type="string" table:style-name="ce5">
            <text:p>EMLAK ŞUB.MÜD</text:p>
          </table:table-cell>
          <table:table-cell office:value-type="date" office:date-value="2025-11-28T00:00:00" table:style-name="ce12">
            <text:p>28/11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14T00:00:00" table:style-name="ce12">
            <text:p>14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83" table:style-name="ce4">
            <text:p>1183</text:p>
          </table:table-cell>
          <table:table-cell office:value-type="string" table:style-name="ce11">
            <text:p>İLİŞİKLİ 452</text:p>
          </table:table-cell>
          <table:table-cell office:value-type="string" table:style-name="ce5">
            <text:p>EMLAK ŞUB.MÜD</text:p>
          </table:table-cell>
          <table:table-cell office:value-type="date" office:date-value="2025-11-28T00:00:00" table:style-name="ce12">
            <text:p>28/11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2-01T00:00:00" table:style-name="ce12">
            <text:p>01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84" table:style-name="ce4">
            <text:p>1184</text:p>
          </table:table-cell>
          <table:table-cell office:value-type="string" table:style-name="ce11">
            <text:p>KARŞIYAKA <text:s/>İPOTEK DEVAM EDENLER 1</text:p>
            <text:p>21617 ADA 1 PARSEL</text:p>
          </table:table-cell>
          <table:table-cell office:value-type="string" table:style-name="ce5">
            <text:p>EMLAK ŞUB.MÜD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185" table:style-name="ce4">
            <text:p>1185</text:p>
          </table:table-cell>
          <table:table-cell office:value-type="string" table:style-name="ce11">
            <text:p>KARŞIYAKA <text:s/>İPOTEK DAVA SONLANAN 6</text:p>
            <text:p>21617 ADA 1 PARSEL</text:p>
          </table:table-cell>
          <table:table-cell office:value-type="string" table:style-name="ce5">
            <text:p>EMLAK ŞUB.MÜD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number-columns-repeated="16377"/>
        </table:table-row>
        <table:table-row table:style-name="ro8">
          <table:table-cell office:value-type="float" office:value="1186" table:style-name="ce4">
            <text:p>1186</text:p>
          </table:table-cell>
          <table:table-cell office:value-type="string" table:style-name="ce11">
            <text:p>BUCA 377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187" table:style-name="ce4">
            <text:p>1187</text:p>
          </table:table-cell>
          <table:table-cell office:value-type="string" table:style-name="ce11">
            <text:p>BUCA <text:s/>İPOTEK DAVA SONLANAN 43</text:p>
            <text:p>45122 ADA 8 PARSEL</text:p>
          </table:table-cell>
          <table:table-cell office:value-type="string" table:style-name="ce5">
            <text:p>EMLAK ŞUB.MÜD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number-columns-repeated="16377"/>
        </table:table-row>
        <table:table-row table:style-name="ro8">
          <table:table-cell office:value-type="float" office:value="1188" table:style-name="ce4">
            <text:p>1188</text:p>
          </table:table-cell>
          <table:table-cell office:value-type="string" table:style-name="ce11">
            <text:p>GAZİEMİR 30</text:p>
          </table:table-cell>
          <table:table-cell office:value-type="string" table:style-name="ce5">
            <text:p>EMLAK ŞUB.MÜD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189" table:style-name="ce4">
            <text:p>1189</text:p>
          </table:table-cell>
          <table:table-cell office:value-type="string" table:style-name="ce11">
            <text:p>FOÇA 111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90" table:style-name="ce4">
            <text:p>1190</text:p>
          </table:table-cell>
          <table:table-cell office:value-type="string" table:style-name="ce11">
            <text:p>FOÇA 157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91" table:style-name="ce4">
            <text:p>1191</text:p>
          </table:table-cell>
          <table:table-cell office:value-type="string" table:style-name="ce11">
            <text:p>FOÇA 159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92" table:style-name="ce4">
            <text:p>1192</text:p>
          </table:table-cell>
          <table:table-cell office:value-type="string" table:style-name="ce11">
            <text:p>FOÇA 160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93" table:style-name="ce4">
            <text:p>1193</text:p>
          </table:table-cell>
          <table:table-cell office:value-type="string" table:style-name="ce11">
            <text:p>FOÇA 161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94" table:style-name="ce4">
            <text:p>1194</text:p>
          </table:table-cell>
          <table:table-cell office:value-type="string" table:style-name="ce11">
            <text:p>FOÇA 162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95" table:style-name="ce4">
            <text:p>1195</text:p>
          </table:table-cell>
          <table:table-cell office:value-type="string" table:style-name="ce11">
            <text:p>FOÇA 163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96" table:style-name="ce4">
            <text:p>1196</text:p>
          </table:table-cell>
          <table:table-cell office:value-type="string" table:style-name="ce11">
            <text:p>FOÇA 164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97" table:style-name="ce4">
            <text:p>1197</text:p>
          </table:table-cell>
          <table:table-cell office:value-type="string" table:style-name="ce11">
            <text:p>FOÇA 165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98" table:style-name="ce4">
            <text:p>1198</text:p>
          </table:table-cell>
          <table:table-cell office:value-type="string" table:style-name="ce11">
            <text:p>FOÇA 166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199" table:style-name="ce4">
            <text:p>1199</text:p>
          </table:table-cell>
          <table:table-cell office:value-type="string" table:style-name="ce11">
            <text:p>FOÇA 167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00" table:style-name="ce4">
            <text:p>1200</text:p>
          </table:table-cell>
          <table:table-cell office:value-type="string" table:style-name="ce11">
            <text:p>FOÇA 168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01" table:style-name="ce4">
            <text:p>1201</text:p>
          </table:table-cell>
          <table:table-cell office:value-type="string" table:style-name="ce11">
            <text:p>FOÇA 169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02" table:style-name="ce4">
            <text:p>1202</text:p>
          </table:table-cell>
          <table:table-cell office:value-type="string" table:style-name="ce11">
            <text:p>FOÇA 170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03" table:style-name="ce4">
            <text:p>1203</text:p>
          </table:table-cell>
          <table:table-cell office:value-type="string" table:style-name="ce11">
            <text:p>FOÇA 171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04" table:style-name="ce4">
            <text:p>1204</text:p>
          </table:table-cell>
          <table:table-cell office:value-type="string" table:style-name="ce11">
            <text:p>FOÇA 172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05" table:style-name="ce4">
            <text:p>1205</text:p>
          </table:table-cell>
          <table:table-cell office:value-type="string" table:style-name="ce11">
            <text:p>KEMALPAŞA 118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06" table:style-name="ce4">
            <text:p>1206</text:p>
          </table:table-cell>
          <table:table-cell office:value-type="string" table:style-name="ce11">
            <text:p>KEMALPAŞA 119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07" table:style-name="ce4">
            <text:p>1207</text:p>
          </table:table-cell>
          <table:table-cell office:value-type="string" table:style-name="ce11">
            <text:p>KEMALPAŞA 104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08" table:style-name="ce4">
            <text:p>1208</text:p>
          </table:table-cell>
          <table:table-cell office:value-type="string" table:style-name="ce11">
            <text:p>KEMALPAŞA 164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09" table:style-name="ce4">
            <text:p>1209</text:p>
          </table:table-cell>
          <table:table-cell office:value-type="string" table:style-name="ce11">
            <text:p>KEMALPAŞA 174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10" table:style-name="ce4">
            <text:p>1210</text:p>
          </table:table-cell>
          <table:table-cell office:value-type="string" table:style-name="ce11">
            <text:p>KEMALPAŞA 203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11" table:style-name="ce4">
            <text:p>1211</text:p>
          </table:table-cell>
          <table:table-cell office:value-type="string" table:style-name="ce11">
            <text:p>MENDERES 99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12" table:style-name="ce4">
            <text:p>1212</text:p>
          </table:table-cell>
          <table:table-cell office:value-type="string" table:style-name="ce11">
            <text:p>MENEMEN 120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13" table:style-name="ce4">
            <text:p>1213</text:p>
          </table:table-cell>
          <table:table-cell office:value-type="string" table:style-name="ce11">
            <text:p>SELÇUK 62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14" table:style-name="ce4">
            <text:p>1214</text:p>
          </table:table-cell>
          <table:table-cell office:value-type="string" table:style-name="ce11">
            <text:p>TİRE 67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15" table:style-name="ce4">
            <text:p>1215</text:p>
          </table:table-cell>
          <table:table-cell office:value-type="string" table:style-name="ce11">
            <text:p>TİRE 146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number-columns-repeated="16377"/>
        </table:table-row>
        <table:table-row table:style-name="ro8">
          <table:table-cell office:value-type="float" office:value="1216" table:style-name="ce4">
            <text:p>1216</text:p>
          </table:table-cell>
          <table:table-cell office:value-type="string" table:style-name="ce11">
            <text:p>TİRE 180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1217" table:style-name="ce4">
            <text:p>1217</text:p>
          </table:table-cell>
          <table:table-cell office:value-type="string" table:style-name="ce11">
            <text:p>TİRE 97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18" table:style-name="ce4">
            <text:p>1218</text:p>
          </table:table-cell>
          <table:table-cell office:value-type="string" table:style-name="ce11">
            <text:p>TİRE 211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19" table:style-name="ce4">
            <text:p>1219</text:p>
          </table:table-cell>
          <table:table-cell office:value-type="string" table:style-name="ce11">
            <text:p>TORBALI 39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20" table:style-name="ce4">
            <text:p>1220</text:p>
          </table:table-cell>
          <table:table-cell office:value-type="string" table:style-name="ce11">
            <text:p>URLA 62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21" table:style-name="ce4">
            <text:p>1221</text:p>
          </table:table-cell>
          <table:table-cell office:value-type="string" table:style-name="ce11">
            <text:p>URLA 91</text:p>
          </table:table-cell>
          <table:table-cell office:value-type="string" table:style-name="ce5">
            <text:p>GAY.SUB.MÜD.</text:p>
          </table:table-cell>
          <table:table-cell office:value-type="date" office:date-value="2025-12-01T00:00:00" table:style-name="ce12">
            <text:p>01/12/25</text:p>
          </table:table-cell>
          <table:table-cell office:value-type="string" table:style-name="ce11">
            <text:p>ÜLKER</text:p>
            <text:p><text:s/>PINAR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22" table:style-name="ce4">
            <text:p>1222</text:p>
          </table:table-cell>
          <table:table-cell office:value-type="string" table:style-name="ce11">
            <text:p>İLİŞİKLİ 522</text:p>
          </table:table-cell>
          <table:table-cell office:value-type="string" table:style-name="ce5">
            <text:p>EMLAK ŞUB.MÜD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number-columns-repeated="16377"/>
        </table:table-row>
        <table:table-row table:style-name="ro8">
          <table:table-cell office:value-type="float" office:value="1223" table:style-name="ce4">
            <text:p>1223</text:p>
          </table:table-cell>
          <table:table-cell office:value-type="string" table:style-name="ce11">
            <text:p>İLİŞİKLİ 523</text:p>
          </table:table-cell>
          <table:table-cell office:value-type="string" table:style-name="ce5">
            <text:p>EMLAK ŞUB.MÜD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number-columns-repeated="16377"/>
        </table:table-row>
        <table:table-row table:style-name="ro8">
          <table:table-cell office:value-type="float" office:value="1224" table:style-name="ce4">
            <text:p>1224</text:p>
          </table:table-cell>
          <table:table-cell office:value-type="string" table:style-name="ce11">
            <text:p>İLİŞİKLİ 524</text:p>
          </table:table-cell>
          <table:table-cell office:value-type="string" table:style-name="ce5">
            <text:p>EMLAK ŞUB.MÜD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number-columns-repeated="16377"/>
        </table:table-row>
        <table:table-row table:style-name="ro8">
          <table:table-cell office:value-type="float" office:value="1225" table:style-name="ce4">
            <text:p>1225</text:p>
          </table:table-cell>
          <table:table-cell office:value-type="string" table:style-name="ce11">
            <text:p>İLİŞİKLİ 525</text:p>
          </table:table-cell>
          <table:table-cell office:value-type="string" table:style-name="ce5">
            <text:p>EMLAK ŞUB.MÜD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number-columns-repeated="16377"/>
        </table:table-row>
        <table:table-row table:style-name="ro8">
          <table:table-cell office:value-type="float" office:value="1226" table:style-name="ce4">
            <text:p>1226</text:p>
          </table:table-cell>
          <table:table-cell office:value-type="string" table:style-name="ce11">
            <text:p>İLİŞİKLİ 526</text:p>
          </table:table-cell>
          <table:table-cell office:value-type="string" table:style-name="ce5">
            <text:p>EMLAK ŞUB.MÜD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02T00:00:00" table:style-name="ce12">
            <text:p>02/12/25</text:p>
          </table:table-cell>
          <table:table-cell table:number-columns-repeated="16377"/>
        </table:table-row>
        <table:table-row table:style-name="ro8">
          <table:table-cell office:value-type="float" office:value="1227" table:style-name="ce4">
            <text:p>1227</text:p>
          </table:table-cell>
          <table:table-cell office:value-type="string" table:style-name="ce4">
            <text:p>ÇİGLİ 457</text:p>
          </table:table-cell>
          <table:table-cell office:value-type="string" table:style-name="ce5">
            <text:p>EMLAK ŞUB.MÜD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228" table:style-name="ce4">
            <text:p>1228</text:p>
          </table:table-cell>
          <table:table-cell office:value-type="string" table:style-name="ce11">
            <text:p>BALÇOVA 61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29" table:style-name="ce4">
            <text:p>1229</text:p>
          </table:table-cell>
          <table:table-cell office:value-type="string" table:style-name="ce11">
            <text:p>BALÇOVA 62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30" table:style-name="ce4">
            <text:p>1230</text:p>
          </table:table-cell>
          <table:table-cell office:value-type="string" table:style-name="ce11">
            <text:p>BALÇOVA 91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31" table:style-name="ce4">
            <text:p>1231</text:p>
          </table:table-cell>
          <table:table-cell office:value-type="string" table:style-name="ce11">
            <text:p>BALÇOVA 144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32" table:style-name="ce4">
            <text:p>1232</text:p>
          </table:table-cell>
          <table:table-cell office:value-type="string" table:style-name="ce11">
            <text:p>BALÇOVA 156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33" table:style-name="ce4">
            <text:p>1233</text:p>
          </table:table-cell>
          <table:table-cell office:value-type="string" table:style-name="ce11">
            <text:p>BALÇOVA 163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34" table:style-name="ce4">
            <text:p>1234</text:p>
          </table:table-cell>
          <table:table-cell office:value-type="string" table:style-name="ce11">
            <text:p>BALÇOVA 167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35" table:style-name="ce4">
            <text:p>1235</text:p>
          </table:table-cell>
          <table:table-cell office:value-type="string" table:style-name="ce11">
            <text:p>BALÇOVA 181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36" table:style-name="ce4">
            <text:p>1236</text:p>
          </table:table-cell>
          <table:table-cell office:value-type="string" table:style-name="ce11">
            <text:p>BALÇOVA 194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37" table:style-name="ce4">
            <text:p>1237</text:p>
          </table:table-cell>
          <table:table-cell office:value-type="string" table:style-name="ce11">
            <text:p>BDLÇOVA 18</text:p>
          </table:table-cell>
          <table:table-cell office:value-type="string" table:style-name="ce5">
            <text:p>EMLAK ŞUB.MÜD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238" table:style-name="ce4">
            <text:p>1238</text:p>
          </table:table-cell>
          <table:table-cell office:value-type="string" table:style-name="ce11">
            <text:p>KONAK 93 4-NOLU</text:p>
          </table:table-cell>
          <table:table-cell office:value-type="string" table:style-name="ce5">
            <text:p>EMLAK ŞUB.MÜD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GÜLÇİN</text:p>
          </table:table-cell>
          <table:table-cell office:value-type="string" table:style-name="ce10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1239" table:style-name="ce4">
            <text:p>1239</text:p>
          </table:table-cell>
          <table:table-cell office:value-type="string" table:style-name="ce11">
            <text:p>KONAK 240</text:p>
          </table:table-cell>
          <table:table-cell office:value-type="string" table:style-name="ce5">
            <text:p>EMLAK ŞUB.MÜD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240" table:style-name="ce4">
            <text:p>1240</text:p>
          </table:table-cell>
          <table:table-cell office:value-type="string" table:style-name="ce11">
            <text:p>KARŞIYAKA 23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41" table:style-name="ce4">
            <text:p>1241</text:p>
          </table:table-cell>
          <table:table-cell office:value-type="string" table:style-name="ce11">
            <text:p>KARŞIYAKA 467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42" table:style-name="ce4">
            <text:p>1242</text:p>
          </table:table-cell>
          <table:table-cell office:value-type="string" table:style-name="ce11">
            <text:p>BUCA 1714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number-columns-repeated="16377"/>
        </table:table-row>
        <table:table-row table:style-name="ro8">
          <table:table-cell office:value-type="float" office:value="1243" table:style-name="ce4">
            <text:p>1243</text:p>
          </table:table-cell>
          <table:table-cell office:value-type="string" table:style-name="ce11">
            <text:p>BUCA 255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44" table:style-name="ce4">
            <text:p>1244</text:p>
          </table:table-cell>
          <table:table-cell office:value-type="string" table:style-name="ce11">
            <text:p>GAZİEMİR 91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45" table:style-name="ce4">
            <text:p>1245</text:p>
          </table:table-cell>
          <table:table-cell office:value-type="string" table:style-name="ce11">
            <text:p>GAZİEMİR 37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46" table:style-name="ce4">
            <text:p>1246</text:p>
          </table:table-cell>
          <table:table-cell office:value-type="string" table:style-name="ce11">
            <text:p>BORNOVA 1142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47" table:style-name="ce4">
            <text:p>1247</text:p>
          </table:table-cell>
          <table:table-cell office:value-type="string" table:style-name="ce11">
            <text:p>BORNOVA 724</text:p>
          </table:table-cell>
          <table:table-cell office:value-type="string" table:style-name="ce5">
            <text:p>GAY.SUB.MÜD.</text:p>
          </table:table-cell>
          <table:table-cell office:value-type="date" office:date-value="2025-12-02T00:00:00" table:style-name="ce12">
            <text:p>02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48" table:style-name="ce4">
            <text:p>1248</text:p>
          </table:table-cell>
          <table:table-cell office:value-type="string" table:style-name="ce11">
            <text:p>ÇİĞLİ 462</text:p>
          </table:table-cell>
          <table:table-cell office:value-type="string" table:style-name="ce5">
            <text:p>EMLAK ŞUB.MÜD</text:p>
          </table:table-cell>
          <table:table-cell office:value-type="date" office:date-value="2025-12-04T00:00:00" table:style-name="ce12">
            <text:p>04/12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49" table:style-name="ce4">
            <text:p>1249</text:p>
          </table:table-cell>
          <table:table-cell office:value-type="string" table:style-name="ce11">
            <text:p>BORNOVA 476</text:p>
          </table:table-cell>
          <table:table-cell office:value-type="string" table:style-name="ce5">
            <text:p>EMLAK ŞUB.MÜD</text:p>
          </table:table-cell>
          <table:table-cell office:value-type="date" office:date-value="2025-12-04T00:00:00" table:style-name="ce12">
            <text:p>04/12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2-04T00:00:00" table:style-name="ce12">
            <text:p>04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50" table:style-name="ce4">
            <text:p>1250</text:p>
          </table:table-cell>
          <table:table-cell office:value-type="string" table:style-name="ce11">
            <text:p>BORNOVA 475</text:p>
          </table:table-cell>
          <table:table-cell office:value-type="string" table:style-name="ce5">
            <text:p>EMLAK ŞUB.MÜD</text:p>
          </table:table-cell>
          <table:table-cell office:value-type="date" office:date-value="2025-12-04T00:00:00" table:style-name="ce12">
            <text:p>04/12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51" table:style-name="ce4">
            <text:p>1251</text:p>
          </table:table-cell>
          <table:table-cell office:value-type="string" table:style-name="ce11">
            <text:p>KONAK 205</text:p>
          </table:table-cell>
          <table:table-cell office:value-type="string" table:style-name="ce5">
            <text:p>EMLAK ŞUB.MÜD</text:p>
          </table:table-cell>
          <table:table-cell office:value-type="date" office:date-value="2025-12-05T00:00:00" table:style-name="ce12">
            <text:p>05/12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2-05T00:00:00" table:style-name="ce12">
            <text:p>05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52" table:style-name="ce4">
            <text:p>1252</text:p>
          </table:table-cell>
          <table:table-cell office:value-type="string" table:style-name="ce11">
            <text:p>TİRE 168</text:p>
          </table:table-cell>
          <table:table-cell office:value-type="string" table:style-name="ce5">
            <text:p>EMLAK ŞUB.MÜD</text:p>
          </table:table-cell>
          <table:table-cell office:value-type="date" office:date-value="2025-12-05T00:00:00" table:style-name="ce12">
            <text:p>05/12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2-08T00:00:00" table:style-name="ce12">
            <text:p>08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53" table:style-name="ce4">
            <text:p>1253</text:p>
          </table:table-cell>
          <table:table-cell office:value-type="string" table:style-name="ce11">
            <text:p>ÇİĞLİ İPOTEK DEVAM EDENLER 45</text:p>
            <text:p>41204 ADA 8 PARSEL</text:p>
          </table:table-cell>
          <table:table-cell office:value-type="string" table:style-name="ce5">
            <text:p>EMLAK ŞUB.MÜD</text:p>
          </table:table-cell>
          <table:table-cell office:value-type="date" office:date-value="2025-12-05T00:00:00" table:style-name="ce12">
            <text:p>05/12/25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6-01-13T00:00:00" table:style-name="ce12">
            <text:p>13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54" table:style-name="ce4">
            <text:p>1254</text:p>
          </table:table-cell>
          <table:table-cell office:value-type="string" table:style-name="ce11">
            <text:p>BAYRAKLI 362</text:p>
          </table:table-cell>
          <table:table-cell office:value-type="string" table:style-name="ce5">
            <text:p>EMLAK ŞUB.MÜD</text:p>
          </table:table-cell>
          <table:table-cell office:value-type="date" office:date-value="2025-12-05T00:00:00" table:style-name="ce12">
            <text:p>05/12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5-12-08T00:00:00" table:style-name="ce12">
            <text:p>08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55" table:style-name="ce4">
            <text:p>1255</text:p>
          </table:table-cell>
          <table:table-cell office:value-type="string" table:style-name="ce11">
            <text:p>İLİŞİKLİ 436</text:p>
          </table:table-cell>
          <table:table-cell office:value-type="string" table:style-name="ce5">
            <text:p>EMLAK ŞUB.MÜD</text:p>
          </table:table-cell>
          <table:table-cell office:value-type="date" office:date-value="2025-12-05T00:00:00" table:style-name="ce12">
            <text:p>05/12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2-10T00:00:00" table:style-name="ce12">
            <text:p>10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56" table:style-name="ce4">
            <text:p>1256</text:p>
          </table:table-cell>
          <table:table-cell office:value-type="string" table:style-name="ce11">
            <text:p>GAZİEMİR 30</text:p>
          </table:table-cell>
          <table:table-cell office:value-type="string" table:style-name="ce5">
            <text:p>EMLAK ŞUB.MÜD</text:p>
          </table:table-cell>
          <table:table-cell office:value-type="date" office:date-value="2025-12-08T00:00:00" table:style-name="ce12">
            <text:p>08/12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DOSYA TAK</text:p>
          </table:table-cell>
          <table:table-cell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257" table:style-name="ce4">
            <text:p>1257</text:p>
          </table:table-cell>
          <table:table-cell office:value-type="string" table:style-name="ce11">
            <text:p>ÇİĞLİ 371</text:p>
          </table:table-cell>
          <table:table-cell office:value-type="string" table:style-name="ce5">
            <text:p>GAY.SUB.MÜD.</text:p>
          </table:table-cell>
          <table:table-cell office:value-type="date" office:date-value="2025-12-08T00:00:00" table:style-name="ce12">
            <text:p>08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1-14T00:00:00" table:style-name="ce12">
            <text:p>14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58" table:style-name="ce4">
            <text:p>1258</text:p>
          </table:table-cell>
          <table:table-cell office:value-type="string" table:style-name="ce11">
            <text:p>ÇİĞLİ 372</text:p>
          </table:table-cell>
          <table:table-cell office:value-type="string" table:style-name="ce5">
            <text:p>GAY.SUB.MÜD.</text:p>
          </table:table-cell>
          <table:table-cell office:value-type="date" office:date-value="2025-12-08T00:00:00" table:style-name="ce12">
            <text:p>08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1-14T00:00:00" table:style-name="ce12">
            <text:p>14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59" table:style-name="ce4">
            <text:p>1259</text:p>
          </table:table-cell>
          <table:table-cell office:value-type="string" table:style-name="ce11">
            <text:p>BORNOVA 1009</text:p>
          </table:table-cell>
          <table:table-cell office:value-type="string" table:style-name="ce5">
            <text:p>EMLAK ŞUB.MÜD</text:p>
          </table:table-cell>
          <table:table-cell office:value-type="date" office:date-value="2025-12-08T00:00:00" table:style-name="ce12">
            <text:p>08/12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office:value-type="string" table:style-name="ce13">
            <text:p>583 BİRLEŞMİŞ</text:p>
          </table:table-cell>
          <table:table-cell table:number-columns-repeated="16376"/>
        </table:table-row>
        <table:table-row table:style-name="ro8">
          <table:table-cell office:value-type="float" office:value="1260" table:style-name="ce4">
            <text:p>1260</text:p>
          </table:table-cell>
          <table:table-cell office:value-type="string" table:style-name="ce11">
            <text:p>BUCA 1813</text:p>
          </table:table-cell>
          <table:table-cell office:value-type="string" table:style-name="ce5">
            <text:p>EMLAK ŞUB.MÜD</text:p>
          </table:table-cell>
          <table:table-cell office:value-type="date" office:date-value="2025-12-08T00:00:00" table:style-name="ce12">
            <text:p>08/12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2-10T00:00:00" table:style-name="ce12">
            <text:p>10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61" table:style-name="ce4">
            <text:p>1261</text:p>
          </table:table-cell>
          <table:table-cell office:value-type="string" table:style-name="ce11">
            <text:p>BUCA 1703</text:p>
          </table:table-cell>
          <table:table-cell office:value-type="string" table:style-name="ce5">
            <text:p>EMLAK ŞUB.MÜD</text:p>
          </table:table-cell>
          <table:table-cell office:value-type="date" office:date-value="2025-12-08T00:00:00" table:style-name="ce12">
            <text:p>08/12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2-10T00:00:00" table:style-name="ce12">
            <text:p>10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62" table:style-name="ce4">
            <text:p>1262</text:p>
          </table:table-cell>
          <table:table-cell office:value-type="string" table:style-name="ce11">
            <text:p>BUCA 1704</text:p>
          </table:table-cell>
          <table:table-cell office:value-type="string" table:style-name="ce5">
            <text:p>EMLAK ŞUB.MÜD</text:p>
          </table:table-cell>
          <table:table-cell office:value-type="date" office:date-value="2025-12-08T00:00:00" table:style-name="ce12">
            <text:p>08/12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2-10T00:00:00" table:style-name="ce12">
            <text:p>10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63" table:style-name="ce4">
            <text:p>1263</text:p>
          </table:table-cell>
          <table:table-cell office:value-type="string" table:style-name="ce11">
            <text:p>KARABAĞLAR 3391</text:p>
          </table:table-cell>
          <table:table-cell office:value-type="string" table:style-name="ce5">
            <text:p>EMLAK ŞUB.MÜD</text:p>
          </table:table-cell>
          <table:table-cell office:value-type="date" office:date-value="2025-12-08T00:00:00" table:style-name="ce12">
            <text:p>08/12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64" table:style-name="ce4">
            <text:p>1264</text:p>
          </table:table-cell>
          <table:table-cell office:value-type="string" table:style-name="ce11">
            <text:p>BAYRAKLI 561</text:p>
          </table:table-cell>
          <table:table-cell office:value-type="string" table:style-name="ce5">
            <text:p>EMLAK ŞUB.MÜD</text:p>
          </table:table-cell>
          <table:table-cell office:value-type="date" office:date-value="2025-12-08T00:00:00" table:style-name="ce12">
            <text:p>08/12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65" table:style-name="ce4">
            <text:p>1265</text:p>
          </table:table-cell>
          <table:table-cell office:value-type="string" table:style-name="ce11">
            <text:p>KARŞIYAKA 562</text:p>
          </table:table-cell>
          <table:table-cell office:value-type="string" table:style-name="ce5">
            <text:p>EMLAK ŞUB.MÜD</text:p>
          </table:table-cell>
          <table:table-cell office:value-type="date" office:date-value="2025-12-09T00:00:00" table:style-name="ce12">
            <text:p>09/12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number-columns-repeated="16377"/>
        </table:table-row>
        <table:table-row table:style-name="ro8">
          <table:table-cell office:value-type="float" office:value="1266" table:style-name="ce4">
            <text:p>1266</text:p>
          </table:table-cell>
          <table:table-cell office:value-type="string" table:style-name="ce11">
            <text:p>KARŞIYAKA 1148</text:p>
          </table:table-cell>
          <table:table-cell office:value-type="string" table:style-name="ce5">
            <text:p>EMLAK ŞUB.MÜD</text:p>
          </table:table-cell>
          <table:table-cell office:value-type="date" office:date-value="2025-12-09T00:00:00" table:style-name="ce12">
            <text:p>09/12/25</text:p>
          </table:table-cell>
          <table:table-cell office:value-type="string" table:style-name="ce11">
            <text:p>HİLAL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267" table:style-name="ce4">
            <text:p>1267</text:p>
          </table:table-cell>
          <table:table-cell office:value-type="string" table:style-name="ce11">
            <text:p>BORNOVA 476</text:p>
          </table:table-cell>
          <table:table-cell office:value-type="string" table:style-name="ce5">
            <text:p>EMLAK ŞUB.MÜD</text:p>
          </table:table-cell>
          <table:table-cell office:value-type="date" office:date-value="2025-12-09T00:00:00" table:style-name="ce12">
            <text:p>09/12/25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number-columns-repeated="16377"/>
        </table:table-row>
        <table:table-row table:style-name="ro8">
          <table:table-cell office:value-type="float" office:value="1268" table:style-name="ce4">
            <text:p>1268</text:p>
          </table:table-cell>
          <table:table-cell office:value-type="string" table:style-name="ce11">
            <text:p>KARABAĞLAR 3664</text:p>
          </table:table-cell>
          <table:table-cell office:value-type="string" table:style-name="ce5">
            <text:p>EMLAK ŞUB.MÜD</text:p>
          </table:table-cell>
          <table:table-cell office:value-type="date" office:date-value="2025-12-09T00:00:00" table:style-name="ce12">
            <text:p>09/12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1-22T00:00:00" table:style-name="ce12">
            <text:p>22/01/26</text:p>
          </table:table-cell>
          <table:table-cell table:number-columns-repeated="16377"/>
        </table:table-row>
        <table:table-row table:style-name="ro8">
          <table:table-cell office:value-type="float" office:value="1269" table:style-name="ce4">
            <text:p>1269</text:p>
          </table:table-cell>
          <table:table-cell office:value-type="string" table:style-name="ce11">
            <text:p>KONAK 2591</text:p>
          </table:table-cell>
          <table:table-cell office:value-type="string" table:style-name="ce5">
            <text:p>EMLAK ŞUB.MÜD</text:p>
          </table:table-cell>
          <table:table-cell office:value-type="date" office:date-value="2025-12-09T00:00:00" table:style-name="ce12">
            <text:p>09/12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270" table:style-name="ce4">
            <text:p>1270</text:p>
          </table:table-cell>
          <table:table-cell office:value-type="string" table:style-name="ce11">
            <text:p>KONAK 2391</text:p>
          </table:table-cell>
          <table:table-cell office:value-type="string" table:style-name="ce5">
            <text:p>EMLAK ŞUB.MÜD</text:p>
          </table:table-cell>
          <table:table-cell office:value-type="date" office:date-value="2025-12-09T00:00:00" table:style-name="ce12">
            <text:p>09/12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1271" table:style-name="ce4">
            <text:p>1271</text:p>
          </table:table-cell>
          <table:table-cell office:value-type="string" table:style-name="ce11">
            <text:p>BAYINDIR 147</text:p>
          </table:table-cell>
          <table:table-cell office:value-type="string" table:style-name="ce5">
            <text:p>EMLAK ŞUB.MÜD</text:p>
          </table:table-cell>
          <table:table-cell office:value-type="date" office:date-value="2025-12-09T00:00:00" table:style-name="ce12">
            <text:p>09/12/25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272" table:style-name="ce4">
            <text:p>1272</text:p>
          </table:table-cell>
          <table:table-cell office:value-type="string" table:style-name="ce11">
            <text:p>İLİŞİKLİ 734</text:p>
          </table:table-cell>
          <table:table-cell office:value-type="string" table:style-name="ce5">
            <text:p>EMLAK ŞUB.MÜD</text:p>
          </table:table-cell>
          <table:table-cell office:value-type="date" office:date-value="2025-12-09T00:00:00" table:style-name="ce12">
            <text:p>09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1-22T00:00:00" table:style-name="ce12">
            <text:p>22/01/26</text:p>
          </table:table-cell>
          <table:table-cell table:number-columns-repeated="16377"/>
        </table:table-row>
        <table:table-row table:style-name="ro8">
          <table:table-cell office:value-type="float" office:value="1273" table:style-name="ce4">
            <text:p>1273</text:p>
          </table:table-cell>
          <table:table-cell office:value-type="string" table:style-name="ce11">
            <text:p>KONAK 2820</text:p>
          </table:table-cell>
          <table:table-cell office:value-type="string" table:style-name="ce5">
            <text:p>EMLAK ŞUB.MÜD</text:p>
          </table:table-cell>
          <table:table-cell office:value-type="date" office:date-value="2025-12-09T00:00:00" table:style-name="ce12">
            <text:p>09/12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74" table:style-name="ce4">
            <text:p>1274</text:p>
          </table:table-cell>
          <table:table-cell office:value-type="string" table:style-name="ce11">
            <text:p>KONAK 2527</text:p>
          </table:table-cell>
          <table:table-cell office:value-type="string" table:style-name="ce5">
            <text:p>EMLAK ŞUB.MÜD</text:p>
          </table:table-cell>
          <table:table-cell office:value-type="date" office:date-value="2025-12-09T00:00:00" table:style-name="ce12">
            <text:p>09/12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275" table:style-name="ce4">
            <text:p>1275</text:p>
          </table:table-cell>
          <table:table-cell office:value-type="string" table:style-name="ce11">
            <text:p>ÇİĞLİ İPOTEK DEVAM EDENLER 7</text:p>
            <text:p>41228 ADA 4 PARSEL</text:p>
          </table:table-cell>
          <table:table-cell office:value-type="string" table:style-name="ce5">
            <text:p>EMLAK ŞUB.MÜD</text:p>
          </table:table-cell>
          <table:table-cell office:value-type="date" office:date-value="2025-12-10T00:00:00" table:style-name="ce12">
            <text:p>10/12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number-columns-repeated="16377"/>
        </table:table-row>
        <table:table-row table:style-name="ro8">
          <table:table-cell office:value-type="float" office:value="1276" table:style-name="ce4">
            <text:p>1276</text:p>
          </table:table-cell>
          <table:table-cell office:value-type="string" table:style-name="ce23">
            <text:p>BAYRAKLI 577</text:p>
          </table:table-cell>
          <table:table-cell table:style-name="ce24"/>
          <table:table-cell office:value-type="date" office:date-value="2025-12-10T00:00:00" table:style-name="ce25">
            <text:p>10/12/25</text:p>
          </table:table-cell>
          <table:table-cell office:value-type="string" table:style-name="ce23">
            <text:p>YERİNDE YOK</text:p>
          </table:table-cell>
          <table:table-cell office:value-type="string" table:style-name="ce23">
            <text:p>DOSYA TAK</text:p>
          </table:table-cell>
          <table:table-cell table:style-name="ce23"/>
          <table:table-cell table:number-columns-repeated="16377"/>
        </table:table-row>
        <table:table-row table:style-name="ro8">
          <table:table-cell office:value-type="float" office:value="1277" table:style-name="ce4">
            <text:p>1277</text:p>
          </table:table-cell>
          <table:table-cell office:value-type="string" table:style-name="ce11">
            <text:p>ÇİĞLİ İPOTEK DEVAM EDENLER 30</text:p>
            <text:p>41446 ADA 8 PARSEL</text:p>
          </table:table-cell>
          <table:table-cell office:value-type="string" table:style-name="ce5">
            <text:p>EMLAK ŞUB.MÜD</text:p>
          </table:table-cell>
          <table:table-cell office:value-type="date" office:date-value="2025-12-10T00:00:00" table:style-name="ce12">
            <text:p>10/12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number-columns-repeated="16377"/>
        </table:table-row>
        <table:table-row table:style-name="ro8">
          <table:table-cell office:value-type="float" office:value="1278" table:style-name="ce4">
            <text:p>1278</text:p>
          </table:table-cell>
          <table:table-cell office:value-type="string" table:style-name="ce11">
            <text:p>KONAK 2737</text:p>
          </table:table-cell>
          <table:table-cell office:value-type="string" table:style-name="ce5">
            <text:p>EMLAK ŞUB.MÜD</text:p>
          </table:table-cell>
          <table:table-cell office:value-type="date" office:date-value="2025-12-10T00:00:00" table:style-name="ce12">
            <text:p>10/12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table:number-columns-repeated="16377"/>
        </table:table-row>
        <table:table-row table:style-name="ro8">
          <table:table-cell office:value-type="float" office:value="1279" table:style-name="ce4">
            <text:p>1279</text:p>
          </table:table-cell>
          <table:table-cell office:value-type="string" table:style-name="ce11">
            <text:p>BORNOVA 935</text:p>
          </table:table-cell>
          <table:table-cell office:value-type="string" table:style-name="ce5">
            <text:p>EMLAK ŞUB.MÜD</text:p>
          </table:table-cell>
          <table:table-cell office:value-type="date" office:date-value="2025-12-10T00:00:00" table:style-name="ce12">
            <text:p>10/12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280" table:style-name="ce4">
            <text:p>1280</text:p>
          </table:table-cell>
          <table:table-cell office:value-type="string" table:style-name="ce11">
            <text:p>BAYRAKLI 627</text:p>
          </table:table-cell>
          <table:table-cell office:value-type="string" table:style-name="ce5">
            <text:p>EMLAK ŞUB.MÜD</text:p>
          </table:table-cell>
          <table:table-cell office:value-type="date" office:date-value="2025-12-11T00:00:00" table:style-name="ce12">
            <text:p>11/12/25</text:p>
          </table:table-cell>
          <table:table-cell office:value-type="string" table:style-name="ce11">
            <text:p>DERVİŞ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number-columns-repeated="16377"/>
        </table:table-row>
        <table:table-row table:style-name="ro8">
          <table:table-cell office:value-type="float" office:value="1281" table:style-name="ce4">
            <text:p>1281</text:p>
          </table:table-cell>
          <table:table-cell office:value-type="string" table:style-name="ce11">
            <text:p>URLA 75</text:p>
          </table:table-cell>
          <table:table-cell office:value-type="string" table:style-name="ce5">
            <text:p>GAY.SUB.MÜD.</text:p>
          </table:table-cell>
          <table:table-cell office:value-type="date" office:date-value="2025-12-11T00:00:00" table:style-name="ce12">
            <text:p>11/12/25</text:p>
          </table:table-cell>
          <table:table-cell office:value-type="string" table:style-name="ce11">
            <text:p>SEÇİL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82" table:style-name="ce4">
            <text:p>1282</text:p>
          </table:table-cell>
          <table:table-cell office:value-type="string" table:style-name="ce11">
            <text:p>BERGAMA 153</text:p>
          </table:table-cell>
          <table:table-cell office:value-type="string" table:style-name="ce5">
            <text:p>GAY.SUB.MÜD.</text:p>
          </table:table-cell>
          <table:table-cell office:value-type="date" office:date-value="2025-12-11T00:00:00" table:style-name="ce12">
            <text:p>11/12/25</text:p>
          </table:table-cell>
          <table:table-cell office:value-type="string" table:style-name="ce11">
            <text:p>SEÇİL</text:p>
          </table:table-cell>
          <table:table-cell office:value-type="string" table:style-name="ce11">
            <text:p>NURETTİN</text:p>
          </table:table-cell>
          <table:table-cell office:value-type="date" office:date-value="2025-12-11T00:00:00" table:style-name="ce12">
            <text:p>11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83" table:style-name="ce4">
            <text:p>1283</text:p>
          </table:table-cell>
          <table:table-cell office:value-type="string" table:style-name="ce11">
            <text:p>BAY<text:span text:style-name="T3">INDIR 197</text:span></text:p>
          </table:table-cell>
          <table:table-cell office:value-type="string" table:style-name="ce5">
            <text:p>GAY.SUB.MÜD.</text:p>
          </table:table-cell>
          <table:table-cell office:value-type="date" office:date-value="2025-12-11T00:00:00" table:style-name="ce12">
            <text:p>11/12/25</text:p>
          </table:table-cell>
          <table:table-cell office:value-type="string" table:style-name="ce11">
            <text:p>SEÇİL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284" table:style-name="ce4">
            <text:p>1284</text:p>
          </table:table-cell>
          <table:table-cell office:value-type="string" table:style-name="ce11">
            <text:p>KONAK 2373</text:p>
          </table:table-cell>
          <table:table-cell office:value-type="string" table:style-name="ce5">
            <text:p>EMLAK ŞUB.MÜD</text:p>
          </table:table-cell>
          <table:table-cell office:value-type="date" office:date-value="2025-12-11T00:00:00" table:style-name="ce12">
            <text:p>11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17T00:00:00" table:style-name="ce12">
            <text:p>17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85" table:style-name="ce4">
            <text:p>1285</text:p>
          </table:table-cell>
          <table:table-cell office:value-type="string" table:style-name="ce11">
            <text:p>ÇİĞLİ 153</text:p>
          </table:table-cell>
          <table:table-cell office:value-type="string" table:style-name="ce5">
            <text:p>EMLAK ŞUB.MÜD</text:p>
          </table:table-cell>
          <table:table-cell office:value-type="date" office:date-value="2025-12-12T00:00:00" table:style-name="ce12">
            <text:p>12/12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86" table:style-name="ce4">
            <text:p>1286</text:p>
          </table:table-cell>
          <table:table-cell office:value-type="string" table:style-name="ce11">
            <text:p>İLİŞİKLİ 55</text:p>
          </table:table-cell>
          <table:table-cell office:value-type="string" table:style-name="ce5">
            <text:p>EMLAK ŞUB.MÜD</text:p>
          </table:table-cell>
          <table:table-cell office:value-type="date" office:date-value="2025-12-12T00:00:00" table:style-name="ce12">
            <text:p>12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87" table:style-name="ce4">
            <text:p>1287</text:p>
          </table:table-cell>
          <table:table-cell office:value-type="string" table:style-name="ce11">
            <text:p>KONAK İPOTEK DEVAM EDENLER 20</text:p>
            <text:p>30044 ADA 7 PARSEL</text:p>
          </table:table-cell>
          <table:table-cell office:value-type="string" table:style-name="ce5">
            <text:p>EMLAK ŞUB.MÜD</text:p>
          </table:table-cell>
          <table:table-cell office:value-type="date" office:date-value="2025-12-12T00:00:00" table:style-name="ce12">
            <text:p>12/12/25</text:p>
          </table:table-cell>
          <table:table-cell office:value-type="string" table:style-name="ce11">
            <text:p>İLKNUR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88" table:style-name="ce4">
            <text:p>1288</text:p>
          </table:table-cell>
          <table:table-cell office:value-type="string" table:style-name="ce11">
            <text:p>BAYRAKLI 75</text:p>
          </table:table-cell>
          <table:table-cell office:value-type="string" table:style-name="ce5">
            <text:p>EMLAK ŞUB.MÜD</text:p>
          </table:table-cell>
          <table:table-cell office:value-type="date" office:date-value="2025-12-15T00:00:00" table:style-name="ce12">
            <text:p>15/12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17T00:00:00" table:style-name="ce12">
            <text:p>17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89" table:style-name="ce4">
            <text:p>1289</text:p>
          </table:table-cell>
          <table:table-cell office:value-type="string" table:style-name="ce11">
            <text:p>KEMALPAŞA 130</text:p>
          </table:table-cell>
          <table:table-cell office:value-type="string" table:style-name="ce5">
            <text:p>EMLAK ŞUB.MÜD</text:p>
          </table:table-cell>
          <table:table-cell office:value-type="date" office:date-value="2025-12-15T00:00:00" table:style-name="ce12">
            <text:p>15/12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2-15T00:00:00" table:style-name="ce12">
            <text:p>15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90" table:style-name="ce4">
            <text:p>1290</text:p>
          </table:table-cell>
          <table:table-cell office:value-type="string" table:style-name="ce11">
            <text:p>İLİŞİKLİ 436</text:p>
          </table:table-cell>
          <table:table-cell office:value-type="string" table:style-name="ce5">
            <text:p>EMLAK ŞUB.MÜD</text:p>
          </table:table-cell>
          <table:table-cell office:value-type="date" office:date-value="2025-12-15T00:00:00" table:style-name="ce12">
            <text:p>15/12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1-22T00:00:00" table:style-name="ce12">
            <text:p>22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91" table:style-name="ce4">
            <text:p>1291</text:p>
          </table:table-cell>
          <table:table-cell office:value-type="string" table:style-name="ce11">
            <text:p>BAYRAKLI 553</text:p>
          </table:table-cell>
          <table:table-cell office:value-type="string" table:style-name="ce5">
            <text:p>EMLAK ŞUB.MÜD</text:p>
          </table:table-cell>
          <table:table-cell office:value-type="date" office:date-value="2025-12-16T00:00:00" table:style-name="ce12">
            <text:p>16/12/25</text:p>
          </table:table-cell>
          <table:table-cell office:value-type="string" table:style-name="ce11">
            <text:p>DERVİŞ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292" table:style-name="ce4">
            <text:p>1292</text:p>
          </table:table-cell>
          <table:table-cell office:value-type="string" table:style-name="ce11">
            <text:p>KONAK 2013</text:p>
          </table:table-cell>
          <table:table-cell office:value-type="string" table:style-name="ce5">
            <text:p>EMLAK ŞUB.MÜD</text:p>
          </table:table-cell>
          <table:table-cell office:value-type="date" office:date-value="2025-12-16T00:00:00" table:style-name="ce12">
            <text:p>16/12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93" table:style-name="ce4">
            <text:p>1293</text:p>
          </table:table-cell>
          <table:table-cell office:value-type="string" table:style-name="ce11">
            <text:p>ÖDEMİŞ 367</text:p>
          </table:table-cell>
          <table:table-cell office:value-type="string" table:style-name="ce5">
            <text:p>EMLAK ŞUB.MÜD</text:p>
          </table:table-cell>
          <table:table-cell office:value-type="date" office:date-value="2025-12-17T00:00:00" table:style-name="ce12">
            <text:p>17/12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94" table:style-name="ce4">
            <text:p>1294</text:p>
          </table:table-cell>
          <table:table-cell office:value-type="string" table:style-name="ce11">
            <text:p>KARABURUN 100</text:p>
          </table:table-cell>
          <table:table-cell office:value-type="string" table:style-name="ce5">
            <text:p>EMLAK ŞUB.MÜD</text:p>
          </table:table-cell>
          <table:table-cell office:value-type="date" office:date-value="2025-12-17T00:00:00" table:style-name="ce12">
            <text:p>17/12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2-17T00:00:00" table:style-name="ce12">
            <text:p>17/12/25</text:p>
          </table:table-cell>
          <table:table-cell office:value-type="string" table:style-name="ce13">
            <text:p>44 BİRLEŞMİŞ</text:p>
          </table:table-cell>
          <table:table-cell table:number-columns-repeated="16376"/>
        </table:table-row>
        <table:table-row table:style-name="ro8">
          <table:table-cell office:value-type="float" office:value="1295" table:style-name="ce4">
            <text:p>1295</text:p>
          </table:table-cell>
          <table:table-cell office:value-type="string" table:style-name="ce11">
            <text:p>BALÇOVA 98</text:p>
          </table:table-cell>
          <table:table-cell office:value-type="string" table:style-name="ce5">
            <text:p>DEG.ŞEF</text:p>
          </table:table-cell>
          <table:table-cell office:value-type="date" office:date-value="2025-12-17T00:00:00" table:style-name="ce12">
            <text:p>17/12/25</text:p>
          </table:table-cell>
          <table:table-cell office:value-type="string" table:style-name="ce11">
            <text:p>RESUL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96" table:style-name="ce4">
            <text:p>1296</text:p>
          </table:table-cell>
          <table:table-cell office:value-type="string" table:style-name="ce11">
            <text:p>BALÇOVA 111</text:p>
          </table:table-cell>
          <table:table-cell office:value-type="string" table:style-name="ce5">
            <text:p>DEG.ŞEF</text:p>
          </table:table-cell>
          <table:table-cell office:value-type="date" office:date-value="2025-12-17T00:00:00" table:style-name="ce12">
            <text:p>17/12/25</text:p>
          </table:table-cell>
          <table:table-cell office:value-type="string" table:style-name="ce11">
            <text:p>RESUL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297" table:style-name="ce4">
            <text:p>1297</text:p>
          </table:table-cell>
          <table:table-cell office:value-type="string" table:style-name="ce11">
            <text:p>BALÇOVA 112</text:p>
          </table:table-cell>
          <table:table-cell office:value-type="string" table:style-name="ce5">
            <text:p>DEG.ŞEF</text:p>
          </table:table-cell>
          <table:table-cell office:value-type="date" office:date-value="2025-12-17T00:00:00" table:style-name="ce12">
            <text:p>17/12/25</text:p>
          </table:table-cell>
          <table:table-cell office:value-type="string" table:style-name="ce11">
            <text:p>RESUL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number-columns-repeated="16377"/>
        </table:table-row>
        <table:table-row table:style-name="ro8">
          <table:table-cell office:value-type="float" office:value="1298" table:style-name="ce4">
            <text:p>1298</text:p>
          </table:table-cell>
          <table:table-cell office:value-type="string" table:style-name="ce11">
            <text:p>BALÇOVA 116</text:p>
          </table:table-cell>
          <table:table-cell office:value-type="string" table:style-name="ce5">
            <text:p>DEG.ŞEF</text:p>
          </table:table-cell>
          <table:table-cell office:value-type="date" office:date-value="2025-12-17T00:00:00" table:style-name="ce12">
            <text:p>17/12/25</text:p>
          </table:table-cell>
          <table:table-cell office:value-type="string" table:style-name="ce11">
            <text:p>RESUL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number-columns-repeated="16377"/>
        </table:table-row>
        <table:table-row table:style-name="ro8">
          <table:table-cell office:value-type="float" office:value="1299" table:style-name="ce4">
            <text:p>1299</text:p>
          </table:table-cell>
          <table:table-cell office:value-type="string" table:style-name="ce11">
            <text:p>BALÇOVA 131</text:p>
          </table:table-cell>
          <table:table-cell office:value-type="string" table:style-name="ce5">
            <text:p>DEG.ŞEF</text:p>
          </table:table-cell>
          <table:table-cell office:value-type="date" office:date-value="2025-12-17T00:00:00" table:style-name="ce12">
            <text:p>17/12/25</text:p>
          </table:table-cell>
          <table:table-cell office:value-type="string" table:style-name="ce11">
            <text:p>RESUL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number-columns-repeated="16377"/>
        </table:table-row>
        <table:table-row table:style-name="ro8">
          <table:table-cell office:value-type="float" office:value="1300" table:style-name="ce4">
            <text:p>1300</text:p>
          </table:table-cell>
          <table:table-cell office:value-type="string" table:style-name="ce11">
            <text:p>BORNOVA 26</text:p>
          </table:table-cell>
          <table:table-cell office:value-type="string" table:style-name="ce5">
            <text:p>GAY.SUB.MÜD.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number-columns-repeated="16377"/>
        </table:table-row>
        <table:table-row table:style-name="ro8">
          <table:table-cell office:value-type="float" office:value="1301" table:style-name="ce4">
            <text:p>1301</text:p>
          </table:table-cell>
          <table:table-cell office:value-type="string" table:style-name="ce11">
            <text:p>BUCA 1837</text:p>
          </table:table-cell>
          <table:table-cell office:value-type="string" table:style-name="ce5">
            <text:p>GAY.SUB.MÜD.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number-columns-repeated="16377"/>
        </table:table-row>
        <table:table-row table:style-name="ro8">
          <table:table-cell office:value-type="float" office:value="1302" table:style-name="ce4">
            <text:p>1302</text:p>
          </table:table-cell>
          <table:table-cell office:value-type="string" table:style-name="ce11">
            <text:p>BUCA 1835</text:p>
          </table:table-cell>
          <table:table-cell office:value-type="string" table:style-name="ce5">
            <text:p>GAY.SUB.MÜD.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number-columns-repeated="16377"/>
        </table:table-row>
        <table:table-row table:style-name="ro8">
          <table:table-cell office:value-type="float" office:value="1303" table:style-name="ce4">
            <text:p>1303</text:p>
          </table:table-cell>
          <table:table-cell office:value-type="string" table:style-name="ce11">
            <text:p>BUCA 166</text:p>
          </table:table-cell>
          <table:table-cell office:value-type="string" table:style-name="ce5">
            <text:p>GAY.SUB.MÜD.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number-columns-repeated="16377"/>
        </table:table-row>
        <table:table-row table:style-name="ro8">
          <table:table-cell office:value-type="float" office:value="1304" table:style-name="ce4">
            <text:p>1304</text:p>
          </table:table-cell>
          <table:table-cell office:value-type="string" table:style-name="ce11">
            <text:p>BAYRAKLI 637</text:p>
          </table:table-cell>
          <table:table-cell office:value-type="string" table:style-name="ce5">
            <text:p>EMLAK ŞUB.MÜD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number-columns-repeated="16377"/>
        </table:table-row>
        <table:table-row table:style-name="ro8">
          <table:table-cell office:value-type="float" office:value="1305" table:style-name="ce4">
            <text:p>1305</text:p>
          </table:table-cell>
          <table:table-cell office:value-type="string" table:style-name="ce11">
            <text:p>BAYRAKLI 75</text:p>
          </table:table-cell>
          <table:table-cell office:value-type="string" table:style-name="ce5">
            <text:p>EMLAK ŞUB.MÜD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06" table:style-name="ce4">
            <text:p>1306</text:p>
          </table:table-cell>
          <table:table-cell office:value-type="string" table:style-name="ce11">
            <text:p>KARŞIYAKA 73</text:p>
          </table:table-cell>
          <table:table-cell office:value-type="string" table:style-name="ce5">
            <text:p>EMLAK ŞUB.MÜD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07" table:style-name="ce4">
            <text:p>1307</text:p>
          </table:table-cell>
          <table:table-cell office:value-type="string" table:style-name="ce11">
            <text:p>BUCA 787</text:p>
          </table:table-cell>
          <table:table-cell office:value-type="string" table:style-name="ce5">
            <text:p>EMLAK ŞUB.MÜD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AKIN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number-columns-repeated="16377"/>
        </table:table-row>
        <table:table-row table:style-name="ro8">
          <table:table-cell office:value-type="float" office:value="1308" table:style-name="ce4">
            <text:p>1308</text:p>
          </table:table-cell>
          <table:table-cell office:value-type="string" table:style-name="ce11">
            <text:p>BAYRAKLI 426</text:p>
          </table:table-cell>
          <table:table-cell office:value-type="string" table:style-name="ce5">
            <text:p>EMLAK ŞUB.MÜD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AKIN</text:p>
          </table:table-cell>
          <table:table-cell office:value-type="string" table:style-name="ce4">
            <text:p>NURETTİN</text:p>
          </table:table-cell>
          <table:table-cell office:value-type="date" office:date-value="2026-02-19T00:00:00" table:style-name="ce6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1309" table:style-name="ce4">
            <text:p>1309</text:p>
          </table:table-cell>
          <table:table-cell office:value-type="string" table:style-name="ce11">
            <text:p>BALÇOVA 92</text:p>
          </table:table-cell>
          <table:table-cell office:value-type="string" table:style-name="ce5">
            <text:p>EMLAK ŞUB.MÜD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number-columns-repeated="16377"/>
        </table:table-row>
        <table:table-row table:style-name="ro8">
          <table:table-cell office:value-type="float" office:value="1310" table:style-name="ce4">
            <text:p>1310</text:p>
          </table:table-cell>
          <table:table-cell office:value-type="string" table:style-name="ce11">
            <text:p>BALÇOVA 64</text:p>
          </table:table-cell>
          <table:table-cell office:value-type="string" table:style-name="ce5">
            <text:p>EMLAK ŞUB.MÜD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18T00:00:00" table:style-name="ce12">
            <text:p>18/12/25</text:p>
          </table:table-cell>
          <table:table-cell table:number-columns-repeated="16377"/>
        </table:table-row>
        <table:table-row table:style-name="ro8">
          <table:table-cell office:value-type="float" office:value="1311" table:style-name="ce4">
            <text:p>1311</text:p>
          </table:table-cell>
          <table:table-cell office:value-type="string" table:style-name="ce11">
            <text:p>KONAK 14 2-NOLU</text:p>
          </table:table-cell>
          <table:table-cell office:value-type="string" table:style-name="ce5">
            <text:p>EMLAK ŞUB.MÜD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2-19T00:00:00" table:style-name="ce12">
            <text:p>19/12/25</text:p>
          </table:table-cell>
          <table:table-cell table:number-columns-repeated="16377"/>
        </table:table-row>
        <table:table-row table:style-name="ro8">
          <table:table-cell office:value-type="float" office:value="1312" table:style-name="ce4">
            <text:p>1312</text:p>
          </table:table-cell>
          <table:table-cell office:value-type="string" table:style-name="ce11">
            <text:p>İLİŞİKLİ 99</text:p>
          </table:table-cell>
          <table:table-cell office:value-type="string" table:style-name="ce5">
            <text:p>EMLAK ŞUB.MÜD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HİLAL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13" table:style-name="ce4">
            <text:p>1313</text:p>
          </table:table-cell>
          <table:table-cell office:value-type="string" table:style-name="ce11">
            <text:p>ÖDEMİŞ 297</text:p>
          </table:table-cell>
          <table:table-cell office:value-type="string" table:style-name="ce5">
            <text:p>EMLAK ŞUB.MÜD</text:p>
          </table:table-cell>
          <table:table-cell office:value-type="date" office:date-value="2025-12-18T00:00:00" table:style-name="ce12">
            <text:p>18/12/25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14" table:style-name="ce4">
            <text:p>1314</text:p>
          </table:table-cell>
          <table:table-cell office:value-type="string" table:style-name="ce11">
            <text:p>BALÇOVA 64</text:p>
          </table:table-cell>
          <table:table-cell office:value-type="string" table:style-name="ce5">
            <text:p>EMLAK ŞUB.MÜD</text:p>
          </table:table-cell>
          <table:table-cell office:value-type="date" office:date-value="2025-12-19T00:00:00" table:style-name="ce12">
            <text:p>19/12/25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15" table:style-name="ce4">
            <text:p>1315</text:p>
          </table:table-cell>
          <table:table-cell office:value-type="string" table:style-name="ce11">
            <text:p>KEMALPAŞA 181</text:p>
          </table:table-cell>
          <table:table-cell office:value-type="string" table:style-name="ce5">
            <text:p>EMLAK ŞUB.MÜD</text:p>
          </table:table-cell>
          <table:table-cell office:value-type="date" office:date-value="2025-12-19T00:00:00" table:style-name="ce12">
            <text:p>19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316" table:style-name="ce4">
            <text:p>1316</text:p>
          </table:table-cell>
          <table:table-cell office:value-type="string" table:style-name="ce11">
            <text:p>BAYRAKLI 305</text:p>
          </table:table-cell>
          <table:table-cell office:value-type="string" table:style-name="ce5">
            <text:p>EMLAK ŞUB.MÜD</text:p>
          </table:table-cell>
          <table:table-cell office:value-type="date" office:date-value="2025-12-19T00:00:00" table:style-name="ce12">
            <text:p>19/12/25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317" table:style-name="ce4">
            <text:p>1317</text:p>
          </table:table-cell>
          <table:table-cell office:value-type="string" table:style-name="ce11">
            <text:p>MENEMEN 147</text:p>
          </table:table-cell>
          <table:table-cell office:value-type="string" table:style-name="ce5">
            <text:p>EMLAK ŞUB.MÜD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318" table:style-name="ce4">
            <text:p>1318</text:p>
          </table:table-cell>
          <table:table-cell office:value-type="string" table:style-name="ce11">
            <text:p>BORNOVA 234</text:p>
          </table:table-cell>
          <table:table-cell office:value-type="string" table:style-name="ce5">
            <text:p>EMLAK ŞUB.MÜD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19" table:style-name="ce4">
            <text:p>1319</text:p>
          </table:table-cell>
          <table:table-cell office:value-type="string" table:style-name="ce11">
            <text:p>ALİAĞA 100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number-columns-repeated="16377"/>
        </table:table-row>
        <table:table-row table:style-name="ro8">
          <table:table-cell office:value-type="float" office:value="1320" table:style-name="ce4">
            <text:p>1320</text:p>
          </table:table-cell>
          <table:table-cell office:value-type="string" table:style-name="ce11">
            <text:p>BORNOVA 77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21" table:style-name="ce4">
            <text:p>1321</text:p>
          </table:table-cell>
          <table:table-cell office:value-type="string" table:style-name="ce11">
            <text:p>BORNOVA 724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22" table:style-name="ce4">
            <text:p>1322</text:p>
          </table:table-cell>
          <table:table-cell office:value-type="string" table:style-name="ce11">
            <text:p>BORNOVA 725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23" table:style-name="ce4">
            <text:p>1323</text:p>
          </table:table-cell>
          <table:table-cell office:value-type="string" table:style-name="ce11">
            <text:p>BORNOVA 1215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number-columns-repeated="16377"/>
        </table:table-row>
        <table:table-row table:style-name="ro8">
          <table:table-cell office:value-type="float" office:value="1324" table:style-name="ce4">
            <text:p>1324</text:p>
          </table:table-cell>
          <table:table-cell office:value-type="string" table:style-name="ce11">
            <text:p>BUCA 1714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number-columns-repeated="16377"/>
        </table:table-row>
        <table:table-row table:style-name="ro8">
          <table:table-cell office:value-type="float" office:value="1325" table:style-name="ce4">
            <text:p>1325</text:p>
          </table:table-cell>
          <table:table-cell office:value-type="string" table:style-name="ce11">
            <text:p>ÇİĞLİ 383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26" table:style-name="ce4">
            <text:p>1326</text:p>
          </table:table-cell>
          <table:table-cell office:value-type="string" table:style-name="ce11">
            <text:p>ÇİĞLİ 166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27" table:style-name="ce4">
            <text:p>1327</text:p>
          </table:table-cell>
          <table:table-cell office:value-type="string" table:style-name="ce11">
            <text:p>FOÇA 101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number-columns-repeated="16377"/>
        </table:table-row>
        <table:table-row table:style-name="ro8">
          <table:table-cell office:value-type="float" office:value="1328" table:style-name="ce4">
            <text:p>1328</text:p>
          </table:table-cell>
          <table:table-cell office:value-type="string" table:style-name="ce11">
            <text:p>FOÇA 102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number-columns-repeated="16377"/>
        </table:table-row>
        <table:table-row table:style-name="ro8">
          <table:table-cell office:value-type="float" office:value="1329" table:style-name="ce4">
            <text:p>1329</text:p>
          </table:table-cell>
          <table:table-cell office:value-type="string" table:style-name="ce11">
            <text:p>FOÇA 103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30" table:style-name="ce4">
            <text:p>1330</text:p>
          </table:table-cell>
          <table:table-cell office:value-type="string" table:style-name="ce11">
            <text:p>GAZİEMİR 37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31" table:style-name="ce4">
            <text:p>1331</text:p>
          </table:table-cell>
          <table:table-cell office:value-type="string" table:style-name="ce11">
            <text:p>GAZİEMİR 161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32" table:style-name="ce4">
            <text:p>1332</text:p>
          </table:table-cell>
          <table:table-cell office:value-type="string" table:style-name="ce11">
            <text:p>GÜZELBAHÇE 109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33" table:style-name="ce4">
            <text:p>1333</text:p>
          </table:table-cell>
          <table:table-cell office:value-type="string" table:style-name="ce11">
            <text:p>GÜZELBAHÇE 110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34" table:style-name="ce4">
            <text:p>1334</text:p>
          </table:table-cell>
          <table:table-cell office:value-type="string" table:style-name="ce11">
            <text:p>GÜZELBAHÇE 150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3">
            <text:p>141 BİRLEŞMİŞ</text:p>
          </table:table-cell>
          <table:table-cell table:number-columns-repeated="16376"/>
        </table:table-row>
        <table:table-row table:style-name="ro8">
          <table:table-cell office:value-type="float" office:value="1335" table:style-name="ce4">
            <text:p>1335</text:p>
          </table:table-cell>
          <table:table-cell office:value-type="string" table:style-name="ce11">
            <text:p>GÜZELBAHÇE 123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36" table:style-name="ce4">
            <text:p>1336</text:p>
          </table:table-cell>
          <table:table-cell office:value-type="string" table:style-name="ce11">
            <text:p>GÜZELBAHÇE 128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37" table:style-name="ce4">
            <text:p>1337</text:p>
          </table:table-cell>
          <table:table-cell office:value-type="string" table:style-name="ce11">
            <text:p>KONAK 47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38" table:style-name="ce4">
            <text:p>1338</text:p>
          </table:table-cell>
          <table:table-cell office:value-type="string" table:style-name="ce11">
            <text:p>KONAK 48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39" table:style-name="ce4">
            <text:p>1339</text:p>
          </table:table-cell>
          <table:table-cell office:value-type="string" table:style-name="ce11">
            <text:p>URLA 115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40" table:style-name="ce4">
            <text:p>1340</text:p>
          </table:table-cell>
          <table:table-cell office:value-type="string" table:style-name="ce11">
            <text:p>URLA 116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41" table:style-name="ce4">
            <text:p>1341</text:p>
          </table:table-cell>
          <table:table-cell office:value-type="string" table:style-name="ce11">
            <text:p>URLA 82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42" table:style-name="ce4">
            <text:p>1342</text:p>
          </table:table-cell>
          <table:table-cell office:value-type="string" table:style-name="ce11">
            <text:p>URLA 97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43" table:style-name="ce4">
            <text:p>1343</text:p>
          </table:table-cell>
          <table:table-cell office:value-type="string" table:style-name="ce11">
            <text:p>URLA 95</text:p>
          </table:table-cell>
          <table:table-cell office:value-type="string" table:style-name="ce5">
            <text:p>GAY.SUB.MÜD.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BETÜL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3">
            <text:p>40 BİRLEŞMİŞ</text:p>
          </table:table-cell>
          <table:table-cell table:number-columns-repeated="16376"/>
        </table:table-row>
        <table:table-row table:style-name="ro8">
          <table:table-cell office:value-type="float" office:value="1344" table:style-name="ce4">
            <text:p>1344</text:p>
          </table:table-cell>
          <table:table-cell office:value-type="string" table:style-name="ce11">
            <text:p>KARABAĞLAR 3309</text:p>
          </table:table-cell>
          <table:table-cell office:value-type="string" table:style-name="ce5">
            <text:p>EMLAK ŞUB.MÜD</text:p>
          </table:table-cell>
          <table:table-cell office:value-type="date" office:date-value="2025-12-22T00:00:00" table:style-name="ce12">
            <text:p>22/12/25</text:p>
          </table:table-cell>
          <table:table-cell office:value-type="string" table:style-name="ce11">
            <text:p>ÖZKAN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45" table:style-name="ce4">
            <text:p>1345</text:p>
          </table:table-cell>
          <table:table-cell office:value-type="string" table:style-name="ce11">
            <text:p>KARŞIYAKA 1097</text:p>
          </table:table-cell>
          <table:table-cell office:value-type="string" table:style-name="ce5">
            <text:p>EMLAK ŞUB.MÜD</text:p>
          </table:table-cell>
          <table:table-cell office:value-type="date" office:date-value="2025-12-23T00:00:00" table:style-name="ce12">
            <text:p>23/12/25</text:p>
          </table:table-cell>
          <table:table-cell office:value-type="string" table:style-name="ce11">
            <text:p>MERVE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46" table:style-name="ce4">
            <text:p>1346</text:p>
          </table:table-cell>
          <table:table-cell office:value-type="string" table:style-name="ce11">
            <text:p>BUCA 876</text:p>
          </table:table-cell>
          <table:table-cell office:value-type="string" table:style-name="ce5">
            <text:p>EMLAK ŞUB.MÜD</text:p>
          </table:table-cell>
          <table:table-cell office:value-type="date" office:date-value="2025-12-23T00:00:00" table:style-name="ce12">
            <text:p>23/12/25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47" table:style-name="ce4">
            <text:p>1347</text:p>
          </table:table-cell>
          <table:table-cell office:value-type="string" table:style-name="ce11">
            <text:p>KONAK 2454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7"/>
          <table:table-cell table:number-columns-repeated="16376"/>
        </table:table-row>
        <table:table-row table:style-name="ro8">
          <table:table-cell office:value-type="float" office:value="1348" table:style-name="ce4">
            <text:p>1348</text:p>
          </table:table-cell>
          <table:table-cell office:value-type="string" table:style-name="ce11">
            <text:p>KONAK 2661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49" table:style-name="ce4">
            <text:p>1349</text:p>
          </table:table-cell>
          <table:table-cell office:value-type="string" table:style-name="ce11">
            <text:p>KONAK 1207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50" table:style-name="ce4">
            <text:p>1350</text:p>
          </table:table-cell>
          <table:table-cell office:value-type="string" table:style-name="ce11">
            <text:p>KONAK 1206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51" table:style-name="ce4">
            <text:p>1351</text:p>
          </table:table-cell>
          <table:table-cell office:value-type="string" table:style-name="ce11">
            <text:p>KONAK 1205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52" table:style-name="ce4">
            <text:p>1352</text:p>
          </table:table-cell>
          <table:table-cell office:value-type="string" table:style-name="ce11">
            <text:p>KONAK 1204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53" table:style-name="ce4">
            <text:p>1353</text:p>
          </table:table-cell>
          <table:table-cell office:value-type="string" table:style-name="ce11">
            <text:p>KONAK 1203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54" table:style-name="ce4">
            <text:p>1354</text:p>
          </table:table-cell>
          <table:table-cell office:value-type="string" table:style-name="ce11">
            <text:p>KONAK 1208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55" table:style-name="ce4">
            <text:p>1355</text:p>
          </table:table-cell>
          <table:table-cell office:value-type="string" table:style-name="ce11">
            <text:p>KONAK 1202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56" table:style-name="ce4">
            <text:p>1356</text:p>
          </table:table-cell>
          <table:table-cell office:value-type="string" table:style-name="ce11">
            <text:p>BORNOVA 11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57" table:style-name="ce4">
            <text:p>1357</text:p>
          </table:table-cell>
          <table:table-cell office:value-type="string" table:style-name="ce11">
            <text:p>KONAK 693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58" table:style-name="ce4">
            <text:p>1358</text:p>
          </table:table-cell>
          <table:table-cell office:value-type="string" table:style-name="ce11">
            <text:p>BORNOVA 1296</text:p>
          </table:table-cell>
          <table:table-cell office:value-type="string" table:style-name="ce5">
            <text:p>EMLAK ŞUB.MÜD</text:p>
          </table:table-cell>
          <table:table-cell office:value-type="date" office:date-value="2025-12-24T00:00:00" table:style-name="ce12">
            <text:p>24/12/25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59" table:style-name="ce4">
            <text:p>1359</text:p>
          </table:table-cell>
          <table:table-cell office:value-type="string" table:style-name="ce11">
            <text:p>KARŞIYAKA 1042</text:p>
          </table:table-cell>
          <table:table-cell office:value-type="string" table:style-name="ce5">
            <text:p>EMLAK ŞUB.MÜD</text:p>
          </table:table-cell>
          <table:table-cell office:value-type="date" office:date-value="2025-12-25T00:00:00" table:style-name="ce12">
            <text:p>25/12/25</text:p>
          </table:table-cell>
          <table:table-cell office:value-type="string" table:style-name="ce11">
            <text:p>HİKMET</text:p>
          </table:table-cell>
          <table:table-cell office:value-type="string" table:style-name="ce11">
            <text:p>NURETTİN</text:p>
          </table:table-cell>
          <table:table-cell office:value-type="date" office:date-value="2026-01-13T00:00:00" table:style-name="ce12">
            <text:p>13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360" table:style-name="ce4">
            <text:p>1360</text:p>
          </table:table-cell>
          <table:table-cell office:value-type="string" table:style-name="ce11">
            <text:p>KARŞIYAKA 639</text:p>
          </table:table-cell>
          <table:table-cell office:value-type="string" table:style-name="ce5">
            <text:p>EMLAK ŞUB.MÜD</text:p>
          </table:table-cell>
          <table:table-cell office:value-type="date" office:date-value="2025-12-25T00:00:00" table:style-name="ce12">
            <text:p>25/12/25</text:p>
          </table:table-cell>
          <table:table-cell office:value-type="string" table:style-name="ce11">
            <text:p>OLCAY</text:p>
          </table:table-cell>
          <table:table-cell table:style-name="ce11"/>
          <table:table-cell table:style-name="ce12"/>
          <table:table-cell table:style-name="ce3"/>
          <table:table-cell table:number-columns-repeated="16376"/>
        </table:table-row>
        <table:table-row table:style-name="ro8">
          <table:table-cell office:value-type="float" office:value="1361" table:style-name="ce4">
            <text:p>1361</text:p>
          </table:table-cell>
          <table:table-cell office:value-type="string" table:style-name="ce11">
            <text:p>ÖDEMİŞ 420</text:p>
          </table:table-cell>
          <table:table-cell office:value-type="string" table:style-name="ce5">
            <text:p>EMLAK ŞUB.MÜD</text:p>
          </table:table-cell>
          <table:table-cell office:value-type="date" office:date-value="2025-12-25T00:00:00" table:style-name="ce12">
            <text:p>25/12/25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362" table:style-name="ce4">
            <text:p>1362</text:p>
          </table:table-cell>
          <table:table-cell office:value-type="string" table:style-name="ce11">
            <text:p>ÇİĞLİ 11</text:p>
          </table:table-cell>
          <table:table-cell office:value-type="string" table:style-name="ce5">
            <text:p>EMLAK ŞUB.MÜD</text:p>
          </table:table-cell>
          <table:table-cell office:value-type="date" office:date-value="2025-12-25T00:00:00" table:style-name="ce12">
            <text:p>25/12/25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63" table:style-name="ce4">
            <text:p>1363</text:p>
          </table:table-cell>
          <table:table-cell office:value-type="string" table:style-name="ce11">
            <text:p>SEFERİHİSAR 21</text:p>
          </table:table-cell>
          <table:table-cell office:value-type="string" table:style-name="ce5">
            <text:p>EMLAK ŞUB.MÜD</text:p>
          </table:table-cell>
          <table:table-cell office:value-type="date" office:date-value="2025-12-25T00:00:00" table:style-name="ce12">
            <text:p>25/12/25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5-12-26T00:00:00" table:style-name="ce12">
            <text:p>26/12/25</text:p>
          </table:table-cell>
          <table:table-cell table:number-columns-repeated="16377"/>
        </table:table-row>
        <table:table-row table:style-name="ro8">
          <table:table-cell office:value-type="float" office:value="1364" table:style-name="ce4">
            <text:p>1364</text:p>
          </table:table-cell>
          <table:table-cell office:value-type="string" table:style-name="ce11">
            <text:p>BORNOVA 990</text:p>
          </table:table-cell>
          <table:table-cell office:value-type="string" table:style-name="ce5">
            <text:p>EMLAK ŞUB.MÜD</text:p>
          </table:table-cell>
          <table:table-cell office:value-type="date" office:date-value="2025-12-25T00:00:00" table:style-name="ce12">
            <text:p>25/12/25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65" table:style-name="ce4">
            <text:p>1365</text:p>
          </table:table-cell>
          <table:table-cell office:value-type="string" table:style-name="ce11">
            <text:p>BORNOVA 991</text:p>
          </table:table-cell>
          <table:table-cell office:value-type="string" table:style-name="ce5">
            <text:p>EMLAK ŞUB.MÜD</text:p>
          </table:table-cell>
          <table:table-cell office:value-type="date" office:date-value="2025-12-25T00:00:00" table:style-name="ce12">
            <text:p>25/12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1-14T00:00:00" table:style-name="ce12">
            <text:p>14/01/26</text:p>
          </table:table-cell>
          <table:table-cell table:number-columns-repeated="16377"/>
        </table:table-row>
        <table:table-row table:style-name="ro8">
          <table:table-cell office:value-type="float" office:value="1366" table:style-name="ce4">
            <text:p>1366</text:p>
          </table:table-cell>
          <table:table-cell office:value-type="string" table:style-name="ce11">
            <text:p>BORNOVA 1254</text:p>
          </table:table-cell>
          <table:table-cell office:value-type="string" table:style-name="ce5">
            <text:p>EMLAK ŞUB.MÜD</text:p>
          </table:table-cell>
          <table:table-cell office:value-type="date" office:date-value="2025-12-25T00:00:00" table:style-name="ce12">
            <text:p>25/12/25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number-columns-repeated="16377"/>
        </table:table-row>
        <table:table-row table:style-name="ro8">
          <table:table-cell office:value-type="float" office:value="1367" table:style-name="ce4">
            <text:p>1367</text:p>
          </table:table-cell>
          <table:table-cell office:value-type="string" table:style-name="ce11">
            <text:p>KONAK 2428</text:p>
          </table:table-cell>
          <table:table-cell office:value-type="string" table:style-name="ce5">
            <text:p>EMLAK ŞUB.MÜD</text:p>
          </table:table-cell>
          <table:table-cell office:value-type="date" office:date-value="2025-12-25T00:00:00" table:style-name="ce12">
            <text:p>25/12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number-columns-repeated="16377"/>
        </table:table-row>
        <table:table-row table:style-name="ro8">
          <table:table-cell office:value-type="float" office:value="1368" table:style-name="ce4">
            <text:p>1368</text:p>
          </table:table-cell>
          <table:table-cell office:value-type="string" table:style-name="ce11">
            <text:p>DİKİLİ 63</text:p>
          </table:table-cell>
          <table:table-cell office:value-type="string" table:style-name="ce5">
            <text:p>EMLAK ŞUB.MÜD</text:p>
          </table:table-cell>
          <table:table-cell office:value-type="date" office:date-value="2025-12-25T00:00:00" table:style-name="ce12">
            <text:p>25/12/25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69" table:style-name="ce4">
            <text:p>1369</text:p>
          </table:table-cell>
          <table:table-cell office:value-type="string" table:style-name="ce11">
            <text:p>MENEMEN 210</text:p>
          </table:table-cell>
          <table:table-cell office:value-type="string" table:style-name="ce5">
            <text:p>EMLAK ŞUB.MÜD</text:p>
          </table:table-cell>
          <table:table-cell office:value-type="date" office:date-value="2025-12-26T00:00:00" table:style-name="ce12">
            <text:p>26/12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370" table:style-name="ce4">
            <text:p>1370</text:p>
          </table:table-cell>
          <table:table-cell office:value-type="string" table:style-name="ce11">
            <text:p>DİKİLİ 40</text:p>
          </table:table-cell>
          <table:table-cell office:value-type="string" table:style-name="ce5">
            <text:p>EMLAK ŞUB.MÜD</text:p>
          </table:table-cell>
          <table:table-cell office:value-type="date" office:date-value="2025-12-26T00:00:00" table:style-name="ce12">
            <text:p>26/12/25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71" table:style-name="ce4">
            <text:p>1371</text:p>
          </table:table-cell>
          <table:table-cell office:value-type="string" table:style-name="ce11">
            <text:p>İLİŞİKLİ 157</text:p>
          </table:table-cell>
          <table:table-cell office:value-type="string" table:style-name="ce5">
            <text:p>KİRA</text:p>
          </table:table-cell>
          <table:table-cell office:value-type="date" office:date-value="2025-12-26T00:00:00" table:style-name="ce12">
            <text:p>26/12/25</text:p>
          </table:table-cell>
          <table:table-cell office:value-type="string" table:style-name="ce11">
            <text:p>İLTEN</text:p>
          </table:table-cell>
          <table:table-cell office:value-type="string" table:style-name="ce11">
            <text:p>NURETTİN</text:p>
          </table:table-cell>
          <table:table-cell office:value-type="date" office:date-value="2025-12-30T00:00:00" table:style-name="ce12">
            <text:p>30/12/25</text:p>
          </table:table-cell>
          <table:table-cell table:number-columns-repeated="16377"/>
        </table:table-row>
        <table:table-row table:style-name="ro8">
          <table:table-cell office:value-type="float" office:value="1372" table:style-name="ce4">
            <text:p>1372</text:p>
          </table:table-cell>
          <table:table-cell office:value-type="string" table:style-name="ce11">
            <text:p>İLİŞİKLİ 157-1 NOLU</text:p>
          </table:table-cell>
          <table:table-cell office:value-type="string" table:style-name="ce5">
            <text:p>KİRA</text:p>
          </table:table-cell>
          <table:table-cell office:value-type="date" office:date-value="2025-12-26T00:00:00" table:style-name="ce12">
            <text:p>26/12/25</text:p>
          </table:table-cell>
          <table:table-cell office:value-type="string" table:style-name="ce11">
            <text:p>İLTEN</text:p>
          </table:table-cell>
          <table:table-cell office:value-type="string" table:style-name="ce11">
            <text:p>NURETTİN</text:p>
          </table:table-cell>
          <table:table-cell office:value-type="date" office:date-value="2025-12-30T00:00:00" table:style-name="ce12">
            <text:p>30/12/25</text:p>
          </table:table-cell>
          <table:table-cell table:number-columns-repeated="16377"/>
        </table:table-row>
        <table:table-row table:style-name="ro8">
          <table:table-cell office:value-type="float" office:value="1373" table:style-name="ce4">
            <text:p>1373</text:p>
          </table:table-cell>
          <table:table-cell office:value-type="string" table:style-name="ce11">
            <text:p>İLİŞİKLİ 157-2 NOLU</text:p>
          </table:table-cell>
          <table:table-cell office:value-type="string" table:style-name="ce5">
            <text:p>KİRA</text:p>
          </table:table-cell>
          <table:table-cell office:value-type="date" office:date-value="2025-12-26T00:00:00" table:style-name="ce12">
            <text:p>26/12/25</text:p>
          </table:table-cell>
          <table:table-cell office:value-type="string" table:style-name="ce11">
            <text:p>İLTEN</text:p>
          </table:table-cell>
          <table:table-cell office:value-type="string" table:style-name="ce11">
            <text:p>NURETTİN</text:p>
          </table:table-cell>
          <table:table-cell office:value-type="date" office:date-value="2025-12-30T00:00:00" table:style-name="ce12">
            <text:p>30/12/25</text:p>
          </table:table-cell>
          <table:table-cell table:number-columns-repeated="16377"/>
        </table:table-row>
        <table:table-row table:style-name="ro8">
          <table:table-cell office:value-type="float" office:value="1374" table:style-name="ce4">
            <text:p>1374</text:p>
          </table:table-cell>
          <table:table-cell office:value-type="string" table:style-name="ce11">
            <text:p>ÇİĞLİ 217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1375" table:style-name="ce4">
            <text:p>1375</text:p>
          </table:table-cell>
          <table:table-cell office:value-type="string" table:style-name="ce11">
            <text:p>ÇİĞLİ 258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1376" table:style-name="ce4">
            <text:p>1376</text:p>
          </table:table-cell>
          <table:table-cell office:value-type="string" table:style-name="ce11">
            <text:p>MENEMEN 140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1377" table:style-name="ce4">
            <text:p>1377</text:p>
          </table:table-cell>
          <table:table-cell office:value-type="string" table:style-name="ce11">
            <text:p>İLİŞİKLİ 702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1378" table:style-name="ce4">
            <text:p>1378</text:p>
          </table:table-cell>
          <table:table-cell office:value-type="string" table:style-name="ce11">
            <text:p>İLİŞİKLİ 703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1379" table:style-name="ce4">
            <text:p>1379</text:p>
          </table:table-cell>
          <table:table-cell office:value-type="string" table:style-name="ce11">
            <text:p>İLİŞİKLİ 704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1380" table:style-name="ce4">
            <text:p>1380</text:p>
          </table:table-cell>
          <table:table-cell office:value-type="string" table:style-name="ce11">
            <text:p>İLİŞİKLİ 705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1381" table:style-name="ce4">
            <text:p>1381</text:p>
          </table:table-cell>
          <table:table-cell office:value-type="string" table:style-name="ce11">
            <text:p>İLİŞİKLİ 706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1382" table:style-name="ce4">
            <text:p>1382</text:p>
          </table:table-cell>
          <table:table-cell office:value-type="string" table:style-name="ce11">
            <text:p>İLİŞİKLİ 707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1383" table:style-name="ce4">
            <text:p>1383</text:p>
          </table:table-cell>
          <table:table-cell office:value-type="string" table:style-name="ce11">
            <text:p>İLİŞİKLİ 708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1384" table:style-name="ce4">
            <text:p>1384</text:p>
          </table:table-cell>
          <table:table-cell office:value-type="string" table:style-name="ce11">
            <text:p>İLİŞİKLİ 709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1385" table:style-name="ce4">
            <text:p>1385</text:p>
          </table:table-cell>
          <table:table-cell office:value-type="string" table:style-name="ce11">
            <text:p>İLİŞİKLİ 710</text:p>
          </table:table-cell>
          <table:table-cell office:value-type="string" table:style-name="ce5">
            <text:p>EMLAK ŞUB.MÜD</text:p>
          </table:table-cell>
          <table:table-cell office:value-type="date" office:date-value="2025-12-29T00:00:00" table:style-name="ce12">
            <text:p>29/12/25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5-12-31T00:00:00" table:style-name="ce12">
            <text:p>31/12/25</text:p>
          </table:table-cell>
          <table:table-cell table:number-columns-repeated="16377"/>
        </table:table-row>
        <table:table-row table:style-name="ro8">
          <table:table-cell office:value-type="float" office:value="1386" table:style-name="ce4">
            <text:p>1386</text:p>
          </table:table-cell>
          <table:table-cell office:value-type="string" table:style-name="ce11">
            <text:p>BORNOVA 1123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87" table:style-name="ce4">
            <text:p>1387</text:p>
          </table:table-cell>
          <table:table-cell office:value-type="string" table:style-name="ce11">
            <text:p>BORNOVA 1124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88" table:style-name="ce4">
            <text:p>1388</text:p>
          </table:table-cell>
          <table:table-cell office:value-type="string" table:style-name="ce11">
            <text:p>BORNOVA 1125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389" table:style-name="ce4">
            <text:p>1389</text:p>
          </table:table-cell>
          <table:table-cell office:value-type="string" table:style-name="ce11">
            <text:p>BORNOVA 1126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90" table:style-name="ce4">
            <text:p>1390</text:p>
          </table:table-cell>
          <table:table-cell office:value-type="string" table:style-name="ce11">
            <text:p>BORNOVA 1127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391" table:style-name="ce4">
            <text:p>1391</text:p>
          </table:table-cell>
          <table:table-cell office:value-type="string" table:style-name="ce11">
            <text:p>BORNOVA 1128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92" table:style-name="ce4">
            <text:p>1392</text:p>
          </table:table-cell>
          <table:table-cell office:value-type="string" table:style-name="ce11">
            <text:p>BORNOVA 1129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93" table:style-name="ce4">
            <text:p>1393</text:p>
          </table:table-cell>
          <table:table-cell office:value-type="string" table:style-name="ce11">
            <text:p>BORNOVA 1130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94" table:style-name="ce4">
            <text:p>1394</text:p>
          </table:table-cell>
          <table:table-cell office:value-type="string" table:style-name="ce11">
            <text:p>BORNOVA 1131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95" table:style-name="ce4">
            <text:p>1395</text:p>
          </table:table-cell>
          <table:table-cell office:value-type="string" table:style-name="ce11">
            <text:p>BORNOVA 1132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96" table:style-name="ce4">
            <text:p>1396</text:p>
          </table:table-cell>
          <table:table-cell office:value-type="string" table:style-name="ce11">
            <text:p>BORNOVA 1133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397" table:style-name="ce4">
            <text:p>1397</text:p>
          </table:table-cell>
          <table:table-cell office:value-type="string" table:style-name="ce11">
            <text:p>BORNOVA 1134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398" table:style-name="ce4">
            <text:p>1398</text:p>
          </table:table-cell>
          <table:table-cell office:value-type="string" table:style-name="ce11">
            <text:p>BORNOVA 1076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HİLAL</text:p>
            <text:p>ERKİN</text:p>
          </table:table-cell>
          <table:table-cell office:value-type="string" table:style-name="ce11">
            <text:p>NURETTİN</text:p>
          </table:table-cell>
          <table:table-cell office:value-type="date" office:date-value="2026-01-08T00:00:00" table:style-name="ce12">
            <text:p>08/01/26</text:p>
          </table:table-cell>
          <table:table-cell table:number-columns-repeated="16377"/>
        </table:table-row>
        <table:table-row table:style-name="ro8">
          <table:table-cell office:value-type="float" office:value="1399" table:style-name="ce4">
            <text:p>1399</text:p>
          </table:table-cell>
          <table:table-cell office:value-type="string" table:style-name="ce11">
            <text:p>BORNOVA 1213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HİLAL</text:p>
            <text:p>ERK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00" table:style-name="ce4">
            <text:p>1400</text:p>
          </table:table-cell>
          <table:table-cell office:value-type="string" table:style-name="ce11">
            <text:p>BORNOVA 1167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HİLAL</text:p>
            <text:p>ERK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01" table:style-name="ce4">
            <text:p>1401</text:p>
          </table:table-cell>
          <table:table-cell office:value-type="string" table:style-name="ce11">
            <text:p>TİRE 122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HİLAL</text:p>
            <text:p>ERKİN</text:p>
          </table:table-cell>
          <table:table-cell office:value-type="string" table:style-name="ce11">
            <text:p>NURETTİN</text:p>
          </table:table-cell>
          <table:table-cell office:value-type="date" office:date-value="2026-03-05T00:00:00" table:style-name="ce12">
            <text:p>05/03/26</text:p>
          </table:table-cell>
          <table:table-cell table:number-columns-repeated="16377"/>
        </table:table-row>
        <table:table-row table:style-name="ro8">
          <table:table-cell office:value-type="float" office:value="1402" table:style-name="ce4">
            <text:p>1402</text:p>
          </table:table-cell>
          <table:table-cell office:value-type="string" table:style-name="ce11">
            <text:p>DİKİLİ 42</text:p>
          </table:table-cell>
          <table:table-cell office:value-type="string" table:style-name="ce5">
            <text:p>EMLAK ŞUB.MÜD</text:p>
          </table:table-cell>
          <table:table-cell office:value-type="date" office:date-value="2025-12-30T00:00:00" table:style-name="ce12">
            <text:p>30/12/25</text:p>
          </table:table-cell>
          <table:table-cell office:value-type="string" table:style-name="ce11">
            <text:p>HİLAL</text:p>
            <text:p>ERKİN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403" table:style-name="ce4">
            <text:p>1403</text:p>
          </table:table-cell>
          <table:table-cell office:value-type="string" table:style-name="ce11">
            <text:p>BAYRAKLI 478</text:p>
          </table:table-cell>
          <table:table-cell office:value-type="string" table:style-name="ce5">
            <text:p>EMLAK ŞUB.MÜD</text:p>
          </table:table-cell>
          <table:table-cell office:value-type="date" office:date-value="2025-12-31T00:00:00" table:style-name="ce12">
            <text:p>31/12/25</text:p>
          </table:table-cell>
          <table:table-cell office:value-type="string" table:style-name="ce11">
            <text:p>HİKMET</text:p>
          </table:table-cell>
          <table:table-cell office:value-type="string" table:style-name="ce11">
            <text:p>NURETTİN</text:p>
          </table:table-cell>
          <table:table-cell office:value-type="date" office:date-value="2026-01-13T00:00:00" table:style-name="ce12">
            <text:p>13/01/26</text:p>
          </table:table-cell>
          <table:table-cell table:number-columns-repeated="16377"/>
        </table:table-row>
        <table:table-row table:style-name="ro8">
          <table:table-cell office:value-type="float" office:value="1404" table:style-name="ce4">
            <text:p>1404</text:p>
          </table:table-cell>
          <table:table-cell office:value-type="string" table:style-name="ce11">
            <text:p>KONAK 367</text:p>
          </table:table-cell>
          <table:table-cell office:value-type="string" table:style-name="ce5">
            <text:p>EMLAK ŞUB.MÜD</text:p>
          </table:table-cell>
          <table:table-cell office:value-type="date" office:date-value="2025-12-31T00:00:00" table:style-name="ce12">
            <text:p>31/12/25</text:p>
          </table:table-cell>
          <table:table-cell office:value-type="string" table:style-name="ce11">
            <text:p>AKI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05" table:style-name="ce4">
            <text:p>1405</text:p>
          </table:table-cell>
          <table:table-cell office:value-type="string" table:style-name="ce11">
            <text:p>MENDERES 188</text:p>
          </table:table-cell>
          <table:table-cell office:value-type="string" table:style-name="ce5">
            <text:p>EMLAK ŞUB.MÜD</text:p>
          </table:table-cell>
          <table:table-cell office:value-type="date" office:date-value="2025-12-31T00:00:00" table:style-name="ce12">
            <text:p>31/12/25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1-22T00:00:00" table:style-name="ce12">
            <text:p>22/01/26</text:p>
          </table:table-cell>
          <table:table-cell table:number-columns-repeated="16377"/>
        </table:table-row>
        <table:table-row table:style-name="ro8">
          <table:table-cell office:value-type="float" office:value="1406" table:style-name="ce4">
            <text:p>1406</text:p>
          </table:table-cell>
          <table:table-cell office:value-type="string" table:style-name="ce11">
            <text:p>KONAK 2034</text:p>
          </table:table-cell>
          <table:table-cell office:value-type="string" table:style-name="ce5">
            <text:p>EMLAK ŞUB.MÜD</text:p>
          </table:table-cell>
          <table:table-cell office:value-type="date" office:date-value="2026-01-02T00:00:00" table:style-name="ce12">
            <text:p>02/01/26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07" table:style-name="ce4">
            <text:p>1407</text:p>
          </table:table-cell>
          <table:table-cell office:value-type="string" table:style-name="ce11">
            <text:p>KARABURUN 105</text:p>
          </table:table-cell>
          <table:table-cell office:value-type="string" table:style-name="ce5">
            <text:p>EMLAK ŞUB.MÜD</text:p>
          </table:table-cell>
          <table:table-cell office:value-type="date" office:date-value="2026-01-02T00:00:00" table:style-name="ce12">
            <text:p>02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16T00:00:00" table:style-name="ce12">
            <text:p>16/01/26</text:p>
          </table:table-cell>
          <table:table-cell table:number-columns-repeated="16377"/>
        </table:table-row>
        <table:table-row table:style-name="ro8">
          <table:table-cell office:value-type="float" office:value="1408" table:style-name="ce4">
            <text:p>1408</text:p>
          </table:table-cell>
          <table:table-cell office:value-type="string" table:style-name="ce11">
            <text:p>İLİŞİKLİ 445</text:p>
          </table:table-cell>
          <table:table-cell office:value-type="string" table:style-name="ce5">
            <text:p>EMLAK ŞUB.MÜD</text:p>
          </table:table-cell>
          <table:table-cell office:value-type="date" office:date-value="2026-01-02T00:00:00" table:style-name="ce12">
            <text:p>02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1-02T00:00:00" table:style-name="ce12">
            <text:p>02/01/26</text:p>
          </table:table-cell>
          <table:table-cell table:number-columns-repeated="16377"/>
        </table:table-row>
        <table:table-row table:style-name="ro8">
          <table:table-cell office:value-type="float" office:value="1409" table:style-name="ce4">
            <text:p>1409</text:p>
          </table:table-cell>
          <table:table-cell office:value-type="string" table:style-name="ce11">
            <text:p>KONAK 400</text:p>
          </table:table-cell>
          <table:table-cell office:value-type="string" table:style-name="ce5">
            <text:p>GAY.SUB.MÜD.</text:p>
          </table:table-cell>
          <table:table-cell office:value-type="date" office:date-value="2026-01-05T00:00:00" table:style-name="ce12">
            <text:p>05/01/26</text:p>
          </table:table-cell>
          <table:table-cell office:value-type="string" table:style-name="ce11">
            <text:p>HALİL İBRAHİM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10" table:style-name="ce4">
            <text:p>1410</text:p>
          </table:table-cell>
          <table:table-cell office:value-type="string" table:style-name="ce11">
            <text:p>KONAK 398</text:p>
          </table:table-cell>
          <table:table-cell office:value-type="string" table:style-name="ce5">
            <text:p>GAY.SUB.MÜD.</text:p>
          </table:table-cell>
          <table:table-cell office:value-type="date" office:date-value="2026-01-05T00:00:00" table:style-name="ce12">
            <text:p>05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11" table:style-name="ce4">
            <text:p>1411</text:p>
          </table:table-cell>
          <table:table-cell office:value-type="string" table:style-name="ce11">
            <text:p>KONAK 399</text:p>
          </table:table-cell>
          <table:table-cell office:value-type="string" table:style-name="ce5">
            <text:p>GAY.SUB.MÜD.</text:p>
          </table:table-cell>
          <table:table-cell office:value-type="date" office:date-value="2026-01-05T00:00:00" table:style-name="ce12">
            <text:p>05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12" table:style-name="ce4">
            <text:p>1412</text:p>
          </table:table-cell>
          <table:table-cell office:value-type="string" table:style-name="ce11">
            <text:p>KONAK 401</text:p>
          </table:table-cell>
          <table:table-cell office:value-type="string" table:style-name="ce5">
            <text:p>GAY.SUB.MÜD.</text:p>
          </table:table-cell>
          <table:table-cell office:value-type="date" office:date-value="2026-01-05T00:00:00" table:style-name="ce12">
            <text:p>05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13" table:style-name="ce4">
            <text:p>1413</text:p>
          </table:table-cell>
          <table:table-cell office:value-type="string" table:style-name="ce11">
            <text:p>KONAK 402</text:p>
          </table:table-cell>
          <table:table-cell office:value-type="string" table:style-name="ce5">
            <text:p>GAY.SUB.MÜD.</text:p>
          </table:table-cell>
          <table:table-cell office:value-type="date" office:date-value="2026-01-05T00:00:00" table:style-name="ce12">
            <text:p>05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14" table:style-name="ce4">
            <text:p>1414</text:p>
          </table:table-cell>
          <table:table-cell office:value-type="string" table:style-name="ce11">
            <text:p>KONAK 403</text:p>
          </table:table-cell>
          <table:table-cell office:value-type="string" table:style-name="ce5">
            <text:p>GAY.SUB.MÜD.</text:p>
          </table:table-cell>
          <table:table-cell office:value-type="date" office:date-value="2026-01-05T00:00:00" table:style-name="ce12">
            <text:p>05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15" table:style-name="ce4">
            <text:p>1415</text:p>
          </table:table-cell>
          <table:table-cell office:value-type="string" table:style-name="ce11">
            <text:p>KONAK 405</text:p>
          </table:table-cell>
          <table:table-cell office:value-type="string" table:style-name="ce5">
            <text:p>GAY.SUB.MÜD.</text:p>
          </table:table-cell>
          <table:table-cell office:value-type="date" office:date-value="2026-01-05T00:00:00" table:style-name="ce12">
            <text:p>05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16" table:style-name="ce4">
            <text:p>1416</text:p>
          </table:table-cell>
          <table:table-cell office:value-type="string" table:style-name="ce11">
            <text:p>KONAK 575</text:p>
          </table:table-cell>
          <table:table-cell office:value-type="string" table:style-name="ce5">
            <text:p>GAY.SUB.MÜD.</text:p>
          </table:table-cell>
          <table:table-cell office:value-type="date" office:date-value="2026-01-05T00:00:00" table:style-name="ce12">
            <text:p>05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06T00:00:00" table:style-name="ce12">
            <text:p>06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17" table:style-name="ce4">
            <text:p>1417</text:p>
          </table:table-cell>
          <table:table-cell office:value-type="string" table:style-name="ce11">
            <text:p>BUCA 163</text:p>
          </table:table-cell>
          <table:table-cell office:value-type="string" table:style-name="ce5">
            <text:p>EMLAK ŞUB.MÜD</text:p>
          </table:table-cell>
          <table:table-cell office:value-type="date" office:date-value="2026-01-06T00:00:00" table:style-name="ce12">
            <text:p>06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18" table:style-name="ce4">
            <text:p>1418</text:p>
          </table:table-cell>
          <table:table-cell office:value-type="string" table:style-name="ce11">
            <text:p>BORNOVA 659</text:p>
          </table:table-cell>
          <table:table-cell office:value-type="string" table:style-name="ce5">
            <text:p>EMLAK ŞUB.MÜD</text:p>
          </table:table-cell>
          <table:table-cell office:value-type="date" office:date-value="2026-01-06T00:00:00" table:style-name="ce12">
            <text:p>06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1-07T00:00:00" table:style-name="ce12">
            <text:p>07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19" table:style-name="ce4">
            <text:p>1419</text:p>
          </table:table-cell>
          <table:table-cell office:value-type="string" table:style-name="ce11">
            <text:p>BORNOVA 1166</text:p>
          </table:table-cell>
          <table:table-cell office:value-type="string" table:style-name="ce5">
            <text:p>EMLAK ŞUB.MÜD</text:p>
          </table:table-cell>
          <table:table-cell office:value-type="date" office:date-value="2026-01-06T00:00:00" table:style-name="ce12">
            <text:p>06/01/26</text:p>
          </table:table-cell>
          <table:table-cell office:value-type="string" table:style-name="ce11">
            <text:p>SELEN</text:p>
          </table:table-cell>
          <table:table-cell office:value-type="string" table:style-name="ce4">
            <text:p>NURETTİN</text:p>
          </table:table-cell>
          <table:table-cell office:value-type="date" office:date-value="2026-02-19T00:00:00" table:style-name="ce6">
            <text:p>19/02/26</text:p>
          </table:table-cell>
          <table:table-cell office:value-type="string" table:style-name="ce3">
            <text:p>753 BİRLEŞMİŞ</text:p>
          </table:table-cell>
          <table:table-cell table:number-columns-repeated="16376"/>
        </table:table-row>
        <table:table-row table:style-name="ro8">
          <table:table-cell office:value-type="float" office:value="1420" table:style-name="ce4">
            <text:p>1420</text:p>
          </table:table-cell>
          <table:table-cell office:value-type="string" table:style-name="ce11">
            <text:p>BORNOVA 1035</text:p>
          </table:table-cell>
          <table:table-cell office:value-type="string" table:style-name="ce5">
            <text:p>EMLAK ŞUB.MÜD</text:p>
          </table:table-cell>
          <table:table-cell office:value-type="date" office:date-value="2026-01-06T00:00:00" table:style-name="ce12">
            <text:p>06/01/26</text:p>
          </table:table-cell>
          <table:table-cell office:value-type="string" table:style-name="ce11">
            <text:p>MERVE</text:p>
          </table:table-cell>
          <table:table-cell office:value-type="string" table:style-name="ce11">
            <text:p>NURETTİN</text:p>
          </table:table-cell>
          <table:table-cell office:value-type="date" office:date-value="2026-01-13T00:00:00" table:style-name="ce12">
            <text:p>13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21" table:style-name="ce4">
            <text:p>1421</text:p>
          </table:table-cell>
          <table:table-cell office:value-type="string" table:style-name="ce11">
            <text:p>GAZİEMİR 155</text:p>
          </table:table-cell>
          <table:table-cell office:value-type="string" table:style-name="ce5">
            <text:p>GAY.SUB.MÜD.</text:p>
          </table:table-cell>
          <table:table-cell office:value-type="date" office:date-value="2026-01-06T00:00:00" table:style-name="ce12">
            <text:p>06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22" table:style-name="ce4">
            <text:p>1422</text:p>
          </table:table-cell>
          <table:table-cell office:value-type="string" table:style-name="ce11">
            <text:p>GAZİEMİR 156</text:p>
          </table:table-cell>
          <table:table-cell office:value-type="string" table:style-name="ce5">
            <text:p>GAY.SUB.MÜD.</text:p>
          </table:table-cell>
          <table:table-cell office:value-type="date" office:date-value="2026-01-06T00:00:00" table:style-name="ce12">
            <text:p>06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23" table:style-name="ce4">
            <text:p>1423</text:p>
          </table:table-cell>
          <table:table-cell office:value-type="string" table:style-name="ce11">
            <text:p>GAZİEMİR 157</text:p>
          </table:table-cell>
          <table:table-cell office:value-type="string" table:style-name="ce5">
            <text:p>GAY.SUB.MÜD.</text:p>
          </table:table-cell>
          <table:table-cell office:value-type="date" office:date-value="2026-01-06T00:00:00" table:style-name="ce12">
            <text:p>06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24" table:style-name="ce4">
            <text:p>1424</text:p>
          </table:table-cell>
          <table:table-cell office:value-type="string" table:style-name="ce11">
            <text:p>GAZİEMİR 158</text:p>
          </table:table-cell>
          <table:table-cell office:value-type="string" table:style-name="ce5">
            <text:p>GAY.SUB.MÜD.</text:p>
          </table:table-cell>
          <table:table-cell office:value-type="date" office:date-value="2026-01-06T00:00:00" table:style-name="ce12">
            <text:p>06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25" table:style-name="ce4">
            <text:p>1425</text:p>
          </table:table-cell>
          <table:table-cell office:value-type="string" table:style-name="ce11">
            <text:p>KARŞIYAKA 129</text:p>
          </table:table-cell>
          <table:table-cell office:value-type="string" table:style-name="ce5">
            <text:p>EMLAK ŞUB.MÜD</text:p>
          </table:table-cell>
          <table:table-cell office:value-type="date" office:date-value="2026-01-06T00:00:00" table:style-name="ce12">
            <text:p>06/01/26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1-13T00:00:00" table:style-name="ce12">
            <text:p>13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26" table:style-name="ce4">
            <text:p>1426</text:p>
          </table:table-cell>
          <table:table-cell office:value-type="string" table:style-name="ce11">
            <text:p>İLİŞİKLİ 743</text:p>
          </table:table-cell>
          <table:table-cell office:value-type="string" table:style-name="ce5">
            <text:p>EMLAK ŞUB.MÜD</text:p>
          </table:table-cell>
          <table:table-cell office:value-type="date" office:date-value="2026-01-06T00:00:00" table:style-name="ce12">
            <text:p>06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27" table:style-name="ce4">
            <text:p>1427</text:p>
          </table:table-cell>
          <table:table-cell office:value-type="string" table:style-name="ce11">
            <text:p>KONAK 43</text:p>
          </table:table-cell>
          <table:table-cell office:value-type="string" table:style-name="ce5">
            <text:p>EMLAK ŞUB.MÜD</text:p>
          </table:table-cell>
          <table:table-cell office:value-type="date" office:date-value="2026-01-07T00:00:00" table:style-name="ce12">
            <text:p>07/01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1-13T00:00:00" table:style-name="ce12">
            <text:p>13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28" table:style-name="ce4">
            <text:p>1428</text:p>
          </table:table-cell>
          <table:table-cell office:value-type="string" table:style-name="ce11">
            <text:p>MENEMEN 140</text:p>
          </table:table-cell>
          <table:table-cell office:value-type="string" table:style-name="ce5">
            <text:p>EMLAK ŞUB.MÜD</text:p>
          </table:table-cell>
          <table:table-cell office:value-type="date" office:date-value="2026-01-07T00:00:00" table:style-name="ce12">
            <text:p>07/01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1-07T00:00:00" table:style-name="ce12">
            <text:p>07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29" table:style-name="ce4">
            <text:p>1429</text:p>
          </table:table-cell>
          <table:table-cell office:value-type="string" table:style-name="ce11">
            <text:p>KONAK 2774</text:p>
          </table:table-cell>
          <table:table-cell office:value-type="string" table:style-name="ce5">
            <text:p>EMLAK ŞUB.MÜD</text:p>
          </table:table-cell>
          <table:table-cell office:value-type="date" office:date-value="2026-01-07T00:00:00" table:style-name="ce12">
            <text:p>07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30" table:style-name="ce4">
            <text:p>1430</text:p>
          </table:table-cell>
          <table:table-cell office:value-type="string" table:style-name="ce11">
            <text:p>KONAK 2067</text:p>
          </table:table-cell>
          <table:table-cell office:value-type="string" table:style-name="ce5">
            <text:p>EMLAK ŞUB.MÜD</text:p>
          </table:table-cell>
          <table:table-cell office:value-type="date" office:date-value="2026-01-07T00:00:00" table:style-name="ce12">
            <text:p>07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31" table:style-name="ce4">
            <text:p>1431</text:p>
          </table:table-cell>
          <table:table-cell office:value-type="string" table:style-name="ce11">
            <text:p>MENEMEN 179</text:p>
          </table:table-cell>
          <table:table-cell office:value-type="string" table:style-name="ce5">
            <text:p>EMLAK ŞUB.MÜD</text:p>
          </table:table-cell>
          <table:table-cell office:value-type="date" office:date-value="2026-01-07T00:00:00" table:style-name="ce12">
            <text:p>07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3">
            <text:p>93 BİRLEŞMİŞ</text:p>
          </table:table-cell>
          <table:table-cell table:number-columns-repeated="16376"/>
        </table:table-row>
        <table:table-row table:style-name="ro8">
          <table:table-cell office:value-type="float" office:value="1432" table:style-name="ce4">
            <text:p>1432</text:p>
          </table:table-cell>
          <table:table-cell office:value-type="string" table:style-name="ce11">
            <text:p>İLİŞİKLİ 32</text:p>
          </table:table-cell>
          <table:table-cell office:value-type="string" table:style-name="ce5">
            <text:p>EMLAK ŞUB.MÜD</text:p>
          </table:table-cell>
          <table:table-cell office:value-type="date" office:date-value="2026-01-07T00:00:00" table:style-name="ce12">
            <text:p>07/01/26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6-03-05T00:00:00" table:style-name="ce12">
            <text:p>05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33" table:style-name="ce4">
            <text:p>1433</text:p>
          </table:table-cell>
          <table:table-cell office:value-type="string" table:style-name="ce11">
            <text:p>İLİŞİKLİ 32-1</text:p>
          </table:table-cell>
          <table:table-cell office:value-type="string" table:style-name="ce5">
            <text:p>EMLAK ŞUB.MÜD</text:p>
          </table:table-cell>
          <table:table-cell office:value-type="date" office:date-value="2026-01-07T00:00:00" table:style-name="ce12">
            <text:p>07/01/26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6-03-05T00:00:00" table:style-name="ce12">
            <text:p>05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434" table:style-name="ce4">
            <text:p>1434</text:p>
          </table:table-cell>
          <table:table-cell office:value-type="string" table:style-name="ce11">
            <text:p>ALİAĞA 15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3">
            <text:p>102 BİRLEŞMİŞ</text:p>
          </table:table-cell>
          <table:table-cell table:number-columns-repeated="16376"/>
        </table:table-row>
        <table:table-row table:style-name="ro8">
          <table:table-cell office:value-type="float" office:value="1435" table:style-name="ce4">
            <text:p>1435</text:p>
          </table:table-cell>
          <table:table-cell office:value-type="string" table:style-name="ce11">
            <text:p>ALİAĞA 16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3">
            <text:p>104 BİRLEŞMİŞ</text:p>
          </table:table-cell>
          <table:table-cell table:number-columns-repeated="16376"/>
        </table:table-row>
        <table:table-row table:style-name="ro8">
          <table:table-cell office:value-type="float" office:value="1436" table:style-name="ce4">
            <text:p>1436</text:p>
          </table:table-cell>
          <table:table-cell office:value-type="string" table:style-name="ce11">
            <text:p>ALİAĞA 34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3">
            <text:p>103 BİRLEŞMİŞ</text:p>
          </table:table-cell>
          <table:table-cell table:number-columns-repeated="16376"/>
        </table:table-row>
        <table:table-row table:style-name="ro8">
          <table:table-cell office:value-type="float" office:value="1437" table:style-name="ce4">
            <text:p>1437</text:p>
          </table:table-cell>
          <table:table-cell office:value-type="string" table:style-name="ce11">
            <text:p>ALİAĞA 44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3">
            <text:p>101 BİRLEŞMİŞ</text:p>
          </table:table-cell>
          <table:table-cell table:number-columns-repeated="16376"/>
        </table:table-row>
        <table:table-row table:style-name="ro8">
          <table:table-cell office:value-type="float" office:value="1438" table:style-name="ce4">
            <text:p>1438</text:p>
          </table:table-cell>
          <table:table-cell office:value-type="string" table:style-name="ce11">
            <text:p>BAYRAKLI 95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3">
            <text:p>KAMUYA TERK 113 OLDU</text:p>
          </table:table-cell>
          <table:table-cell table:number-columns-repeated="16376"/>
        </table:table-row>
        <table:table-row table:style-name="ro8">
          <table:table-cell office:value-type="float" office:value="1439" table:style-name="ce4">
            <text:p>1439</text:p>
          </table:table-cell>
          <table:table-cell office:value-type="string" table:style-name="ce11">
            <text:p>BAYRAKLI 713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40" table:style-name="ce4">
            <text:p>1440</text:p>
          </table:table-cell>
          <table:table-cell office:value-type="string" table:style-name="ce11">
            <text:p>BAYRAKLI 810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41" table:style-name="ce4">
            <text:p>1441</text:p>
          </table:table-cell>
          <table:table-cell office:value-type="string" table:style-name="ce11">
            <text:p>BAYRAKLI 811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42" table:style-name="ce4">
            <text:p>1442</text:p>
          </table:table-cell>
          <table:table-cell office:value-type="string" table:style-name="ce11">
            <text:p>BAYRAKLI 812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43" table:style-name="ce4">
            <text:p>1443</text:p>
          </table:table-cell>
          <table:table-cell office:value-type="string" table:style-name="ce11">
            <text:p>BERGAMA 11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office:value-type="string" table:style-name="ce3">
            <text:p>256 BİRLEŞMİŞ</text:p>
          </table:table-cell>
          <table:table-cell table:number-columns-repeated="16376"/>
        </table:table-row>
        <table:table-row table:style-name="ro8">
          <table:table-cell office:value-type="float" office:value="1444" table:style-name="ce4">
            <text:p>1444</text:p>
          </table:table-cell>
          <table:table-cell office:value-type="string" table:style-name="ce11">
            <text:p>BERGAMA 12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office:value-type="string" table:style-name="ce3">
            <text:p>254 BİRLEŞMİŞ</text:p>
          </table:table-cell>
          <table:table-cell table:number-columns-repeated="16376"/>
        </table:table-row>
        <table:table-row table:style-name="ro8">
          <table:table-cell office:value-type="float" office:value="1445" table:style-name="ce4">
            <text:p>1445</text:p>
          </table:table-cell>
          <table:table-cell office:value-type="string" table:style-name="ce11">
            <text:p>BERGAMA 13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office:value-type="string" table:style-name="ce3">
            <text:p>257 BİRLEŞMİŞ</text:p>
          </table:table-cell>
          <table:table-cell table:number-columns-repeated="16376"/>
        </table:table-row>
        <table:table-row table:style-name="ro8">
          <table:table-cell office:value-type="float" office:value="1446" table:style-name="ce4">
            <text:p>1446</text:p>
          </table:table-cell>
          <table:table-cell office:value-type="string" table:style-name="ce11">
            <text:p>BERGAMA 18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47" table:style-name="ce4">
            <text:p>1447</text:p>
          </table:table-cell>
          <table:table-cell office:value-type="string" table:style-name="ce11">
            <text:p>BERGAMA 90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48" table:style-name="ce4">
            <text:p>1448</text:p>
          </table:table-cell>
          <table:table-cell office:value-type="string" table:style-name="ce11">
            <text:p>BERGAMA 91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49" table:style-name="ce4">
            <text:p>1449</text:p>
          </table:table-cell>
          <table:table-cell office:value-type="string" table:style-name="ce11">
            <text:p>BERGAMA 112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50" table:style-name="ce4">
            <text:p>1450</text:p>
          </table:table-cell>
          <table:table-cell office:value-type="string" table:style-name="ce11">
            <text:p>BERGAMA 243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51" table:style-name="ce4">
            <text:p>1451</text:p>
          </table:table-cell>
          <table:table-cell office:value-type="string" table:style-name="ce11">
            <text:p>BERGAMA 244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52" table:style-name="ce4">
            <text:p>1452</text:p>
          </table:table-cell>
          <table:table-cell office:value-type="string" table:style-name="ce11">
            <text:p>BERGAMA 245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office:value-type="string" table:style-name="ce3">
            <text:p>258 BİRLEŞMİŞ</text:p>
          </table:table-cell>
          <table:table-cell table:number-columns-repeated="16376"/>
        </table:table-row>
        <table:table-row table:style-name="ro8">
          <table:table-cell office:value-type="float" office:value="1453" table:style-name="ce4">
            <text:p>1453</text:p>
          </table:table-cell>
          <table:table-cell office:value-type="string" table:style-name="ce11">
            <text:p>BERGAMA 246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office:value-type="string" table:style-name="ce3">
            <text:p>255 BİRLEŞMİŞ</text:p>
          </table:table-cell>
          <table:table-cell table:number-columns-repeated="16376"/>
        </table:table-row>
        <table:table-row table:style-name="ro8">
          <table:table-cell office:value-type="float" office:value="1454" table:style-name="ce4">
            <text:p>1454</text:p>
          </table:table-cell>
          <table:table-cell office:value-type="string" table:style-name="ce11">
            <text:p>BERGAMA 247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office:value-type="string" table:style-name="ce3">
            <text:p>247 BİRLEŞMİŞ</text:p>
          </table:table-cell>
          <table:table-cell table:number-columns-repeated="16376"/>
        </table:table-row>
        <table:table-row table:style-name="ro8">
          <table:table-cell office:value-type="float" office:value="1455" table:style-name="ce4">
            <text:p>1455</text:p>
          </table:table-cell>
          <table:table-cell office:value-type="string" table:style-name="ce11">
            <text:p>BORNOVA 369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56" table:style-name="ce4">
            <text:p>1456</text:p>
          </table:table-cell>
          <table:table-cell office:value-type="string" table:style-name="ce11">
            <text:p>BORNOVA 370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57" table:style-name="ce4">
            <text:p>1457</text:p>
          </table:table-cell>
          <table:table-cell office:value-type="string" table:style-name="ce11">
            <text:p>BORNOVA 376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58" table:style-name="ce4">
            <text:p>1458</text:p>
          </table:table-cell>
          <table:table-cell office:value-type="string" table:style-name="ce11">
            <text:p>BORNOVA 377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59" table:style-name="ce4">
            <text:p>1459</text:p>
          </table:table-cell>
          <table:table-cell office:value-type="string" table:style-name="ce11">
            <text:p>BORNOVA 378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60" table:style-name="ce4">
            <text:p>1460</text:p>
          </table:table-cell>
          <table:table-cell office:value-type="string" table:style-name="ce11">
            <text:p>BORNOVA 609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61" table:style-name="ce4">
            <text:p>1461</text:p>
          </table:table-cell>
          <table:table-cell office:value-type="string" table:style-name="ce11">
            <text:p>BORNOVA 713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62" table:style-name="ce4">
            <text:p>1462</text:p>
          </table:table-cell>
          <table:table-cell office:value-type="string" table:style-name="ce11">
            <text:p>BORNOVA 763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63" table:style-name="ce4">
            <text:p>1463</text:p>
          </table:table-cell>
          <table:table-cell office:value-type="string" table:style-name="ce11">
            <text:p>BORNOVA 1245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64" table:style-name="ce4">
            <text:p>1464</text:p>
          </table:table-cell>
          <table:table-cell office:value-type="string" table:style-name="ce11">
            <text:p>BORNOVA 1298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65" table:style-name="ce4">
            <text:p>1465</text:p>
          </table:table-cell>
          <table:table-cell office:value-type="string" table:style-name="ce11">
            <text:p>BUCA 1767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66" table:style-name="ce4">
            <text:p>1466</text:p>
          </table:table-cell>
          <table:table-cell office:value-type="string" table:style-name="ce11">
            <text:p>BUCA 1891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67" table:style-name="ce4">
            <text:p>1467</text:p>
          </table:table-cell>
          <table:table-cell office:value-type="string" table:style-name="ce11">
            <text:p>BUCA 1928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68" table:style-name="ce4">
            <text:p>1468</text:p>
          </table:table-cell>
          <table:table-cell office:value-type="string" table:style-name="ce11">
            <text:p>ÇİĞLİ 472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69" table:style-name="ce4">
            <text:p>1469</text:p>
          </table:table-cell>
          <table:table-cell office:value-type="string" table:style-name="ce11">
            <text:p>GAZİEMİR 328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70" table:style-name="ce4">
            <text:p>1470</text:p>
          </table:table-cell>
          <table:table-cell office:value-type="string" table:style-name="ce11">
            <text:p>GAZİEMİR 329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71" table:style-name="ce4">
            <text:p>1471</text:p>
          </table:table-cell>
          <table:table-cell office:value-type="string" table:style-name="ce11">
            <text:p>GAZİEMİR 330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72" table:style-name="ce4">
            <text:p>1472</text:p>
          </table:table-cell>
          <table:table-cell office:value-type="string" table:style-name="ce11">
            <text:p>KARABAĞLAR 3278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73" table:style-name="ce4">
            <text:p>1473</text:p>
          </table:table-cell>
          <table:table-cell office:value-type="string" table:style-name="ce11">
            <text:p>KARABAĞLAR 3336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74" table:style-name="ce4">
            <text:p>1474</text:p>
          </table:table-cell>
          <table:table-cell office:value-type="string" table:style-name="ce11">
            <text:p>KARABURUN 25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75" table:style-name="ce4">
            <text:p>1475</text:p>
          </table:table-cell>
          <table:table-cell office:value-type="string" table:style-name="ce11">
            <text:p>KARABURUN 26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76" table:style-name="ce4">
            <text:p>1476</text:p>
          </table:table-cell>
          <table:table-cell office:value-type="string" table:style-name="ce11">
            <text:p>KARABURUN 27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77" table:style-name="ce4">
            <text:p>1477</text:p>
          </table:table-cell>
          <table:table-cell office:value-type="string" table:style-name="ce11">
            <text:p>KARABURUN 28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78" table:style-name="ce4">
            <text:p>1478</text:p>
          </table:table-cell>
          <table:table-cell office:value-type="string" table:style-name="ce11">
            <text:p>KARABURUN 29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79" table:style-name="ce4">
            <text:p>1479</text:p>
          </table:table-cell>
          <table:table-cell office:value-type="string" table:style-name="ce11">
            <text:p>KARŞIYAKA 1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80" table:style-name="ce4">
            <text:p>1480</text:p>
          </table:table-cell>
          <table:table-cell office:value-type="string" table:style-name="ce11">
            <text:p>KARŞIYAKA 2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81" table:style-name="ce4">
            <text:p>1481</text:p>
          </table:table-cell>
          <table:table-cell office:value-type="string" table:style-name="ce11">
            <text:p>KARŞIYAKA 610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82" table:style-name="ce4">
            <text:p>1482</text:p>
          </table:table-cell>
          <table:table-cell office:value-type="string" table:style-name="ce11">
            <text:p>KARŞIYAKA 693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83" table:style-name="ce4">
            <text:p>1483</text:p>
          </table:table-cell>
          <table:table-cell office:value-type="string" table:style-name="ce11">
            <text:p>KARŞIYAKA 214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84" table:style-name="ce4">
            <text:p>1484</text:p>
          </table:table-cell>
          <table:table-cell office:value-type="string" table:style-name="ce11">
            <text:p>KARŞIYAKA 534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85" table:style-name="ce4">
            <text:p>1485</text:p>
          </table:table-cell>
          <table:table-cell office:value-type="string" table:style-name="ce11">
            <text:p>KARŞIYAKA 1493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86" table:style-name="ce4">
            <text:p>1486</text:p>
          </table:table-cell>
          <table:table-cell office:value-type="string" table:style-name="ce11">
            <text:p>KARŞIYAKA 1458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87" table:style-name="ce4">
            <text:p>1487</text:p>
          </table:table-cell>
          <table:table-cell office:value-type="string" table:style-name="ce11">
            <text:p>KARŞIYAKA 1502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88" table:style-name="ce4">
            <text:p>1488</text:p>
          </table:table-cell>
          <table:table-cell office:value-type="string" table:style-name="ce11">
            <text:p>KARŞIYAKA 1279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489" table:style-name="ce4">
            <text:p>1489</text:p>
          </table:table-cell>
          <table:table-cell office:value-type="string" table:style-name="ce11">
            <text:p>KARŞIYAKA 1306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90" table:style-name="ce4">
            <text:p>1490</text:p>
          </table:table-cell>
          <table:table-cell office:value-type="string" table:style-name="ce11">
            <text:p>KARŞIYAKA 1563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91" table:style-name="ce4">
            <text:p>1491</text:p>
          </table:table-cell>
          <table:table-cell office:value-type="string" table:style-name="ce11">
            <text:p>KARŞIYAKA 1533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92" table:style-name="ce4">
            <text:p>1492</text:p>
          </table:table-cell>
          <table:table-cell office:value-type="string" table:style-name="ce11">
            <text:p>KARŞIYAKA 156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93" table:style-name="ce4">
            <text:p>1493</text:p>
          </table:table-cell>
          <table:table-cell office:value-type="string" table:style-name="ce11">
            <text:p>KARŞIYAKA 1350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94" table:style-name="ce4">
            <text:p>1494</text:p>
          </table:table-cell>
          <table:table-cell office:value-type="string" table:style-name="ce11">
            <text:p>KARŞIYAKA 1288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95" table:style-name="ce4">
            <text:p>1495</text:p>
          </table:table-cell>
          <table:table-cell office:value-type="string" table:style-name="ce11">
            <text:p>KARŞIYAKA 1289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96" table:style-name="ce4">
            <text:p>1496</text:p>
          </table:table-cell>
          <table:table-cell office:value-type="string" table:style-name="ce11">
            <text:p>KİRAZ 13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office:value-type="string" table:style-name="ce13">
            <text:p>BİRLEŞMİŞ</text:p>
            <text:p><text:s/>325,278,311</text:p>
          </table:table-cell>
          <table:table-cell table:number-columns-repeated="16376"/>
        </table:table-row>
        <table:table-row table:style-name="ro8">
          <table:table-cell office:value-type="float" office:value="1497" table:style-name="ce4">
            <text:p>1497</text:p>
          </table:table-cell>
          <table:table-cell office:value-type="string" table:style-name="ce11">
            <text:p>KİRAZ 311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office:value-type="string" table:style-name="ce13">
            <text:p>BİRLEŞMİŞ</text:p>
            <text:p><text:s/>325,278,311</text:p>
          </table:table-cell>
          <table:table-cell table:number-columns-repeated="16376"/>
        </table:table-row>
        <table:table-row table:style-name="ro8">
          <table:table-cell office:value-type="float" office:value="1498" table:style-name="ce4">
            <text:p>1498</text:p>
          </table:table-cell>
          <table:table-cell office:value-type="string" table:style-name="ce11">
            <text:p>MENEMEN 150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499" table:style-name="ce4">
            <text:p>1499</text:p>
          </table:table-cell>
          <table:table-cell office:value-type="string" table:style-name="ce11">
            <text:p>TORBALI 55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500" table:style-name="ce4">
            <text:p>1500</text:p>
          </table:table-cell>
          <table:table-cell office:value-type="string" table:style-name="ce11">
            <text:p>TORBALI 56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501" table:style-name="ce4">
            <text:p>1501</text:p>
          </table:table-cell>
          <table:table-cell office:value-type="string" table:style-name="ce11">
            <text:p>KONAK 3060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502" table:style-name="ce4">
            <text:p>1502</text:p>
          </table:table-cell>
          <table:table-cell office:value-type="string" table:style-name="ce11">
            <text:p>KONAK 3109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503" table:style-name="ce4">
            <text:p>1503</text:p>
          </table:table-cell>
          <table:table-cell office:value-type="string" table:style-name="ce11">
            <text:p>KONAK 3110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504" table:style-name="ce4">
            <text:p>1504</text:p>
          </table:table-cell>
          <table:table-cell office:value-type="string" table:style-name="ce11">
            <text:p>KONAK 3102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505" table:style-name="ce4">
            <text:p>1505</text:p>
          </table:table-cell>
          <table:table-cell office:value-type="string" table:style-name="ce11">
            <text:p>KONAK 3104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06" table:style-name="ce4">
            <text:p>1506</text:p>
          </table:table-cell>
          <table:table-cell office:value-type="string" table:style-name="ce11">
            <text:p>KONAK 3105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07" table:style-name="ce4">
            <text:p>1507</text:p>
          </table:table-cell>
          <table:table-cell office:value-type="string" table:style-name="ce11">
            <text:p>KONAK 3321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08" table:style-name="ce4">
            <text:p>1508</text:p>
          </table:table-cell>
          <table:table-cell office:value-type="string" table:style-name="ce11">
            <text:p>KONAK 3365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09" table:style-name="ce4">
            <text:p>1509</text:p>
          </table:table-cell>
          <table:table-cell office:value-type="string" table:style-name="ce11">
            <text:p>KONAK 3366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10" table:style-name="ce4">
            <text:p>1510</text:p>
          </table:table-cell>
          <table:table-cell office:value-type="string" table:style-name="ce11">
            <text:p>KONAK 3392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11" table:style-name="ce4">
            <text:p>1511</text:p>
          </table:table-cell>
          <table:table-cell office:value-type="string" table:style-name="ce11">
            <text:p>KONAK 1946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12" table:style-name="ce4">
            <text:p>1512</text:p>
          </table:table-cell>
          <table:table-cell office:value-type="string" table:style-name="ce11">
            <text:p>KONAK 1959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13" table:style-name="ce4">
            <text:p>1513</text:p>
          </table:table-cell>
          <table:table-cell office:value-type="string" table:style-name="ce11">
            <text:p>KONAK 1945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14" table:style-name="ce4">
            <text:p>1514</text:p>
          </table:table-cell>
          <table:table-cell office:value-type="string" table:style-name="ce11">
            <text:p>KONAK 3320</text:p>
          </table:table-cell>
          <table:table-cell office:value-type="string" table:style-name="ce5">
            <text:p>EMLAK ŞUB.MÜD</text:p>
          </table:table-cell>
          <table:table-cell office:value-type="date" office:date-value="2026-01-08T00:00:00" table:style-name="ce12">
            <text:p>08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15" table:style-name="ce4">
            <text:p>1515</text:p>
          </table:table-cell>
          <table:table-cell office:value-type="string" table:style-name="ce11">
            <text:p>BUCA İPOTEK DEVAM EDEN 2</text:p>
            <text:p>45016 ADA 10 PARSEL</text:p>
          </table:table-cell>
          <table:table-cell office:value-type="string" table:style-name="ce5">
            <text:p>EMLAK ŞUB.MÜD</text:p>
          </table:table-cell>
          <table:table-cell office:value-type="date" office:date-value="2026-01-09T00:00:00" table:style-name="ce12">
            <text:p>09/01/26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3T00:00:00" table:style-name="ce12">
            <text:p>03/02/26</text:p>
          </table:table-cell>
          <table:table-cell table:number-columns-repeated="16377"/>
        </table:table-row>
        <table:table-row table:style-name="ro8">
          <table:table-cell office:value-type="float" office:value="1516" table:style-name="ce4">
            <text:p>1516</text:p>
          </table:table-cell>
          <table:table-cell office:value-type="string" table:style-name="ce11">
            <text:p>BORNOVA 599</text:p>
          </table:table-cell>
          <table:table-cell office:value-type="string" table:style-name="ce5">
            <text:p>EMLAK ŞUB.MÜD</text:p>
          </table:table-cell>
          <table:table-cell office:value-type="date" office:date-value="2026-01-12T00:00:00" table:style-name="ce12">
            <text:p>12/01/26</text:p>
          </table:table-cell>
          <table:table-cell office:value-type="string" table:style-name="ce11"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6-01-13T00:00:00" table:style-name="ce12">
            <text:p>13/01/26</text:p>
          </table:table-cell>
          <table:table-cell table:number-columns-repeated="16377"/>
        </table:table-row>
        <table:table-row table:style-name="ro8">
          <table:table-cell office:value-type="float" office:value="1517" table:style-name="ce4">
            <text:p>1517</text:p>
          </table:table-cell>
          <table:table-cell office:value-type="string" table:style-name="ce11">
            <text:p>BORNOVA 601</text:p>
          </table:table-cell>
          <table:table-cell office:value-type="string" table:style-name="ce5">
            <text:p>EMLAK ŞUB.MÜD</text:p>
          </table:table-cell>
          <table:table-cell office:value-type="date" office:date-value="2026-01-12T00:00:00" table:style-name="ce12">
            <text:p>12/01/26</text:p>
          </table:table-cell>
          <table:table-cell office:value-type="string" table:style-name="ce11"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6-01-13T00:00:00" table:style-name="ce12">
            <text:p>13/01/26</text:p>
          </table:table-cell>
          <table:table-cell table:number-columns-repeated="16377"/>
        </table:table-row>
        <table:table-row table:style-name="ro8">
          <table:table-cell office:value-type="float" office:value="1518" table:style-name="ce4">
            <text:p>1518</text:p>
          </table:table-cell>
          <table:table-cell office:value-type="string" table:style-name="ce11">
            <text:p>GAZİEMİR 102</text:p>
          </table:table-cell>
          <table:table-cell office:value-type="string" table:style-name="ce5">
            <text:p>GAY.SUB.MÜD.</text:p>
          </table:table-cell>
          <table:table-cell office:value-type="date" office:date-value="2026-01-13T00:00:00" table:style-name="ce12">
            <text:p>13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14T00:00:00" table:style-name="ce12">
            <text:p>14/01/26</text:p>
          </table:table-cell>
          <table:table-cell table:number-columns-repeated="16377"/>
        </table:table-row>
        <table:table-row table:style-name="ro8">
          <table:table-cell office:value-type="float" office:value="1519" table:style-name="ce4">
            <text:p>1519</text:p>
          </table:table-cell>
          <table:table-cell office:value-type="string" table:style-name="ce11">
            <text:p>GAZİEMİR 86</text:p>
          </table:table-cell>
          <table:table-cell office:value-type="string" table:style-name="ce5">
            <text:p>GAY.SUB.MÜD.</text:p>
          </table:table-cell>
          <table:table-cell office:value-type="date" office:date-value="2026-01-13T00:00:00" table:style-name="ce12">
            <text:p>13/01/26</text:p>
          </table:table-cell>
          <table:table-cell office:value-type="string" table:style-name="ce11">
            <text:p>PINAR AKGÜN SAKÇI</text:p>
          </table:table-cell>
          <table:table-cell office:value-type="string" table:style-name="ce11">
            <text:p>NURETTİN</text:p>
          </table:table-cell>
          <table:table-cell office:value-type="date" office:date-value="2026-01-14T00:00:00" table:style-name="ce12">
            <text:p>14/01/26</text:p>
          </table:table-cell>
          <table:table-cell table:number-columns-repeated="16377"/>
        </table:table-row>
        <table:table-row table:style-name="ro8">
          <table:table-cell office:value-type="float" office:value="1520" table:style-name="ce4">
            <text:p>1520</text:p>
          </table:table-cell>
          <table:table-cell office:value-type="string" table:style-name="ce11">
            <text:p>KONAK 93 1-NOLU</text:p>
          </table:table-cell>
          <table:table-cell office:value-type="string" table:style-name="ce5">
            <text:p>EMLAK ŞUB.MÜD</text:p>
          </table:table-cell>
          <table:table-cell office:value-type="date" office:date-value="2026-01-13T00:00:00" table:style-name="ce12">
            <text:p>13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1-14T00:00:00" table:style-name="ce12">
            <text:p>14/01/26</text:p>
          </table:table-cell>
          <table:table-cell table:number-columns-repeated="16377"/>
        </table:table-row>
        <table:table-row table:style-name="ro8">
          <table:table-cell office:value-type="float" office:value="1521" table:style-name="ce4">
            <text:p>1521</text:p>
          </table:table-cell>
          <table:table-cell office:value-type="string" table:style-name="ce11">
            <text:p>KONAK 93 2-NOLU</text:p>
          </table:table-cell>
          <table:table-cell office:value-type="string" table:style-name="ce5">
            <text:p>EMLAK ŞUB.MÜD</text:p>
          </table:table-cell>
          <table:table-cell office:value-type="date" office:date-value="2026-01-13T00:00:00" table:style-name="ce12">
            <text:p>13/01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1-14T00:00:00" table:style-name="ce12">
            <text:p>14/01/26</text:p>
          </table:table-cell>
          <table:table-cell table:number-columns-repeated="16377"/>
        </table:table-row>
        <table:table-row table:style-name="ro8">
          <table:table-cell office:value-type="float" office:value="1522" table:style-name="ce4">
            <text:p>1522</text:p>
          </table:table-cell>
          <table:table-cell office:value-type="string" table:style-name="ce11">
            <text:p>KONAK 32</text:p>
          </table:table-cell>
          <table:table-cell office:value-type="string" table:style-name="ce5">
            <text:p>EMLAK ŞUB.MÜD</text:p>
          </table:table-cell>
          <table:table-cell office:value-type="date" office:date-value="2026-01-13T00:00:00" table:style-name="ce12">
            <text:p>13/01/26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23" table:style-name="ce4">
            <text:p>1523</text:p>
          </table:table-cell>
          <table:table-cell office:value-type="string" table:style-name="ce11">
            <text:p>MENEMEN 173</text:p>
          </table:table-cell>
          <table:table-cell office:value-type="string" table:style-name="ce5">
            <text:p>EMLAK ŞUB.MÜD</text:p>
          </table:table-cell>
          <table:table-cell office:value-type="date" office:date-value="2026-01-14T00:00:00" table:style-name="ce12">
            <text:p>14/01/26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1-14T00:00:00" table:style-name="ce12">
            <text:p>14/01/26</text:p>
          </table:table-cell>
          <table:table-cell table:number-columns-repeated="16377"/>
        </table:table-row>
        <table:table-row table:style-name="ro8">
          <table:table-cell office:value-type="float" office:value="1524" table:style-name="ce4">
            <text:p>1524</text:p>
          </table:table-cell>
          <table:table-cell office:value-type="string" table:style-name="ce11">
            <text:p>KONAK 491</text:p>
          </table:table-cell>
          <table:table-cell office:value-type="string" table:style-name="ce5">
            <text:p>EMLAK ŞUB.MÜD</text:p>
          </table:table-cell>
          <table:table-cell office:value-type="date" office:date-value="2026-01-14T00:00:00" table:style-name="ce12">
            <text:p>14/01/26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25" table:style-name="ce4">
            <text:p>1525</text:p>
          </table:table-cell>
          <table:table-cell office:value-type="string" table:style-name="ce11">
            <text:p>KONAK 783</text:p>
          </table:table-cell>
          <table:table-cell office:value-type="string" table:style-name="ce5">
            <text:p>EMLAK ŞUB.MÜD</text:p>
          </table:table-cell>
          <table:table-cell office:value-type="date" office:date-value="2026-01-14T00:00:00" table:style-name="ce12">
            <text:p>14/01/26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26" table:style-name="ce4">
            <text:p>1526</text:p>
          </table:table-cell>
          <table:table-cell office:value-type="string" table:style-name="ce11">
            <text:p>KONAK 789</text:p>
          </table:table-cell>
          <table:table-cell office:value-type="string" table:style-name="ce5">
            <text:p>EMLAK ŞUB.MÜD</text:p>
          </table:table-cell>
          <table:table-cell office:value-type="date" office:date-value="2026-01-14T00:00:00" table:style-name="ce12">
            <text:p>14/01/26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27" table:style-name="ce4">
            <text:p>1527</text:p>
          </table:table-cell>
          <table:table-cell office:value-type="string" table:style-name="ce11">
            <text:p>KONAK 1045</text:p>
          </table:table-cell>
          <table:table-cell office:value-type="string" table:style-name="ce5">
            <text:p>EMLAK ŞUB.MÜD</text:p>
          </table:table-cell>
          <table:table-cell office:value-type="date" office:date-value="2026-01-14T00:00:00" table:style-name="ce12">
            <text:p>14/01/26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28" table:style-name="ce4">
            <text:p>1528</text:p>
          </table:table-cell>
          <table:table-cell office:value-type="string" table:style-name="ce11">
            <text:p>KONAK 631</text:p>
          </table:table-cell>
          <table:table-cell office:value-type="string" table:style-name="ce5">
            <text:p>EMLAK ŞUB.MÜD</text:p>
          </table:table-cell>
          <table:table-cell office:value-type="date" office:date-value="2026-01-14T00:00:00" table:style-name="ce12">
            <text:p>14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29" table:style-name="ce4">
            <text:p>1529</text:p>
          </table:table-cell>
          <table:table-cell office:value-type="string" table:style-name="ce11">
            <text:p>KONAK 632</text:p>
          </table:table-cell>
          <table:table-cell office:value-type="string" table:style-name="ce5">
            <text:p>EMLAK ŞUB.MÜD</text:p>
          </table:table-cell>
          <table:table-cell office:value-type="date" office:date-value="2026-01-14T00:00:00" table:style-name="ce12">
            <text:p>14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30" table:style-name="ce4">
            <text:p>1530</text:p>
          </table:table-cell>
          <table:table-cell office:value-type="string" table:style-name="ce11">
            <text:p>MENEMEN 70</text:p>
          </table:table-cell>
          <table:table-cell office:value-type="string" table:style-name="ce5">
            <text:p>EMLAK ŞUB.MÜD</text:p>
          </table:table-cell>
          <table:table-cell office:value-type="date" office:date-value="2026-01-14T00:00:00" table:style-name="ce12">
            <text:p>14/01/26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1-15T00:00:00" table:style-name="ce12">
            <text:p>15/01/26</text:p>
          </table:table-cell>
          <table:table-cell table:number-columns-repeated="16377"/>
        </table:table-row>
        <table:table-row table:style-name="ro8">
          <table:table-cell office:value-type="float" office:value="1531" table:style-name="ce4">
            <text:p>1531</text:p>
          </table:table-cell>
          <table:table-cell office:value-type="string" table:style-name="ce11">
            <text:p>MENEMEN 123</text:p>
          </table:table-cell>
          <table:table-cell office:value-type="string" table:style-name="ce5">
            <text:p>EMLAK ŞUB.MÜD</text:p>
          </table:table-cell>
          <table:table-cell office:value-type="date" office:date-value="2026-01-14T00:00:00" table:style-name="ce12">
            <text:p>14/01/26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1-15T00:00:00" table:style-name="ce12">
            <text:p>15/01/26</text:p>
          </table:table-cell>
          <table:table-cell table:number-columns-repeated="16377"/>
        </table:table-row>
        <table:table-row table:style-name="ro8">
          <table:table-cell office:value-type="float" office:value="1532" table:style-name="ce4">
            <text:p>1532</text:p>
          </table:table-cell>
          <table:table-cell office:value-type="string" table:style-name="ce11">
            <text:p>MENEMEN 62</text:p>
          </table:table-cell>
          <table:table-cell office:value-type="string" table:style-name="ce5">
            <text:p>EMLAK ŞUB.MÜD</text:p>
          </table:table-cell>
          <table:table-cell office:value-type="date" office:date-value="2026-01-14T00:00:00" table:style-name="ce12">
            <text:p>14/01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1-15T00:00:00" table:style-name="ce12">
            <text:p>15/01/26</text:p>
          </table:table-cell>
          <table:table-cell table:number-columns-repeated="16377"/>
        </table:table-row>
        <table:table-row table:style-name="ro8">
          <table:table-cell office:value-type="float" office:value="1533" table:style-name="ce4">
            <text:p>1533</text:p>
          </table:table-cell>
          <table:table-cell office:value-type="string" table:style-name="ce11">
            <text:p>MENEMEN 47</text:p>
          </table:table-cell>
          <table:table-cell office:value-type="string" table:style-name="ce5">
            <text:p>EMLAK ŞUB.MÜD</text:p>
          </table:table-cell>
          <table:table-cell office:value-type="date" office:date-value="2026-01-14T00:00:00" table:style-name="ce12">
            <text:p>14/01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1-15T00:00:00" table:style-name="ce12">
            <text:p>15/01/26</text:p>
          </table:table-cell>
          <table:table-cell table:number-columns-repeated="16377"/>
        </table:table-row>
        <table:table-row table:style-name="ro8">
          <table:table-cell office:value-type="float" office:value="1534" table:style-name="ce4">
            <text:p>1534</text:p>
          </table:table-cell>
          <table:table-cell office:value-type="string" table:style-name="ce11">
            <text:p>KONAK 1698</text:p>
          </table:table-cell>
          <table:table-cell office:value-type="string" table:style-name="ce5">
            <text:p>EMLAK ŞUB.MÜD</text:p>
          </table:table-cell>
          <table:table-cell office:value-type="date" office:date-value="2026-01-15T00:00:00" table:style-name="ce12">
            <text:p>15/01/26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table:number-columns-repeated="16377"/>
        </table:table-row>
        <table:table-row table:style-name="ro8">
          <table:table-cell office:value-type="float" office:value="1535" table:style-name="ce4">
            <text:p>1535</text:p>
          </table:table-cell>
          <table:table-cell office:value-type="string" table:style-name="ce11">
            <text:p>BUCA 1809</text:p>
          </table:table-cell>
          <table:table-cell office:value-type="string" table:style-name="ce5">
            <text:p>EMLAK ŞUB.MÜD</text:p>
          </table:table-cell>
          <table:table-cell office:value-type="date" office:date-value="2026-01-15T00:00:00" table:style-name="ce12">
            <text:p>15/01/26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1-16T00:00:00" table:style-name="ce12">
            <text:p>16/01/26</text:p>
          </table:table-cell>
          <table:table-cell table:number-columns-repeated="16377"/>
        </table:table-row>
        <table:table-row table:style-name="ro8">
          <table:table-cell office:value-type="float" office:value="1536" table:style-name="ce4">
            <text:p>1536</text:p>
          </table:table-cell>
          <table:table-cell office:value-type="string" table:style-name="ce11">
            <text:p>BORNOVA 475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3-06T00:00:00" table:style-name="ce12">
            <text:p>06/03/26</text:p>
          </table:table-cell>
          <table:table-cell table:number-columns-repeated="16377"/>
        </table:table-row>
        <table:table-row table:style-name="ro8">
          <table:table-cell office:value-type="float" office:value="1537" table:style-name="ce4">
            <text:p>1537</text:p>
          </table:table-cell>
          <table:table-cell office:value-type="string" table:style-name="ce11">
            <text:p>BORNOVA 476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3-06T00:00:00" table:style-name="ce12">
            <text:p>06/03/26</text:p>
          </table:table-cell>
          <table:table-cell table:number-columns-repeated="16377"/>
        </table:table-row>
        <table:table-row table:style-name="ro8">
          <table:table-cell office:value-type="float" office:value="1538" table:style-name="ce4">
            <text:p>1538</text:p>
          </table:table-cell>
          <table:table-cell office:value-type="string" table:style-name="ce11">
            <text:p>TİRE 201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16T00:00:00" table:style-name="ce12">
            <text:p>16/01/26</text:p>
          </table:table-cell>
          <table:table-cell table:number-columns-repeated="16377"/>
        </table:table-row>
        <table:table-row table:style-name="ro8">
          <table:table-cell office:value-type="float" office:value="1539" table:style-name="ce4">
            <text:p>1539</text:p>
          </table:table-cell>
          <table:table-cell office:value-type="string" table:style-name="ce11">
            <text:p>KONAK 750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1-16T00:00:00" table:style-name="ce12">
            <text:p>16/01/26</text:p>
          </table:table-cell>
          <table:table-cell table:number-columns-repeated="16377"/>
        </table:table-row>
        <table:table-row table:style-name="ro8">
          <table:table-cell office:value-type="float" office:value="1540" table:style-name="ce4">
            <text:p>1540</text:p>
          </table:table-cell>
          <table:table-cell office:value-type="string" table:style-name="ce11">
            <text:p>KONAK 2373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1-16T00:00:00" table:style-name="ce12">
            <text:p>16/01/26</text:p>
          </table:table-cell>
          <table:table-cell table:number-columns-repeated="16377"/>
        </table:table-row>
        <table:table-row table:style-name="ro8">
          <table:table-cell office:value-type="float" office:value="1541" table:style-name="ce4">
            <text:p>1541</text:p>
          </table:table-cell>
          <table:table-cell office:value-type="string" table:style-name="ce11">
            <text:p>KARŞIYAKA 691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3-06T00:00:00" table:style-name="ce12">
            <text:p>06/03/26</text:p>
          </table:table-cell>
          <table:table-cell table:number-columns-repeated="16377"/>
        </table:table-row>
        <table:table-row table:style-name="ro8">
          <table:table-cell office:value-type="float" office:value="1542" table:style-name="ce4">
            <text:p>1542</text:p>
          </table:table-cell>
          <table:table-cell office:value-type="string" table:style-name="ce11">
            <text:p>KARŞIYAKA 785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3-06T00:00:00" table:style-name="ce12">
            <text:p>06/03/26</text:p>
          </table:table-cell>
          <table:table-cell table:number-columns-repeated="16377"/>
        </table:table-row>
        <table:table-row table:style-name="ro8">
          <table:table-cell office:value-type="float" office:value="1543" table:style-name="ce4">
            <text:p>1543</text:p>
          </table:table-cell>
          <table:table-cell office:value-type="string" table:style-name="ce11">
            <text:p>BUCA 895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1544" table:style-name="ce4">
            <text:p>1544</text:p>
          </table:table-cell>
          <table:table-cell office:value-type="string" table:style-name="ce11">
            <text:p>BUCA 1584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1545" table:style-name="ce4">
            <text:p>1545</text:p>
          </table:table-cell>
          <table:table-cell office:value-type="string" table:style-name="ce11">
            <text:p>BUCA 1602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1546" table:style-name="ce4">
            <text:p>1546</text:p>
          </table:table-cell>
          <table:table-cell office:value-type="string" table:style-name="ce11">
            <text:p>BUCA 1724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1547" table:style-name="ce4">
            <text:p>1547</text:p>
          </table:table-cell>
          <table:table-cell office:value-type="string" table:style-name="ce11">
            <text:p>BUCA 1725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1-20T00:00:00" table:style-name="ce12">
            <text:p>20/01/26</text:p>
          </table:table-cell>
          <table:table-cell table:number-columns-repeated="16377"/>
        </table:table-row>
        <table:table-row table:style-name="ro8">
          <table:table-cell office:value-type="float" office:value="1548" table:style-name="ce4">
            <text:p>1548</text:p>
          </table:table-cell>
          <table:table-cell office:value-type="string" table:style-name="ce11">
            <text:p>BERGAMA 30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0">
            <text:p>YERİNDE YOK</text:p>
          </table:table-cell>
          <table:table-cell office:value-type="string" table:style-name="ce10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1549" table:style-name="ce4">
            <text:p>1549</text:p>
          </table:table-cell>
          <table:table-cell office:value-type="string" table:style-name="ce11">
            <text:p>BERGAMA 79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0">
            <text:p>YERİNDE YOK</text:p>
          </table:table-cell>
          <table:table-cell office:value-type="string" table:style-name="ce10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1550" table:style-name="ce4">
            <text:p>1550</text:p>
          </table:table-cell>
          <table:table-cell office:value-type="string" table:style-name="ce11">
            <text:p>BERGAMA 195</text:p>
          </table:table-cell>
          <table:table-cell office:value-type="string" table:style-name="ce5">
            <text:p>EMLAK ŞUB.MÜD</text:p>
          </table:table-cell>
          <table:table-cell office:value-type="date" office:date-value="2026-01-16T00:00:00" table:style-name="ce12">
            <text:p>16/01/26</text:p>
          </table:table-cell>
          <table:table-cell office:value-type="string" table:style-name="ce10">
            <text:p>YERİNDE YOK</text:p>
          </table:table-cell>
          <table:table-cell office:value-type="string" table:style-name="ce10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1551" table:style-name="ce4">
            <text:p>1551</text:p>
          </table:table-cell>
          <table:table-cell office:value-type="string" table:style-name="ce11">
            <text:p>BORNOVA 78</text:p>
          </table:table-cell>
          <table:table-cell office:value-type="string" table:style-name="ce5">
            <text:p>EMLAK ŞUB.MÜD</text:p>
          </table:table-cell>
          <table:table-cell office:value-type="date" office:date-value="2026-01-19T00:00:00" table:style-name="ce12">
            <text:p>19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table:number-columns-repeated="16377"/>
        </table:table-row>
        <table:table-row table:style-name="ro8">
          <table:table-cell office:value-type="float" office:value="1552" table:style-name="ce4">
            <text:p>1552</text:p>
          </table:table-cell>
          <table:table-cell office:value-type="string" table:style-name="ce11">
            <text:p>GAZİEMİR 252</text:p>
          </table:table-cell>
          <table:table-cell office:value-type="string" table:style-name="ce5">
            <text:p>EMLAK ŞUB.MÜD</text:p>
          </table:table-cell>
          <table:table-cell office:value-type="date" office:date-value="2026-01-19T00:00:00" table:style-name="ce12">
            <text:p>19/01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53" table:style-name="ce4">
            <text:p>1553</text:p>
          </table:table-cell>
          <table:table-cell office:value-type="string" table:style-name="ce11">
            <text:p>MENEMEN 123</text:p>
          </table:table-cell>
          <table:table-cell office:value-type="string" table:style-name="ce5">
            <text:p>EMLAK ŞUB.MÜD</text:p>
          </table:table-cell>
          <table:table-cell office:value-type="date" office:date-value="2026-01-19T00:00:00" table:style-name="ce12">
            <text:p>19/01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2-18T00:00:00" table:style-name="ce12">
            <text:p>18/02/26</text:p>
          </table:table-cell>
          <table:table-cell table:number-columns-repeated="16377"/>
        </table:table-row>
        <table:table-row table:style-name="ro8">
          <table:table-cell office:value-type="float" office:value="1554" table:style-name="ce4">
            <text:p>1554</text:p>
          </table:table-cell>
          <table:table-cell office:value-type="string" table:style-name="ce11">
            <text:p>BALÇOVA 114</text:p>
          </table:table-cell>
          <table:table-cell office:value-type="string" table:style-name="ce5">
            <text:p>EMLAK ŞUB.MÜD</text:p>
          </table:table-cell>
          <table:table-cell office:value-type="date" office:date-value="2026-01-20T00:00:00" table:style-name="ce12">
            <text:p>20/01/26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55" table:style-name="ce4">
            <text:p>1555</text:p>
          </table:table-cell>
          <table:table-cell office:value-type="string" table:style-name="ce11">
            <text:p>BALÇOVA 164</text:p>
          </table:table-cell>
          <table:table-cell office:value-type="string" table:style-name="ce5">
            <text:p>EMLAK ŞUB.MÜD</text:p>
          </table:table-cell>
          <table:table-cell office:value-type="date" office:date-value="2026-01-20T00:00:00" table:style-name="ce12">
            <text:p>20/01/26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56" table:style-name="ce4">
            <text:p>1556</text:p>
          </table:table-cell>
          <table:table-cell office:value-type="string" table:style-name="ce11">
            <text:p>BORNOVA 447</text:p>
          </table:table-cell>
          <table:table-cell office:value-type="string" table:style-name="ce5">
            <text:p>EMLAK ŞUB.MÜD</text:p>
          </table:table-cell>
          <table:table-cell office:value-type="date" office:date-value="2026-01-20T00:00:00" table:style-name="ce12">
            <text:p>20/01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3-06T00:00:00" table:style-name="ce12">
            <text:p>06/03/26</text:p>
          </table:table-cell>
          <table:table-cell table:number-columns-repeated="16377"/>
        </table:table-row>
        <table:table-row table:style-name="ro8">
          <table:table-cell office:value-type="float" office:value="1557" table:style-name="ce4">
            <text:p>1557</text:p>
          </table:table-cell>
          <table:table-cell office:value-type="string" table:style-name="ce11">
            <text:p>ÇİĞLİ 217</text:p>
          </table:table-cell>
          <table:table-cell office:value-type="string" table:style-name="ce5">
            <text:p>EMLAK ŞUB.MÜD</text:p>
          </table:table-cell>
          <table:table-cell office:value-type="date" office:date-value="2026-01-20T00:00:00" table:style-name="ce12">
            <text:p>20/01/26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58" table:style-name="ce4">
            <text:p>1558</text:p>
          </table:table-cell>
          <table:table-cell office:value-type="string" table:style-name="ce11">
            <text:p>ÇİĞLİ 258</text:p>
          </table:table-cell>
          <table:table-cell office:value-type="string" table:style-name="ce5">
            <text:p>EMLAK ŞUB.MÜD</text:p>
          </table:table-cell>
          <table:table-cell office:value-type="date" office:date-value="2026-01-20T00:00:00" table:style-name="ce12">
            <text:p>20/01/26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59" table:style-name="ce4">
            <text:p>1559</text:p>
          </table:table-cell>
          <table:table-cell office:value-type="string" table:style-name="ce11">
            <text:p>ÇİĞLİ 355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60" table:style-name="ce4">
            <text:p>1560</text:p>
          </table:table-cell>
          <table:table-cell office:value-type="string" table:style-name="ce11">
            <text:p>ÇİĞLİ 356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61" table:style-name="ce4">
            <text:p>1561</text:p>
          </table:table-cell>
          <table:table-cell office:value-type="string" table:style-name="ce11">
            <text:p>ÇİĞLİ 357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62" table:style-name="ce4">
            <text:p>1562</text:p>
          </table:table-cell>
          <table:table-cell office:value-type="string" table:style-name="ce11">
            <text:p>ÇİĞLİ 358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63" table:style-name="ce4">
            <text:p>1563</text:p>
          </table:table-cell>
          <table:table-cell office:value-type="string" table:style-name="ce11">
            <text:p>ÇİĞLİ 359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64" table:style-name="ce4">
            <text:p>1564</text:p>
          </table:table-cell>
          <table:table-cell office:value-type="string" table:style-name="ce11">
            <text:p>ÇİĞLİ 360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65" table:style-name="ce4">
            <text:p>1565</text:p>
          </table:table-cell>
          <table:table-cell office:value-type="string" table:style-name="ce11">
            <text:p>ÇİĞLİ 361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66" table:style-name="ce4">
            <text:p>1566</text:p>
          </table:table-cell>
          <table:table-cell office:value-type="string" table:style-name="ce11">
            <text:p>ÇİĞLİ 362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67" table:style-name="ce4">
            <text:p>1567</text:p>
          </table:table-cell>
          <table:table-cell office:value-type="string" table:style-name="ce11">
            <text:p>ÇİĞLİ 363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68" table:style-name="ce4">
            <text:p>1568</text:p>
          </table:table-cell>
          <table:table-cell office:value-type="string" table:style-name="ce11">
            <text:p>ÇİĞLİ 364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1T00:00:00" table:style-name="ce12">
            <text:p>21/01/26</text:p>
          </table:table-cell>
          <table:table-cell table:number-columns-repeated="16377"/>
        </table:table-row>
        <table:table-row table:style-name="ro8">
          <table:table-cell office:value-type="float" office:value="1569" table:style-name="ce4">
            <text:p>1569</text:p>
          </table:table-cell>
          <table:table-cell office:value-type="string" table:style-name="ce11">
            <text:p>ÇİĞLİ 153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number-columns-repeated="16377"/>
        </table:table-row>
        <table:table-row table:style-name="ro8">
          <table:table-cell office:value-type="float" office:value="1570" table:style-name="ce4">
            <text:p>1570</text:p>
          </table:table-cell>
          <table:table-cell office:value-type="string" table:style-name="ce11">
            <text:p>ÇİĞLİ 150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number-columns-repeated="16377"/>
        </table:table-row>
        <table:table-row table:style-name="ro8">
          <table:table-cell office:value-type="float" office:value="1571" table:style-name="ce4">
            <text:p>1571</text:p>
          </table:table-cell>
          <table:table-cell office:value-type="string" table:style-name="ce11">
            <text:p>BAYRAKLI 714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2-10T00:00:00" table:style-name="ce12">
            <text:p>10/02/26</text:p>
          </table:table-cell>
          <table:table-cell table:number-columns-repeated="16377"/>
        </table:table-row>
        <table:table-row table:style-name="ro8">
          <table:table-cell office:value-type="float" office:value="1572" table:style-name="ce4">
            <text:p>1572</text:p>
          </table:table-cell>
          <table:table-cell office:value-type="string" table:style-name="ce11">
            <text:p>KONAK 45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73" table:style-name="ce4">
            <text:p>1573</text:p>
          </table:table-cell>
          <table:table-cell office:value-type="string" table:style-name="ce11">
            <text:p>KARŞIYAKA 188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74" table:style-name="ce4">
            <text:p>1574</text:p>
          </table:table-cell>
          <table:table-cell office:value-type="string" table:style-name="ce11">
            <text:p>KONAK 630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75" table:style-name="ce4">
            <text:p>1575</text:p>
          </table:table-cell>
          <table:table-cell office:value-type="string" table:style-name="ce11">
            <text:p>KONAK 2775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76" table:style-name="ce4">
            <text:p>1576</text:p>
          </table:table-cell>
          <table:table-cell office:value-type="string" table:style-name="ce11">
            <text:p>KONAK 2488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77" table:style-name="ce4">
            <text:p>1577</text:p>
          </table:table-cell>
          <table:table-cell office:value-type="string" table:style-name="ce11">
            <text:p>KONAK 2494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78" table:style-name="ce4">
            <text:p>1578</text:p>
          </table:table-cell>
          <table:table-cell office:value-type="string" table:style-name="ce11">
            <text:p>KONAK 2020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79" table:style-name="ce4">
            <text:p>1579</text:p>
          </table:table-cell>
          <table:table-cell office:value-type="string" table:style-name="ce11">
            <text:p>KONAK 2021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80" table:style-name="ce4">
            <text:p>1580</text:p>
          </table:table-cell>
          <table:table-cell office:value-type="string" table:style-name="ce11">
            <text:p>KONAK 2022</text:p>
          </table:table-cell>
          <table:table-cell office:value-type="string" table:style-name="ce5">
            <text:p>EMLAK ŞUB.MÜD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81" table:style-name="ce4">
            <text:p>1581</text:p>
          </table:table-cell>
          <table:table-cell office:value-type="string" table:style-name="ce11">
            <text:p>ÇİĞLİ 413</text:p>
          </table:table-cell>
          <table:table-cell office:value-type="string" table:style-name="ce5">
            <text:p>GAY.SUB.MÜD.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PINAR RABİA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582" table:style-name="ce4">
            <text:p>1582</text:p>
          </table:table-cell>
          <table:table-cell office:value-type="string" table:style-name="ce11">
            <text:p>BORNOVA 1045</text:p>
          </table:table-cell>
          <table:table-cell office:value-type="string" table:style-name="ce5">
            <text:p>GAY.SUB.MÜD.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PINAR RABİA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583" table:style-name="ce4">
            <text:p>1583</text:p>
          </table:table-cell>
          <table:table-cell office:value-type="string" table:style-name="ce11">
            <text:p>BORNOVA 156</text:p>
          </table:table-cell>
          <table:table-cell office:value-type="string" table:style-name="ce5">
            <text:p>GAY.SUB.MÜD.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PINAR RABİA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584" table:style-name="ce4">
            <text:p>1584</text:p>
          </table:table-cell>
          <table:table-cell office:value-type="string" table:style-name="ce11">
            <text:p>BORNOVA 211</text:p>
          </table:table-cell>
          <table:table-cell office:value-type="string" table:style-name="ce5">
            <text:p>GAY.SUB.MÜD.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PINAR RABİA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585" table:style-name="ce4">
            <text:p>1585</text:p>
          </table:table-cell>
          <table:table-cell office:value-type="string" table:style-name="ce11">
            <text:p>BORNOVA 112</text:p>
          </table:table-cell>
          <table:table-cell office:value-type="string" table:style-name="ce5">
            <text:p>GAY.SUB.MÜD.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PINAR RABİA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586" table:style-name="ce4">
            <text:p>1586</text:p>
          </table:table-cell>
          <table:table-cell office:value-type="string" table:style-name="ce11">
            <text:p>BORNOVA 111</text:p>
          </table:table-cell>
          <table:table-cell office:value-type="string" table:style-name="ce5">
            <text:p>GAY.SUB.MÜD.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PINAR RABİA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587" table:style-name="ce4">
            <text:p>1587</text:p>
          </table:table-cell>
          <table:table-cell office:value-type="string" table:style-name="ce11">
            <text:p>BORNOVA 599</text:p>
          </table:table-cell>
          <table:table-cell office:value-type="string" table:style-name="ce5">
            <text:p>GAY.SUB.MÜD.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PINAR RABİA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588" table:style-name="ce4">
            <text:p>1588</text:p>
          </table:table-cell>
          <table:table-cell office:value-type="string" table:style-name="ce11">
            <text:p>BALÇOVA 194</text:p>
          </table:table-cell>
          <table:table-cell office:value-type="string" table:style-name="ce5">
            <text:p>GAY.SUB.MÜD.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PINAR RABİA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589" table:style-name="ce4">
            <text:p>1589</text:p>
          </table:table-cell>
          <table:table-cell office:value-type="string" table:style-name="ce11">
            <text:p>GAZİEMİR 172</text:p>
          </table:table-cell>
          <table:table-cell office:value-type="string" table:style-name="ce5">
            <text:p>GAY.SUB.MÜD.</text:p>
          </table:table-cell>
          <table:table-cell office:value-type="date" office:date-value="2026-01-21T00:00:00" table:style-name="ce12">
            <text:p>21/01/26</text:p>
          </table:table-cell>
          <table:table-cell office:value-type="string" table:style-name="ce11">
            <text:p>PINAR RABİA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590" table:style-name="ce4">
            <text:p>1590</text:p>
          </table:table-cell>
          <table:table-cell office:value-type="string" table:style-name="ce11">
            <text:p>KONAK 2570</text:p>
          </table:table-cell>
          <table:table-cell office:value-type="string" table:style-name="ce5">
            <text:p>EMLAK ŞUB.MÜD</text:p>
          </table:table-cell>
          <table:table-cell office:value-type="date" office:date-value="2026-01-22T00:00:00" table:style-name="ce12">
            <text:p>22/01/26</text:p>
          </table:table-cell>
          <table:table-cell office:value-type="string" table:style-name="ce11"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6-01-22T00:00:00" table:style-name="ce12">
            <text:p>22/01/26</text:p>
          </table:table-cell>
          <table:table-cell table:number-columns-repeated="16377"/>
        </table:table-row>
        <table:table-row table:style-name="ro8">
          <table:table-cell office:value-type="float" office:value="1591" table:style-name="ce4">
            <text:p>1591</text:p>
          </table:table-cell>
          <table:table-cell office:value-type="string" table:style-name="ce11">
            <text:p>MENEMEN 37</text:p>
          </table:table-cell>
          <table:table-cell office:value-type="string" table:style-name="ce5">
            <text:p>EMLAK ŞUB.MÜD</text:p>
          </table:table-cell>
          <table:table-cell office:value-type="date" office:date-value="2026-01-22T00:00:00" table:style-name="ce12">
            <text:p>22/01/26</text:p>
          </table:table-cell>
          <table:table-cell office:value-type="string" table:style-name="ce11">
            <text:p>AYTAÇ</text:p>
          </table:table-cell>
          <table:table-cell office:value-type="string" table:style-name="ce11">
            <text:p>NURETTİN</text:p>
          </table:table-cell>
          <table:table-cell office:value-type="date" office:date-value="2026-01-22T00:00:00" table:style-name="ce12">
            <text:p>22/01/26</text:p>
          </table:table-cell>
          <table:table-cell table:number-columns-repeated="16377"/>
        </table:table-row>
        <table:table-row table:style-name="ro8">
          <table:table-cell office:value-type="float" office:value="1592" table:style-name="ce4">
            <text:p>1592</text:p>
          </table:table-cell>
          <table:table-cell office:value-type="string" table:style-name="ce11">
            <text:p>KONAK 2455</text:p>
          </table:table-cell>
          <table:table-cell office:value-type="string" table:style-name="ce5">
            <text:p>EMLAK ŞUB.MÜD</text:p>
          </table:table-cell>
          <table:table-cell office:value-type="date" office:date-value="2026-01-22T00:00:00" table:style-name="ce12">
            <text:p>22/01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93" table:style-name="ce4">
            <text:p>1593</text:p>
          </table:table-cell>
          <table:table-cell office:value-type="string" table:style-name="ce11">
            <text:p>BUCA 1681</text:p>
          </table:table-cell>
          <table:table-cell office:value-type="string" table:style-name="ce5">
            <text:p>EMLAK ŞUB.MÜD</text:p>
          </table:table-cell>
          <table:table-cell office:value-type="date" office:date-value="2026-01-22T00:00:00" table:style-name="ce12">
            <text:p>22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94" table:style-name="ce4">
            <text:p>1594</text:p>
          </table:table-cell>
          <table:table-cell office:value-type="string" table:style-name="ce11">
            <text:p>KONAK 637</text:p>
          </table:table-cell>
          <table:table-cell office:value-type="string" table:style-name="ce5">
            <text:p>EMLAK ŞUB.MÜD</text:p>
          </table:table-cell>
          <table:table-cell office:value-type="date" office:date-value="2026-01-22T00:00:00" table:style-name="ce12">
            <text:p>22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95" table:style-name="ce4">
            <text:p>1595</text:p>
          </table:table-cell>
          <table:table-cell office:value-type="string" table:style-name="ce11">
            <text:p>KONAK 638</text:p>
          </table:table-cell>
          <table:table-cell office:value-type="string" table:style-name="ce5">
            <text:p>EMLAK ŞUB.MÜD</text:p>
          </table:table-cell>
          <table:table-cell office:value-type="date" office:date-value="2026-01-22T00:00:00" table:style-name="ce12">
            <text:p>22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596" table:style-name="ce4">
            <text:p>1596</text:p>
          </table:table-cell>
          <table:table-cell office:value-type="string" table:style-name="ce11">
            <text:p>İLİŞİKLİ 114</text:p>
          </table:table-cell>
          <table:table-cell office:value-type="string" table:style-name="ce5">
            <text:p>EMLAK ŞUB.MÜD</text:p>
          </table:table-cell>
          <table:table-cell office:value-type="date" office:date-value="2026-01-22T00:00:00" table:style-name="ce12">
            <text:p>22/01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97" table:style-name="ce4">
            <text:p>1597</text:p>
          </table:table-cell>
          <table:table-cell office:value-type="string" table:style-name="ce11">
            <text:p>SEFERİHİSAR 153</text:p>
          </table:table-cell>
          <table:table-cell office:value-type="string" table:style-name="ce5">
            <text:p>EMLAK ŞUB.MÜD</text:p>
          </table:table-cell>
          <table:table-cell office:value-type="date" office:date-value="2026-01-22T00:00:00" table:style-name="ce12">
            <text:p>22/01/26</text:p>
          </table:table-cell>
          <table:table-cell office:value-type="string" table:style-name="ce11">
            <text:p>ÖZKAN</text:p>
          </table:table-cell>
          <table:table-cell office:value-type="string" table:style-name="ce11">
            <text:p>NURETTİN</text:p>
          </table:table-cell>
          <table:table-cell office:value-type="date" office:date-value="2026-01-22T00:00:00" table:style-name="ce12">
            <text:p>22/01/26</text:p>
          </table:table-cell>
          <table:table-cell table:number-columns-repeated="16377"/>
        </table:table-row>
        <table:table-row table:style-name="ro8">
          <table:table-cell office:value-type="float" office:value="1598" table:style-name="ce4">
            <text:p>1598</text:p>
          </table:table-cell>
          <table:table-cell office:value-type="string" table:style-name="ce11">
            <text:p>BALÇOVA 189</text:p>
          </table:table-cell>
          <table:table-cell office:value-type="string" table:style-name="ce5">
            <text:p>EMLAK ŞUB.MÜD</text:p>
          </table:table-cell>
          <table:table-cell office:value-type="date" office:date-value="2026-01-22T00:00:00" table:style-name="ce12">
            <text:p>22/01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599" table:style-name="ce4">
            <text:p>1599</text:p>
          </table:table-cell>
          <table:table-cell office:value-type="string" table:style-name="ce11">
            <text:p>İLİŞİKLİ 107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string" table:style-name="ce11">
            <text:p>2901/2026</text:p>
          </table:table-cell>
          <table:table-cell table:number-columns-repeated="16377"/>
        </table:table-row>
        <table:table-row table:style-name="ro8">
          <table:table-cell office:value-type="float" office:value="1600" table:style-name="ce4">
            <text:p>1600</text:p>
          </table:table-cell>
          <table:table-cell office:value-type="string" table:style-name="ce11">
            <text:p>KARABAĞLAR 3616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6-02-16T00:00:00" table:style-name="ce12">
            <text:p>16/02/26</text:p>
          </table:table-cell>
          <table:table-cell table:number-columns-repeated="16377"/>
        </table:table-row>
        <table:table-row table:style-name="ro8">
          <table:table-cell office:value-type="float" office:value="1601" table:style-name="ce4">
            <text:p>1601</text:p>
          </table:table-cell>
          <table:table-cell office:value-type="string" table:style-name="ce11">
            <text:p>KONAK 362</text:p>
          </table:table-cell>
          <table:table-cell office:value-type="string" table:style-name="ce5">
            <text:p>GAY.SUB.MÜD.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PINAR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style-name="ce3"/>
          <table:table-cell table:number-columns-repeated="16376"/>
        </table:table-row>
        <table:table-row table:style-name="ro15">
          <table:table-cell office:value-type="float" office:value="1602" table:style-name="ce4">
            <text:p>1602</text:p>
          </table:table-cell>
          <table:table-cell office:value-type="string" table:style-name="ce11">
            <text:p>KARŞIYAKA 1551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SÜLEYMAN</text:p>
          </table:table-cell>
          <table:table-cell table:number-columns-repeated="2" table:style-name="ce11"/>
          <table:table-cell office:value-type="string" table:style-name="ce13">
            <text:p>215 NOLU</text:p>
            <text:p>SOSYAL KONUT</text:p>
            <text:p>DOSYASI</text:p>
            <text:p>19 NOLU</text:p>
            <text:p>KOLİDEN ALINDI</text:p>
            <text:p/>
          </table:table-cell>
          <table:table-cell table:number-columns-repeated="16376"/>
        </table:table-row>
        <table:table-row table:style-name="ro8">
          <table:table-cell office:value-type="float" office:value="1603" table:style-name="ce4">
            <text:p>1603</text:p>
          </table:table-cell>
          <table:table-cell office:value-type="string" table:style-name="ce11">
            <text:p>KONAK <text:s/>İPOTEK DEVAM EDEN 5</text:p>
            <text:p>30042 ADA 2 PARSEL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04" table:style-name="ce4">
            <text:p>1604</text:p>
          </table:table-cell>
          <table:table-cell office:value-type="string" table:style-name="ce11">
            <text:p>BUCA 121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05" table:style-name="ce4">
            <text:p>1605</text:p>
          </table:table-cell>
          <table:table-cell office:value-type="string" table:style-name="ce11">
            <text:p>BUCA 122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06" table:style-name="ce4">
            <text:p>1606</text:p>
          </table:table-cell>
          <table:table-cell office:value-type="string" table:style-name="ce11">
            <text:p>BUCA 123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07" table:style-name="ce4">
            <text:p>1607</text:p>
          </table:table-cell>
          <table:table-cell office:value-type="string" table:style-name="ce11">
            <text:p>BUCA 124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08" table:style-name="ce4">
            <text:p>1608</text:p>
          </table:table-cell>
          <table:table-cell office:value-type="string" table:style-name="ce11">
            <text:p>BUCA 182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09" table:style-name="ce4">
            <text:p>1609</text:p>
          </table:table-cell>
          <table:table-cell office:value-type="string" table:style-name="ce11">
            <text:p>BUCA 183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10" table:style-name="ce4">
            <text:p>1610</text:p>
          </table:table-cell>
          <table:table-cell office:value-type="string" table:style-name="ce11">
            <text:p>BUCA 184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11" table:style-name="ce4">
            <text:p>1611</text:p>
          </table:table-cell>
          <table:table-cell office:value-type="string" table:style-name="ce11">
            <text:p>BUCA 185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DOSYA TAK</text:p>
          </table:table-cell>
          <table:table-cell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12" table:style-name="ce4">
            <text:p>1612</text:p>
          </table:table-cell>
          <table:table-cell office:value-type="string" table:style-name="ce11">
            <text:p>BUCA 186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13" table:style-name="ce4">
            <text:p>1613</text:p>
          </table:table-cell>
          <table:table-cell office:value-type="string" table:style-name="ce11">
            <text:p>BUCA 188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14" table:style-name="ce4">
            <text:p>1614</text:p>
          </table:table-cell>
          <table:table-cell office:value-type="string" table:style-name="ce11">
            <text:p>BUCA 189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15" table:style-name="ce4">
            <text:p>1615</text:p>
          </table:table-cell>
          <table:table-cell office:value-type="string" table:style-name="ce11">
            <text:p>BUCA 752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16" table:style-name="ce4">
            <text:p>1616</text:p>
          </table:table-cell>
          <table:table-cell office:value-type="string" table:style-name="ce11">
            <text:p>BUCA 1649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17" table:style-name="ce4">
            <text:p>1617</text:p>
          </table:table-cell>
          <table:table-cell office:value-type="string" table:style-name="ce11">
            <text:p>BUCA 1699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18" table:style-name="ce4">
            <text:p>1618</text:p>
          </table:table-cell>
          <table:table-cell office:value-type="string" table:style-name="ce11">
            <text:p>BUCA 1702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19" table:style-name="ce4">
            <text:p>1619</text:p>
          </table:table-cell>
          <table:table-cell office:value-type="string" table:style-name="ce11">
            <text:p>BUCA 1733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20" table:style-name="ce4">
            <text:p>1620</text:p>
          </table:table-cell>
          <table:table-cell office:value-type="string" table:style-name="ce11">
            <text:p>BUCA 1734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21" table:style-name="ce4">
            <text:p>1621</text:p>
          </table:table-cell>
          <table:table-cell office:value-type="string" table:style-name="ce11">
            <text:p>BUCA 1735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22" table:style-name="ce4">
            <text:p>1622</text:p>
          </table:table-cell>
          <table:table-cell office:value-type="string" table:style-name="ce11">
            <text:p>BUCA 1736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23" table:style-name="ce4">
            <text:p>1623</text:p>
          </table:table-cell>
          <table:table-cell office:value-type="string" table:style-name="ce11">
            <text:p>BUCA 1764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24" table:style-name="ce4">
            <text:p>1624</text:p>
          </table:table-cell>
          <table:table-cell office:value-type="string" table:style-name="ce11">
            <text:p>BUCA 1783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25" table:style-name="ce4">
            <text:p>1625</text:p>
          </table:table-cell>
          <table:table-cell office:value-type="string" table:style-name="ce11">
            <text:p>BUCA 1784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26" table:style-name="ce4">
            <text:p>1626</text:p>
          </table:table-cell>
          <table:table-cell office:value-type="string" table:style-name="ce11">
            <text:p>BUCA 1785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27" table:style-name="ce4">
            <text:p>1627</text:p>
          </table:table-cell>
          <table:table-cell office:value-type="string" table:style-name="ce11">
            <text:p>BUCA 1749</text:p>
          </table:table-cell>
          <table:table-cell office:value-type="string" table:style-name="ce5">
            <text:p>EMLAK ŞUB.MÜD</text:p>
          </table:table-cell>
          <table:table-cell office:value-type="date" office:date-value="2026-01-23T00:00:00" table:style-name="ce12">
            <text:p>23/01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28" table:style-name="ce4">
            <text:p>1628</text:p>
          </table:table-cell>
          <table:table-cell office:value-type="string" table:style-name="ce11">
            <text:p>GAZİEMİR 153</text:p>
          </table:table-cell>
          <table:table-cell office:value-type="string" table:style-name="ce5">
            <text:p>EMLAK ŞUB.MÜD</text:p>
          </table:table-cell>
          <table:table-cell office:value-type="date" office:date-value="2026-01-28T00:00:00" table:style-name="ce12">
            <text:p>28/01/26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29" table:style-name="ce4">
            <text:p>1629</text:p>
          </table:table-cell>
          <table:table-cell office:value-type="string" table:style-name="ce11">
            <text:p>GAZİEMİR 154</text:p>
          </table:table-cell>
          <table:table-cell office:value-type="string" table:style-name="ce5">
            <text:p>EMLAK ŞUB.MÜD</text:p>
          </table:table-cell>
          <table:table-cell office:value-type="date" office:date-value="2026-01-28T00:00:00" table:style-name="ce12">
            <text:p>28/01/26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30" table:style-name="ce4">
            <text:p>1630</text:p>
          </table:table-cell>
          <table:table-cell office:value-type="string" table:style-name="ce11">
            <text:p>MENEMEN 210</text:p>
          </table:table-cell>
          <table:table-cell office:value-type="string" table:style-name="ce5">
            <text:p>EMLAK ŞUB.MÜD</text:p>
          </table:table-cell>
          <table:table-cell office:value-type="date" office:date-value="2026-01-28T00:00:00" table:style-name="ce12">
            <text:p>28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number-columns-repeated="16377"/>
        </table:table-row>
        <table:table-row table:style-name="ro8">
          <table:table-cell office:value-type="float" office:value="1631" table:style-name="ce4">
            <text:p>1631</text:p>
          </table:table-cell>
          <table:table-cell office:value-type="string" table:style-name="ce11">
            <text:p>BUCA 625</text:p>
          </table:table-cell>
          <table:table-cell office:value-type="string" table:style-name="ce5">
            <text:p>EMLAK ŞUB.MÜD</text:p>
          </table:table-cell>
          <table:table-cell office:value-type="date" office:date-value="2026-01-28T00:00:00" table:style-name="ce12">
            <text:p>28/01/26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number-columns-repeated="16377"/>
        </table:table-row>
        <table:table-row table:style-name="ro8">
          <table:table-cell office:value-type="float" office:value="1632" table:style-name="ce4">
            <text:p>1632</text:p>
          </table:table-cell>
          <table:table-cell office:value-type="string" table:style-name="ce11">
            <text:p>KARŞIYAKA 1507</text:p>
          </table:table-cell>
          <table:table-cell office:value-type="string" table:style-name="ce5">
            <text:p>EMLAK ŞUB.MÜD</text:p>
          </table:table-cell>
          <table:table-cell office:value-type="date" office:date-value="2026-01-28T00:00:00" table:style-name="ce12">
            <text:p>28/01/26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number-columns-repeated="16377"/>
        </table:table-row>
        <table:table-row table:style-name="ro8">
          <table:table-cell office:value-type="float" office:value="1633" table:style-name="ce4">
            <text:p>1633</text:p>
          </table:table-cell>
          <table:table-cell office:value-type="string" table:style-name="ce11">
            <text:p>BORNOVA 9732</text:p>
          </table:table-cell>
          <table:table-cell office:value-type="string" table:style-name="ce5">
            <text:p>EMLAK ŞUB.MÜD</text:p>
          </table:table-cell>
          <table:table-cell office:value-type="date" office:date-value="2026-01-28T00:00:00" table:style-name="ce12">
            <text:p>28/01/26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34" table:style-name="ce4">
            <text:p>1634</text:p>
          </table:table-cell>
          <table:table-cell office:value-type="string" table:style-name="ce11">
            <text:p>BAYINDIR 212</text:p>
          </table:table-cell>
          <table:table-cell office:value-type="string" table:style-name="ce5">
            <text:p>EMLAK ŞUB.MÜD</text:p>
          </table:table-cell>
          <table:table-cell office:value-type="date" office:date-value="2026-01-29T00:00:00" table:style-name="ce12">
            <text:p>29/01/26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string" table:style-name="ce11">
            <text:p>2901/2026</text:p>
          </table:table-cell>
          <table:table-cell office:value-type="string" table:style-name="ce13">
            <text:p>168,141,120,</text:p>
            <text:p>BİRLEŞMİŞ</text:p>
          </table:table-cell>
          <table:table-cell table:number-columns-repeated="16376"/>
        </table:table-row>
        <table:table-row table:style-name="ro8">
          <table:table-cell office:value-type="float" office:value="1635" table:style-name="ce4">
            <text:p>1635</text:p>
          </table:table-cell>
          <table:table-cell office:value-type="string" table:style-name="ce11">
            <text:p>KARBAĞLAR 3640</text:p>
          </table:table-cell>
          <table:table-cell office:value-type="string" table:style-name="ce5">
            <text:p>EMLAK ŞUB.MÜD</text:p>
          </table:table-cell>
          <table:table-cell office:value-type="date" office:date-value="2026-01-29T00:00:00" table:style-name="ce12">
            <text:p>29/01/26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string" table:style-name="ce11">
            <text:p>2901/2026</text:p>
          </table:table-cell>
          <table:table-cell office:value-type="string" table:style-name="ce13">
            <text:p>3360 BİRLEŞMİŞ</text:p>
          </table:table-cell>
          <table:table-cell table:number-columns-repeated="16376"/>
        </table:table-row>
        <table:table-row table:style-name="ro8">
          <table:table-cell office:value-type="float" office:value="1636" table:style-name="ce4">
            <text:p>1636</text:p>
          </table:table-cell>
          <table:table-cell office:value-type="string" table:style-name="ce11">
            <text:p>BORNOVA 1252</text:p>
          </table:table-cell>
          <table:table-cell office:value-type="string" table:style-name="ce5">
            <text:p>EMLAK ŞUB.MÜD</text:p>
          </table:table-cell>
          <table:table-cell office:value-type="date" office:date-value="2026-01-29T00:00:00" table:style-name="ce12">
            <text:p>29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string" table:style-name="ce11">
            <text:p>2901/20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37" table:style-name="ce4">
            <text:p>1637</text:p>
          </table:table-cell>
          <table:table-cell office:value-type="string" table:style-name="ce11">
            <text:p>BORNOVA 1253</text:p>
          </table:table-cell>
          <table:table-cell office:value-type="string" table:style-name="ce5">
            <text:p>EMLAK ŞUB.MÜD</text:p>
          </table:table-cell>
          <table:table-cell office:value-type="date" office:date-value="2026-01-29T00:00:00" table:style-name="ce12">
            <text:p>29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string" table:style-name="ce11">
            <text:p>2901/20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38" table:style-name="ce4">
            <text:p>1638</text:p>
          </table:table-cell>
          <table:table-cell office:value-type="string" table:style-name="ce11">
            <text:p>KONAK 319</text:p>
          </table:table-cell>
          <table:table-cell office:value-type="string" table:style-name="ce5">
            <text:p>EMLAK ŞUB.MÜD</text:p>
          </table:table-cell>
          <table:table-cell office:value-type="date" office:date-value="2026-01-29T00:00:00" table:style-name="ce12">
            <text:p>29/01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string" table:style-name="ce11">
            <text:p>2901/20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39" table:style-name="ce4">
            <text:p>1639</text:p>
          </table:table-cell>
          <table:table-cell office:value-type="string" table:style-name="ce10">
            <text:p>BAYRAKLI 40039 ADA 1 PARSEL</text:p>
            <text:p><text:s/>AYNİ SERMYAYE</text:p>
          </table:table-cell>
          <table:table-cell office:value-type="string" table:style-name="ce5">
            <text:p>EMLAK ŞUB.MÜD</text:p>
          </table:table-cell>
          <table:table-cell office:value-type="date" office:date-value="2026-01-29T00:00:00" table:style-name="ce12">
            <text:p>29/01/26</text:p>
          </table:table-cell>
          <table:table-cell office:value-type="string" table:style-name="ce10">
            <text:p>YERİNE KONDU</text:p>
          </table:table-cell>
          <table:table-cell office:value-type="string" table:style-name="ce11">
            <text:p>NURETTİN</text:p>
          </table:table-cell>
          <table:table-cell office:value-type="date" office:date-value="2026-01-29T00:00:00" table:style-name="ce12">
            <text:p>29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40" table:style-name="ce4">
            <text:p>1640</text:p>
          </table:table-cell>
          <table:table-cell office:value-type="string" table:style-name="ce11">
            <text:p>KARŞIYAKA 107</text:p>
          </table:table-cell>
          <table:table-cell office:value-type="string" table:style-name="ce5">
            <text:p>EMLAK ŞUB.MÜD</text:p>
          </table:table-cell>
          <table:table-cell office:value-type="date" office:date-value="2026-01-29T00:00:00" table:style-name="ce12">
            <text:p>29/01/26</text:p>
          </table:table-cell>
          <table:table-cell office:value-type="string" table:style-name="ce11">
            <text:p>YERİNDE YOK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641" table:style-name="ce4">
            <text:p>1641</text:p>
          </table:table-cell>
          <table:table-cell office:value-type="string" table:style-name="ce11">
            <text:p>GÜZELBAHÇE 16</text:p>
          </table:table-cell>
          <table:table-cell office:value-type="string" table:style-name="ce5">
            <text:p>EMLAK ŞUB.MÜD</text:p>
          </table:table-cell>
          <table:table-cell office:value-type="date" office:date-value="2026-01-29T00:00:00" table:style-name="ce12">
            <text:p>29/01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42" table:style-name="ce4">
            <text:p>1642</text:p>
          </table:table-cell>
          <table:table-cell office:value-type="string" table:style-name="ce11">
            <text:p>GÜZELBAHÇE 159</text:p>
          </table:table-cell>
          <table:table-cell office:value-type="string" table:style-name="ce5">
            <text:p>EMLAK ŞUB.MÜD</text:p>
          </table:table-cell>
          <table:table-cell office:value-type="date" office:date-value="2026-01-29T00:00:00" table:style-name="ce12">
            <text:p>29/01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3-03T00:00:00" table:style-name="ce12">
            <text:p>0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43" table:style-name="ce4">
            <text:p>1643</text:p>
          </table:table-cell>
          <table:table-cell office:value-type="string" table:style-name="ce11">
            <text:p>ÇİĞLİ 175-1</text:p>
          </table:table-cell>
          <table:table-cell office:value-type="string" table:style-name="ce5">
            <text:p>EMLAK ŞUB.MÜD</text:p>
          </table:table-cell>
          <table:table-cell office:value-type="date" office:date-value="2026-01-29T00:00:00" table:style-name="ce12">
            <text:p>29/01/26</text:p>
          </table:table-cell>
          <table:table-cell office:value-type="string" table:style-name="ce11">
            <text:p>İLKNUR</text:p>
          </table:table-cell>
          <table:table-cell office:value-type="string" table:style-name="ce11">
            <text:p>NURETTİN</text:p>
          </table:table-cell>
          <table:table-cell office:value-type="date" office:date-value="2026-02-11T00:00:00" table:style-name="ce12">
            <text:p>11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44" table:style-name="ce4">
            <text:p>1644</text:p>
          </table:table-cell>
          <table:table-cell office:value-type="string" table:style-name="ce11">
            <text:p>ALİAĞA 49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45" table:style-name="ce4">
            <text:p>1645</text:p>
          </table:table-cell>
          <table:table-cell office:value-type="string" table:style-name="ce11">
            <text:p>BALÇOVA 6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46" table:style-name="ce4">
            <text:p>1646</text:p>
          </table:table-cell>
          <table:table-cell office:value-type="string" table:style-name="ce11">
            <text:p>BALÇOVA 7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47" table:style-name="ce4">
            <text:p>1647</text:p>
          </table:table-cell>
          <table:table-cell office:value-type="string" table:style-name="ce11">
            <text:p>ÇİĞLİ 156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48" table:style-name="ce4">
            <text:p>1648</text:p>
          </table:table-cell>
          <table:table-cell office:value-type="string" table:style-name="ce11">
            <text:p>ÇİĞLİ 162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49" table:style-name="ce4">
            <text:p>1649</text:p>
          </table:table-cell>
          <table:table-cell office:value-type="string" table:style-name="ce11">
            <text:p>ÇİĞLİ 394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50" table:style-name="ce4">
            <text:p>1650</text:p>
          </table:table-cell>
          <table:table-cell office:value-type="string" table:style-name="ce11">
            <text:p>BUCA 879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3">
            <text:p>51 BİRLEŞMİŞ</text:p>
          </table:table-cell>
          <table:table-cell table:number-columns-repeated="16376"/>
        </table:table-row>
        <table:table-row table:style-name="ro8">
          <table:table-cell office:value-type="float" office:value="1651" table:style-name="ce4">
            <text:p>1651</text:p>
          </table:table-cell>
          <table:table-cell office:value-type="string" table:style-name="ce11">
            <text:p>BUCA 1765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52" table:style-name="ce4">
            <text:p>1652</text:p>
          </table:table-cell>
          <table:table-cell office:value-type="string" table:style-name="ce11">
            <text:p>BORNOVA 226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53" table:style-name="ce4">
            <text:p>1653</text:p>
          </table:table-cell>
          <table:table-cell office:value-type="string" table:style-name="ce11">
            <text:p>BORNOVA 1041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54" table:style-name="ce4">
            <text:p>1654</text:p>
          </table:table-cell>
          <table:table-cell office:value-type="string" table:style-name="ce11">
            <text:p>KONAK 268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55" table:style-name="ce4">
            <text:p>1655</text:p>
          </table:table-cell>
          <table:table-cell office:value-type="string" table:style-name="ce11">
            <text:p>KONAK 535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56" table:style-name="ce4">
            <text:p>1656</text:p>
          </table:table-cell>
          <table:table-cell office:value-type="string" table:style-name="ce11">
            <text:p>KONAK 536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57" table:style-name="ce4">
            <text:p>1657</text:p>
          </table:table-cell>
          <table:table-cell office:value-type="string" table:style-name="ce11">
            <text:p>KARŞIYAKA 597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58" table:style-name="ce4">
            <text:p>1658</text:p>
          </table:table-cell>
          <table:table-cell office:value-type="string" table:style-name="ce11">
            <text:p>KARŞIYAKA 598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59" table:style-name="ce4">
            <text:p>1659</text:p>
          </table:table-cell>
          <table:table-cell office:value-type="string" table:style-name="ce11">
            <text:p>KARŞIYAKA 599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60" table:style-name="ce4">
            <text:p>1660</text:p>
          </table:table-cell>
          <table:table-cell office:value-type="string" table:style-name="ce11">
            <text:p>KARŞIYAKA 600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61" table:style-name="ce4">
            <text:p>1661</text:p>
          </table:table-cell>
          <table:table-cell office:value-type="string" table:style-name="ce11">
            <text:p>KARŞIYAKA 601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62" table:style-name="ce4">
            <text:p>1662</text:p>
          </table:table-cell>
          <table:table-cell office:value-type="string" table:style-name="ce11">
            <text:p>İLİŞİKLİ 580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63" table:style-name="ce4">
            <text:p>1663</text:p>
          </table:table-cell>
          <table:table-cell office:value-type="string" table:style-name="ce11">
            <text:p>KONAK 515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64" table:style-name="ce4">
            <text:p>1664</text:p>
          </table:table-cell>
          <table:table-cell office:value-type="string" table:style-name="ce11">
            <text:p>KONAK 516</text:p>
          </table:table-cell>
          <table:table-cell office:value-type="string" table:style-name="ce5">
            <text:p>EMLAK ŞUB.MÜD</text:p>
          </table:table-cell>
          <table:table-cell office:value-type="date" office:date-value="2026-01-30T00:00:00" table:style-name="ce12">
            <text:p>30/01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1-30T00:00:00" table:style-name="ce12">
            <text:p>30/01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665" table:style-name="ce4">
            <text:p>1665</text:p>
          </table:table-cell>
          <table:table-cell office:value-type="string" table:style-name="ce11">
            <text:p>BORNOVA 723</text:p>
          </table:table-cell>
          <table:table-cell office:value-type="string" table:style-name="ce5">
            <text:p>EMLAK ŞUB.MÜD</text:p>
          </table:table-cell>
          <table:table-cell office:value-type="date" office:date-value="2026-02-02T00:00:00" table:style-name="ce12">
            <text:p>02/02/26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66" table:style-name="ce4">
            <text:p>1666</text:p>
          </table:table-cell>
          <table:table-cell office:value-type="string" table:style-name="ce11">
            <text:p>KARŞIYAKA 286</text:p>
          </table:table-cell>
          <table:table-cell office:value-type="string" table:style-name="ce5">
            <text:p>EMLAK ŞUB.MÜD</text:p>
          </table:table-cell>
          <table:table-cell office:value-type="date" office:date-value="2026-02-02T00:00:00" table:style-name="ce12">
            <text:p>02/02/26</text:p>
          </table:table-cell>
          <table:table-cell office:value-type="string" table:style-name="ce11">
            <text:p>DERV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67" table:style-name="ce4">
            <text:p>1667</text:p>
          </table:table-cell>
          <table:table-cell office:value-type="string" table:style-name="ce11">
            <text:p>KONAK 2367</text:p>
          </table:table-cell>
          <table:table-cell office:value-type="string" table:style-name="ce5">
            <text:p>EMLAK ŞUB.MÜD</text:p>
          </table:table-cell>
          <table:table-cell office:value-type="date" office:date-value="2026-02-02T00:00:00" table:style-name="ce12">
            <text:p>02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number-columns-repeated="16377"/>
        </table:table-row>
        <table:table-row table:style-name="ro8">
          <table:table-cell office:value-type="float" office:value="1668" table:style-name="ce4">
            <text:p>1668</text:p>
          </table:table-cell>
          <table:table-cell office:value-type="string" table:style-name="ce11">
            <text:p>KONAK 2383</text:p>
          </table:table-cell>
          <table:table-cell office:value-type="string" table:style-name="ce5">
            <text:p>EMLAK ŞUB.MÜD</text:p>
          </table:table-cell>
          <table:table-cell office:value-type="date" office:date-value="2026-02-02T00:00:00" table:style-name="ce12">
            <text:p>02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2-02T00:00:00" table:style-name="ce12">
            <text:p>02/02/26</text:p>
          </table:table-cell>
          <table:table-cell table:number-columns-repeated="16377"/>
        </table:table-row>
        <table:table-row table:style-name="ro8">
          <table:table-cell office:value-type="float" office:value="1669" table:style-name="ce4">
            <text:p>1669</text:p>
          </table:table-cell>
          <table:table-cell office:value-type="string" table:style-name="ce11">
            <text:p>KARŞIYAKA 221</text:p>
          </table:table-cell>
          <table:table-cell office:value-type="string" table:style-name="ce5">
            <text:p>EMLAK ŞUB.MÜD</text:p>
          </table:table-cell>
          <table:table-cell office:value-type="date" office:date-value="2026-02-02T00:00:00" table:style-name="ce12">
            <text:p>02/02/26</text:p>
          </table:table-cell>
          <table:table-cell office:value-type="string" table:style-name="ce11">
            <text:p>AKIN</text:p>
          </table:table-cell>
          <table:table-cell office:value-type="string" table:style-name="ce4">
            <text:p>NURETTİN</text:p>
          </table:table-cell>
          <table:table-cell office:value-type="date" office:date-value="2026-02-19T00:00:00" table:style-name="ce6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1670" table:style-name="ce4">
            <text:p>1670</text:p>
          </table:table-cell>
          <table:table-cell office:value-type="string" table:style-name="ce11">
            <text:p>BAYRAKLI 478</text:p>
          </table:table-cell>
          <table:table-cell office:value-type="string" table:style-name="ce5">
            <text:p>EMLAK ŞUB.MÜD</text:p>
          </table:table-cell>
          <table:table-cell office:value-type="date" office:date-value="2026-02-02T00:00:00" table:style-name="ce12">
            <text:p>02/02/26</text:p>
          </table:table-cell>
          <table:table-cell office:value-type="string" table:style-name="ce11">
            <text:p>AKIN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number-columns-repeated="16377"/>
        </table:table-row>
        <table:table-row table:style-name="ro8">
          <table:table-cell office:value-type="float" office:value="1671" table:style-name="ce4">
            <text:p>1671</text:p>
          </table:table-cell>
          <table:table-cell office:value-type="string" table:style-name="ce11">
            <text:p>KONAK 306</text:p>
          </table:table-cell>
          <table:table-cell office:value-type="string" table:style-name="ce5">
            <text:p>EMLAK ŞUB.MÜD</text:p>
          </table:table-cell>
          <table:table-cell office:value-type="date" office:date-value="2026-02-02T00:00:00" table:style-name="ce12">
            <text:p>02/02/26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6-02-05T00:00:00" table:style-name="ce12">
            <text:p>05/02/26</text:p>
          </table:table-cell>
          <table:table-cell table:number-columns-repeated="16377"/>
        </table:table-row>
        <table:table-row table:style-name="ro8">
          <table:table-cell office:value-type="float" office:value="1672" table:style-name="ce4">
            <text:p>1672</text:p>
          </table:table-cell>
          <table:table-cell office:value-type="string" table:style-name="ce11">
            <text:p>KEMALPAŞA 181</text:p>
          </table:table-cell>
          <table:table-cell office:value-type="string" table:style-name="ce5">
            <text:p>EMLAK ŞUB.MÜD</text:p>
          </table:table-cell>
          <table:table-cell office:value-type="date" office:date-value="2026-02-03T00:00:00" table:style-name="ce12">
            <text:p>03/02/26</text:p>
          </table:table-cell>
          <table:table-cell office:value-type="string" table:style-name="ce11">
            <text:p>CEYDANUR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73" table:style-name="ce4">
            <text:p>1673</text:p>
          </table:table-cell>
          <table:table-cell office:value-type="string" table:style-name="ce11">
            <text:p>BAYINDIR 186</text:p>
          </table:table-cell>
          <table:table-cell office:value-type="string" table:style-name="ce5">
            <text:p>EMLAK ŞUB.MÜD</text:p>
          </table:table-cell>
          <table:table-cell office:value-type="date" office:date-value="2026-02-03T00:00:00" table:style-name="ce12">
            <text:p>03/02/26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74" table:style-name="ce4">
            <text:p>1674</text:p>
          </table:table-cell>
          <table:table-cell office:value-type="string" table:style-name="ce11">
            <text:p>ÇİĞLİ 84</text:p>
          </table:table-cell>
          <table:table-cell office:value-type="string" table:style-name="ce5">
            <text:p>EMLAK ŞUB.MÜD</text:p>
          </table:table-cell>
          <table:table-cell office:value-type="date" office:date-value="2026-02-03T00:00:00" table:style-name="ce12">
            <text:p>03/02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2-10T00:00:00" table:style-name="ce12">
            <text:p>10/02/26</text:p>
          </table:table-cell>
          <table:table-cell table:number-columns-repeated="16377"/>
        </table:table-row>
        <table:table-row table:style-name="ro8">
          <table:table-cell office:value-type="float" office:value="1675" table:style-name="ce4">
            <text:p>1675</text:p>
          </table:table-cell>
          <table:table-cell office:value-type="string" table:style-name="ce11">
            <text:p>İLİŞİKLİ 714</text:p>
          </table:table-cell>
          <table:table-cell office:value-type="string" table:style-name="ce5">
            <text:p>EMLAK ŞUB.MÜD</text:p>
          </table:table-cell>
          <table:table-cell office:value-type="date" office:date-value="2026-02-03T00:00:00" table:style-name="ce12">
            <text:p>03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676" table:style-name="ce4">
            <text:p>1676</text:p>
          </table:table-cell>
          <table:table-cell office:value-type="string" table:style-name="ce11">
            <text:p>İLİŞİKLİ 715</text:p>
          </table:table-cell>
          <table:table-cell office:value-type="string" table:style-name="ce5">
            <text:p>EMLAK ŞUB.MÜD</text:p>
          </table:table-cell>
          <table:table-cell office:value-type="date" office:date-value="2026-02-03T00:00:00" table:style-name="ce12">
            <text:p>03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2-12T00:00:00" table:style-name="ce12">
            <text:p>12/02/26</text:p>
          </table:table-cell>
          <table:table-cell table:number-columns-repeated="16377"/>
        </table:table-row>
        <table:table-row table:style-name="ro8">
          <table:table-cell office:value-type="float" office:value="1677" table:style-name="ce4">
            <text:p>1677</text:p>
          </table:table-cell>
          <table:table-cell office:value-type="string" table:style-name="ce11">
            <text:p>BORNOVA 136</text:p>
          </table:table-cell>
          <table:table-cell office:value-type="string" table:style-name="ce5">
            <text:p>EMLAK ŞUB.MÜD</text:p>
          </table:table-cell>
          <table:table-cell office:value-type="date" office:date-value="2026-02-03T00:00:00" table:style-name="ce12">
            <text:p>03/02/26</text:p>
          </table:table-cell>
          <table:table-cell office:value-type="string" table:style-name="ce11">
            <text:p>YERİNDE YOK</text:p>
          </table:table-cell>
          <table:table-cell office:value-type="string" table:style-name="ce11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1678" table:style-name="ce4">
            <text:p>1678</text:p>
          </table:table-cell>
          <table:table-cell office:value-type="string" table:style-name="ce11">
            <text:p>URLA 80</text:p>
          </table:table-cell>
          <table:table-cell office:value-type="string" table:style-name="ce5">
            <text:p>EMLAK ŞUB.MÜD</text:p>
          </table:table-cell>
          <table:table-cell office:value-type="date" office:date-value="2026-02-03T00:00:00" table:style-name="ce12">
            <text:p>03/02/26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679" table:style-name="ce4">
            <text:p>1679</text:p>
          </table:table-cell>
          <table:table-cell office:value-type="string" table:style-name="ce11">
            <text:p>BORNOVA 626</text:p>
          </table:table-cell>
          <table:table-cell office:value-type="string" table:style-name="ce5">
            <text:p>EMLAK ŞUB.MÜD</text:p>
          </table:table-cell>
          <table:table-cell office:value-type="date" office:date-value="2026-02-04T00:00:00" table:style-name="ce12">
            <text:p>04/02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2-10T00:00:00" table:style-name="ce12">
            <text:p>10/02/26</text:p>
          </table:table-cell>
          <table:table-cell table:number-columns-repeated="16377"/>
        </table:table-row>
        <table:table-row table:style-name="ro8">
          <table:table-cell office:value-type="float" office:value="1680" table:style-name="ce4">
            <text:p>1680</text:p>
          </table:table-cell>
          <table:table-cell office:value-type="string" table:style-name="ce11">
            <text:p>GÜZELBAHÇE 89 1-NOLU</text:p>
          </table:table-cell>
          <table:table-cell office:value-type="string" table:style-name="ce5">
            <text:p>EMLAK ŞUB.MÜD</text:p>
          </table:table-cell>
          <table:table-cell office:value-type="date" office:date-value="2026-02-04T00:00:00" table:style-name="ce12">
            <text:p>04/02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2-11T00:00:00" table:style-name="ce12">
            <text:p>11/02/26</text:p>
          </table:table-cell>
          <table:table-cell table:number-columns-repeated="16377"/>
        </table:table-row>
        <table:table-row table:style-name="ro8">
          <table:table-cell office:value-type="float" office:value="1681" table:style-name="ce4">
            <text:p>1681</text:p>
          </table:table-cell>
          <table:table-cell office:value-type="string" table:style-name="ce11">
            <text:p>GÜZELBAHÇE 89 2-NOLU</text:p>
          </table:table-cell>
          <table:table-cell office:value-type="string" table:style-name="ce5">
            <text:p>EMLAK ŞUB.MÜD</text:p>
          </table:table-cell>
          <table:table-cell office:value-type="date" office:date-value="2026-02-04T00:00:00" table:style-name="ce12">
            <text:p>04/02/26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82" table:style-name="ce4">
            <text:p>1682</text:p>
          </table:table-cell>
          <table:table-cell office:value-type="string" table:style-name="ce11">
            <text:p>SEFERİHİSAR 89</text:p>
          </table:table-cell>
          <table:table-cell office:value-type="string" table:style-name="ce5">
            <text:p>EMLAK ŞUB.MÜD</text:p>
          </table:table-cell>
          <table:table-cell office:value-type="date" office:date-value="2026-02-06T00:00:00" table:style-name="ce12">
            <text:p>06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3-02T00:00:00" table:style-name="ce12">
            <text:p>02/03/26</text:p>
          </table:table-cell>
          <table:table-cell table:style-name="ce3"/>
          <table:table-cell table:number-columns-repeated="27" table:style-name="ce1"/>
          <table:table-cell office:value-type="float" office:value="0" table:formula="of:=-------------------------------------------------------------------------------------------[.B1682]-----[.B1693]" table:style-name="ce1">
            <text:p>#DEĞER!</text:p>
          </table:table-cell>
          <table:table-cell table:number-columns-repeated="16348"/>
        </table:table-row>
        <table:table-row table:style-name="ro8">
          <table:table-cell office:value-type="float" office:value="1683" table:style-name="ce4">
            <text:p>1683</text:p>
          </table:table-cell>
          <table:table-cell office:value-type="string" table:style-name="ce11">
            <text:p>KONAK 400</text:p>
          </table:table-cell>
          <table:table-cell office:value-type="string" table:style-name="ce5">
            <text:p>EMLAK ŞUB.MÜD</text:p>
          </table:table-cell>
          <table:table-cell office:value-type="date" office:date-value="2026-02-06T00:00:00" table:style-name="ce12">
            <text:p>06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2-10T00:00:00" table:style-name="ce12">
            <text:p>10/02/26</text:p>
          </table:table-cell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84" table:style-name="ce4">
            <text:p>1684</text:p>
          </table:table-cell>
          <table:table-cell office:value-type="string" table:style-name="ce11">
            <text:p>İLİŞİKLİ 618</text:p>
          </table:table-cell>
          <table:table-cell office:value-type="string" table:style-name="ce5">
            <text:p>EMLAK ŞUB.MÜD</text:p>
          </table:table-cell>
          <table:table-cell office:value-type="date" office:date-value="2026-02-10T00:00:00" table:style-name="ce12">
            <text:p>10/02/26</text:p>
          </table:table-cell>
          <table:table-cell office:value-type="string" table:style-name="ce11">
            <text:p>HİLAL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85" table:style-name="ce4">
            <text:p>1685</text:p>
          </table:table-cell>
          <table:table-cell office:value-type="string" table:style-name="ce11">
            <text:p>KONAK 2520</text:p>
          </table:table-cell>
          <table:table-cell office:value-type="string" table:style-name="ce5">
            <text:p>EMLAK ŞUB.MÜD</text:p>
          </table:table-cell>
          <table:table-cell office:value-type="date" office:date-value="2026-02-10T00:00:00" table:style-name="ce12">
            <text:p>10/02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2-10T00:00:00" table:style-name="ce12">
            <text:p>10/02/26</text:p>
          </table:table-cell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86" table:style-name="ce4">
            <text:p>1686</text:p>
          </table:table-cell>
          <table:table-cell office:value-type="string" table:style-name="ce11">
            <text:p>KONAK 2669</text:p>
          </table:table-cell>
          <table:table-cell office:value-type="string" table:style-name="ce5">
            <text:p>EMLAK ŞUB.MÜD</text:p>
          </table:table-cell>
          <table:table-cell office:value-type="date" office:date-value="2026-02-10T00:00:00" table:style-name="ce12">
            <text:p>10/02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2-10T00:00:00" table:style-name="ce12">
            <text:p>10/02/26</text:p>
          </table:table-cell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87" table:style-name="ce4">
            <text:p>1687</text:p>
          </table:table-cell>
          <table:table-cell office:value-type="string" table:style-name="ce11">
            <text:p>KONAK 2670</text:p>
          </table:table-cell>
          <table:table-cell office:value-type="string" table:style-name="ce5">
            <text:p>EMLAK ŞUB.MÜD</text:p>
          </table:table-cell>
          <table:table-cell office:value-type="date" office:date-value="2026-02-10T00:00:00" table:style-name="ce12">
            <text:p>10/02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2-10T00:00:00" table:style-name="ce12">
            <text:p>10/02/26</text:p>
          </table:table-cell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88" table:style-name="ce4">
            <text:p>1688</text:p>
          </table:table-cell>
          <table:table-cell office:value-type="string" table:style-name="ce11">
            <text:p>KONAK 2671</text:p>
          </table:table-cell>
          <table:table-cell office:value-type="string" table:style-name="ce5">
            <text:p>EMLAK ŞUB.MÜD</text:p>
          </table:table-cell>
          <table:table-cell office:value-type="date" office:date-value="2026-02-10T00:00:00" table:style-name="ce12">
            <text:p>10/02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2-10T00:00:00" table:style-name="ce12">
            <text:p>10/02/26</text:p>
          </table:table-cell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89" table:style-name="ce4">
            <text:p>1689</text:p>
          </table:table-cell>
          <table:table-cell office:value-type="string" table:style-name="ce11">
            <text:p>KONAK 2841</text:p>
          </table:table-cell>
          <table:table-cell office:value-type="string" table:style-name="ce5">
            <text:p>EMLAK ŞUB.MÜD</text:p>
          </table:table-cell>
          <table:table-cell office:value-type="date" office:date-value="2026-02-10T00:00:00" table:style-name="ce12">
            <text:p>10/02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2-10T00:00:00" table:style-name="ce12">
            <text:p>10/02/26</text:p>
          </table:table-cell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90" table:style-name="ce4">
            <text:p>1690</text:p>
          </table:table-cell>
          <table:table-cell office:value-type="string" table:style-name="ce11">
            <text:p>KONAK 1201</text:p>
          </table:table-cell>
          <table:table-cell office:value-type="string" table:style-name="ce5">
            <text:p>EMLAK ŞUB.MÜD</text:p>
          </table:table-cell>
          <table:table-cell office:value-type="date" office:date-value="2026-02-10T00:00:00" table:style-name="ce12">
            <text:p>10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2-10T00:00:00" table:style-name="ce12">
            <text:p>10/02/26</text:p>
          </table:table-cell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91" table:style-name="ce4">
            <text:p>1691</text:p>
          </table:table-cell>
          <table:table-cell office:value-type="string" table:style-name="ce11">
            <text:p>GAZİEMİR 318</text:p>
          </table:table-cell>
          <table:table-cell office:value-type="string" table:style-name="ce5">
            <text:p>EMLAK ŞUB.MÜD</text:p>
          </table:table-cell>
          <table:table-cell office:value-type="date" office:date-value="2026-02-10T00:00:00" table:style-name="ce12">
            <text:p>10/02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2-11T00:00:00" table:style-name="ce12">
            <text:p>11/02/26</text:p>
          </table:table-cell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92" table:style-name="ce4">
            <text:p>1692</text:p>
          </table:table-cell>
          <table:table-cell office:value-type="string" table:style-name="ce11">
            <text:p>BAYRAKLI 717</text:p>
          </table:table-cell>
          <table:table-cell office:value-type="string" table:style-name="ce5">
            <text:p>EMLAK ŞUB.MÜD</text:p>
          </table:table-cell>
          <table:table-cell office:value-type="date" office:date-value="2026-02-11T00:00:00" table:style-name="ce12">
            <text:p>11/02/26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6-02-11T00:00:00" table:style-name="ce12">
            <text:p>11/02/26</text:p>
          </table:table-cell>
          <table:table-cell table:style-name="ce3"/>
          <table:table-cell table:number-columns-repeated="16376" table:style-name="ce1"/>
        </table:table-row>
        <table:table-row table:style-name="ro16">
          <table:table-cell office:value-type="float" office:value="1693" table:style-name="ce4">
            <text:p>1693</text:p>
          </table:table-cell>
          <table:table-cell office:value-type="string" table:style-name="ce11">
            <text:p>KONAK 11</text:p>
          </table:table-cell>
          <table:table-cell office:value-type="string" table:style-name="ce5">
            <text:p>EMLAK ŞUB.MÜD</text:p>
          </table:table-cell>
          <table:table-cell office:value-type="date" office:date-value="2026-02-11T00:00:00" table:style-name="ce12">
            <text:p>11/02/26</text:p>
          </table:table-cell>
          <table:table-cell office:value-type="string" table:style-name="ce11">
            <text:p>BURCU</text:p>
            <text:p>GÜLŞAH</text:p>
            <text:p>SUNA</text:p>
          </table:table-cell>
          <table:table-cell office:value-type="string" table:style-name="ce4">
            <text:p>NURETTİN</text:p>
          </table:table-cell>
          <table:table-cell office:value-type="date" office:date-value="2026-03-25T00:00:00" table:style-name="ce6">
            <text:p>25/03/26</text:p>
          </table:table-cell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94" table:style-name="ce4">
            <text:p>1694</text:p>
          </table:table-cell>
          <table:table-cell office:value-type="string" table:style-name="ce11">
            <text:p>BORNOVA 1179</text:p>
          </table:table-cell>
          <table:table-cell office:value-type="string" table:style-name="ce5">
            <text:p>EMLAK ŞUB.MÜD</text:p>
          </table:table-cell>
          <table:table-cell office:value-type="date" office:date-value="2026-02-11T00:00:00" table:style-name="ce12">
            <text:p>11/02/26</text:p>
          </table:table-cell>
          <table:table-cell office:value-type="string" table:style-name="ce11">
            <text:p>İLKNUR</text:p>
          </table:table-cell>
          <table:table-cell table:number-columns-repeated="2" table:style-name="ce11"/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95" table:style-name="ce4">
            <text:p>1695</text:p>
          </table:table-cell>
          <table:table-cell office:value-type="string" table:style-name="ce11">
            <text:p>BORNOVA 1210</text:p>
          </table:table-cell>
          <table:table-cell office:value-type="string" table:style-name="ce5">
            <text:p>EMLAK ŞUB.MÜD</text:p>
          </table:table-cell>
          <table:table-cell office:value-type="date" office:date-value="2026-02-11T00:00:00" table:style-name="ce12">
            <text:p>11/02/26</text:p>
          </table:table-cell>
          <table:table-cell office:value-type="string" table:style-name="ce11">
            <text:p>İLKNUR</text:p>
          </table:table-cell>
          <table:table-cell table:number-columns-repeated="2" table:style-name="ce11"/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96" table:style-name="ce4">
            <text:p>1696</text:p>
          </table:table-cell>
          <table:table-cell office:value-type="string" table:style-name="ce11">
            <text:p>KONAK 2772</text:p>
          </table:table-cell>
          <table:table-cell office:value-type="string" table:style-name="ce5">
            <text:p>EMLAK ŞUB.MÜD</text:p>
          </table:table-cell>
          <table:table-cell office:value-type="date" office:date-value="2026-02-11T00:00:00" table:style-name="ce12">
            <text:p>11/02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 table:style-name="ce1"/>
        </table:table-row>
        <table:table-row table:style-name="ro8">
          <table:table-cell office:value-type="float" office:value="1697" table:style-name="ce4">
            <text:p>1697</text:p>
          </table:table-cell>
          <table:table-cell office:value-type="string" table:style-name="ce11">
            <text:p>KARŞIYAKA 1232</text:p>
          </table:table-cell>
          <table:table-cell office:value-type="string" table:style-name="ce5">
            <text:p>EMLAK ŞUB.MÜD</text:p>
          </table:table-cell>
          <table:table-cell office:value-type="date" office:date-value="2026-02-12T00:00:00" table:style-name="ce12">
            <text:p>12/02/26</text:p>
          </table:table-cell>
          <table:table-cell office:value-type="string" table:style-name="ce11">
            <text:p>SELEN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number-columns-repeated="16377"/>
        </table:table-row>
        <table:table-row table:style-name="ro8">
          <table:table-cell office:value-type="float" office:value="1698" table:style-name="ce4">
            <text:p>1698</text:p>
          </table:table-cell>
          <table:table-cell office:value-type="string" table:style-name="ce4">
            <text:p>ÇİĞLİ İPOTEK DEVAM EDENLER 37</text:p>
            <text:p>41435 ADA 1 PARSEL</text:p>
          </table:table-cell>
          <table:table-cell office:value-type="string" table:style-name="ce5">
            <text:p>EMLAK ŞUB.MÜD</text:p>
          </table:table-cell>
          <table:table-cell office:value-type="date" office:date-value="2026-02-12T00:00:00" table:style-name="ce12">
            <text:p>12/02/26</text:p>
          </table:table-cell>
          <table:table-cell office:value-type="string" table:style-name="ce11">
            <text:p>ÖZKAN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number-columns-repeated="16377"/>
        </table:table-row>
        <table:table-row table:style-name="ro8">
          <table:table-cell office:value-type="float" office:value="1699" table:style-name="ce4">
            <text:p>1699</text:p>
          </table:table-cell>
          <table:table-cell office:value-type="string" table:style-name="ce11">
            <text:p>BAYRAKLI 627</text:p>
          </table:table-cell>
          <table:table-cell office:value-type="string" table:style-name="ce5">
            <text:p>EMLAK ŞUB.MÜD</text:p>
          </table:table-cell>
          <table:table-cell office:value-type="date" office:date-value="2026-02-12T00:00:00" table:style-name="ce12">
            <text:p>12/02/26</text:p>
          </table:table-cell>
          <table:table-cell office:value-type="string" table:style-name="ce11">
            <text:p>SÜLEYM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700" table:style-name="ce4">
            <text:p>1700</text:p>
          </table:table-cell>
          <table:table-cell office:value-type="string" table:style-name="ce11">
            <text:p>İLİŞİKLİ 751</text:p>
          </table:table-cell>
          <table:table-cell office:value-type="string" table:style-name="ce5">
            <text:p>EMLAK ŞUB.MÜD</text:p>
          </table:table-cell>
          <table:table-cell office:value-type="date" office:date-value="2026-02-13T00:00:00" table:style-name="ce12">
            <text:p>13/02/26</text:p>
          </table:table-cell>
          <table:table-cell office:value-type="string" table:style-name="ce11">
            <text:p>HİLAL</text:p>
          </table:table-cell>
          <table:table-cell office:value-type="string" table:style-name="ce4">
            <text:p>NURETTİN</text:p>
          </table:table-cell>
          <table:table-cell office:value-type="date" office:date-value="2026-02-13T00:00:00" table:style-name="ce6">
            <text:p>13/02/26</text:p>
          </table:table-cell>
          <table:table-cell table:number-columns-repeated="16377"/>
        </table:table-row>
        <table:table-row table:style-name="ro8">
          <table:table-cell office:value-type="float" office:value="1701" table:style-name="ce4">
            <text:p>1701</text:p>
          </table:table-cell>
          <table:table-cell office:value-type="string" table:style-name="ce11">
            <text:p>URLA 116</text:p>
          </table:table-cell>
          <table:table-cell office:value-type="string" table:style-name="ce5">
            <text:p>EMLAK ŞUB.MÜD</text:p>
          </table:table-cell>
          <table:table-cell office:value-type="date" office:date-value="2026-02-13T00:00:00" table:style-name="ce12">
            <text:p>13/02/26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702" table:style-name="ce4">
            <text:p>1702</text:p>
          </table:table-cell>
          <table:table-cell office:value-type="string" table:style-name="ce11">
            <text:p>BORNOVA 935</text:p>
          </table:table-cell>
          <table:table-cell office:value-type="string" table:style-name="ce5">
            <text:p>EMLAK ŞUB.MÜD</text:p>
          </table:table-cell>
          <table:table-cell office:value-type="date" office:date-value="2026-02-13T00:00:00" table:style-name="ce12">
            <text:p>13/02/26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703" table:style-name="ce4">
            <text:p>1703</text:p>
          </table:table-cell>
          <table:table-cell office:value-type="string" table:style-name="ce11">
            <text:p>BUCA 1714</text:p>
          </table:table-cell>
          <table:table-cell office:value-type="string" table:style-name="ce5">
            <text:p>EMLAK ŞUB.MÜD</text:p>
          </table:table-cell>
          <table:table-cell office:value-type="date" office:date-value="2026-02-13T00:00:00" table:style-name="ce12">
            <text:p>13/02/26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704" table:style-name="ce4">
            <text:p>1704</text:p>
          </table:table-cell>
          <table:table-cell office:value-type="string" table:style-name="ce11">
            <text:p>GÜZELBAHÇE 128</text:p>
          </table:table-cell>
          <table:table-cell office:value-type="string" table:style-name="ce5">
            <text:p>EMLAK ŞUB.MÜD</text:p>
          </table:table-cell>
          <table:table-cell office:value-type="date" office:date-value="2026-02-13T00:00:00" table:style-name="ce12">
            <text:p>13/02/26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6-02-23T00:00:00" table:style-name="ce12">
            <text:p>23/02/26</text:p>
          </table:table-cell>
          <table:table-cell table:number-columns-repeated="16377"/>
        </table:table-row>
        <table:table-row table:style-name="ro8">
          <table:table-cell office:value-type="float" office:value="1705" table:style-name="ce4">
            <text:p>1705</text:p>
          </table:table-cell>
          <table:table-cell office:value-type="string" table:style-name="ce11">
            <text:p>BUCA 703</text:p>
          </table:table-cell>
          <table:table-cell office:value-type="string" table:style-name="ce5">
            <text:p>EMLAK ŞUB.MÜD</text:p>
          </table:table-cell>
          <table:table-cell office:value-type="date" office:date-value="2026-02-13T00:00:00" table:style-name="ce12">
            <text:p>13/02/26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06" table:style-name="ce4">
            <text:p>1706</text:p>
          </table:table-cell>
          <table:table-cell office:value-type="string" table:style-name="ce11">
            <text:p>GAZİEMİR 37</text:p>
          </table:table-cell>
          <table:table-cell office:value-type="string" table:style-name="ce5">
            <text:p>EMLAK ŞUB.MÜD</text:p>
          </table:table-cell>
          <table:table-cell office:value-type="date" office:date-value="2026-02-13T00:00:00" table:style-name="ce12">
            <text:p>13/02/26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707" table:style-name="ce4">
            <text:p>1707</text:p>
          </table:table-cell>
          <table:table-cell office:value-type="string" table:style-name="ce11">
            <text:p>TİRE 180</text:p>
          </table:table-cell>
          <table:table-cell office:value-type="string" table:style-name="ce5">
            <text:p>EMLAK ŞUB.MÜD</text:p>
          </table:table-cell>
          <table:table-cell office:value-type="date" office:date-value="2026-02-13T00:00:00" table:style-name="ce12">
            <text:p>13/02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2-16T00:00:00" table:style-name="ce12">
            <text:p>16/02/26</text:p>
          </table:table-cell>
          <table:table-cell table:number-columns-repeated="16377"/>
        </table:table-row>
        <table:table-row table:style-name="ro8">
          <table:table-cell office:value-type="float" office:value="1708" table:style-name="ce4">
            <text:p>1708</text:p>
          </table:table-cell>
          <table:table-cell office:value-type="string" table:style-name="ce11">
            <text:p>BUCA 163</text:p>
          </table:table-cell>
          <table:table-cell office:value-type="string" table:style-name="ce5">
            <text:p>EMLAK ŞUB.MÜD</text:p>
          </table:table-cell>
          <table:table-cell office:value-type="date" office:date-value="2026-02-13T00:00:00" table:style-name="ce12">
            <text:p>13/02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2-16T00:00:00" table:style-name="ce12">
            <text:p>16/02/26</text:p>
          </table:table-cell>
          <table:table-cell table:number-columns-repeated="16377"/>
        </table:table-row>
        <table:table-row table:style-name="ro8">
          <table:table-cell office:value-type="float" office:value="1709" table:style-name="ce4">
            <text:p>1709</text:p>
          </table:table-cell>
          <table:table-cell office:value-type="string" table:style-name="ce11">
            <text:p>KONAK 2013</text:p>
          </table:table-cell>
          <table:table-cell office:value-type="string" table:style-name="ce5">
            <text:p>EMLAK ŞUB.MÜD</text:p>
          </table:table-cell>
          <table:table-cell office:value-type="date" office:date-value="2026-02-13T00:00:00" table:style-name="ce12">
            <text:p>13/02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2-16T00:00:00" table:style-name="ce12">
            <text:p>16/02/26</text:p>
          </table:table-cell>
          <table:table-cell table:number-columns-repeated="16377"/>
        </table:table-row>
        <table:table-row table:style-name="ro8">
          <table:table-cell office:value-type="float" office:value="1710" table:style-name="ce4">
            <text:p>1710</text:p>
          </table:table-cell>
          <table:table-cell office:value-type="string" table:style-name="ce11">
            <text:p>İLİŞİKLİ 736</text:p>
          </table:table-cell>
          <table:table-cell office:value-type="string" table:style-name="ce5">
            <text:p>EMLAK ŞUB.MÜD</text:p>
          </table:table-cell>
          <table:table-cell office:value-type="date" office:date-value="2026-02-13T00:00:00" table:style-name="ce12">
            <text:p>13/02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2-16T00:00:00" table:style-name="ce12">
            <text:p>16/02/26</text:p>
          </table:table-cell>
          <table:table-cell table:number-columns-repeated="16377"/>
        </table:table-row>
        <table:table-row table:style-name="ro8">
          <table:table-cell office:value-type="float" office:value="1711" table:style-name="ce4">
            <text:p>1711</text:p>
          </table:table-cell>
          <table:table-cell office:value-type="string" table:style-name="ce11">
            <text:p>İLİŞİKLİ 720</text:p>
          </table:table-cell>
          <table:table-cell office:value-type="string" table:style-name="ce5">
            <text:p>EMLAK ŞUB.MÜD</text:p>
          </table:table-cell>
          <table:table-cell office:value-type="date" office:date-value="2026-02-16T00:00:00" table:style-name="ce12">
            <text:p>16/02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2-16T00:00:00" table:style-name="ce12">
            <text:p>16/02/26</text:p>
          </table:table-cell>
          <table:table-cell table:number-columns-repeated="16377"/>
        </table:table-row>
        <table:table-row table:style-name="ro8">
          <table:table-cell office:value-type="float" office:value="1712" table:style-name="ce4">
            <text:p>1712</text:p>
          </table:table-cell>
          <table:table-cell office:value-type="string" table:style-name="ce11">
            <text:p>GÜZELBAHÇE 99</text:p>
          </table:table-cell>
          <table:table-cell office:value-type="string" table:style-name="ce5">
            <text:p>EMLAK ŞUB.MÜD</text:p>
          </table:table-cell>
          <table:table-cell office:value-type="date" office:date-value="2026-02-16T00:00:00" table:style-name="ce12">
            <text:p>16/02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2-16T00:00:00" table:style-name="ce12">
            <text:p>16/02/26</text:p>
          </table:table-cell>
          <table:table-cell table:number-columns-repeated="16377"/>
        </table:table-row>
        <table:table-row table:style-name="ro8">
          <table:table-cell office:value-type="float" office:value="1713" table:style-name="ce4">
            <text:p>1713</text:p>
          </table:table-cell>
          <table:table-cell office:value-type="string" table:style-name="ce11">
            <text:p>KARŞIYAKA 779</text:p>
          </table:table-cell>
          <table:table-cell office:value-type="string" table:style-name="ce5">
            <text:p>EMLAK ŞUB.MÜD</text:p>
          </table:table-cell>
          <table:table-cell office:value-type="date" office:date-value="2026-02-16T00:00:00" table:style-name="ce12">
            <text:p>16/02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3-05T00:00:00" table:style-name="ce12">
            <text:p>05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14" table:style-name="ce4">
            <text:p>1714</text:p>
          </table:table-cell>
          <table:table-cell office:value-type="string" table:style-name="ce11">
            <text:p>ÇİĞLİ İPOTEK DEVAM EDENLER 9</text:p>
            <text:p><text:s text:c="2"/>41230 ADA 2 PARSEL</text:p>
          </table:table-cell>
          <table:table-cell office:value-type="string" table:style-name="ce5">
            <text:p>EMLAK ŞUB.MÜD</text:p>
          </table:table-cell>
          <table:table-cell office:value-type="date" office:date-value="2026-02-16T00:00:00" table:style-name="ce12">
            <text:p>16/02/26</text:p>
          </table:table-cell>
          <table:table-cell office:value-type="string" table:style-name="ce11">
            <text:p>SÜLEYMAN</text:p>
            <text:p>FATİH</text:p>
          </table:table-cell>
          <table:table-cell office:value-type="string" table:style-name="ce11">
            <text:p>NURETTİN</text:p>
          </table:table-cell>
          <table:table-cell office:value-type="date" office:date-value="2026-02-17T00:00:00" table:style-name="ce12">
            <text:p>17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15" table:style-name="ce4">
            <text:p>1715</text:p>
          </table:table-cell>
          <table:table-cell office:value-type="string" table:style-name="ce11">
            <text:p>İLİŞİKLİ 436</text:p>
          </table:table-cell>
          <table:table-cell office:value-type="string" table:style-name="ce5">
            <text:p>EMLAK ŞUB.MÜD</text:p>
          </table:table-cell>
          <table:table-cell office:value-type="date" office:date-value="2026-02-16T00:00:00" table:style-name="ce12">
            <text:p>16/02/26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16" table:style-name="ce4">
            <text:p>1716</text:p>
          </table:table-cell>
          <table:table-cell office:value-type="string" table:style-name="ce11">
            <text:p>KARABURUN 105</text:p>
          </table:table-cell>
          <table:table-cell office:value-type="string" table:style-name="ce5">
            <text:p>EMLAK ŞUB.MÜD</text:p>
          </table:table-cell>
          <table:table-cell office:value-type="date" office:date-value="2026-02-16T00:00:00" table:style-name="ce12">
            <text:p>16/02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2-18T00:00:00" table:style-name="ce12">
            <text:p>18/02/26</text:p>
          </table:table-cell>
          <table:table-cell office:value-type="string" table:style-name="ce13">
            <text:p>24 BİRLEŞMİŞ</text:p>
          </table:table-cell>
          <table:table-cell table:number-columns-repeated="16376"/>
        </table:table-row>
        <table:table-row table:style-name="ro8">
          <table:table-cell office:value-type="float" office:value="1717" table:style-name="ce4">
            <text:p>1717</text:p>
          </table:table-cell>
          <table:table-cell office:value-type="string" table:style-name="ce11">
            <text:p>BORNOVA 232</text:p>
          </table:table-cell>
          <table:table-cell office:value-type="string" table:style-name="ce5">
            <text:p>EMLAK ŞUB.MÜD</text:p>
          </table:table-cell>
          <table:table-cell office:value-type="date" office:date-value="2026-02-17T00:00:00" table:style-name="ce12">
            <text:p>17/02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2-17T00:00:00" table:style-name="ce12">
            <text:p>17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18" table:style-name="ce4">
            <text:p>1718</text:p>
          </table:table-cell>
          <table:table-cell office:value-type="string" table:style-name="ce11">
            <text:p>KARABURUN 99</text:p>
          </table:table-cell>
          <table:table-cell office:value-type="string" table:style-name="ce5">
            <text:p>EMLAK ŞUB.MÜD</text:p>
          </table:table-cell>
          <table:table-cell office:value-type="date" office:date-value="2026-02-17T00:00:00" table:style-name="ce12">
            <text:p>17/02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2-18T00:00:00" table:style-name="ce12">
            <text:p>18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19" table:style-name="ce4">
            <text:p>1719</text:p>
          </table:table-cell>
          <table:table-cell office:value-type="string" table:style-name="ce11">
            <text:p>İLİŞİKLİ 749</text:p>
          </table:table-cell>
          <table:table-cell office:value-type="string" table:style-name="ce5">
            <text:p>EMLAK ŞUB.MÜD</text:p>
          </table:table-cell>
          <table:table-cell office:value-type="date" office:date-value="2026-02-17T00:00:00" table:style-name="ce12">
            <text:p>17/02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2-17T00:00:00" table:style-name="ce12">
            <text:p>17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20" table:style-name="ce4">
            <text:p>1720</text:p>
          </table:table-cell>
          <table:table-cell office:value-type="string" table:style-name="ce11">
            <text:p>KARABAĞLAR 29</text:p>
          </table:table-cell>
          <table:table-cell office:value-type="string" table:style-name="ce5">
            <text:p>EMLAK ŞUB.MÜD</text:p>
          </table:table-cell>
          <table:table-cell office:value-type="date" office:date-value="2026-02-17T00:00:00" table:style-name="ce12">
            <text:p>17/02/26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NURETTİN</text:p>
          </table:table-cell>
          <table:table-cell office:value-type="date" office:date-value="2026-03-05T00:00:00" table:style-name="ce12">
            <text:p>05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21" table:style-name="ce4">
            <text:p>1721</text:p>
          </table:table-cell>
          <table:table-cell office:value-type="string" table:style-name="ce11">
            <text:p>MUHTELİF 162</text:p>
          </table:table-cell>
          <table:table-cell office:value-type="string" table:style-name="ce5">
            <text:p>EMLAK ŞUB.MÜD</text:p>
          </table:table-cell>
          <table:table-cell office:value-type="date" office:date-value="2026-02-17T00:00:00" table:style-name="ce12">
            <text:p>17/02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3-06T00:00:00" table:style-name="ce12">
            <text:p>06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22" table:style-name="ce4">
            <text:p>1722</text:p>
          </table:table-cell>
          <table:table-cell office:value-type="string" table:style-name="ce11">
            <text:p>İLİŞİKLİ 618</text:p>
          </table:table-cell>
          <table:table-cell office:value-type="string" table:style-name="ce5">
            <text:p>EMLAK ŞUB.MÜD</text:p>
          </table:table-cell>
          <table:table-cell office:value-type="date" office:date-value="2026-02-18T00:00:00" table:style-name="ce12">
            <text:p>18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23" table:style-name="ce4">
            <text:p>1723</text:p>
          </table:table-cell>
          <table:table-cell office:value-type="string" table:style-name="ce11">
            <text:p>ÇİĞLİ İPOTEK DEVAM EDENLER 9</text:p>
            <text:p><text:s text:c="2"/>41230 ADA 2 PARSEL</text:p>
          </table:table-cell>
          <table:table-cell office:value-type="string" table:style-name="ce5">
            <text:p>EMLAK ŞUB.MÜD</text:p>
          </table:table-cell>
          <table:table-cell office:value-type="date" office:date-value="2026-02-18T00:00:00" table:style-name="ce12">
            <text:p>18/02/26</text:p>
          </table:table-cell>
          <table:table-cell office:value-type="string" table:style-name="ce11">
            <text:p>MERVE</text:p>
          </table:table-cell>
          <table:table-cell office:value-type="string" table:style-name="ce11">
            <text:p>NURETTİN</text:p>
          </table:table-cell>
          <table:table-cell office:value-type="date" office:date-value="2026-02-18T00:00:00" table:style-name="ce12">
            <text:p>18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24" table:style-name="ce4">
            <text:p>1724</text:p>
          </table:table-cell>
          <table:table-cell office:value-type="string" table:style-name="ce11">
            <text:p>BUCA 1880</text:p>
          </table:table-cell>
          <table:table-cell office:value-type="string" table:style-name="ce5">
            <text:p>EMLAK ŞUB.MÜD</text:p>
          </table:table-cell>
          <table:table-cell office:value-type="date" office:date-value="2026-02-19T00:00:00" table:style-name="ce12">
            <text:p>19/02/26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25" table:style-name="ce4">
            <text:p>1725</text:p>
          </table:table-cell>
          <table:table-cell office:value-type="string" table:style-name="ce11">
            <text:p>BUCA 705</text:p>
          </table:table-cell>
          <table:table-cell office:value-type="string" table:style-name="ce5">
            <text:p>EMLAK ŞUB.MÜD</text:p>
          </table:table-cell>
          <table:table-cell office:value-type="date" office:date-value="2026-02-19T00:00:00" table:style-name="ce12">
            <text:p>19/02/26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26" table:style-name="ce4">
            <text:p>1726</text:p>
          </table:table-cell>
          <table:table-cell office:value-type="string" table:style-name="ce11">
            <text:p>KONAK 639 3-NOLU</text:p>
          </table:table-cell>
          <table:table-cell office:value-type="string" table:style-name="ce5">
            <text:p>EMLAK ŞUB.MÜD</text:p>
          </table:table-cell>
          <table:table-cell office:value-type="date" office:date-value="2026-02-19T00:00:00" table:style-name="ce12">
            <text:p>19/02/26</text:p>
          </table:table-cell>
          <table:table-cell office:value-type="string" table:style-name="ce11">
            <text:p>HİLAL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27" table:style-name="ce4">
            <text:p>1727</text:p>
          </table:table-cell>
          <table:table-cell office:value-type="string" table:style-name="ce11">
            <text:p>KONAK 639 2-NOLU</text:p>
          </table:table-cell>
          <table:table-cell office:value-type="string" table:style-name="ce5">
            <text:p>EMLAK ŞUB.MÜD</text:p>
          </table:table-cell>
          <table:table-cell office:value-type="date" office:date-value="2026-02-19T00:00:00" table:style-name="ce12">
            <text:p>19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2-24T00:00:00" table:style-name="ce12">
            <text:p>24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28" table:style-name="ce4">
            <text:p>1728</text:p>
          </table:table-cell>
          <table:table-cell office:value-type="string" table:style-name="ce11">
            <text:p>KONAK 639 1-NOLU</text:p>
          </table:table-cell>
          <table:table-cell office:value-type="string" table:style-name="ce5">
            <text:p>EMLAK ŞUB.MÜD</text:p>
          </table:table-cell>
          <table:table-cell office:value-type="date" office:date-value="2026-02-19T00:00:00" table:style-name="ce12">
            <text:p>19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2-24T00:00:00" table:style-name="ce12">
            <text:p>24/02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29" table:style-name="ce4">
            <text:p>1729</text:p>
          </table:table-cell>
          <table:table-cell office:value-type="string" table:style-name="ce11">
            <text:p>KARŞIYAKA 689</text:p>
          </table:table-cell>
          <table:table-cell office:value-type="string" table:style-name="ce5">
            <text:p>EMLAK ŞUB.MÜD</text:p>
          </table:table-cell>
          <table:table-cell office:value-type="date" office:date-value="2026-02-19T00:00:00" table:style-name="ce12">
            <text:p>19/02/26</text:p>
          </table:table-cell>
          <table:table-cell office:value-type="string" table:style-name="ce11">
            <text:p>AKIN</text:p>
          </table:table-cell>
          <table:table-cell office:value-type="string" table:style-name="ce4">
            <text:p>NURETTİN</text:p>
          </table:table-cell>
          <table:table-cell office:value-type="date" office:date-value="2026-02-19T00:00:00" table:style-name="ce6">
            <text:p>19/02/26</text:p>
          </table:table-cell>
          <table:table-cell table:number-columns-repeated="16377"/>
        </table:table-row>
        <table:table-row table:style-name="ro8">
          <table:table-cell office:value-type="float" office:value="1730" table:style-name="ce4">
            <text:p>1730</text:p>
          </table:table-cell>
          <table:table-cell office:value-type="string" table:style-name="ce11">
            <text:p>BAYRAKLI 695</text:p>
          </table:table-cell>
          <table:table-cell office:value-type="string" table:style-name="ce5">
            <text:p>EMLAK ŞUB.MÜD</text:p>
          </table:table-cell>
          <table:table-cell office:value-type="date" office:date-value="2026-02-20T00:00:00" table:style-name="ce12">
            <text:p>20/02/26</text:p>
          </table:table-cell>
          <table:table-cell office:value-type="string" table:style-name="ce11">
            <text:p>MERVE</text:p>
          </table:table-cell>
          <table:table-cell office:value-type="string" table:style-name="ce11">
            <text:p>NURETTİN</text:p>
          </table:table-cell>
          <table:table-cell office:value-type="date" office:date-value="2026-02-20T00:00:00" table:style-name="ce12">
            <text:p>20/02/26</text:p>
          </table:table-cell>
          <table:table-cell table:number-columns-repeated="16377"/>
        </table:table-row>
        <table:table-row table:style-name="ro8">
          <table:table-cell office:value-type="float" office:value="1731" table:style-name="ce4">
            <text:p>1731</text:p>
          </table:table-cell>
          <table:table-cell office:value-type="string" table:style-name="ce11">
            <text:p>GÜZELBAHÇE 128</text:p>
          </table:table-cell>
          <table:table-cell office:value-type="string" table:style-name="ce5">
            <text:p>EMLAK ŞUB.MÜD</text:p>
          </table:table-cell>
          <table:table-cell office:value-type="date" office:date-value="2026-02-23T00:00:00" table:style-name="ce12">
            <text:p>23/02/26</text:p>
          </table:table-cell>
          <table:table-cell office:value-type="string" table:style-name="ce11">
            <text:p>HASAN</text:p>
          </table:table-cell>
          <table:table-cell office:value-type="string" table:style-name="ce11">
            <text:p>DOSYA TAK</text:p>
          </table:table-cell>
          <table:table-cell table:style-name="ce11"/>
          <table:table-cell table:number-columns-repeated="16377"/>
        </table:table-row>
        <table:table-row table:style-name="ro8">
          <table:table-cell office:value-type="float" office:value="1732" table:style-name="ce4">
            <text:p>1732</text:p>
          </table:table-cell>
          <table:table-cell office:value-type="string" table:style-name="ce11">
            <text:p>KONAK 319</text:p>
          </table:table-cell>
          <table:table-cell office:value-type="string" table:style-name="ce5">
            <text:p>EMLAK ŞUB.MÜD</text:p>
          </table:table-cell>
          <table:table-cell office:value-type="date" office:date-value="2026-02-23T00:00:00" table:style-name="ce12">
            <text:p>23/02/26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733" table:style-name="ce4">
            <text:p>1733</text:p>
          </table:table-cell>
          <table:table-cell office:value-type="string" table:style-name="ce11">
            <text:p>İLİŞİKLİ 107</text:p>
          </table:table-cell>
          <table:table-cell office:value-type="string" table:style-name="ce5">
            <text:p>EMLAK ŞUB.MÜD</text:p>
          </table:table-cell>
          <table:table-cell office:value-type="date" office:date-value="2026-02-24T00:00:00" table:style-name="ce12">
            <text:p>24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2-27T00:00:00" table:style-name="ce12">
            <text:p>27/02/26</text:p>
          </table:table-cell>
          <table:table-cell table:number-columns-repeated="16377"/>
        </table:table-row>
        <table:table-row table:style-name="ro8">
          <table:table-cell office:value-type="float" office:value="1734" table:style-name="ce4">
            <text:p>1734</text:p>
          </table:table-cell>
          <table:table-cell office:value-type="string" table:style-name="ce11">
            <text:p>İLİŞİKLİ 214</text:p>
          </table:table-cell>
          <table:table-cell office:value-type="string" table:style-name="ce5">
            <text:p>EMLAK ŞUB.MÜD</text:p>
          </table:table-cell>
          <table:table-cell office:value-type="date" office:date-value="2026-02-24T00:00:00" table:style-name="ce12">
            <text:p>24/02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2-27T00:00:00" table:style-name="ce12">
            <text:p>27/02/26</text:p>
          </table:table-cell>
          <table:table-cell table:number-columns-repeated="16377"/>
        </table:table-row>
        <table:table-row table:style-name="ro8">
          <table:table-cell office:value-type="float" office:value="1735" table:style-name="ce4">
            <text:p>1735</text:p>
          </table:table-cell>
          <table:table-cell office:value-type="string" table:style-name="ce11">
            <text:p>KARABURUN 105</text:p>
          </table:table-cell>
          <table:table-cell office:value-type="string" table:style-name="ce5">
            <text:p>EMLAK ŞUB.MÜD</text:p>
          </table:table-cell>
          <table:table-cell office:value-type="date" office:date-value="2026-02-24T00:00:00" table:style-name="ce12">
            <text:p>24/02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2-24T00:00:00" table:style-name="ce12">
            <text:p>24/02/26</text:p>
          </table:table-cell>
          <table:table-cell table:number-columns-repeated="16377"/>
        </table:table-row>
        <table:table-row table:style-name="ro8">
          <table:table-cell office:value-type="float" office:value="1736" table:style-name="ce4">
            <text:p>1736</text:p>
          </table:table-cell>
          <table:table-cell office:value-type="string" table:style-name="ce11">
            <text:p>BUCA 787</text:p>
          </table:table-cell>
          <table:table-cell office:value-type="string" table:style-name="ce5">
            <text:p>EMLAK ŞUB.MÜD</text:p>
          </table:table-cell>
          <table:table-cell office:value-type="date" office:date-value="2026-02-24T00:00:00" table:style-name="ce12">
            <text:p>24/02/26</text:p>
          </table:table-cell>
          <table:table-cell office:value-type="string" table:style-name="ce11">
            <text:p>ÖZKAN</text:p>
          </table:table-cell>
          <table:table-cell office:value-type="string" table:style-name="ce11">
            <text:p>NURETTİN</text:p>
          </table:table-cell>
          <table:table-cell office:value-type="date" office:date-value="2026-02-25T00:00:00" table:style-name="ce12">
            <text:p>25/02/26</text:p>
          </table:table-cell>
          <table:table-cell table:number-columns-repeated="16377"/>
        </table:table-row>
        <table:table-row table:style-name="ro8">
          <table:table-cell office:value-type="float" office:value="1737" table:style-name="ce4">
            <text:p>1737</text:p>
          </table:table-cell>
          <table:table-cell office:value-type="string" table:style-name="ce11">
            <text:p>İLİŞİKLİ 170</text:p>
          </table:table-cell>
          <table:table-cell office:value-type="string" table:style-name="ce5">
            <text:p>EMLAK ŞUB.MÜD</text:p>
          </table:table-cell>
          <table:table-cell office:value-type="date" office:date-value="2026-02-24T00:00:00" table:style-name="ce12">
            <text:p>24/02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2-27T00:00:00" table:style-name="ce12">
            <text:p>27/02/26</text:p>
          </table:table-cell>
          <table:table-cell table:number-columns-repeated="16377"/>
        </table:table-row>
        <table:table-row table:style-name="ro8">
          <table:table-cell office:value-type="float" office:value="1738" table:style-name="ce4">
            <text:p>1738</text:p>
          </table:table-cell>
          <table:table-cell office:value-type="string" table:style-name="ce11">
            <text:p>İLİŞİKLİ 728</text:p>
          </table:table-cell>
          <table:table-cell office:value-type="string" table:style-name="ce5">
            <text:p>EMLAK ŞUB.MÜD</text:p>
          </table:table-cell>
          <table:table-cell office:value-type="date" office:date-value="2026-02-24T00:00:00" table:style-name="ce12">
            <text:p>24/02/26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739" table:style-name="ce4">
            <text:p>1739</text:p>
          </table:table-cell>
          <table:table-cell office:value-type="string" table:style-name="ce11">
            <text:p>ÇİĞLİ İPOTEK DEVAM EDENLER 22</text:p>
            <text:p><text:s text:c="2"/>41330 ADA 7 PARSEL</text:p>
          </table:table-cell>
          <table:table-cell office:value-type="string" table:style-name="ce5">
            <text:p>EMLAK ŞUB.MÜD</text:p>
          </table:table-cell>
          <table:table-cell office:value-type="date" office:date-value="2026-02-24T00:00:00" table:style-name="ce12">
            <text:p>24/02/26</text:p>
          </table:table-cell>
          <table:table-cell office:value-type="string" table:style-name="ce11"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2-26T00:00:00" table:style-name="ce12">
            <text:p>26/02/26</text:p>
          </table:table-cell>
          <table:table-cell table:number-columns-repeated="16377"/>
        </table:table-row>
        <table:table-row table:style-name="ro8">
          <table:table-cell office:value-type="float" office:value="1740" table:style-name="ce4">
            <text:p>1740</text:p>
          </table:table-cell>
          <table:table-cell office:value-type="string" table:style-name="ce11">
            <text:p>KONAK İPOTEK DEVAM EDENLER 17</text:p>
            <text:p><text:s text:c="2"/>30040 ADA 1 PARSEL</text:p>
          </table:table-cell>
          <table:table-cell office:value-type="string" table:style-name="ce5">
            <text:p>EMLAK ŞUB.MÜD</text:p>
          </table:table-cell>
          <table:table-cell office:value-type="date" office:date-value="2026-02-24T00:00:00" table:style-name="ce12">
            <text:p>24/02/26</text:p>
          </table:table-cell>
          <table:table-cell office:value-type="string" table:style-name="ce11">
            <text:p>İLKNUR</text:p>
          </table:table-cell>
          <table:table-cell office:value-type="string" table:style-name="ce11">
            <text:p>NURETTİN</text:p>
          </table:table-cell>
          <table:table-cell office:value-type="date" office:date-value="2026-02-26T00:00:00" table:style-name="ce12">
            <text:p>26/02/26</text:p>
          </table:table-cell>
          <table:table-cell table:number-columns-repeated="16377"/>
        </table:table-row>
        <table:table-row table:style-name="ro8">
          <table:table-cell office:value-type="float" office:value="1741" table:style-name="ce4">
            <text:p>1741</text:p>
          </table:table-cell>
          <table:table-cell office:value-type="string" table:style-name="ce11">
            <text:p>BORNOVA 236</text:p>
          </table:table-cell>
          <table:table-cell office:value-type="string" table:style-name="ce5">
            <text:p>EMLAK ŞUB.MÜD</text:p>
          </table:table-cell>
          <table:table-cell office:value-type="date" office:date-value="2026-02-24T00:00:00" table:style-name="ce12">
            <text:p>24/02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3-05T00:00:00" table:style-name="ce12">
            <text:p>05/03/26</text:p>
          </table:table-cell>
          <table:table-cell table:number-columns-repeated="16377"/>
        </table:table-row>
        <table:table-row table:style-name="ro8">
          <table:table-cell office:value-type="float" office:value="1742" table:style-name="ce4">
            <text:p>1742</text:p>
          </table:table-cell>
          <table:table-cell office:value-type="string" table:style-name="ce11">
            <text:p>KONAK 828</text:p>
          </table:table-cell>
          <table:table-cell office:value-type="string" table:style-name="ce5">
            <text:p>EMLAK ŞUB.MÜD</text:p>
          </table:table-cell>
          <table:table-cell office:value-type="date" office:date-value="2026-02-26T00:00:00" table:style-name="ce12">
            <text:p>26/02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3-06T00:00:00" table:style-name="ce12">
            <text:p>06/03/26</text:p>
          </table:table-cell>
          <table:table-cell table:number-columns-repeated="16377"/>
        </table:table-row>
        <table:table-row table:style-name="ro8">
          <table:table-cell office:value-type="float" office:value="1743" table:style-name="ce4">
            <text:p>1743</text:p>
          </table:table-cell>
          <table:table-cell office:value-type="string" table:style-name="ce11">
            <text:p>KONAK 829</text:p>
          </table:table-cell>
          <table:table-cell office:value-type="string" table:style-name="ce5">
            <text:p>EMLAK ŞUB.MÜD</text:p>
          </table:table-cell>
          <table:table-cell office:value-type="date" office:date-value="2026-02-26T00:00:00" table:style-name="ce12">
            <text:p>26/02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3-06T00:00:00" table:style-name="ce12">
            <text:p>06/03/26</text:p>
          </table:table-cell>
          <table:table-cell table:number-columns-repeated="16377"/>
        </table:table-row>
        <table:table-row table:style-name="ro8">
          <table:table-cell office:value-type="float" office:value="1744" table:style-name="ce4">
            <text:p>1744</text:p>
          </table:table-cell>
          <table:table-cell office:value-type="string" table:style-name="ce11">
            <text:p>KARABAĞLAR 3562</text:p>
          </table:table-cell>
          <table:table-cell office:value-type="string" table:style-name="ce5">
            <text:p>EMLAK ŞUB.MÜD</text:p>
          </table:table-cell>
          <table:table-cell office:value-type="date" office:date-value="2026-02-26T00:00:00" table:style-name="ce12">
            <text:p>26/02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45" table:style-name="ce4">
            <text:p>1745</text:p>
          </table:table-cell>
          <table:table-cell office:value-type="string" table:style-name="ce11">
            <text:p>KARABAĞLAR 3576</text:p>
          </table:table-cell>
          <table:table-cell office:value-type="string" table:style-name="ce5">
            <text:p>EMLAK ŞUB.MÜD</text:p>
          </table:table-cell>
          <table:table-cell office:value-type="date" office:date-value="2026-02-26T00:00:00" table:style-name="ce12">
            <text:p>26/02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46" table:style-name="ce4">
            <text:p>1746</text:p>
          </table:table-cell>
          <table:table-cell office:value-type="string" table:style-name="ce11">
            <text:p>KONAK 109</text:p>
          </table:table-cell>
          <table:table-cell office:value-type="string" table:style-name="ce5">
            <text:p>EMLAK ŞUB.MÜD</text:p>
          </table:table-cell>
          <table:table-cell office:value-type="date" office:date-value="2026-02-26T00:00:00" table:style-name="ce12">
            <text:p>26/02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47" table:style-name="ce4">
            <text:p>1747</text:p>
          </table:table-cell>
          <table:table-cell office:value-type="string" table:style-name="ce11">
            <text:p>KONAK 109</text:p>
          </table:table-cell>
          <table:table-cell office:value-type="string" table:style-name="ce5">
            <text:p>EMLAK ŞUB.MÜD</text:p>
          </table:table-cell>
          <table:table-cell office:value-type="date" office:date-value="2026-02-26T00:00:00" table:style-name="ce12">
            <text:p>26/02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48" table:style-name="ce4">
            <text:p>1748</text:p>
          </table:table-cell>
          <table:table-cell office:value-type="string" table:style-name="ce11">
            <text:p>KONAK 114</text:p>
          </table:table-cell>
          <table:table-cell office:value-type="string" table:style-name="ce5">
            <text:p>EMLAK ŞUB.MÜD</text:p>
          </table:table-cell>
          <table:table-cell office:value-type="date" office:date-value="2026-02-27T00:00:00" table:style-name="ce12">
            <text:p>27/02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2-27T00:00:00" table:style-name="ce12">
            <text:p>27/02/26</text:p>
          </table:table-cell>
          <table:table-cell table:number-columns-repeated="16377"/>
        </table:table-row>
        <table:table-row table:style-name="ro8">
          <table:table-cell office:value-type="float" office:value="1749" table:style-name="ce4">
            <text:p>1749</text:p>
          </table:table-cell>
          <table:table-cell office:value-type="string" table:style-name="ce11">
            <text:p>KONAK 108</text:p>
          </table:table-cell>
          <table:table-cell office:value-type="string" table:style-name="ce5">
            <text:p>EMLAK ŞUB.MÜD</text:p>
          </table:table-cell>
          <table:table-cell office:value-type="date" office:date-value="2026-02-27T00:00:00" table:style-name="ce12">
            <text:p>27/02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2-27T00:00:00" table:style-name="ce12">
            <text:p>27/02/26</text:p>
          </table:table-cell>
          <table:table-cell table:number-columns-repeated="16377"/>
        </table:table-row>
        <table:table-row table:style-name="ro8">
          <table:table-cell office:value-type="float" office:value="1750" table:style-name="ce4">
            <text:p>1750</text:p>
          </table:table-cell>
          <table:table-cell office:value-type="string" table:style-name="ce11">
            <text:p>BAYRAKLI 388</text:p>
          </table:table-cell>
          <table:table-cell office:value-type="string" table:style-name="ce5">
            <text:p>EMLAK ŞUB.MÜD</text:p>
          </table:table-cell>
          <table:table-cell office:value-type="date" office:date-value="2026-02-27T00:00:00" table:style-name="ce12">
            <text:p>27/02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2-27T00:00:00" table:style-name="ce12">
            <text:p>27/02/26</text:p>
          </table:table-cell>
          <table:table-cell table:number-columns-repeated="16377"/>
        </table:table-row>
        <table:table-row table:style-name="ro8">
          <table:table-cell office:value-type="float" office:value="1751" table:style-name="ce4">
            <text:p>1751</text:p>
          </table:table-cell>
          <table:table-cell office:value-type="string" table:style-name="ce11">
            <text:p>KARŞIYAKA 1554</text:p>
          </table:table-cell>
          <table:table-cell office:value-type="string" table:style-name="ce5">
            <text:p>EMLAK ŞUB.MÜD</text:p>
          </table:table-cell>
          <table:table-cell office:value-type="date" office:date-value="2026-02-27T00:00:00" table:style-name="ce12">
            <text:p>27/02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2-27T00:00:00" table:style-name="ce12">
            <text:p>27/02/26</text:p>
          </table:table-cell>
          <table:table-cell table:number-columns-repeated="16377"/>
        </table:table-row>
        <table:table-row table:style-name="ro8">
          <table:table-cell office:value-type="float" office:value="1752" table:style-name="ce4">
            <text:p>1752</text:p>
          </table:table-cell>
          <table:table-cell office:value-type="string" table:style-name="ce11">
            <text:p>KONAK 2661</text:p>
          </table:table-cell>
          <table:table-cell office:value-type="string" table:style-name="ce5">
            <text:p>EMLAK ŞUB.MÜD</text:p>
          </table:table-cell>
          <table:table-cell office:value-type="date" office:date-value="2026-02-27T00:00:00" table:style-name="ce12">
            <text:p>27/02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2-27T00:00:00" table:style-name="ce12">
            <text:p>27/02/26</text:p>
          </table:table-cell>
          <table:table-cell table:number-columns-repeated="16377"/>
        </table:table-row>
        <table:table-row table:style-name="ro8">
          <table:table-cell office:value-type="float" office:value="1753" table:style-name="ce4">
            <text:p>1753</text:p>
          </table:table-cell>
          <table:table-cell office:value-type="string" table:style-name="ce11">
            <text:p>KONAK 1369</text:p>
          </table:table-cell>
          <table:table-cell office:value-type="string" table:style-name="ce5">
            <text:p>EMLAK ŞUB.MÜD</text:p>
          </table:table-cell>
          <table:table-cell office:value-type="date" office:date-value="2026-02-27T00:00:00" table:style-name="ce12">
            <text:p>27/02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2-27T00:00:00" table:style-name="ce12">
            <text:p>27/02/26</text:p>
          </table:table-cell>
          <table:table-cell table:number-columns-repeated="16377"/>
        </table:table-row>
        <table:table-row table:style-name="ro8">
          <table:table-cell office:value-type="float" office:value="1754" table:style-name="ce4">
            <text:p>1754</text:p>
          </table:table-cell>
          <table:table-cell office:value-type="string" table:style-name="ce11">
            <text:p>KONAK 2791 1-NOLU</text:p>
          </table:table-cell>
          <table:table-cell office:value-type="string" table:style-name="ce5">
            <text:p>EMLAK ŞUB.MÜD</text:p>
          </table:table-cell>
          <table:table-cell office:value-type="date" office:date-value="2026-03-02T00:00:00" table:style-name="ce12">
            <text:p>02/03/26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6-03-04T00:00:00" table:style-name="ce12">
            <text:p>04/03/26</text:p>
          </table:table-cell>
          <table:table-cell table:number-columns-repeated="16377"/>
        </table:table-row>
        <table:table-row table:style-name="ro8">
          <table:table-cell office:value-type="float" office:value="1755" table:style-name="ce4">
            <text:p>1755</text:p>
          </table:table-cell>
          <table:table-cell office:value-type="string" table:style-name="ce11">
            <text:p>KONAK 2791 2-NOLU</text:p>
          </table:table-cell>
          <table:table-cell office:value-type="string" table:style-name="ce5">
            <text:p>EMLAK ŞUB.MÜD</text:p>
          </table:table-cell>
          <table:table-cell office:value-type="date" office:date-value="2026-03-02T00:00:00" table:style-name="ce12">
            <text:p>02/03/26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6-03-05T00:00:00" table:style-name="ce12">
            <text:p>05/03/26</text:p>
          </table:table-cell>
          <table:table-cell table:number-columns-repeated="16377"/>
        </table:table-row>
        <table:table-row table:style-name="ro8">
          <table:table-cell office:value-type="float" office:value="1756" table:style-name="ce4">
            <text:p>1756</text:p>
          </table:table-cell>
          <table:table-cell office:value-type="string" table:style-name="ce11">
            <text:p>KONAK 2781</text:p>
          </table:table-cell>
          <table:table-cell office:value-type="string" table:style-name="ce5">
            <text:p>EMLAK ŞUB.MÜD</text:p>
          </table:table-cell>
          <table:table-cell office:value-type="date" office:date-value="2026-03-02T00:00:00" table:style-name="ce12">
            <text:p>02/03/26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6-03-06T00:00:00" table:style-name="ce12">
            <text:p>06/03/26</text:p>
          </table:table-cell>
          <table:table-cell table:number-columns-repeated="16377"/>
        </table:table-row>
        <table:table-row table:style-name="ro8">
          <table:table-cell office:value-type="float" office:value="1757" table:style-name="ce4">
            <text:p>1757</text:p>
          </table:table-cell>
          <table:table-cell office:value-type="string" table:style-name="ce11">
            <text:p>KONAK İPOTEK DEVAM EDENLER 2</text:p>
            <text:p>30041 ADA 7 PARSEL</text:p>
          </table:table-cell>
          <table:table-cell office:value-type="string" table:style-name="ce5">
            <text:p>EMLAK ŞUB.MÜD</text:p>
          </table:table-cell>
          <table:table-cell office:value-type="date" office:date-value="2026-03-02T00:00:00" table:style-name="ce12">
            <text:p>02/03/26</text:p>
          </table:table-cell>
          <table:table-cell office:value-type="string" table:style-name="ce11">
            <text:p>HİKMET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table:number-columns-repeated="16377"/>
        </table:table-row>
        <table:table-row table:style-name="ro8">
          <table:table-cell office:value-type="float" office:value="1758" table:style-name="ce4">
            <text:p>1758</text:p>
          </table:table-cell>
          <table:table-cell office:value-type="string" table:style-name="ce11">
            <text:p>ÇİĞLİ İPOTEK DEVAM EDENLER 12</text:p>
            <text:p>41269 ADA 4 PARSEL</text:p>
          </table:table-cell>
          <table:table-cell office:value-type="string" table:style-name="ce5">
            <text:p>EMLAK ŞUB.MÜD</text:p>
          </table:table-cell>
          <table:table-cell office:value-type="date" office:date-value="2026-03-02T00:00:00" table:style-name="ce12">
            <text:p>02/03/26</text:p>
          </table:table-cell>
          <table:table-cell office:value-type="string" table:style-name="ce11">
            <text:p>İLKNUR</text:p>
          </table:table-cell>
          <table:table-cell office:value-type="string" table:style-name="ce11">
            <text:p>NURETTİN</text:p>
          </table:table-cell>
          <table:table-cell office:value-type="date" office:date-value="2026-03-02T00:00:00" table:style-name="ce12">
            <text:p>02/03/26</text:p>
          </table:table-cell>
          <table:table-cell table:number-columns-repeated="16377"/>
        </table:table-row>
        <table:table-row table:style-name="ro8">
          <table:table-cell office:value-type="float" office:value="1759" table:style-name="ce4">
            <text:p>1759</text:p>
          </table:table-cell>
          <table:table-cell office:value-type="string" table:style-name="ce11">
            <text:p>İLİŞİKLİ 756</text:p>
          </table:table-cell>
          <table:table-cell office:value-type="string" table:style-name="ce5">
            <text:p>EMLAK ŞUB.MÜD</text:p>
          </table:table-cell>
          <table:table-cell office:value-type="date" office:date-value="2026-03-02T00:00:00" table:style-name="ce12">
            <text:p>02/03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3-03T00:00:00" table:style-name="ce12">
            <text:p>03/03/26</text:p>
          </table:table-cell>
          <table:table-cell table:number-columns-repeated="16377"/>
        </table:table-row>
        <table:table-row table:style-name="ro8">
          <table:table-cell office:value-type="float" office:value="1760" table:style-name="ce4">
            <text:p>1760</text:p>
          </table:table-cell>
          <table:table-cell office:value-type="string" table:style-name="ce11">
            <text:p>ÇİĞLİ İPOTEK DAVA SONLANAN 25</text:p>
            <text:p>41353 ADA 4 PARSEL</text:p>
          </table:table-cell>
          <table:table-cell office:value-type="string" table:style-name="ce5">
            <text:p>EMLAK ŞUB.MÜD</text:p>
          </table:table-cell>
          <table:table-cell office:value-type="date" office:date-value="2026-03-03T00:00:00" table:style-name="ce12">
            <text:p>03/03/26</text:p>
          </table:table-cell>
          <table:table-cell office:value-type="string" table:style-name="ce11">
            <text:p>MERVE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table:number-columns-repeated="16377"/>
        </table:table-row>
        <table:table-row table:style-name="ro8">
          <table:table-cell office:value-type="float" office:value="1761" table:style-name="ce4">
            <text:p>1761</text:p>
          </table:table-cell>
          <table:table-cell office:value-type="string" table:style-name="ce11">
            <text:p>SEFERİHİSAR 89</text:p>
          </table:table-cell>
          <table:table-cell office:value-type="string" table:style-name="ce5">
            <text:p>EMLAK ŞUB.MÜD</text:p>
          </table:table-cell>
          <table:table-cell office:value-type="date" office:date-value="2026-03-03T00:00:00" table:style-name="ce12">
            <text:p>03/03/26</text:p>
          </table:table-cell>
          <table:table-cell office:value-type="string" table:style-name="ce11">
            <text:p>ERGİN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62" table:style-name="ce4">
            <text:p>1762</text:p>
          </table:table-cell>
          <table:table-cell office:value-type="string" table:style-name="ce11">
            <text:p>BAYRAKLI 388</text:p>
          </table:table-cell>
          <table:table-cell office:value-type="string" table:style-name="ce5">
            <text:p>EMLAK ŞUB.MÜD</text:p>
          </table:table-cell>
          <table:table-cell office:value-type="date" office:date-value="2026-03-03T00:00:00" table:style-name="ce12">
            <text:p>03/03/26</text:p>
          </table:table-cell>
          <table:table-cell office:value-type="string" table:style-name="ce11">
            <text:p>HİLAL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63" table:style-name="ce4">
            <text:p>1763</text:p>
          </table:table-cell>
          <table:table-cell office:value-type="string" table:style-name="ce11">
            <text:p>GÜZELBAHÇE 159</text:p>
          </table:table-cell>
          <table:table-cell office:value-type="string" table:style-name="ce5">
            <text:p>EMLAK ŞUB.MÜD</text:p>
          </table:table-cell>
          <table:table-cell office:value-type="date" office:date-value="2026-03-03T00:00:00" table:style-name="ce12">
            <text:p>03/03/26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3">
            <text:p>79 BİRLEŞMİŞ</text:p>
          </table:table-cell>
          <table:table-cell table:number-columns-repeated="16376"/>
        </table:table-row>
        <table:table-row table:style-name="ro8">
          <table:table-cell office:value-type="float" office:value="1764" table:style-name="ce4">
            <text:p>1764</text:p>
          </table:table-cell>
          <table:table-cell office:value-type="string" table:style-name="ce11">
            <text:p>KONAK 639</text:p>
          </table:table-cell>
          <table:table-cell office:value-type="string" table:style-name="ce5">
            <text:p>EMLAK ŞUB.MÜD</text:p>
          </table:table-cell>
          <table:table-cell office:value-type="date" office:date-value="2026-03-04T00:00:00" table:style-name="ce12">
            <text:p>04/03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65" table:style-name="ce4">
            <text:p>1765</text:p>
          </table:table-cell>
          <table:table-cell office:value-type="string" table:style-name="ce11">
            <text:p>KONAK 639 1-NOLU</text:p>
          </table:table-cell>
          <table:table-cell office:value-type="string" table:style-name="ce5">
            <text:p>EMLAK ŞUB.MÜD</text:p>
          </table:table-cell>
          <table:table-cell office:value-type="date" office:date-value="2026-03-04T00:00:00" table:style-name="ce12">
            <text:p>04/03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66" table:style-name="ce4">
            <text:p>1766</text:p>
          </table:table-cell>
          <table:table-cell office:value-type="string" table:style-name="ce11">
            <text:p>KONAK 639 2-NOLU</text:p>
          </table:table-cell>
          <table:table-cell office:value-type="string" table:style-name="ce5">
            <text:p>EMLAK ŞUB.MÜD</text:p>
          </table:table-cell>
          <table:table-cell office:value-type="date" office:date-value="2026-03-04T00:00:00" table:style-name="ce12">
            <text:p>04/03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67" table:style-name="ce4">
            <text:p>1767</text:p>
          </table:table-cell>
          <table:table-cell office:value-type="string" table:style-name="ce11">
            <text:p>KARŞIYAKA İPOTEK DAVA SONLANAN <text:s/>13</text:p>
            <text:p>21619 ADA 1 PARSEL</text:p>
          </table:table-cell>
          <table:table-cell office:value-type="string" table:style-name="ce5">
            <text:p>EMLAK ŞUB.MÜD</text:p>
          </table:table-cell>
          <table:table-cell office:value-type="date" office:date-value="2026-03-04T00:00:00" table:style-name="ce12">
            <text:p>04/03/26</text:p>
          </table:table-cell>
          <table:table-cell office:value-type="string" table:style-name="ce11">
            <text:p>SÜLEYMA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68" table:style-name="ce4">
            <text:p>1768</text:p>
          </table:table-cell>
          <table:table-cell office:value-type="string" table:style-name="ce11">
            <text:p>KONAK 2410</text:p>
          </table:table-cell>
          <table:table-cell office:value-type="string" table:style-name="ce5">
            <text:p>EMLAK ŞUB.MÜD</text:p>
          </table:table-cell>
          <table:table-cell office:value-type="date" office:date-value="2026-03-04T00:00:00" table:style-name="ce12">
            <text:p>04/03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3-05T00:00:00" table:style-name="ce12">
            <text:p>05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69" table:style-name="ce4">
            <text:p>1769</text:p>
          </table:table-cell>
          <table:table-cell office:value-type="string" table:style-name="ce11">
            <text:p>TİRE 180</text:p>
          </table:table-cell>
          <table:table-cell office:value-type="string" table:style-name="ce5">
            <text:p>EMLAK ŞUB.MÜD</text:p>
          </table:table-cell>
          <table:table-cell office:value-type="date" office:date-value="2026-03-05T00:00:00" table:style-name="ce12">
            <text:p>05/03/26</text:p>
          </table:table-cell>
          <table:table-cell office:value-type="string" table:style-name="ce11">
            <text:p>HİLAL</text:p>
          </table:table-cell>
          <table:table-cell office:value-type="string" table:style-name="ce11">
            <text:p>NURETTİN</text:p>
          </table:table-cell>
          <table:table-cell office:value-type="date" office:date-value="2026-03-05T00:00:00" table:style-name="ce12">
            <text:p>05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70" table:style-name="ce4">
            <text:p>1770</text:p>
          </table:table-cell>
          <table:table-cell office:value-type="string" table:style-name="ce11">
            <text:p>KİRAZ 325</text:p>
          </table:table-cell>
          <table:table-cell office:value-type="string" table:style-name="ce5">
            <text:p>EMLAK ŞUB.MÜD</text:p>
          </table:table-cell>
          <table:table-cell office:value-type="date" office:date-value="2026-03-05T00:00:00" table:style-name="ce12">
            <text:p>05/03/26</text:p>
          </table:table-cell>
          <table:table-cell office:value-type="string" table:style-name="ce11">
            <text:p>SELEN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771" table:style-name="ce4">
            <text:p>1771</text:p>
          </table:table-cell>
          <table:table-cell office:value-type="string" table:style-name="ce11">
            <text:p>KONAK 2591</text:p>
          </table:table-cell>
          <table:table-cell office:value-type="string" table:style-name="ce5">
            <text:p>EMLAK ŞUB.MÜD</text:p>
          </table:table-cell>
          <table:table-cell office:value-type="date" office:date-value="2026-03-05T00:00:00" table:style-name="ce12">
            <text:p>05/03/26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72" table:style-name="ce4">
            <text:p>1772</text:p>
          </table:table-cell>
          <table:table-cell office:value-type="string" table:style-name="ce11">
            <text:p>KARŞIYAKA 141</text:p>
          </table:table-cell>
          <table:table-cell office:value-type="string" table:style-name="ce5">
            <text:p>EMLAK ŞUB.MÜD</text:p>
          </table:table-cell>
          <table:table-cell office:value-type="date" office:date-value="2026-03-05T00:00:00" table:style-name="ce12">
            <text:p>05/03/26</text:p>
          </table:table-cell>
          <table:table-cell office:value-type="string" table:style-name="ce11">
            <text:p>İLKNUR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73" table:style-name="ce4">
            <text:p>1773</text:p>
          </table:table-cell>
          <table:table-cell office:value-type="string" table:style-name="ce11">
            <text:p>KARŞIYAKA 1572</text:p>
          </table:table-cell>
          <table:table-cell office:value-type="string" table:style-name="ce5">
            <text:p>EMLAK ŞUB.MÜD</text:p>
          </table:table-cell>
          <table:table-cell office:value-type="date" office:date-value="2026-03-05T00:00:00" table:style-name="ce12">
            <text:p>05/03/26</text:p>
          </table:table-cell>
          <table:table-cell office:value-type="string" table:style-name="ce11">
            <text:p>İLKNUR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74" table:style-name="ce4">
            <text:p>1774</text:p>
          </table:table-cell>
          <table:table-cell office:value-type="string" table:style-name="ce11">
            <text:p>KARŞIYAKA 1573</text:p>
          </table:table-cell>
          <table:table-cell office:value-type="string" table:style-name="ce5">
            <text:p>EMLAK ŞUB.MÜD</text:p>
          </table:table-cell>
          <table:table-cell office:value-type="date" office:date-value="2026-03-05T00:00:00" table:style-name="ce12">
            <text:p>05/03/26</text:p>
          </table:table-cell>
          <table:table-cell office:value-type="string" table:style-name="ce11">
            <text:p>İLKNUR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75" table:style-name="ce4">
            <text:p>1775</text:p>
          </table:table-cell>
          <table:table-cell office:value-type="string" table:style-name="ce11">
            <text:p>İLİŞİKLİ 714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HİLAL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76" table:style-name="ce4">
            <text:p>1776</text:p>
          </table:table-cell>
          <table:table-cell office:value-type="string" table:style-name="ce11">
            <text:p>İLİŞİKLİ 715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HİLAL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777" table:style-name="ce4">
            <text:p>1777</text:p>
          </table:table-cell>
          <table:table-cell office:value-type="string" table:style-name="ce11">
            <text:p>KARŞIYAKA 3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78" table:style-name="ce4">
            <text:p>1778</text:p>
          </table:table-cell>
          <table:table-cell office:value-type="string" table:style-name="ce11">
            <text:p>KARŞIYAKA 4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79" table:style-name="ce4">
            <text:p>1779</text:p>
          </table:table-cell>
          <table:table-cell office:value-type="string" table:style-name="ce11">
            <text:p>KARŞIYAKA 5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80" table:style-name="ce4">
            <text:p>1780</text:p>
          </table:table-cell>
          <table:table-cell office:value-type="string" table:style-name="ce11">
            <text:p>KARŞIYAKA 6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81" table:style-name="ce4">
            <text:p>1781</text:p>
          </table:table-cell>
          <table:table-cell office:value-type="string" table:style-name="ce11">
            <text:p>KARŞIYAKA 7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82" table:style-name="ce4">
            <text:p>1782</text:p>
          </table:table-cell>
          <table:table-cell office:value-type="string" table:style-name="ce11">
            <text:p>KARŞIYAKA 8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83" table:style-name="ce4">
            <text:p>1783</text:p>
          </table:table-cell>
          <table:table-cell office:value-type="string" table:style-name="ce11">
            <text:p>KARŞIYAKA 9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84" table:style-name="ce4">
            <text:p>1784</text:p>
          </table:table-cell>
          <table:table-cell office:value-type="string" table:style-name="ce11">
            <text:p>KARŞIYAKA 10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85" table:style-name="ce4">
            <text:p>1785</text:p>
          </table:table-cell>
          <table:table-cell office:value-type="string" table:style-name="ce11">
            <text:p>KARŞIYAKA 11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86" table:style-name="ce4">
            <text:p>1786</text:p>
          </table:table-cell>
          <table:table-cell office:value-type="string" table:style-name="ce11">
            <text:p>KARŞIYAKA 12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87" table:style-name="ce4">
            <text:p>1787</text:p>
          </table:table-cell>
          <table:table-cell office:value-type="string" table:style-name="ce11">
            <text:p>KARŞIYAKA 13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88" table:style-name="ce4">
            <text:p>1788</text:p>
          </table:table-cell>
          <table:table-cell office:value-type="string" table:style-name="ce11">
            <text:p>KARŞIYAKA 14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89" table:style-name="ce4">
            <text:p>1789</text:p>
          </table:table-cell>
          <table:table-cell office:value-type="string" table:style-name="ce11">
            <text:p>KARŞIYAKA 15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90" table:style-name="ce4">
            <text:p>1790</text:p>
          </table:table-cell>
          <table:table-cell office:value-type="string" table:style-name="ce11">
            <text:p>KARŞIYAKA 16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91" table:style-name="ce4">
            <text:p>1791</text:p>
          </table:table-cell>
          <table:table-cell office:value-type="string" table:style-name="ce11">
            <text:p>KARŞIYAKA 17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92" table:style-name="ce4">
            <text:p>1792</text:p>
          </table:table-cell>
          <table:table-cell office:value-type="string" table:style-name="ce11">
            <text:p>KARŞIYAKA 18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93" table:style-name="ce4">
            <text:p>1793</text:p>
          </table:table-cell>
          <table:table-cell office:value-type="string" table:style-name="ce11">
            <text:p>KARŞIYAKA 19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94" table:style-name="ce4">
            <text:p>1794</text:p>
          </table:table-cell>
          <table:table-cell office:value-type="string" table:style-name="ce11">
            <text:p>KARŞIYAKA 20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95" table:style-name="ce4">
            <text:p>1795</text:p>
          </table:table-cell>
          <table:table-cell office:value-type="string" table:style-name="ce11">
            <text:p>KARŞIYAKA 21</text:p>
          </table:table-cell>
          <table:table-cell office:value-type="string" table:style-name="ce5">
            <text:p>EMLAK ŞUB.MÜD</text:p>
          </table:table-cell>
          <table:table-cell office:value-type="date" office:date-value="2026-03-06T00:00:00" table:style-name="ce12">
            <text:p>06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796" table:style-name="ce4">
            <text:p>1796</text:p>
          </table:table-cell>
          <table:table-cell office:value-type="string" table:style-name="ce11">
            <text:p>GAZİEMİR 237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HASA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797" table:style-name="ce4">
            <text:p>1797</text:p>
          </table:table-cell>
          <table:table-cell office:value-type="string" table:style-name="ce11">
            <text:p>KARŞIYAKA 546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OLCAY</text:p>
          </table:table-cell>
          <table:table-cell office:value-type="string" table:style-name="ce11">
            <text:p>NURETTİN</text:p>
          </table:table-cell>
          <table:table-cell office:value-type="date" office:date-value="2026-03-11T00:00:00" table:style-name="ce12">
            <text:p>11/03/26</text:p>
          </table:table-cell>
          <table:table-cell table:number-columns-repeated="16377"/>
        </table:table-row>
        <table:table-row table:style-name="ro8">
          <table:table-cell office:value-type="float" office:value="1798" table:style-name="ce4">
            <text:p>1798</text:p>
          </table:table-cell>
          <table:table-cell office:value-type="string" table:style-name="ce11">
            <text:p>KARŞIYAKA 650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CEYDANUR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table:number-columns-repeated="16377"/>
        </table:table-row>
        <table:table-row table:style-name="ro8">
          <table:table-cell office:value-type="float" office:value="1799" table:style-name="ce4">
            <text:p>1799</text:p>
          </table:table-cell>
          <table:table-cell office:value-type="string" table:style-name="ce11">
            <text:p>KARŞIYAKA 526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ŞENDA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table:number-columns-repeated="16377"/>
        </table:table-row>
        <table:table-row table:style-name="ro8">
          <table:table-cell office:value-type="float" office:value="1800" table:style-name="ce4">
            <text:p>1800</text:p>
          </table:table-cell>
          <table:table-cell office:value-type="string" table:style-name="ce11">
            <text:p>KONAK 3181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table:number-columns-repeated="16377"/>
        </table:table-row>
        <table:table-row table:style-name="ro8">
          <table:table-cell office:value-type="float" office:value="1801" table:style-name="ce4">
            <text:p>1801</text:p>
          </table:table-cell>
          <table:table-cell office:value-type="string" table:style-name="ce11">
            <text:p>KONAK 3279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table:number-columns-repeated="16377"/>
        </table:table-row>
        <table:table-row table:style-name="ro8">
          <table:table-cell office:value-type="float" office:value="1802" table:style-name="ce4">
            <text:p>1802</text:p>
          </table:table-cell>
          <table:table-cell office:value-type="string" table:style-name="ce11">
            <text:p>KONAK 3280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3-10T00:00:00" table:style-name="ce12">
            <text:p>10/03/26</text:p>
          </table:table-cell>
          <table:table-cell table:number-columns-repeated="16377"/>
        </table:table-row>
        <table:table-row table:style-name="ro8">
          <table:table-cell office:value-type="float" office:value="1803" table:style-name="ce4">
            <text:p>1803</text:p>
          </table:table-cell>
          <table:table-cell office:value-type="string" table:style-name="ce11">
            <text:p>KONAK 777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04" table:style-name="ce4">
            <text:p>1804</text:p>
          </table:table-cell>
          <table:table-cell office:value-type="string" table:style-name="ce11">
            <text:p>KONAK 2829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SERKAN OK</text:p>
          </table:table-cell>
          <table:table-cell office:value-type="string" table:style-name="ce11">
            <text:p>NURETTİN</text:p>
          </table:table-cell>
          <table:table-cell office:value-type="date" office:date-value="2026-03-11T00:00:00" table:style-name="ce12">
            <text:p>11/03/26</text:p>
          </table:table-cell>
          <table:table-cell table:number-columns-repeated="16377"/>
        </table:table-row>
        <table:table-row table:style-name="ro8">
          <table:table-cell office:value-type="float" office:value="1805" table:style-name="ce4">
            <text:p>1805</text:p>
          </table:table-cell>
          <table:table-cell office:value-type="string" table:style-name="ce11">
            <text:p>KONAK 3147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SERKAN OK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06" table:style-name="ce4">
            <text:p>1806</text:p>
          </table:table-cell>
          <table:table-cell office:value-type="string" table:style-name="ce11">
            <text:p>KARŞIYAKA 288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BURCU</text:p>
          </table:table-cell>
          <table:table-cell office:value-type="string" table:style-name="ce11">
            <text:p>NURETTİN</text:p>
          </table:table-cell>
          <table:table-cell office:value-type="date" office:date-value="2026-03-11T00:00:00" table:style-name="ce12">
            <text:p>11/03/26</text:p>
          </table:table-cell>
          <table:table-cell table:number-columns-repeated="16377"/>
        </table:table-row>
        <table:table-row table:style-name="ro8">
          <table:table-cell office:value-type="float" office:value="1807" table:style-name="ce4">
            <text:p>1807</text:p>
          </table:table-cell>
          <table:table-cell office:value-type="string" table:style-name="ce11">
            <text:p>KOAK 2123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3-11T00:00:00" table:style-name="ce12">
            <text:p>11/03/26</text:p>
          </table:table-cell>
          <table:table-cell table:number-columns-repeated="16377"/>
        </table:table-row>
        <table:table-row table:style-name="ro8">
          <table:table-cell office:value-type="float" office:value="1808" table:style-name="ce4">
            <text:p>1808</text:p>
          </table:table-cell>
          <table:table-cell office:value-type="string" table:style-name="ce11">
            <text:p>KOAK 2128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3-11T00:00:00" table:style-name="ce12">
            <text:p>11/03/26</text:p>
          </table:table-cell>
          <table:table-cell table:number-columns-repeated="16377"/>
        </table:table-row>
        <table:table-row table:style-name="ro8">
          <table:table-cell office:value-type="float" office:value="1809" table:style-name="ce4">
            <text:p>1809</text:p>
          </table:table-cell>
          <table:table-cell office:value-type="string" table:style-name="ce11">
            <text:p>KOAK 2129</text:p>
          </table:table-cell>
          <table:table-cell office:value-type="string" table:style-name="ce5">
            <text:p>EMLAK ŞUB.MÜD</text:p>
          </table:table-cell>
          <table:table-cell office:value-type="date" office:date-value="2026-03-10T00:00:00" table:style-name="ce12">
            <text:p>10/03/26</text:p>
          </table:table-cell>
          <table:table-cell office:value-type="string" table:style-name="ce11">
            <text:p>GÜLÇİN</text:p>
          </table:table-cell>
          <table:table-cell office:value-type="string" table:style-name="ce11">
            <text:p>NURETTİN</text:p>
          </table:table-cell>
          <table:table-cell office:value-type="date" office:date-value="2026-03-11T00:00:00" table:style-name="ce12">
            <text:p>11/03/26</text:p>
          </table:table-cell>
          <table:table-cell table:number-columns-repeated="16377"/>
        </table:table-row>
        <table:table-row table:style-name="ro8">
          <table:table-cell office:value-type="float" office:value="1810" table:style-name="ce4">
            <text:p>1810</text:p>
          </table:table-cell>
          <table:table-cell office:value-type="string" table:style-name="ce11">
            <text:p>KARABAĞLAR 3640</text:p>
          </table:table-cell>
          <table:table-cell office:value-type="string" table:style-name="ce5">
            <text:p>EMLAK ŞUB.MÜD</text:p>
          </table:table-cell>
          <table:table-cell office:value-type="date" office:date-value="2026-03-11T00:00:00" table:style-name="ce12">
            <text:p>11/03/26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11" table:style-name="ce4">
            <text:p>1811</text:p>
          </table:table-cell>
          <table:table-cell office:value-type="string" table:style-name="ce11">
            <text:p>KARABAĞLAR 3641</text:p>
          </table:table-cell>
          <table:table-cell office:value-type="string" table:style-name="ce5">
            <text:p>EMLAK ŞUB.MÜD</text:p>
          </table:table-cell>
          <table:table-cell office:value-type="date" office:date-value="2026-03-11T00:00:00" table:style-name="ce12">
            <text:p>11/03/26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12" table:style-name="ce4">
            <text:p>1812</text:p>
          </table:table-cell>
          <table:table-cell office:value-type="string" table:style-name="ce11">
            <text:p>BUCA 1874</text:p>
          </table:table-cell>
          <table:table-cell office:value-type="string" table:style-name="ce5">
            <text:p>EMLAK ŞUB.MÜD</text:p>
          </table:table-cell>
          <table:table-cell office:value-type="date" office:date-value="2026-03-11T00:00:00" table:style-name="ce12">
            <text:p>11/03/26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13" table:style-name="ce4">
            <text:p>1813</text:p>
          </table:table-cell>
          <table:table-cell office:value-type="string" table:style-name="ce11">
            <text:p>BUCA 1582</text:p>
          </table:table-cell>
          <table:table-cell office:value-type="string" table:style-name="ce5">
            <text:p>EMLAK ŞUB.MÜD</text:p>
          </table:table-cell>
          <table:table-cell office:value-type="date" office:date-value="2026-03-11T00:00:00" table:style-name="ce12">
            <text:p>11/03/26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14" table:style-name="ce4">
            <text:p>1814</text:p>
          </table:table-cell>
          <table:table-cell office:value-type="string" table:style-name="ce11">
            <text:p>KONAK 634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15" table:style-name="ce4">
            <text:p>1815</text:p>
          </table:table-cell>
          <table:table-cell office:value-type="string" table:style-name="ce11">
            <text:p>KONAK 635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16" table:style-name="ce4">
            <text:p>1816</text:p>
          </table:table-cell>
          <table:table-cell office:value-type="string" table:style-name="ce11">
            <text:p>KONAK 636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17" table:style-name="ce4">
            <text:p>1817</text:p>
          </table:table-cell>
          <table:table-cell office:value-type="string" table:style-name="ce11">
            <text:p>KONAK 2713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18" table:style-name="ce4">
            <text:p>1818</text:p>
          </table:table-cell>
          <table:table-cell office:value-type="string" table:style-name="ce11">
            <text:p>KONAK 3181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19" table:style-name="ce4">
            <text:p>1819</text:p>
          </table:table-cell>
          <table:table-cell office:value-type="string" table:style-name="ce11">
            <text:p>SEFERİHİSAR 87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20" table:style-name="ce4">
            <text:p>1820</text:p>
          </table:table-cell>
          <table:table-cell office:value-type="string" table:style-name="ce11">
            <text:p>SEFERİHİSAR 148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21" table:style-name="ce4">
            <text:p>1821</text:p>
          </table:table-cell>
          <table:table-cell office:value-type="string" table:style-name="ce11">
            <text:p>URLA 94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22" table:style-name="ce4">
            <text:p>1822</text:p>
          </table:table-cell>
          <table:table-cell office:value-type="string" table:style-name="ce11">
            <text:p>TİRE 81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23" table:style-name="ce4">
            <text:p>1823</text:p>
          </table:table-cell>
          <table:table-cell office:value-type="string" table:style-name="ce11">
            <text:p>KARABAĞLAR 23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24" table:style-name="ce4">
            <text:p>1824</text:p>
          </table:table-cell>
          <table:table-cell office:value-type="string" table:style-name="ce11">
            <text:p>KARABAĞLAR 25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25" table:style-name="ce4">
            <text:p>1825</text:p>
          </table:table-cell>
          <table:table-cell office:value-type="string" table:style-name="ce11">
            <text:p>KARABAĞLAR 26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26" table:style-name="ce4">
            <text:p>1826</text:p>
          </table:table-cell>
          <table:table-cell office:value-type="string" table:style-name="ce11">
            <text:p>KARABAĞLAR 3274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27" table:style-name="ce4">
            <text:p>1827</text:p>
          </table:table-cell>
          <table:table-cell office:value-type="string" table:style-name="ce11">
            <text:p>KARABAĞLAR 3320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28" table:style-name="ce4">
            <text:p>1828</text:p>
          </table:table-cell>
          <table:table-cell office:value-type="string" table:style-name="ce11">
            <text:p>KARABAĞLAR 3391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29" table:style-name="ce4">
            <text:p>1829</text:p>
          </table:table-cell>
          <table:table-cell office:value-type="string" table:style-name="ce11">
            <text:p>ÇİĞLİ 222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30" table:style-name="ce4">
            <text:p>1830</text:p>
          </table:table-cell>
          <table:table-cell office:value-type="string" table:style-name="ce11">
            <text:p>BORNOVA 213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31" table:style-name="ce4">
            <text:p>1831</text:p>
          </table:table-cell>
          <table:table-cell office:value-type="string" table:style-name="ce11">
            <text:p>GAZİEMİR 179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GÜLŞAH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32" table:style-name="ce4">
            <text:p>1832</text:p>
          </table:table-cell>
          <table:table-cell office:value-type="string" table:style-name="ce11">
            <text:p>GÜZELBAHÇE 88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GÜLŞAH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33" table:style-name="ce4">
            <text:p>1833</text:p>
          </table:table-cell>
          <table:table-cell office:value-type="string" table:style-name="ce11">
            <text:p>BUCA 1893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GÜLŞAH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34" table:style-name="ce4">
            <text:p>1834</text:p>
          </table:table-cell>
          <table:table-cell office:value-type="string" table:style-name="ce11">
            <text:p>BUCA 1938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GÜLŞAH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35" table:style-name="ce4">
            <text:p>1835</text:p>
          </table:table-cell>
          <table:table-cell office:value-type="string" table:style-name="ce11">
            <text:p>KONAK 2815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GÜLŞAH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36" table:style-name="ce4">
            <text:p>1836</text:p>
          </table:table-cell>
          <table:table-cell office:value-type="string" table:style-name="ce11">
            <text:p>KONAK 3375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GÜLŞAH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37" table:style-name="ce4">
            <text:p>1837</text:p>
          </table:table-cell>
          <table:table-cell office:value-type="string" table:style-name="ce11">
            <text:p>BAYRAKLI 660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GÜLŞAH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38" table:style-name="ce4">
            <text:p>1838</text:p>
          </table:table-cell>
          <table:table-cell office:value-type="string" table:style-name="ce11">
            <text:p>KARABAĞLAR 3604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GÜLŞAH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39" table:style-name="ce4">
            <text:p>1839</text:p>
          </table:table-cell>
          <table:table-cell office:value-type="string" table:style-name="ce11">
            <text:p>ÖDEMİŞ 296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40" table:style-name="ce4">
            <text:p>1840</text:p>
          </table:table-cell>
          <table:table-cell office:value-type="string" table:style-name="ce11">
            <text:p>ÖDEMİŞ 363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41" table:style-name="ce4">
            <text:p>1841</text:p>
          </table:table-cell>
          <table:table-cell office:value-type="string" table:style-name="ce11">
            <text:p>SEFERİHİSAR 149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42" table:style-name="ce4">
            <text:p>1842</text:p>
          </table:table-cell>
          <table:table-cell office:value-type="string" table:style-name="ce11">
            <text:p>SEFERİHİSAR 91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43" table:style-name="ce4">
            <text:p>1843</text:p>
          </table:table-cell>
          <table:table-cell office:value-type="string" table:style-name="ce11">
            <text:p>SELÇUK 39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44" table:style-name="ce4">
            <text:p>1844</text:p>
          </table:table-cell>
          <table:table-cell office:value-type="string" table:style-name="ce11">
            <text:p>BORNOVA 1248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45" table:style-name="ce4">
            <text:p>1845</text:p>
          </table:table-cell>
          <table:table-cell office:value-type="string" table:style-name="ce11">
            <text:p>BORNOVA 1249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46" table:style-name="ce4">
            <text:p>1846</text:p>
          </table:table-cell>
          <table:table-cell office:value-type="string" table:style-name="ce11">
            <text:p>KONAK 366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47" table:style-name="ce4">
            <text:p>1847</text:p>
          </table:table-cell>
          <table:table-cell office:value-type="string" table:style-name="ce11">
            <text:p>KONAK 1192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48" table:style-name="ce4">
            <text:p>1848</text:p>
          </table:table-cell>
          <table:table-cell office:value-type="string" table:style-name="ce11">
            <text:p>KEMALPAŞA 28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49" table:style-name="ce4">
            <text:p>1849</text:p>
          </table:table-cell>
          <table:table-cell office:value-type="string" table:style-name="ce11">
            <text:p>KEMALPAŞA 29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office:value-type="string" table:style-name="ce11">
            <text:p>NURETTİN</text:p>
          </table:table-cell>
          <table:table-cell office:value-type="date" office:date-value="2026-03-13T00:00:00" table:style-name="ce12">
            <text:p>13/03/26</text:p>
          </table:table-cell>
          <table:table-cell table:number-columns-repeated="16377"/>
        </table:table-row>
        <table:table-row table:style-name="ro8">
          <table:table-cell office:value-type="float" office:value="1850" table:style-name="ce4">
            <text:p>1850</text:p>
          </table:table-cell>
          <table:table-cell office:value-type="string" table:style-name="ce11">
            <text:p>GAZİEMİR 65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51" table:style-name="ce4">
            <text:p>1851</text:p>
          </table:table-cell>
          <table:table-cell office:value-type="string" table:style-name="ce11">
            <text:p>BUCA 1863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52" table:style-name="ce4">
            <text:p>1852</text:p>
          </table:table-cell>
          <table:table-cell office:value-type="string" table:style-name="ce11">
            <text:p>KARABAĞLAR 3616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LEN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53" table:style-name="ce4">
            <text:p>1853</text:p>
          </table:table-cell>
          <table:table-cell office:value-type="string" table:style-name="ce11">
            <text:p>KARŞIYAKA 1497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RKAN OK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54" table:style-name="ce4">
            <text:p>1854</text:p>
          </table:table-cell>
          <table:table-cell office:value-type="string" table:style-name="ce11">
            <text:p>SEFERİHİSAR 90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RKAN OK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55" table:style-name="ce4">
            <text:p>1855</text:p>
          </table:table-cell>
          <table:table-cell office:value-type="string" table:style-name="ce11">
            <text:p>BAYRAKLI 127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RKAN OK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56" table:style-name="ce4">
            <text:p>1856</text:p>
          </table:table-cell>
          <table:table-cell office:value-type="string" table:style-name="ce11">
            <text:p>BAYRAKLI 673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RKAN OK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57" table:style-name="ce4">
            <text:p>1857</text:p>
          </table:table-cell>
          <table:table-cell office:value-type="string" table:style-name="ce11">
            <text:p>ÇİĞLİ 441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RKAN OK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58" table:style-name="ce4">
            <text:p>1858</text:p>
          </table:table-cell>
          <table:table-cell office:value-type="string" table:style-name="ce11">
            <text:p>BAYINDIR 144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RKAN OK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59" table:style-name="ce4">
            <text:p>1859</text:p>
          </table:table-cell>
          <table:table-cell office:value-type="string" table:style-name="ce11">
            <text:p>BORNOVA 6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RKAN OK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60" table:style-name="ce4">
            <text:p>1860</text:p>
          </table:table-cell>
          <table:table-cell office:value-type="string" table:style-name="ce11">
            <text:p>MENDERES 99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RKAN OK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61" table:style-name="ce4">
            <text:p>1861</text:p>
          </table:table-cell>
          <table:table-cell office:value-type="string" table:style-name="ce11">
            <text:p>TİRE 173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RKAN OK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62" table:style-name="ce4">
            <text:p>1862</text:p>
          </table:table-cell>
          <table:table-cell office:value-type="string" table:style-name="ce11">
            <text:p>BUCA 1947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26">
            <text:p>SERKAN OK</text:p>
            <text:p>MÜFETTİŞ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63" table:style-name="ce4">
            <text:p>1863</text:p>
          </table:table-cell>
          <table:table-cell office:value-type="string" table:style-name="ce11">
            <text:p>BUCA 888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64" table:style-name="ce4">
            <text:p>1864</text:p>
          </table:table-cell>
          <table:table-cell office:value-type="string" table:style-name="ce11">
            <text:p>İLİŞİKLİ 126</text:p>
          </table:table-cell>
          <table:table-cell office:value-type="string" table:style-name="ce5">
            <text:p>EMLAK ŞUB.MÜD</text:p>
          </table:table-cell>
          <table:table-cell office:value-type="date" office:date-value="2026-03-12T00:00:00" table:style-name="ce12">
            <text:p>12/03/26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6-03-12T00:00:00" table:style-name="ce12">
            <text:p>12/03/26</text:p>
          </table:table-cell>
          <table:table-cell table:number-columns-repeated="16377"/>
        </table:table-row>
        <table:table-row table:style-name="ro8">
          <table:table-cell office:value-type="float" office:value="1865" table:style-name="ce4">
            <text:p>1865</text:p>
          </table:table-cell>
          <table:table-cell office:value-type="string" table:style-name="ce11">
            <text:p>KARŞIYAKA 779</text:p>
          </table:table-cell>
          <table:table-cell office:value-type="string" table:style-name="ce5">
            <text:p>EMLAK ŞUB.MÜD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66" table:style-name="ce4">
            <text:p>1866</text:p>
          </table:table-cell>
          <table:table-cell office:value-type="string" table:style-name="ce11">
            <text:p>ÇİĞLİ 381</text:p>
          </table:table-cell>
          <table:table-cell office:value-type="string" table:style-name="ce5">
            <text:p>EMLAK ŞUB.MÜD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67" table:style-name="ce4">
            <text:p>1867</text:p>
          </table:table-cell>
          <table:table-cell office:value-type="string" table:style-name="ce11">
            <text:p>KONAK 2658</text:p>
          </table:table-cell>
          <table:table-cell office:value-type="string" table:style-name="ce5">
            <text:p>EMLAK ŞUB.MÜD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1">
            <text:p>GÜLŞAH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68" table:style-name="ce4">
            <text:p>1868</text:p>
          </table:table-cell>
          <table:table-cell office:value-type="string" table:style-name="ce11">
            <text:p>KONAK 3394</text:p>
          </table:table-cell>
          <table:table-cell office:value-type="string" table:style-name="ce5">
            <text:p>EMLAK ŞUB.MÜD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1">
            <text:p>GÜLŞAH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table:number-columns-repeated="16377"/>
        </table:table-row>
        <table:table-row table:style-name="ro8">
          <table:table-cell office:value-type="float" office:value="1869" table:style-name="ce4">
            <text:p>1869</text:p>
          </table:table-cell>
          <table:table-cell office:value-type="string" table:style-name="ce11">
            <text:p>KONAK 2428</text:p>
          </table:table-cell>
          <table:table-cell office:value-type="string" table:style-name="ce5">
            <text:p>EMLAK ŞUB.MÜD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70" table:style-name="ce4">
            <text:p>1870</text:p>
          </table:table-cell>
          <table:table-cell office:value-type="string" table:style-name="ce11">
            <text:p>KONAK 1922</text:p>
          </table:table-cell>
          <table:table-cell office:value-type="string" table:style-name="ce5">
            <text:p>EMLAK ŞUB.MÜD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71" table:style-name="ce4">
            <text:p>1871</text:p>
          </table:table-cell>
          <table:table-cell office:value-type="string" table:style-name="ce11">
            <text:p>KONAK 1923</text:p>
          </table:table-cell>
          <table:table-cell office:value-type="string" table:style-name="ce5">
            <text:p>EMLAK ŞUB.MÜD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1">
            <text:p>GÜLÇİN</text:p>
          </table:table-cell>
          <table:table-cell table:number-columns-repeated="2" table:style-name="ce11"/>
          <table:table-cell table:number-columns-repeated="16377"/>
        </table:table-row>
        <table:table-row table:style-name="ro8">
          <table:table-cell office:value-type="float" office:value="1872" table:style-name="ce4">
            <text:p>1872</text:p>
          </table:table-cell>
          <table:table-cell office:value-type="string" table:style-name="ce11">
            <text:p>İLİŞİKLİ 271</text:p>
          </table:table-cell>
          <table:table-cell office:value-type="string" table:style-name="ce5">
            <text:p>EMLAK ŞUB.MÜD</text:p>
          </table:table-cell>
          <table:table-cell office:value-type="date" office:date-value="2026-03-13T00:00:00" table:style-name="ce12">
            <text:p>13/03/26</text:p>
          </table:table-cell>
          <table:table-cell office:value-type="string" table:style-name="ce11">
            <text:p>YAVUZ</text:p>
          </table:table-cell>
          <table:table-cell office:value-type="string" table:style-name="ce11">
            <text:p>NURETTİN</text:p>
          </table:table-cell>
          <table:table-cell office:value-type="date" office:date-value="2026-03-23T00:00:00" table:style-name="ce12">
            <text:p>23/03/26</text:p>
          </table:table-cell>
          <table:table-cell table:number-columns-repeated="16377"/>
        </table:table-row>
        <table:table-row table:style-name="ro8">
          <table:table-cell office:value-type="float" office:value="1873" table:style-name="ce4">
            <text:p>1873</text:p>
          </table:table-cell>
          <table:table-cell office:value-type="string" table:style-name="ce11">
            <text:p>KONAK 3396</text:p>
          </table:table-cell>
          <table:table-cell office:value-type="string" table:style-name="ce5">
            <text:p>EMLAK ŞUB.MÜD</text:p>
          </table:table-cell>
          <table:table-cell office:value-type="date" office:date-value="2026-03-23T00:00:00" table:style-name="ce12">
            <text:p>23/03/26</text:p>
          </table:table-cell>
          <table:table-cell office:value-type="string" table:style-name="ce11">
            <text:p>YERİNDE YOK</text:p>
          </table:table-cell>
          <table:table-cell office:value-type="string" table:style-name="ce11">
            <text:p>DOSYA TAK</text:p>
          </table:table-cell>
          <table:table-cell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74" table:style-name="ce4">
            <text:p>1874</text:p>
          </table:table-cell>
          <table:table-cell office:value-type="string" table:style-name="ce11">
            <text:p>KONAK 3397</text:p>
          </table:table-cell>
          <table:table-cell office:value-type="string" table:style-name="ce5">
            <text:p>EMLAK ŞUB.MÜD</text:p>
          </table:table-cell>
          <table:table-cell office:value-type="date" office:date-value="2026-03-23T00:00:00" table:style-name="ce12">
            <text:p>23/03/26</text:p>
          </table:table-cell>
          <table:table-cell office:value-type="string" table:style-name="ce11">
            <text:p>YERİNDE YOK</text:p>
          </table:table-cell>
          <table:table-cell office:value-type="string" table:style-name="ce11">
            <text:p>DOSYA TAK</text:p>
          </table:table-cell>
          <table:table-cell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75" table:style-name="ce4">
            <text:p>1875</text:p>
          </table:table-cell>
          <table:table-cell office:value-type="string" table:style-name="ce11">
            <text:p>BORNOVA 1296</text:p>
          </table:table-cell>
          <table:table-cell office:value-type="string" table:style-name="ce5">
            <text:p>EMLAK ŞUB.MÜD</text:p>
          </table:table-cell>
          <table:table-cell office:value-type="date" office:date-value="2026-03-23T00:00:00" table:style-name="ce12">
            <text:p>23/03/26</text:p>
          </table:table-cell>
          <table:table-cell office:value-type="string" table:style-name="ce11">
            <text:p>FATİH</text:p>
            <text:p>SÜLEYMAN</text:p>
          </table:table-cell>
          <table:table-cell office:value-type="string" table:style-name="ce11">
            <text:p>NURETTİN</text:p>
          </table:table-cell>
          <table:table-cell office:value-type="date" office:date-value="2026-03-25T00:00:00" table:style-name="ce12">
            <text:p>25/03/26</text:p>
          </table:table-cell>
          <table:table-cell table:style-name="ce3"/>
          <table:table-cell table:number-columns-repeated="16376"/>
        </table:table-row>
        <table:table-row table:style-name="ro8">
          <table:table-cell office:value-type="float" office:value="1876" table:style-name="ce4">
            <text:p>1876</text:p>
          </table:table-cell>
          <table:table-cell office:value-type="string" table:style-name="ce11">
            <text:p>KONAK 721</text:p>
          </table:table-cell>
          <table:table-cell office:value-type="string" table:style-name="ce5">
            <text:p>EMLAK ŞUB.MÜD</text:p>
          </table:table-cell>
          <table:table-cell office:value-type="date" office:date-value="2026-03-23T00:00:00" table:style-name="ce12">
            <text:p>23/03/26</text:p>
          </table:table-cell>
          <table:table-cell office:value-type="string" table:style-name="ce11">
            <text:p>ŞENDA</text:p>
          </table:table-cell>
          <table:table-cell table:number-columns-repeated="2" table:style-name="ce11"/>
          <table:table-cell office:value-type="string" table:style-name="ce13">
            <text:p>902 BİRLEŞMİŞ</text:p>
          </table:table-cell>
          <table:table-cell table:number-columns-repeated="16376"/>
        </table:table-row>
        <table:table-row table:style-name="ro8">
          <table:table-cell office:value-type="float" office:value="1877" table:style-name="ce4">
            <text:p>1877</text:p>
          </table:table-cell>
          <table:table-cell office:value-type="string" table:style-name="ce11">
            <text:p>KARŞIYAKA 93</text:p>
          </table:table-cell>
          <table:table-cell office:value-type="string" table:style-name="ce5">
            <text:p>EMLAK ŞUB.MÜD</text:p>
          </table:table-cell>
          <table:table-cell office:value-type="date" office:date-value="2026-03-23T00:00:00" table:style-name="ce12">
            <text:p>23/03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78" table:style-name="ce4">
            <text:p>1878</text:p>
          </table:table-cell>
          <table:table-cell office:value-type="string" table:style-name="ce11">
            <text:p>KONAK 1349</text:p>
          </table:table-cell>
          <table:table-cell office:value-type="string" table:style-name="ce5">
            <text:p>EMLAK ŞUB.MÜD</text:p>
          </table:table-cell>
          <table:table-cell office:value-type="date" office:date-value="2026-03-24T00:00:00" table:style-name="ce12">
            <text:p>24/03/26</text:p>
          </table:table-cell>
          <table:table-cell office:value-type="string" table:style-name="ce11">
            <text:p>YERİNDE YOK</text:p>
          </table:table-cell>
          <table:table-cell office:value-type="string" table:style-name="ce11">
            <text:p>DOSYA TAK</text:p>
          </table:table-cell>
          <table:table-cell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79" table:style-name="ce4">
            <text:p>1879</text:p>
          </table:table-cell>
          <table:table-cell office:value-type="string" table:style-name="ce11">
            <text:p>KARŞIYAKA 650</text:p>
          </table:table-cell>
          <table:table-cell office:value-type="string" table:style-name="ce5">
            <text:p>EMLAK ŞUB.MÜD</text:p>
          </table:table-cell>
          <table:table-cell office:value-type="date" office:date-value="2026-03-24T00:00:00" table:style-name="ce12">
            <text:p>24/03/26</text:p>
          </table:table-cell>
          <table:table-cell office:value-type="string" table:style-name="ce11">
            <text:p>MERVE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80" table:style-name="ce4">
            <text:p>1880</text:p>
          </table:table-cell>
          <table:table-cell office:value-type="string" table:style-name="ce11">
            <text:p>KARŞIYAKA 1097</text:p>
          </table:table-cell>
          <table:table-cell office:value-type="string" table:style-name="ce5">
            <text:p>EMLAK ŞUB.MÜD</text:p>
          </table:table-cell>
          <table:table-cell office:value-type="date" office:date-value="2026-03-24T00:00:00" table:style-name="ce12">
            <text:p>24/03/26</text:p>
          </table:table-cell>
          <table:table-cell office:value-type="string" table:style-name="ce11">
            <text:p>MERVE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81" table:style-name="ce4">
            <text:p>1881</text:p>
          </table:table-cell>
          <table:table-cell office:value-type="string" table:style-name="ce11">
            <text:p>KONAK 83</text:p>
          </table:table-cell>
          <table:table-cell office:value-type="string" table:style-name="ce5">
            <text:p>EMLAK ŞUB.MÜD</text:p>
          </table:table-cell>
          <table:table-cell office:value-type="date" office:date-value="2026-03-24T00:00:00" table:style-name="ce12">
            <text:p>24/03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82" table:style-name="ce4">
            <text:p>1882</text:p>
          </table:table-cell>
          <table:table-cell office:value-type="string" table:style-name="ce11">
            <text:p>KONAK 2013</text:p>
          </table:table-cell>
          <table:table-cell office:value-type="string" table:style-name="ce5">
            <text:p>EMLAK ŞUB.MÜD</text:p>
          </table:table-cell>
          <table:table-cell office:value-type="date" office:date-value="2026-03-24T00:00:00" table:style-name="ce12">
            <text:p>24/03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83" table:style-name="ce4">
            <text:p>1883</text:p>
          </table:table-cell>
          <table:table-cell office:value-type="string" table:style-name="ce11">
            <text:p>BAYRAKLI 654</text:p>
          </table:table-cell>
          <table:table-cell office:value-type="string" table:style-name="ce5">
            <text:p>EMLAK ŞUB.MÜD</text:p>
          </table:table-cell>
          <table:table-cell office:value-type="date" office:date-value="2026-03-24T00:00:00" table:style-name="ce12">
            <text:p>24/03/26</text:p>
          </table:table-cell>
          <table:table-cell office:value-type="string" table:style-name="ce11">
            <text:p>BURCU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84" table:style-name="ce4">
            <text:p>1884</text:p>
          </table:table-cell>
          <table:table-cell office:value-type="string" table:style-name="ce11">
            <text:p>BUCA 824</text:p>
          </table:table-cell>
          <table:table-cell office:value-type="string" table:style-name="ce5">
            <text:p>EMLAK ŞUB.MÜD</text:p>
          </table:table-cell>
          <table:table-cell office:value-type="date" office:date-value="2026-03-24T00:00:00" table:style-name="ce12">
            <text:p>24/03/26</text:p>
          </table:table-cell>
          <table:table-cell office:value-type="string" table:style-name="ce11">
            <text:p>HİKMET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85" table:style-name="ce4">
            <text:p>1885</text:p>
          </table:table-cell>
          <table:table-cell office:value-type="string" table:style-name="ce11">
            <text:p>BALÇOVA 196</text:p>
          </table:table-cell>
          <table:table-cell office:value-type="string" table:style-name="ce5">
            <text:p>EMLAK ŞUB.MÜD</text:p>
          </table:table-cell>
          <table:table-cell office:value-type="date" office:date-value="2026-03-25T00:00:00" table:style-name="ce12">
            <text:p>25/03/26</text:p>
          </table:table-cell>
          <table:table-cell office:value-type="string" table:style-name="ce11">
            <text:p>ÖZKAN</text:p>
          </table:table-cell>
          <table:table-cell office:value-type="string" table:style-name="ce11">
            <text:p>NURETTİN</text:p>
          </table:table-cell>
          <table:table-cell office:value-type="date" office:date-value="2026-03-25T00:00:00" table:style-name="ce12">
            <text:p>25/03/26</text:p>
          </table:table-cell>
          <table:table-cell office:value-type="string" table:style-name="ce3">
            <text:p>182 BİRLEŞMİŞ</text:p>
          </table:table-cell>
          <table:table-cell table:number-columns-repeated="16376"/>
        </table:table-row>
        <table:table-row table:style-name="ro8">
          <table:table-cell office:value-type="float" office:value="1886" table:style-name="ce4">
            <text:p>1886</text:p>
          </table:table-cell>
          <table:table-cell office:value-type="string" table:style-name="ce11">
            <text:p>KARABURUN 124</text:p>
          </table:table-cell>
          <table:table-cell office:value-type="string" table:style-name="ce5">
            <text:p>EMLAK ŞUB.MÜD</text:p>
          </table:table-cell>
          <table:table-cell office:value-type="date" office:date-value="2026-03-25T00:00:00" table:style-name="ce12">
            <text:p>25/03/26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17">
          <table:table-cell office:value-type="float" office:value="1887" table:style-name="ce4">
            <text:p>1887</text:p>
          </table:table-cell>
          <table:table-cell office:value-type="string" table:style-name="ce11">
            <text:p>KARABURUN 125</text:p>
          </table:table-cell>
          <table:table-cell office:value-type="string" table:style-name="ce5">
            <text:p>EMLAK ŞUB.MÜD</text:p>
          </table:table-cell>
          <table:table-cell office:value-type="date" office:date-value="2026-03-25T00:00:00" table:style-name="ce12">
            <text:p>25/03/26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office:value-type="string" table:style-name="ce3">
            <text:p>99,43,</text:p>
            <text:p>BİRLEŞMİŞ</text:p>
            <text:p>İLİŞİKLİ 660</text:p>
            <text:p>DOSYADA</text:p>
          </table:table-cell>
          <table:table-cell table:number-columns-repeated="16376"/>
        </table:table-row>
        <table:table-row table:style-name="ro8">
          <table:table-cell office:value-type="float" office:value="1888" table:style-name="ce4">
            <text:p>1888</text:p>
          </table:table-cell>
          <table:table-cell office:value-type="string" table:style-name="ce11">
            <text:p>BORNOVA 447</text:p>
          </table:table-cell>
          <table:table-cell office:value-type="string" table:style-name="ce5">
            <text:p>EMLAK ŞUB.MÜD</text:p>
          </table:table-cell>
          <table:table-cell office:value-type="date" office:date-value="2026-03-25T00:00:00" table:style-name="ce12">
            <text:p>25/03/26</text:p>
          </table:table-cell>
          <table:table-cell office:value-type="string" table:style-name="ce11">
            <text:p>YAVUZ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89" table:style-name="ce4">
            <text:p>1889</text:p>
          </table:table-cell>
          <table:table-cell office:value-type="string" table:style-name="ce11">
            <text:p>KONAK 2058</text:p>
          </table:table-cell>
          <table:table-cell office:value-type="string" table:style-name="ce5">
            <text:p>EMLAK ŞUB.MÜD</text:p>
          </table:table-cell>
          <table:table-cell office:value-type="date" office:date-value="2026-03-25T00:00:00" table:style-name="ce12">
            <text:p>25/03/26</text:p>
          </table:table-cell>
          <table:table-cell office:value-type="string" table:style-name="ce11">
            <text:p>SELEN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90" table:style-name="ce4">
            <text:p>1890</text:p>
          </table:table-cell>
          <table:table-cell office:value-type="string" table:style-name="ce11">
            <text:p>KAMUYA TERK ÇİĞLİ 176</text:p>
          </table:table-cell>
          <table:table-cell office:value-type="string" table:style-name="ce5">
            <text:p>EMLAK ŞUB.MÜD</text:p>
          </table:table-cell>
          <table:table-cell office:value-type="date" office:date-value="2026-03-25T00:00:00" table:style-name="ce12">
            <text:p>25/03/26</text:p>
          </table:table-cell>
          <table:table-cell office:value-type="string" table:style-name="ce11">
            <text:p>OLCAY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91" table:style-name="ce4">
            <text:p>1891</text:p>
          </table:table-cell>
          <table:table-cell office:value-type="string" table:style-name="ce11">
            <text:p>KONAK 11 1-NOLU ŞATO</text:p>
          </table:table-cell>
          <table:table-cell office:value-type="string" table:style-name="ce5">
            <text:p>EMLAK ŞUB.MÜD</text:p>
          </table:table-cell>
          <table:table-cell office:value-type="date" office:date-value="2026-03-25T00:00:00" table:style-name="ce12">
            <text:p>25/03/26</text:p>
          </table:table-cell>
          <table:table-cell office:value-type="string" table:style-name="ce11">
            <text:p>GÜLŞAH</text:p>
            <text:p>SUNA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92" table:style-name="ce4">
            <text:p>1892</text:p>
          </table:table-cell>
          <table:table-cell office:value-type="string" table:style-name="ce11">
            <text:p>KONAK 11 2-NOLU ŞATO</text:p>
          </table:table-cell>
          <table:table-cell office:value-type="string" table:style-name="ce5">
            <text:p>EMLAK ŞUB.MÜD</text:p>
          </table:table-cell>
          <table:table-cell office:value-type="date" office:date-value="2026-03-25T00:00:00" table:style-name="ce12">
            <text:p>25/03/26</text:p>
          </table:table-cell>
          <table:table-cell office:value-type="string" table:style-name="ce11">
            <text:p>GÜLŞAH</text:p>
            <text:p>SUNA</text:p>
          </table:table-cell>
          <table:table-cell table:number-columns-repeated="2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93" table:style-name="ce4">
            <text:p>1893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94" table:style-name="ce4">
            <text:p>1894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95" table:style-name="ce4">
            <text:p>1895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96" table:style-name="ce4">
            <text:p>1896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97" table:style-name="ce4">
            <text:p>1897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98" table:style-name="ce4">
            <text:p>1898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899" table:style-name="ce4">
            <text:p>1899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900" table:style-name="ce4">
            <text:p>1900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901" table:style-name="ce4">
            <text:p>1901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13"/>
          <table:table-cell table:number-columns-repeated="16376"/>
        </table:table-row>
        <table:table-row table:style-name="ro8">
          <table:table-cell office:value-type="float" office:value="1902" table:style-name="ce4">
            <text:p>1902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903" table:style-name="ce4">
            <text:p>1903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904" table:style-name="ce4">
            <text:p>1904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style-name="ce3"/>
          <table:table-cell table:number-columns-repeated="16376"/>
        </table:table-row>
        <table:table-row table:style-name="ro8">
          <table:table-cell office:value-type="float" office:value="1905" table:style-name="ce4">
            <text:p>1905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06" table:style-name="ce4">
            <text:p>1906</text:p>
          </table:table-cell>
          <table:table-cell table:style-name="ce11"/>
          <table:table-cell table:style-name="ce5"/>
          <table:table-cell office:value-type="date" office:date-value="2026-03-25T00:00:00" table:style-name="ce12">
            <text:p>25/03/26</text:p>
          </table:table-cell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07" table:style-name="ce4">
            <text:p>1907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08" table:style-name="ce4">
            <text:p>1908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09" table:style-name="ce4">
            <text:p>1909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10" table:style-name="ce4">
            <text:p>1910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11" table:style-name="ce4">
            <text:p>1911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12" table:style-name="ce4">
            <text:p>1912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13" table:style-name="ce4">
            <text:p>1913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14" table:style-name="ce4">
            <text:p>1914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15" table:style-name="ce4">
            <text:p>1915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16" table:style-name="ce4">
            <text:p>1916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17" table:style-name="ce4">
            <text:p>1917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18" table:style-name="ce4">
            <text:p>1918</text:p>
          </table:table-cell>
          <table:table-cell table:style-name="ce11"/>
          <table:table-cell table:style-name="ce5"/>
          <table:table-cell table:style-name="ce12"/>
          <table:table-cell table:number-columns-repeated="3" table:style-name="ce11"/>
          <table:table-cell table:number-columns-repeated="16377"/>
        </table:table-row>
        <table:table-row table:style-name="ro8">
          <table:table-cell office:value-type="float" office:value="1919" table:style-name="ce4">
            <text:p>1919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20" table:style-name="ce4">
            <text:p>1920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21" table:style-name="ce4">
            <text:p>1921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22" table:style-name="ce4">
            <text:p>1922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23" table:style-name="ce4">
            <text:p>1923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24" table:style-name="ce4">
            <text:p>1924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25" table:style-name="ce4">
            <text:p>1925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26" table:style-name="ce4">
            <text:p>1926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27" table:style-name="ce4">
            <text:p>1927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28" table:style-name="ce4">
            <text:p>1928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29" table:style-name="ce4">
            <text:p>1929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30" table:style-name="ce4">
            <text:p>1930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31" table:style-name="ce4">
            <text:p>1931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32" table:style-name="ce4">
            <text:p>1932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33" table:style-name="ce4">
            <text:p>1933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34" table:style-name="ce4">
            <text:p>1934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35" table:style-name="ce4">
            <text:p>1935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36" table:style-name="ce4">
            <text:p>1936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37" table:style-name="ce4">
            <text:p>1937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38" table:style-name="ce4">
            <text:p>1938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39" table:style-name="ce4">
            <text:p>1939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40" table:style-name="ce4">
            <text:p>1940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41" table:style-name="ce4">
            <text:p>1941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42" table:style-name="ce4">
            <text:p>1942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43" table:style-name="ce4">
            <text:p>1943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44" table:style-name="ce4">
            <text:p>1944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45" table:style-name="ce4">
            <text:p>1945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46" table:style-name="ce4">
            <text:p>1946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47" table:style-name="ce4">
            <text:p>1947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48" table:style-name="ce4">
            <text:p>1948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49" table:style-name="ce4">
            <text:p>1949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50" table:style-name="ce4">
            <text:p>1950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51" table:style-name="ce4">
            <text:p>1951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52" table:style-name="ce4">
            <text:p>1952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53" table:style-name="ce4">
            <text:p>1953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54" table:style-name="ce4">
            <text:p>1954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55" table:style-name="ce4">
            <text:p>1955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56" table:style-name="ce4">
            <text:p>1956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57" table:style-name="ce4">
            <text:p>1957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58" table:style-name="ce4">
            <text:p>1958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59" table:style-name="ce4">
            <text:p>1959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60" table:style-name="ce4">
            <text:p>1960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61" table:style-name="ce4">
            <text:p>1961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62" table:style-name="ce4">
            <text:p>1962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style-name="ro8">
          <table:table-cell office:value-type="float" office:value="1963" table:style-name="ce4">
            <text:p>1963</text:p>
          </table:table-cell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number-rows-repeated="53393" table:style-name="ro8">
          <table:table-cell table:style-name="ce7"/>
          <table:table-cell table:style-name="ce11"/>
          <table:table-cell table:style-name="ce5"/>
          <table:table-cell table:number-columns-repeated="4" table:style-name="ce11"/>
          <table:table-cell table:number-columns-repeated="16377"/>
        </table:table-row>
        <table:table-row table:number-rows-repeated="993220" table:style-name="ro18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9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5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ikmet AYTUN</dc:creator>
    <meta:creation-date>2009-04-16T11:32:48Z</meta:creation-date>
    <dc:date>2026-03-25T13:43:18Z</dc:date>
    <meta:print-date>2025-10-14T09:38:15Z</meta:print-date>
    <meta:editing-cycles>12178</meta:editing-cycles>
    <meta:editing-duration>PT22120023S</meta:editing-duration>
    <meta:user-defined meta:name="Info 1"/>
    <meta:user-defined meta:name="Info 2"/>
    <meta:user-defined meta:name="Info 3"/>
    <meta:user-defined meta:name="Info 4"/>
  </office:meta>
</office:document-meta>
</file>